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2_out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m0</text:p>
          </table:table-cell>
          <table:table-cell office:value-type="string" calcext:value-type="string">
            <text:p>sim1</text:p>
          </table:table-cell>
          <table:table-cell office:value-type="string" calcext:value-type="string">
            <text:p>sim2</text:p>
          </table:table-cell>
          <table:table-cell office:value-type="string" calcext:value-type="string">
            <text:p>sim3</text:p>
          </table:table-cell>
          <table:table-cell office:value-type="string" calcext:value-type="string">
            <text:p>sim4</text:p>
          </table:table-cell>
          <table:table-cell office:value-type="string" calcext:value-type="string">
            <text:p>sim5</text:p>
          </table:table-cell>
          <table:table-cell office:value-type="string" calcext:value-type="string">
            <text:p>sim6</text:p>
          </table:table-cell>
          <table:table-cell office:value-type="string" calcext:value-type="string">
            <text:p>sim7</text:p>
          </table:table-cell>
          <table:table-cell office:value-type="string" calcext:value-type="string">
            <text:p>sim8</text:p>
          </table:table-cell>
          <table:table-cell office:value-type="string" calcext:value-type="string">
            <text:p>sim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.3372" calcext:value-type="float">
            <text:p>52.3372</text:p>
          </table:table-cell>
          <table:table-cell office:value-type="float" office:value="52.9354" calcext:value-type="float">
            <text:p>52.9354</text:p>
          </table:table-cell>
          <table:table-cell office:value-type="float" office:value="51.2301" calcext:value-type="float">
            <text:p>51.2301</text:p>
          </table:table-cell>
          <table:table-cell office:value-type="float" office:value="47.1296" calcext:value-type="float">
            <text:p>47.1296</text:p>
          </table:table-cell>
          <table:table-cell office:value-type="float" office:value="50.5468" calcext:value-type="float">
            <text:p>50.5468</text:p>
          </table:table-cell>
          <table:table-cell office:value-type="float" office:value="49.8169" calcext:value-type="float">
            <text:p>49.8169</text:p>
          </table:table-cell>
          <table:table-cell office:value-type="float" office:value="50.2792" calcext:value-type="float">
            <text:p>50.2792</text:p>
          </table:table-cell>
          <table:table-cell office:value-type="float" office:value="43.7752" calcext:value-type="float">
            <text:p>43.7752</text:p>
          </table:table-cell>
          <table:table-cell office:value-type="float" office:value="47.4499" calcext:value-type="float">
            <text:p>47.4499</text:p>
          </table:table-cell>
          <table:table-cell office:value-type="float" office:value="51.682" calcext:value-type="float">
            <text:p>51.6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48.7829" calcext:value-type="float">
            <text:p>48.7829</text:p>
          </table:table-cell>
          <table:table-cell office:value-type="float" office:value="50.7709" calcext:value-type="float">
            <text:p>50.7709</text:p>
          </table:table-cell>
          <table:table-cell office:value-type="float" office:value="50.8378" calcext:value-type="float">
            <text:p>50.8378</text:p>
          </table:table-cell>
          <table:table-cell office:value-type="float" office:value="48.2823" calcext:value-type="float">
            <text:p>48.2823</text:p>
          </table:table-cell>
          <table:table-cell office:value-type="float" office:value="48.8223" calcext:value-type="float">
            <text:p>48.8223</text:p>
          </table:table-cell>
          <table:table-cell office:value-type="float" office:value="49.208" calcext:value-type="float">
            <text:p>49.208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41.9774" calcext:value-type="float">
            <text:p>41.9774</text:p>
          </table:table-cell>
          <table:table-cell office:value-type="float" office:value="49.2158" calcext:value-type="float">
            <text:p>49.2158</text:p>
          </table:table-cell>
          <table:table-cell office:value-type="float" office:value="51.2823" calcext:value-type="float">
            <text:p>51.282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7.1163" calcext:value-type="float">
            <text:p>47.1163</text:p>
          </table:table-cell>
          <table:table-cell office:value-type="float" office:value="48.5889" calcext:value-type="float">
            <text:p>48.5889</text:p>
          </table:table-cell>
          <table:table-cell office:value-type="float" office:value="53.1768" calcext:value-type="float">
            <text:p>53.1768</text:p>
          </table:table-cell>
          <table:table-cell office:value-type="float" office:value="47.5759" calcext:value-type="float">
            <text:p>47.5759</text:p>
          </table:table-cell>
          <table:table-cell office:value-type="float" office:value="51.8183" calcext:value-type="float">
            <text:p>51.8183</text:p>
          </table:table-cell>
          <table:table-cell office:value-type="float" office:value="45.0079" calcext:value-type="float">
            <text:p>45.0079</text:p>
          </table:table-cell>
          <table:table-cell office:value-type="float" office:value="46.4914" calcext:value-type="float">
            <text:p>46.4914</text:p>
          </table:table-cell>
          <table:table-cell office:value-type="float" office:value="45.169" calcext:value-type="float">
            <text:p>45.169</text:p>
          </table:table-cell>
          <table:table-cell office:value-type="float" office:value="48.4498" calcext:value-type="float">
            <text:p>48.4498</text:p>
          </table:table-cell>
          <table:table-cell office:value-type="float" office:value="50.3515" calcext:value-type="float">
            <text:p>50.3515</text:p>
          </table:table-cell>
        </table:table-row>
        <table:table-row table:style-name="ro1">
          <table:table-cell table:number-columns-repeated="3"/>
          <table:table-cell office:value-type="float" office:value="47.9406" calcext:value-type="float">
            <text:p>47.9406</text:p>
          </table:table-cell>
          <table:table-cell office:value-type="float" office:value="50.7364" calcext:value-type="float">
            <text:p>50.7364</text:p>
          </table:table-cell>
          <table:table-cell office:value-type="float" office:value="52.6022" calcext:value-type="float">
            <text:p>52.6022</text:p>
          </table:table-cell>
          <table:table-cell office:value-type="float" office:value="50.485" calcext:value-type="float">
            <text:p>50.485</text:p>
          </table:table-cell>
          <table:table-cell office:value-type="float" office:value="52.0757" calcext:value-type="float">
            <text:p>52.0757</text:p>
          </table:table-cell>
          <table:table-cell office:value-type="float" office:value="47.1589" calcext:value-type="float">
            <text:p>47.1589</text:p>
          </table:table-cell>
          <table:table-cell office:value-type="float" office:value="49.5682" calcext:value-type="float">
            <text:p>49.5682</text:p>
          </table:table-cell>
          <table:table-cell office:value-type="float" office:value="46.1877" calcext:value-type="float">
            <text:p>46.1877</text:p>
          </table:table-cell>
          <table:table-cell office:value-type="float" office:value="46.1066" calcext:value-type="float">
            <text:p>46.1066</text:p>
          </table:table-cell>
          <table:table-cell office:value-type="float" office:value="50.0033" calcext:value-type="float">
            <text:p>50.0033</text:p>
          </table:table-cell>
        </table:table-row>
        <table:table-row table:style-name="ro1">
          <table:table-cell office:value-type="string" calcext:value-type="string">
            <text:p>payoff</text:p>
          </table:table-cell>
          <table:table-cell office:value-type="float" office:value="8.497" calcext:value-type="float">
            <text:p>8.497</text:p>
          </table:table-cell>
          <table:table-cell/>
          <table:table-cell office:value-type="float" office:value="45.5358" calcext:value-type="float">
            <text:p>45.5358</text:p>
          </table:table-cell>
          <table:table-cell office:value-type="float" office:value="51.567" calcext:value-type="float">
            <text:p>51.567</text:p>
          </table:table-cell>
          <table:table-cell office:value-type="float" office:value="50.4515" calcext:value-type="float">
            <text:p>50.4515</text:p>
          </table:table-cell>
          <table:table-cell office:value-type="float" office:value="51.0704" calcext:value-type="float">
            <text:p>51.0704</text:p>
          </table:table-cell>
          <table:table-cell office:value-type="float" office:value="55.7878" calcext:value-type="float">
            <text:p>55.7878</text:p>
          </table:table-cell>
          <table:table-cell office:value-type="float" office:value="43.1285" calcext:value-type="float">
            <text:p>43.1285</text:p>
          </table:table-cell>
          <table:table-cell office:value-type="float" office:value="48.2182" calcext:value-type="float">
            <text:p>48.2182</text:p>
          </table:table-cell>
          <table:table-cell office:value-type="float" office:value="48.2416" calcext:value-type="float">
            <text:p>48.2416</text:p>
          </table:table-cell>
          <table:table-cell office:value-type="float" office:value="50.7229" calcext:value-type="float">
            <text:p>50.7229</text:p>
          </table:table-cell>
          <table:table-cell office:value-type="float" office:value="45.77" calcext:value-type="float">
            <text:p>45.77</text:p>
          </table:table-cell>
        </table:table-row>
        <table:table-row table:style-name="ro1">
          <table:table-cell table:number-columns-repeated="3"/>
          <table:table-cell office:value-type="float" office:value="45.3261" calcext:value-type="float">
            <text:p>45.3261</text:p>
          </table:table-cell>
          <table:table-cell office:value-type="float" office:value="54.9012" calcext:value-type="float">
            <text:p>54.9012</text:p>
          </table:table-cell>
          <table:table-cell office:value-type="float" office:value="50.7468" calcext:value-type="float">
            <text:p>50.7468</text:p>
          </table:table-cell>
          <table:table-cell office:value-type="float" office:value="53.0824" calcext:value-type="float">
            <text:p>53.0824</text:p>
          </table:table-cell>
          <table:table-cell office:value-type="float" office:value="54.2461" calcext:value-type="float">
            <text:p>54.2461</text:p>
          </table:table-cell>
          <table:table-cell office:value-type="float" office:value="46.2164" calcext:value-type="float">
            <text:p>46.2164</text:p>
          </table:table-cell>
          <table:table-cell office:value-type="float" office:value="44.0634" calcext:value-type="float">
            <text:p>44.0634</text:p>
          </table:table-cell>
          <table:table-cell office:value-type="float" office:value="45.3038" calcext:value-type="float">
            <text:p>45.3038</text:p>
          </table:table-cell>
          <table:table-cell office:value-type="float" office:value="46.8811" calcext:value-type="float">
            <text:p>46.8811</text:p>
          </table:table-cell>
          <table:table-cell office:value-type="float" office:value="49.8686" calcext:value-type="float">
            <text:p>49.8686</text:p>
          </table:table-cell>
        </table:table-row>
        <table:table-row table:style-name="ro1">
          <table:table-cell table:number-columns-repeated="3"/>
          <table:table-cell office:value-type="float" office:value="45.6834" calcext:value-type="float">
            <text:p>45.6834</text:p>
          </table:table-cell>
          <table:table-cell office:value-type="float" office:value="56.4211" calcext:value-type="float">
            <text:p>56.4211</text:p>
          </table:table-cell>
          <table:table-cell office:value-type="float" office:value="56.8934" calcext:value-type="float">
            <text:p>56.8934</text:p>
          </table:table-cell>
          <table:table-cell office:value-type="float" office:value="49.7836" calcext:value-type="float">
            <text:p>49.7836</text:p>
          </table:table-cell>
          <table:table-cell office:value-type="float" office:value="51.678" calcext:value-type="float">
            <text:p>51.678</text:p>
          </table:table-cell>
          <table:table-cell office:value-type="float" office:value="45.4592" calcext:value-type="float">
            <text:p>45.4592</text:p>
          </table:table-cell>
          <table:table-cell office:value-type="float" office:value="42.6587" calcext:value-type="float">
            <text:p>42.6587</text:p>
          </table:table-cell>
          <table:table-cell office:value-type="float" office:value="47.2282" calcext:value-type="float">
            <text:p>47.2282</text:p>
          </table:table-cell>
          <table:table-cell office:value-type="float" office:value="47.6154" calcext:value-type="float">
            <text:p>47.6154</text:p>
          </table:table-cell>
          <table:table-cell office:value-type="float" office:value="50.7533" calcext:value-type="float">
            <text:p>50.7533</text:p>
          </table:table-cell>
        </table:table-row>
        <table:table-row table:style-name="ro1">
          <table:table-cell table:number-columns-repeated="3"/>
          <table:table-cell office:value-type="float" office:value="43.7925" calcext:value-type="float">
            <text:p>43.7925</text:p>
          </table:table-cell>
          <table:table-cell office:value-type="float" office:value="56.452" calcext:value-type="float">
            <text:p>56.452</text:p>
          </table:table-cell>
          <table:table-cell office:value-type="float" office:value="54.1651" calcext:value-type="float">
            <text:p>54.1651</text:p>
          </table:table-cell>
          <table:table-cell office:value-type="float" office:value="50.9489" calcext:value-type="float">
            <text:p>50.9489</text:p>
          </table:table-cell>
          <table:table-cell office:value-type="float" office:value="49.0516" calcext:value-type="float">
            <text:p>49.0516</text:p>
          </table:table-cell>
          <table:table-cell office:value-type="float" office:value="42.5222" calcext:value-type="float">
            <text:p>42.5222</text:p>
          </table:table-cell>
          <table:table-cell office:value-type="float" office:value="39.9849" calcext:value-type="float">
            <text:p>39.9849</text:p>
          </table:table-cell>
          <table:table-cell office:value-type="float" office:value="49.6753" calcext:value-type="float">
            <text:p>49.6753</text:p>
          </table:table-cell>
          <table:table-cell office:value-type="float" office:value="47.4918" calcext:value-type="float">
            <text:p>47.4918</text:p>
          </table:table-cell>
          <table:table-cell office:value-type="float" office:value="50.0923" calcext:value-type="float">
            <text:p>50.0923</text:p>
          </table:table-cell>
        </table:table-row>
        <table:table-row table:style-name="ro1">
          <table:table-cell table:number-columns-repeated="3"/>
          <table:table-cell office:value-type="float" office:value="40.9961" calcext:value-type="float">
            <text:p>40.9961</text:p>
          </table:table-cell>
          <table:table-cell office:value-type="float" office:value="53.9747" calcext:value-type="float">
            <text:p>53.9747</text:p>
          </table:table-cell>
          <table:table-cell office:value-type="float" office:value="52.9956" calcext:value-type="float">
            <text:p>52.9956</text:p>
          </table:table-cell>
          <table:table-cell office:value-type="float" office:value="49.0181" calcext:value-type="float">
            <text:p>49.0181</text:p>
          </table:table-cell>
          <table:table-cell office:value-type="float" office:value="45.2163" calcext:value-type="float">
            <text:p>45.2163</text:p>
          </table:table-cell>
          <table:table-cell office:value-type="float" office:value="43.5066" calcext:value-type="float">
            <text:p>43.5066</text:p>
          </table:table-cell>
          <table:table-cell office:value-type="float" office:value="39.2323" calcext:value-type="float">
            <text:p>39.2323</text:p>
          </table:table-cell>
          <table:table-cell office:value-type="float" office:value="50.2014" calcext:value-type="float">
            <text:p>50.2014</text:p>
          </table:table-cell>
          <table:table-cell office:value-type="float" office:value="50.0171" calcext:value-type="float">
            <text:p>50.0171</text:p>
          </table:table-cell>
          <table:table-cell office:value-type="float" office:value="52.4618" calcext:value-type="float">
            <text:p>52.4618</text:p>
          </table:table-cell>
        </table:table-row>
        <table:table-row table:style-name="ro1">
          <table:table-cell table:number-columns-repeated="3"/>
          <table:table-cell office:value-type="float" office:value="41.3494" calcext:value-type="float">
            <text:p>41.3494</text:p>
          </table:table-cell>
          <table:table-cell office:value-type="float" office:value="58.1673" calcext:value-type="float">
            <text:p>58.1673</text:p>
          </table:table-cell>
          <table:table-cell office:value-type="float" office:value="51.6926" calcext:value-type="float">
            <text:p>51.6926</text:p>
          </table:table-cell>
          <table:table-cell office:value-type="float" office:value="48.5434" calcext:value-type="float">
            <text:p>48.5434</text:p>
          </table:table-cell>
          <table:table-cell office:value-type="float" office:value="45.2381" calcext:value-type="float">
            <text:p>45.2381</text:p>
          </table:table-cell>
          <table:table-cell office:value-type="float" office:value="45.1642" calcext:value-type="float">
            <text:p>45.1642</text:p>
          </table:table-cell>
          <table:table-cell office:value-type="float" office:value="38.7102" calcext:value-type="float">
            <text:p>38.7102</text:p>
          </table:table-cell>
          <table:table-cell office:value-type="float" office:value="47.6864" calcext:value-type="float">
            <text:p>47.6864</text:p>
          </table:table-cell>
          <table:table-cell office:value-type="float" office:value="45.7993" calcext:value-type="float">
            <text:p>45.7993</text:p>
          </table:table-cell>
          <table:table-cell office:value-type="float" office:value="49.2115" calcext:value-type="float">
            <text:p>49.2115</text:p>
          </table:table-cell>
        </table:table-row>
        <table:table-row table:style-name="ro1">
          <table:table-cell table:number-columns-repeated="3"/>
          <table:table-cell office:value-type="float" office:value="43.393" calcext:value-type="float">
            <text:p>43.393</text:p>
          </table:table-cell>
          <table:table-cell office:value-type="float" office:value="57.5941" calcext:value-type="float">
            <text:p>57.5941</text:p>
          </table:table-cell>
          <table:table-cell office:value-type="float" office:value="52.8436" calcext:value-type="float">
            <text:p>52.8436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5.2151" calcext:value-type="float">
            <text:p>45.2151</text:p>
          </table:table-cell>
          <table:table-cell office:value-type="float" office:value="42.6518" calcext:value-type="float">
            <text:p>42.6518</text:p>
          </table:table-cell>
          <table:table-cell office:value-type="float" office:value="41.6393" calcext:value-type="float">
            <text:p>41.6393</text:p>
          </table:table-cell>
          <table:table-cell office:value-type="float" office:value="46.0924" calcext:value-type="float">
            <text:p>46.0924</text:p>
          </table:table-cell>
          <table:table-cell office:value-type="float" office:value="49.1773" calcext:value-type="float">
            <text:p>49.1773</text:p>
          </table:table-cell>
          <table:table-cell office:value-type="float" office:value="51.5763" calcext:value-type="float">
            <text:p>51.5763</text:p>
          </table:table-cell>
        </table:table-row>
        <table:table-row table:style-name="ro1">
          <table:table-cell table:number-columns-repeated="3"/>
          <table:table-cell office:value-type="float" office:value="41.9786" calcext:value-type="float">
            <text:p>41.9786</text:p>
          </table:table-cell>
          <table:table-cell office:value-type="float" office:value="55.0464" calcext:value-type="float">
            <text:p>55.0464</text:p>
          </table:table-cell>
          <table:table-cell office:value-type="float" office:value="52.7348" calcext:value-type="float">
            <text:p>52.7348</text:p>
          </table:table-cell>
          <table:table-cell office:value-type="float" office:value="49.7998" calcext:value-type="float">
            <text:p>49.7998</text:p>
          </table:table-cell>
          <table:table-cell office:value-type="float" office:value="50.1497" calcext:value-type="float">
            <text:p>50.1497</text:p>
          </table:table-cell>
          <table:table-cell office:value-type="float" office:value="44.1307" calcext:value-type="float">
            <text:p>44.1307</text:p>
          </table:table-cell>
          <table:table-cell office:value-type="float" office:value="40.5068" calcext:value-type="float">
            <text:p>40.5068</text:p>
          </table:table-cell>
          <table:table-cell office:value-type="float" office:value="45.1879" calcext:value-type="float">
            <text:p>45.1879</text:p>
          </table:table-cell>
          <table:table-cell office:value-type="float" office:value="53.9452" calcext:value-type="float">
            <text:p>53.9452</text:p>
          </table:table-cell>
          <table:table-cell office:value-type="float" office:value="50.1405" calcext:value-type="float">
            <text:p>50.1405</text:p>
          </table:table-cell>
        </table:table-row>
        <table:table-row table:style-name="ro1">
          <table:table-cell table:number-columns-repeated="3"/>
          <table:table-cell office:value-type="float" office:value="41.2465" calcext:value-type="float">
            <text:p>41.2465</text:p>
          </table:table-cell>
          <table:table-cell office:value-type="float" office:value="54.4172" calcext:value-type="float">
            <text:p>54.4172</text:p>
          </table:table-cell>
          <table:table-cell office:value-type="float" office:value="51.3649" calcext:value-type="float">
            <text:p>51.3649</text:p>
          </table:table-cell>
          <table:table-cell office:value-type="float" office:value="49.984" calcext:value-type="float">
            <text:p>49.984</text:p>
          </table:table-cell>
          <table:table-cell office:value-type="float" office:value="49.1893" calcext:value-type="float">
            <text:p>49.1893</text:p>
          </table:table-cell>
          <table:table-cell office:value-type="float" office:value="45.9078" calcext:value-type="float">
            <text:p>45.9078</text:p>
          </table:table-cell>
          <table:table-cell office:value-type="float" office:value="40.0257" calcext:value-type="float">
            <text:p>40.0257</text:p>
          </table:table-cell>
          <table:table-cell office:value-type="float" office:value="43.6035" calcext:value-type="float">
            <text:p>43.6035</text:p>
          </table:table-cell>
          <table:table-cell office:value-type="float" office:value="55.1758" calcext:value-type="float">
            <text:p>55.1758</text:p>
          </table:table-cell>
          <table:table-cell office:value-type="float" office:value="45.6249" calcext:value-type="float">
            <text:p>45.6249</text:p>
          </table:table-cell>
        </table:table-row>
        <table:table-row table:style-name="ro1">
          <table:table-cell table:number-columns-repeated="3"/>
          <table:table-cell office:value-type="float" office:value="44.7091" calcext:value-type="float">
            <text:p>44.7091</text:p>
          </table:table-cell>
          <table:table-cell office:value-type="float" office:value="53.8259" calcext:value-type="float">
            <text:p>53.8259</text:p>
          </table:table-cell>
          <table:table-cell office:value-type="float" office:value="50.5944" calcext:value-type="float">
            <text:p>50.5944</text:p>
          </table:table-cell>
          <table:table-cell office:value-type="float" office:value="48.8386" calcext:value-type="float">
            <text:p>48.8386</text:p>
          </table:table-cell>
          <table:table-cell office:value-type="float" office:value="55.2961" calcext:value-type="float">
            <text:p>55.2961</text:p>
          </table:table-cell>
          <table:table-cell office:value-type="float" office:value="45.8139" calcext:value-type="float">
            <text:p>45.8139</text:p>
          </table:table-cell>
          <table:table-cell office:value-type="float" office:value="43.1153" calcext:value-type="float">
            <text:p>43.1153</text:p>
          </table:table-cell>
          <table:table-cell office:value-type="float" office:value="47.3418" calcext:value-type="float">
            <text:p>47.3418</text:p>
          </table:table-cell>
          <table:table-cell office:value-type="float" office:value="56.4703" calcext:value-type="float">
            <text:p>56.4703</text:p>
          </table:table-cell>
          <table:table-cell office:value-type="float" office:value="47.8846" calcext:value-type="float">
            <text:p>47.8846</text:p>
          </table:table-cell>
        </table:table-row>
        <table:table-row table:style-name="ro1">
          <table:table-cell table:number-columns-repeated="3"/>
          <table:table-cell office:value-type="float" office:value="43.4413" calcext:value-type="float">
            <text:p>43.4413</text:p>
          </table:table-cell>
          <table:table-cell office:value-type="float" office:value="57.808" calcext:value-type="float">
            <text:p>57.808</text:p>
          </table:table-cell>
          <table:table-cell office:value-type="float" office:value="55.6256" calcext:value-type="float">
            <text:p>55.6256</text:p>
          </table:table-cell>
          <table:table-cell office:value-type="float" office:value="48.5918" calcext:value-type="float">
            <text:p>48.5918</text:p>
          </table:table-cell>
          <table:table-cell office:value-type="float" office:value="56.2359" calcext:value-type="float">
            <text:p>56.2359</text:p>
          </table:table-cell>
          <table:table-cell office:value-type="float" office:value="40.7753" calcext:value-type="float">
            <text:p>40.7753</text:p>
          </table:table-cell>
          <table:table-cell office:value-type="float" office:value="40.856" calcext:value-type="float">
            <text:p>40.856</text:p>
          </table:table-cell>
          <table:table-cell office:value-type="float" office:value="44.805" calcext:value-type="float">
            <text:p>44.805</text:p>
          </table:table-cell>
          <table:table-cell office:value-type="float" office:value="61.7179" calcext:value-type="float">
            <text:p>61.7179</text:p>
          </table:table-cell>
          <table:table-cell office:value-type="float" office:value="44.0765" calcext:value-type="float">
            <text:p>44.0765</text:p>
          </table:table-cell>
        </table:table-row>
        <table:table-row table:style-name="ro1">
          <table:table-cell table:number-columns-repeated="3"/>
          <table:table-cell office:value-type="float" office:value="42.3032" calcext:value-type="float">
            <text:p>42.3032</text:p>
          </table:table-cell>
          <table:table-cell office:value-type="float" office:value="65.1408" calcext:value-type="float">
            <text:p>65.1408</text:p>
          </table:table-cell>
          <table:table-cell office:value-type="float" office:value="51.7182" calcext:value-type="float">
            <text:p>51.7182</text:p>
          </table:table-cell>
          <table:table-cell office:value-type="float" office:value="46.7637" calcext:value-type="float">
            <text:p>46.7637</text:p>
          </table:table-cell>
          <table:table-cell office:value-type="float" office:value="55.6795" calcext:value-type="float">
            <text:p>55.6795</text:p>
          </table:table-cell>
          <table:table-cell office:value-type="float" office:value="40.6278" calcext:value-type="float">
            <text:p>40.6278</text:p>
          </table:table-cell>
          <table:table-cell office:value-type="float" office:value="38.8199" calcext:value-type="float">
            <text:p>38.8199</text:p>
          </table:table-cell>
          <table:table-cell office:value-type="float" office:value="44.9186" calcext:value-type="float">
            <text:p>44.9186</text:p>
          </table:table-cell>
          <table:table-cell office:value-type="float" office:value="60.0845" calcext:value-type="float">
            <text:p>60.0845</text:p>
          </table:table-cell>
          <table:table-cell office:value-type="float" office:value="43.2057" calcext:value-type="float">
            <text:p>43.2057</text:p>
          </table:table-cell>
        </table:table-row>
        <table:table-row table:style-name="ro1">
          <table:table-cell table:number-columns-repeated="3"/>
          <table:table-cell office:value-type="float" office:value="47.6128" calcext:value-type="float">
            <text:p>47.6128</text:p>
          </table:table-cell>
          <table:table-cell office:value-type="float" office:value="64.2826" calcext:value-type="float">
            <text:p>64.2826</text:p>
          </table:table-cell>
          <table:table-cell office:value-type="float" office:value="52.4185" calcext:value-type="float">
            <text:p>52.4185</text:p>
          </table:table-cell>
          <table:table-cell office:value-type="float" office:value="45.9073" calcext:value-type="float">
            <text:p>45.9073</text:p>
          </table:table-cell>
          <table:table-cell office:value-type="float" office:value="51.4685" calcext:value-type="float">
            <text:p>51.4685</text:p>
          </table:table-cell>
          <table:table-cell office:value-type="float" office:value="39.0175" calcext:value-type="float">
            <text:p>39.0175</text:p>
          </table:table-cell>
          <table:table-cell office:value-type="float" office:value="37.0032" calcext:value-type="float">
            <text:p>37.0032</text:p>
          </table:table-cell>
          <table:table-cell office:value-type="float" office:value="46.4439" calcext:value-type="float">
            <text:p>46.4439</text:p>
          </table:table-cell>
          <table:table-cell office:value-type="float" office:value="57.8859" calcext:value-type="float">
            <text:p>57.8859</text:p>
          </table:table-cell>
          <table:table-cell office:value-type="float" office:value="43.5164" calcext:value-type="float">
            <text:p>43.5164</text:p>
          </table:table-cell>
        </table:table-row>
        <table:table-row table:style-name="ro1">
          <table:table-cell table:number-columns-repeated="3"/>
          <table:table-cell office:value-type="float" office:value="44.0841" calcext:value-type="float">
            <text:p>44.0841</text:p>
          </table:table-cell>
          <table:table-cell office:value-type="float" office:value="67.3866" calcext:value-type="float">
            <text:p>67.3866</text:p>
          </table:table-cell>
          <table:table-cell office:value-type="float" office:value="50.2741" calcext:value-type="float">
            <text:p>50.2741</text:p>
          </table:table-cell>
          <table:table-cell office:value-type="float" office:value="49.6335" calcext:value-type="float">
            <text:p>49.6335</text:p>
          </table:table-cell>
          <table:table-cell office:value-type="float" office:value="52.78" calcext:value-type="float">
            <text:p>52.78</text:p>
          </table:table-cell>
          <table:table-cell office:value-type="float" office:value="41.2901" calcext:value-type="float">
            <text:p>41.2901</text:p>
          </table:table-cell>
          <table:table-cell office:value-type="float" office:value="38.6523" calcext:value-type="float">
            <text:p>38.6523</text:p>
          </table:table-cell>
          <table:table-cell office:value-type="float" office:value="47.9776" calcext:value-type="float">
            <text:p>47.9776</text:p>
          </table:table-cell>
          <table:table-cell office:value-type="float" office:value="56.7425" calcext:value-type="float">
            <text:p>56.7425</text:p>
          </table:table-cell>
          <table:table-cell office:value-type="float" office:value="44.207" calcext:value-type="float">
            <text:p>44.207</text:p>
          </table:table-cell>
        </table:table-row>
        <table:table-row table:style-name="ro1">
          <table:table-cell table:number-columns-repeated="3"/>
          <table:table-cell office:value-type="float" office:value="45.8134" calcext:value-type="float">
            <text:p>45.8134</text:p>
          </table:table-cell>
          <table:table-cell office:value-type="float" office:value="64.713" calcext:value-type="float">
            <text:p>64.713</text:p>
          </table:table-cell>
          <table:table-cell office:value-type="float" office:value="50.4102" calcext:value-type="float">
            <text:p>50.4102</text:p>
          </table:table-cell>
          <table:table-cell office:value-type="float" office:value="47.4515" calcext:value-type="float">
            <text:p>47.4515</text:p>
          </table:table-cell>
          <table:table-cell office:value-type="float" office:value="49.8422" calcext:value-type="float">
            <text:p>49.8422</text:p>
          </table:table-cell>
          <table:table-cell office:value-type="float" office:value="41.5404" calcext:value-type="float">
            <text:p>41.5404</text:p>
          </table:table-cell>
          <table:table-cell office:value-type="float" office:value="37.9296" calcext:value-type="float">
            <text:p>37.9296</text:p>
          </table:table-cell>
          <table:table-cell office:value-type="float" office:value="46.249" calcext:value-type="float">
            <text:p>46.249</text:p>
          </table:table-cell>
          <table:table-cell office:value-type="float" office:value="56.6349" calcext:value-type="float">
            <text:p>56.6349</text:p>
          </table:table-cell>
          <table:table-cell office:value-type="float" office:value="42.3826" calcext:value-type="float">
            <text:p>42.3826</text:p>
          </table:table-cell>
        </table:table-row>
        <table:table-row table:style-name="ro1">
          <table:table-cell table:number-columns-repeated="3"/>
          <table:table-cell office:value-type="float" office:value="41.4351" calcext:value-type="float">
            <text:p>41.4351</text:p>
          </table:table-cell>
          <table:table-cell office:value-type="float" office:value="63.849" calcext:value-type="float">
            <text:p>63.849</text:p>
          </table:table-cell>
          <table:table-cell office:value-type="float" office:value="54.722" calcext:value-type="float">
            <text:p>54.722</text:p>
          </table:table-cell>
          <table:table-cell office:value-type="float" office:value="44.2487" calcext:value-type="float">
            <text:p>44.2487</text:p>
          </table:table-cell>
          <table:table-cell office:value-type="float" office:value="50.7154" calcext:value-type="float">
            <text:p>50.7154</text:p>
          </table:table-cell>
          <table:table-cell office:value-type="float" office:value="38.7062" calcext:value-type="float">
            <text:p>38.7062</text:p>
          </table:table-cell>
          <table:table-cell office:value-type="float" office:value="36.8397" calcext:value-type="float">
            <text:p>36.8397</text:p>
          </table:table-cell>
          <table:table-cell office:value-type="float" office:value="45.9858" calcext:value-type="float">
            <text:p>45.9858</text:p>
          </table:table-cell>
          <table:table-cell office:value-type="float" office:value="59.5005" calcext:value-type="float">
            <text:p>59.5005</text:p>
          </table:table-cell>
          <table:table-cell office:value-type="float" office:value="43.027" calcext:value-type="float">
            <text:p>43.027</text:p>
          </table:table-cell>
        </table:table-row>
        <table:table-row table:style-name="ro1">
          <table:table-cell table:number-columns-repeated="3"/>
          <table:table-cell office:value-type="float" office:value="40.1841" calcext:value-type="float">
            <text:p>40.1841</text:p>
          </table:table-cell>
          <table:table-cell office:value-type="float" office:value="61.5038" calcext:value-type="float">
            <text:p>61.5038</text:p>
          </table:table-cell>
          <table:table-cell office:value-type="float" office:value="53.948" calcext:value-type="float">
            <text:p>53.948</text:p>
          </table:table-cell>
          <table:table-cell office:value-type="float" office:value="40.0856" calcext:value-type="float">
            <text:p>40.0856</text:p>
          </table:table-cell>
          <table:table-cell office:value-type="float" office:value="52.0542" calcext:value-type="float">
            <text:p>52.0542</text:p>
          </table:table-cell>
          <table:table-cell office:value-type="float" office:value="38.6933" calcext:value-type="float">
            <text:p>38.6933</text:p>
          </table:table-cell>
          <table:table-cell office:value-type="float" office:value="35.8895" calcext:value-type="float">
            <text:p>35.8895</text:p>
          </table:table-cell>
          <table:table-cell office:value-type="float" office:value="46.7434" calcext:value-type="float">
            <text:p>46.7434</text:p>
          </table:table-cell>
          <table:table-cell office:value-type="float" office:value="63.7777" calcext:value-type="float">
            <text:p>63.7777</text:p>
          </table:table-cell>
          <table:table-cell office:value-type="float" office:value="41.0722" calcext:value-type="float">
            <text:p>41.0722</text:p>
          </table:table-cell>
        </table:table-row>
        <table:table-row table:style-name="ro1">
          <table:table-cell table:number-columns-repeated="3"/>
          <table:table-cell office:value-type="float" office:value="43.2517" calcext:value-type="float">
            <text:p>43.2517</text:p>
          </table:table-cell>
          <table:table-cell office:value-type="float" office:value="61.7508" calcext:value-type="float">
            <text:p>61.7508</text:p>
          </table:table-cell>
          <table:table-cell office:value-type="float" office:value="56.6582" calcext:value-type="float">
            <text:p>56.6582</text:p>
          </table:table-cell>
          <table:table-cell office:value-type="float" office:value="39.6687" calcext:value-type="float">
            <text:p>39.6687</text:p>
          </table:table-cell>
          <table:table-cell office:value-type="float" office:value="48.3571" calcext:value-type="float">
            <text:p>48.3571</text:p>
          </table:table-cell>
          <table:table-cell office:value-type="float" office:value="37.4083" calcext:value-type="float">
            <text:p>37.4083</text:p>
          </table:table-cell>
          <table:table-cell office:value-type="float" office:value="35.807" calcext:value-type="float">
            <text:p>35.807</text:p>
          </table:table-cell>
          <table:table-cell office:value-type="float" office:value="44.6127" calcext:value-type="float">
            <text:p>44.6127</text:p>
          </table:table-cell>
          <table:table-cell office:value-type="float" office:value="63.9659" calcext:value-type="float">
            <text:p>63.9659</text:p>
          </table:table-cell>
          <table:table-cell office:value-type="float" office:value="40.8904" calcext:value-type="float">
            <text:p>40.8904</text:p>
          </table:table-cell>
        </table:table-row>
        <table:table-row table:style-name="ro1">
          <table:table-cell table:number-columns-repeated="3"/>
          <table:table-cell office:value-type="float" office:value="45.9061" calcext:value-type="float">
            <text:p>45.9061</text:p>
          </table:table-cell>
          <table:table-cell office:value-type="float" office:value="63.5522" calcext:value-type="float">
            <text:p>63.5522</text:p>
          </table:table-cell>
          <table:table-cell office:value-type="float" office:value="58.0506" calcext:value-type="float">
            <text:p>58.0506</text:p>
          </table:table-cell>
          <table:table-cell office:value-type="float" office:value="41.7223" calcext:value-type="float">
            <text:p>41.7223</text:p>
          </table:table-cell>
          <table:table-cell office:value-type="float" office:value="49.7141" calcext:value-type="float">
            <text:p>49.7141</text:p>
          </table:table-cell>
          <table:table-cell office:value-type="float" office:value="38.5019" calcext:value-type="float">
            <text:p>38.5019</text:p>
          </table:table-cell>
          <table:table-cell office:value-type="float" office:value="38.9829" calcext:value-type="float">
            <text:p>38.9829</text:p>
          </table:table-cell>
          <table:table-cell office:value-type="float" office:value="44.7038" calcext:value-type="float">
            <text:p>44.7038</text:p>
          </table:table-cell>
          <table:table-cell office:value-type="float" office:value="69.2977" calcext:value-type="float">
            <text:p>69.2977</text:p>
          </table:table-cell>
          <table:table-cell office:value-type="float" office:value="43.0537" calcext:value-type="float">
            <text:p>43.0537</text:p>
          </table:table-cell>
        </table:table-row>
        <table:table-row table:style-name="ro1">
          <table:table-cell table:number-columns-repeated="3"/>
          <table:table-cell office:value-type="float" office:value="43.8534" calcext:value-type="float">
            <text:p>43.8534</text:p>
          </table:table-cell>
          <table:table-cell office:value-type="float" office:value="64.0807" calcext:value-type="float">
            <text:p>64.0807</text:p>
          </table:table-cell>
          <table:table-cell office:value-type="float" office:value="58.4311" calcext:value-type="float">
            <text:p>58.4311</text:p>
          </table:table-cell>
          <table:table-cell office:value-type="float" office:value="43.793" calcext:value-type="float">
            <text:p>43.793</text:p>
          </table:table-cell>
          <table:table-cell office:value-type="float" office:value="49.2787" calcext:value-type="float">
            <text:p>49.2787</text:p>
          </table:table-cell>
          <table:table-cell office:value-type="float" office:value="38.1479" calcext:value-type="float">
            <text:p>38.1479</text:p>
          </table:table-cell>
          <table:table-cell office:value-type="float" office:value="41.6486" calcext:value-type="float">
            <text:p>41.6486</text:p>
          </table:table-cell>
          <table:table-cell office:value-type="float" office:value="46.5957" calcext:value-type="float">
            <text:p>46.5957</text:p>
          </table:table-cell>
          <table:table-cell office:value-type="float" office:value="71.1365" calcext:value-type="float">
            <text:p>71.1365</text:p>
          </table:table-cell>
          <table:table-cell office:value-type="float" office:value="40.4433" calcext:value-type="float">
            <text:p>40.4433</text:p>
          </table:table-cell>
        </table:table-row>
        <table:table-row table:style-name="ro1">
          <table:table-cell table:number-columns-repeated="3"/>
          <table:table-cell office:value-type="float" office:value="42.8328" calcext:value-type="float">
            <text:p>42.8328</text:p>
          </table:table-cell>
          <table:table-cell office:value-type="float" office:value="62.8205" calcext:value-type="float">
            <text:p>62.8205</text:p>
          </table:table-cell>
          <table:table-cell office:value-type="float" office:value="59.5388" calcext:value-type="float">
            <text:p>59.5388</text:p>
          </table:table-cell>
          <table:table-cell office:value-type="float" office:value="46.4408" calcext:value-type="float">
            <text:p>46.4408</text:p>
          </table:table-cell>
          <table:table-cell office:value-type="float" office:value="54.4555" calcext:value-type="float">
            <text:p>54.4555</text:p>
          </table:table-cell>
          <table:table-cell office:value-type="float" office:value="36.7624" calcext:value-type="float">
            <text:p>36.7624</text:p>
          </table:table-cell>
          <table:table-cell office:value-type="float" office:value="44.8199" calcext:value-type="float">
            <text:p>44.8199</text:p>
          </table:table-cell>
          <table:table-cell office:value-type="float" office:value="48.8583" calcext:value-type="float">
            <text:p>48.8583</text:p>
          </table:table-cell>
          <table:table-cell office:value-type="float" office:value="71.522" calcext:value-type="float">
            <text:p>71.522</text:p>
          </table:table-cell>
          <table:table-cell office:value-type="float" office:value="39.6333" calcext:value-type="float">
            <text:p>39.6333</text:p>
          </table:table-cell>
        </table:table-row>
        <table:table-row table:style-name="ro1">
          <table:table-cell table:number-columns-repeated="3"/>
          <table:table-cell office:value-type="float" office:value="42.959" calcext:value-type="float">
            <text:p>42.959</text:p>
          </table:table-cell>
          <table:table-cell office:value-type="float" office:value="62.5832" calcext:value-type="float">
            <text:p>62.5832</text:p>
          </table:table-cell>
          <table:table-cell office:value-type="float" office:value="59.6302" calcext:value-type="float">
            <text:p>59.6302</text:p>
          </table:table-cell>
          <table:table-cell office:value-type="float" office:value="49.0096" calcext:value-type="float">
            <text:p>49.0096</text:p>
          </table:table-cell>
          <table:table-cell office:value-type="float" office:value="51.6124" calcext:value-type="float">
            <text:p>51.6124</text:p>
          </table:table-cell>
          <table:table-cell office:value-type="float" office:value="35.966" calcext:value-type="float">
            <text:p>35.966</text:p>
          </table:table-cell>
          <table:table-cell office:value-type="float" office:value="48.2123" calcext:value-type="float">
            <text:p>48.2123</text:p>
          </table:table-cell>
          <table:table-cell office:value-type="float" office:value="44.3445" calcext:value-type="float">
            <text:p>44.3445</text:p>
          </table:table-cell>
          <table:table-cell office:value-type="float" office:value="71.6653" calcext:value-type="float">
            <text:p>71.6653</text:p>
          </table:table-cell>
          <table:table-cell office:value-type="float" office:value="40.2768" calcext:value-type="float">
            <text:p>40.2768</text:p>
          </table:table-cell>
        </table:table-row>
        <table:table-row table:style-name="ro1">
          <table:table-cell table:number-columns-repeated="3"/>
          <table:table-cell office:value-type="float" office:value="40.3176" calcext:value-type="float">
            <text:p>40.3176</text:p>
          </table:table-cell>
          <table:table-cell office:value-type="float" office:value="60.2875" calcext:value-type="float">
            <text:p>60.2875</text:p>
          </table:table-cell>
          <table:table-cell office:value-type="float" office:value="62.3986" calcext:value-type="float">
            <text:p>62.3986</text:p>
          </table:table-cell>
          <table:table-cell office:value-type="float" office:value="46.7104" calcext:value-type="float">
            <text:p>46.7104</text:p>
          </table:table-cell>
          <table:table-cell office:value-type="float" office:value="47.6873" calcext:value-type="float">
            <text:p>47.6873</text:p>
          </table:table-cell>
          <table:table-cell office:value-type="float" office:value="34.9601" calcext:value-type="float">
            <text:p>34.9601</text:p>
          </table:table-cell>
          <table:table-cell office:value-type="float" office:value="45.6453" calcext:value-type="float">
            <text:p>45.6453</text:p>
          </table:table-cell>
          <table:table-cell office:value-type="float" office:value="44.6727" calcext:value-type="float">
            <text:p>44.6727</text:p>
          </table:table-cell>
          <table:table-cell office:value-type="float" office:value="70.2822" calcext:value-type="float">
            <text:p>70.2822</text:p>
          </table:table-cell>
          <table:table-cell office:value-type="float" office:value="39.6178" calcext:value-type="float">
            <text:p>39.6178</text:p>
          </table:table-cell>
        </table:table-row>
        <table:table-row table:style-name="ro1">
          <table:table-cell table:number-columns-repeated="3"/>
          <table:table-cell office:value-type="float" office:value="41.3945" calcext:value-type="float">
            <text:p>41.3945</text:p>
          </table:table-cell>
          <table:table-cell office:value-type="float" office:value="61.7686" calcext:value-type="float">
            <text:p>61.7686</text:p>
          </table:table-cell>
          <table:table-cell office:value-type="float" office:value="63.784" calcext:value-type="float">
            <text:p>63.784</text:p>
          </table:table-cell>
          <table:table-cell office:value-type="float" office:value="49.4301" calcext:value-type="float">
            <text:p>49.4301</text:p>
          </table:table-cell>
          <table:table-cell office:value-type="float" office:value="43.6135" calcext:value-type="float">
            <text:p>43.6135</text:p>
          </table:table-cell>
          <table:table-cell office:value-type="float" office:value="33.8655" calcext:value-type="float">
            <text:p>33.8655</text:p>
          </table:table-cell>
          <table:table-cell office:value-type="float" office:value="46.0704" calcext:value-type="float">
            <text:p>46.0704</text:p>
          </table:table-cell>
          <table:table-cell office:value-type="float" office:value="44.5308" calcext:value-type="float">
            <text:p>44.5308</text:p>
          </table:table-cell>
          <table:table-cell office:value-type="float" office:value="76.3146" calcext:value-type="float">
            <text:p>76.3146</text:p>
          </table:table-cell>
          <table:table-cell office:value-type="float" office:value="37.2733" calcext:value-type="float">
            <text:p>37.2733</text:p>
          </table:table-cell>
        </table:table-row>
        <table:table-row table:style-name="ro1">
          <table:table-cell table:number-columns-repeated="3"/>
          <table:table-cell office:value-type="float" office:value="46.1838" calcext:value-type="float">
            <text:p>46.1838</text:p>
          </table:table-cell>
          <table:table-cell office:value-type="float" office:value="60.5116" calcext:value-type="float">
            <text:p>60.5116</text:p>
          </table:table-cell>
          <table:table-cell office:value-type="float" office:value="58.9707" calcext:value-type="float">
            <text:p>58.9707</text:p>
          </table:table-cell>
          <table:table-cell office:value-type="float" office:value="48.3519" calcext:value-type="float">
            <text:p>48.3519</text:p>
          </table:table-cell>
          <table:table-cell office:value-type="float" office:value="43.4929" calcext:value-type="float">
            <text:p>43.4929</text:p>
          </table:table-cell>
          <table:table-cell office:value-type="float" office:value="31.5995" calcext:value-type="float">
            <text:p>31.5995</text:p>
          </table:table-cell>
          <table:table-cell office:value-type="float" office:value="44.7728" calcext:value-type="float">
            <text:p>44.7728</text:p>
          </table:table-cell>
          <table:table-cell office:value-type="float" office:value="44.5506" calcext:value-type="float">
            <text:p>44.5506</text:p>
          </table:table-cell>
          <table:table-cell office:value-type="float" office:value="78.5015" calcext:value-type="float">
            <text:p>78.5015</text:p>
          </table:table-cell>
          <table:table-cell office:value-type="float" office:value="37.5198" calcext:value-type="float">
            <text:p>37.5198</text:p>
          </table:table-cell>
        </table:table-row>
        <table:table-row table:style-name="ro1">
          <table:table-cell table:number-columns-repeated="3"/>
          <table:table-cell office:value-type="float" office:value="43.1357" calcext:value-type="float">
            <text:p>43.1357</text:p>
          </table:table-cell>
          <table:table-cell office:value-type="float" office:value="61.1535" calcext:value-type="float">
            <text:p>61.1535</text:p>
          </table:table-cell>
          <table:table-cell office:value-type="float" office:value="57.422" calcext:value-type="float">
            <text:p>57.422</text:p>
          </table:table-cell>
          <table:table-cell office:value-type="float" office:value="45.0432" calcext:value-type="float">
            <text:p>45.0432</text:p>
          </table:table-cell>
          <table:table-cell office:value-type="float" office:value="48.1381" calcext:value-type="float">
            <text:p>48.1381</text:p>
          </table:table-cell>
          <table:table-cell office:value-type="float" office:value="32.5758" calcext:value-type="float">
            <text:p>32.5758</text:p>
          </table:table-cell>
          <table:table-cell office:value-type="float" office:value="46.7146" calcext:value-type="float">
            <text:p>46.7146</text:p>
          </table:table-cell>
          <table:table-cell office:value-type="float" office:value="41.8891" calcext:value-type="float">
            <text:p>41.8891</text:p>
          </table:table-cell>
          <table:table-cell office:value-type="float" office:value="74.5021" calcext:value-type="float">
            <text:p>74.5021</text:p>
          </table:table-cell>
          <table:table-cell office:value-type="float" office:value="37.8869" calcext:value-type="float">
            <text:p>37.8869</text:p>
          </table:table-cell>
        </table:table-row>
        <table:table-row table:style-name="ro1">
          <table:table-cell table:number-columns-repeated="3"/>
          <table:table-cell office:value-type="float" office:value="39.0562" calcext:value-type="float">
            <text:p>39.0562</text:p>
          </table:table-cell>
          <table:table-cell office:value-type="float" office:value="64.0445" calcext:value-type="float">
            <text:p>64.0445</text:p>
          </table:table-cell>
          <table:table-cell office:value-type="float" office:value="59.26" calcext:value-type="float">
            <text:p>59.26</text:p>
          </table:table-cell>
          <table:table-cell office:value-type="float" office:value="45.752" calcext:value-type="float">
            <text:p>45.752</text:p>
          </table:table-cell>
          <table:table-cell office:value-type="float" office:value="48.5716" calcext:value-type="float">
            <text:p>48.5716</text:p>
          </table:table-cell>
          <table:table-cell office:value-type="float" office:value="32.2321" calcext:value-type="float">
            <text:p>32.2321</text:p>
          </table:table-cell>
          <table:table-cell office:value-type="float" office:value="44.5728" calcext:value-type="float">
            <text:p>44.5728</text:p>
          </table:table-cell>
          <table:table-cell office:value-type="float" office:value="42.9681" calcext:value-type="float">
            <text:p>42.9681</text:p>
          </table:table-cell>
          <table:table-cell office:value-type="float" office:value="76.13" calcext:value-type="float">
            <text:p>76.13</text:p>
          </table:table-cell>
          <table:table-cell office:value-type="float" office:value="36.203" calcext:value-type="float">
            <text:p>36.203</text:p>
          </table:table-cell>
        </table:table-row>
        <table:table-row table:style-name="ro1">
          <table:table-cell table:number-columns-repeated="3"/>
          <table:table-cell office:value-type="float" office:value="39.5776" calcext:value-type="float">
            <text:p>39.5776</text:p>
          </table:table-cell>
          <table:table-cell office:value-type="float" office:value="62.054" calcext:value-type="float">
            <text:p>62.054</text:p>
          </table:table-cell>
          <table:table-cell office:value-type="float" office:value="61.6459" calcext:value-type="float">
            <text:p>61.6459</text:p>
          </table:table-cell>
          <table:table-cell office:value-type="float" office:value="50.1182" calcext:value-type="float">
            <text:p>50.1182</text:p>
          </table:table-cell>
          <table:table-cell office:value-type="float" office:value="45.3624" calcext:value-type="float">
            <text:p>45.3624</text:p>
          </table:table-cell>
          <table:table-cell office:value-type="float" office:value="34.862" calcext:value-type="float">
            <text:p>34.862</text:p>
          </table:table-cell>
          <table:table-cell office:value-type="float" office:value="46.5586" calcext:value-type="float">
            <text:p>46.5586</text:p>
          </table:table-cell>
          <table:table-cell office:value-type="float" office:value="44.0684" calcext:value-type="float">
            <text:p>44.0684</text:p>
          </table:table-cell>
          <table:table-cell office:value-type="float" office:value="75.3507" calcext:value-type="float">
            <text:p>75.3507</text:p>
          </table:table-cell>
          <table:table-cell office:value-type="float" office:value="34.7467" calcext:value-type="float">
            <text:p>34.7467</text:p>
          </table:table-cell>
        </table:table-row>
        <table:table-row table:style-name="ro1">
          <table:table-cell table:number-columns-repeated="3"/>
          <table:table-cell office:value-type="float" office:value="39.3035" calcext:value-type="float">
            <text:p>39.3035</text:p>
          </table:table-cell>
          <table:table-cell office:value-type="float" office:value="66.7048" calcext:value-type="float">
            <text:p>66.7048</text:p>
          </table:table-cell>
          <table:table-cell office:value-type="float" office:value="60.7502" calcext:value-type="float">
            <text:p>60.7502</text:p>
          </table:table-cell>
          <table:table-cell office:value-type="float" office:value="50.2524" calcext:value-type="float">
            <text:p>50.2524</text:p>
          </table:table-cell>
          <table:table-cell office:value-type="float" office:value="45.7862" calcext:value-type="float">
            <text:p>45.7862</text:p>
          </table:table-cell>
          <table:table-cell office:value-type="float" office:value="34.3037" calcext:value-type="float">
            <text:p>34.3037</text:p>
          </table:table-cell>
          <table:table-cell office:value-type="float" office:value="44.3652" calcext:value-type="float">
            <text:p>44.3652</text:p>
          </table:table-cell>
          <table:table-cell office:value-type="float" office:value="43.5852" calcext:value-type="float">
            <text:p>43.5852</text:p>
          </table:table-cell>
          <table:table-cell office:value-type="float" office:value="72.3034" calcext:value-type="float">
            <text:p>72.3034</text:p>
          </table:table-cell>
          <table:table-cell office:value-type="float" office:value="33.1577" calcext:value-type="float">
            <text:p>33.1577</text:p>
          </table:table-cell>
        </table:table-row>
        <table:table-row table:style-name="ro1">
          <table:table-cell table:number-columns-repeated="3"/>
          <table:table-cell office:value-type="float" office:value="42.9396" calcext:value-type="float">
            <text:p>42.9396</text:p>
          </table:table-cell>
          <table:table-cell office:value-type="float" office:value="59.4461" calcext:value-type="float">
            <text:p>59.4461</text:p>
          </table:table-cell>
          <table:table-cell office:value-type="float" office:value="59.7351" calcext:value-type="float">
            <text:p>59.7351</text:p>
          </table:table-cell>
          <table:table-cell office:value-type="float" office:value="53.2959" calcext:value-type="float">
            <text:p>53.2959</text:p>
          </table:table-cell>
          <table:table-cell office:value-type="float" office:value="46.0423" calcext:value-type="float">
            <text:p>46.0423</text:p>
          </table:table-cell>
          <table:table-cell office:value-type="float" office:value="35.0188" calcext:value-type="float">
            <text:p>35.0188</text:p>
          </table:table-cell>
          <table:table-cell office:value-type="float" office:value="47.9703" calcext:value-type="float">
            <text:p>47.9703</text:p>
          </table:table-cell>
          <table:table-cell office:value-type="float" office:value="45.7492" calcext:value-type="float">
            <text:p>45.7492</text:p>
          </table:table-cell>
          <table:table-cell office:value-type="float" office:value="77.5309" calcext:value-type="float">
            <text:p>77.5309</text:p>
          </table:table-cell>
          <table:table-cell office:value-type="float" office:value="32.3544" calcext:value-type="float">
            <text:p>32.3544</text:p>
          </table:table-cell>
        </table:table-row>
        <table:table-row table:style-name="ro1">
          <table:table-cell table:number-columns-repeated="3"/>
          <table:table-cell office:value-type="float" office:value="42.5551" calcext:value-type="float">
            <text:p>42.5551</text:p>
          </table:table-cell>
          <table:table-cell office:value-type="float" office:value="57.5458" calcext:value-type="float">
            <text:p>57.5458</text:p>
          </table:table-cell>
          <table:table-cell office:value-type="float" office:value="57.0589" calcext:value-type="float">
            <text:p>57.0589</text:p>
          </table:table-cell>
          <table:table-cell office:value-type="float" office:value="52.3692" calcext:value-type="float">
            <text:p>52.3692</text:p>
          </table:table-cell>
          <table:table-cell office:value-type="float" office:value="47.7565" calcext:value-type="float">
            <text:p>47.7565</text:p>
          </table:table-cell>
          <table:table-cell office:value-type="float" office:value="34.1995" calcext:value-type="float">
            <text:p>34.1995</text:p>
          </table:table-cell>
          <table:table-cell office:value-type="float" office:value="48.1061" calcext:value-type="float">
            <text:p>48.1061</text:p>
          </table:table-cell>
          <table:table-cell office:value-type="float" office:value="40.7522" calcext:value-type="float">
            <text:p>40.7522</text:p>
          </table:table-cell>
          <table:table-cell office:value-type="float" office:value="76.4988" calcext:value-type="float">
            <text:p>76.4988</text:p>
          </table:table-cell>
          <table:table-cell office:value-type="float" office:value="30.7908" calcext:value-type="float">
            <text:p>30.7908</text:p>
          </table:table-cell>
        </table:table-row>
        <table:table-row table:style-name="ro1">
          <table:table-cell table:number-columns-repeated="3"/>
          <table:table-cell office:value-type="float" office:value="42.4042" calcext:value-type="float">
            <text:p>42.4042</text:p>
          </table:table-cell>
          <table:table-cell office:value-type="float" office:value="60.2604" calcext:value-type="float">
            <text:p>60.2604</text:p>
          </table:table-cell>
          <table:table-cell office:value-type="float" office:value="57.9299" calcext:value-type="float">
            <text:p>57.9299</text:p>
          </table:table-cell>
          <table:table-cell office:value-type="float" office:value="50.6566" calcext:value-type="float">
            <text:p>50.6566</text:p>
          </table:table-cell>
          <table:table-cell office:value-type="float" office:value="47.8309" calcext:value-type="float">
            <text:p>47.8309</text:p>
          </table:table-cell>
          <table:table-cell office:value-type="float" office:value="33.5046" calcext:value-type="float">
            <text:p>33.5046</text:p>
          </table:table-cell>
          <table:table-cell office:value-type="float" office:value="49.8825" calcext:value-type="float">
            <text:p>49.8825</text:p>
          </table:table-cell>
          <table:table-cell office:value-type="float" office:value="41.5875" calcext:value-type="float">
            <text:p>41.5875</text:p>
          </table:table-cell>
          <table:table-cell office:value-type="float" office:value="78.3469" calcext:value-type="float">
            <text:p>78.3469</text:p>
          </table:table-cell>
          <table:table-cell office:value-type="float" office:value="31.0574" calcext:value-type="float">
            <text:p>31.0574</text:p>
          </table:table-cell>
        </table:table-row>
        <table:table-row table:style-name="ro1">
          <table:table-cell table:number-columns-repeated="3"/>
          <table:table-cell office:value-type="float" office:value="41.9609" calcext:value-type="float">
            <text:p>41.9609</text:p>
          </table:table-cell>
          <table:table-cell office:value-type="float" office:value="59.2249" calcext:value-type="float">
            <text:p>59.2249</text:p>
          </table:table-cell>
          <table:table-cell office:value-type="float" office:value="58.8181" calcext:value-type="float">
            <text:p>58.8181</text:p>
          </table:table-cell>
          <table:table-cell office:value-type="float" office:value="49.1968" calcext:value-type="float">
            <text:p>49.1968</text:p>
          </table:table-cell>
          <table:table-cell office:value-type="float" office:value="47.9633" calcext:value-type="float">
            <text:p>47.9633</text:p>
          </table:table-cell>
          <table:table-cell office:value-type="float" office:value="31.9864" calcext:value-type="float">
            <text:p>31.9864</text:p>
          </table:table-cell>
          <table:table-cell office:value-type="float" office:value="44.4101" calcext:value-type="float">
            <text:p>44.4101</text:p>
          </table:table-cell>
          <table:table-cell office:value-type="float" office:value="44.6812" calcext:value-type="float">
            <text:p>44.6812</text:p>
          </table:table-cell>
          <table:table-cell office:value-type="float" office:value="77.0451" calcext:value-type="float">
            <text:p>77.0451</text:p>
          </table:table-cell>
          <table:table-cell office:value-type="float" office:value="32.6918" calcext:value-type="float">
            <text:p>32.6918</text:p>
          </table:table-cell>
        </table:table-row>
        <table:table-row table:style-name="ro1">
          <table:table-cell table:number-columns-repeated="3"/>
          <table:table-cell office:value-type="float" office:value="39.907" calcext:value-type="float">
            <text:p>39.907</text:p>
          </table:table-cell>
          <table:table-cell office:value-type="float" office:value="56.2938" calcext:value-type="float">
            <text:p>56.2938</text:p>
          </table:table-cell>
          <table:table-cell office:value-type="float" office:value="58.4405" calcext:value-type="float">
            <text:p>58.4405</text:p>
          </table:table-cell>
          <table:table-cell office:value-type="float" office:value="47.7183" calcext:value-type="float">
            <text:p>47.7183</text:p>
          </table:table-cell>
          <table:table-cell office:value-type="float" office:value="45.6266" calcext:value-type="float">
            <text:p>45.6266</text:p>
          </table:table-cell>
          <table:table-cell office:value-type="float" office:value="32.6356" calcext:value-type="float">
            <text:p>32.6356</text:p>
          </table:table-cell>
          <table:table-cell office:value-type="float" office:value="44.9959" calcext:value-type="float">
            <text:p>44.9959</text:p>
          </table:table-cell>
          <table:table-cell office:value-type="float" office:value="45.9001" calcext:value-type="float">
            <text:p>45.9001</text:p>
          </table:table-cell>
          <table:table-cell office:value-type="float" office:value="76.319" calcext:value-type="float">
            <text:p>76.319</text:p>
          </table:table-cell>
          <table:table-cell office:value-type="float" office:value="33.7255" calcext:value-type="float">
            <text:p>33.7255</text:p>
          </table:table-cell>
        </table:table-row>
        <table:table-row table:style-name="ro1">
          <table:table-cell table:number-columns-repeated="3"/>
          <table:table-cell office:value-type="float" office:value="41.2192" calcext:value-type="float">
            <text:p>41.2192</text:p>
          </table:table-cell>
          <table:table-cell office:value-type="float" office:value="54.7978" calcext:value-type="float">
            <text:p>54.7978</text:p>
          </table:table-cell>
          <table:table-cell office:value-type="float" office:value="55.9064" calcext:value-type="float">
            <text:p>55.9064</text:p>
          </table:table-cell>
          <table:table-cell office:value-type="float" office:value="49.756" calcext:value-type="float">
            <text:p>49.756</text:p>
          </table:table-cell>
          <table:table-cell office:value-type="float" office:value="46.0867" calcext:value-type="float">
            <text:p>46.0867</text:p>
          </table:table-cell>
          <table:table-cell office:value-type="float" office:value="34.9436" calcext:value-type="float">
            <text:p>34.9436</text:p>
          </table:table-cell>
          <table:table-cell office:value-type="float" office:value="48.6271" calcext:value-type="float">
            <text:p>48.6271</text:p>
          </table:table-cell>
          <table:table-cell office:value-type="float" office:value="47.1727" calcext:value-type="float">
            <text:p>47.1727</text:p>
          </table:table-cell>
          <table:table-cell office:value-type="float" office:value="74.245" calcext:value-type="float">
            <text:p>74.245</text:p>
          </table:table-cell>
          <table:table-cell office:value-type="float" office:value="35.5455" calcext:value-type="float">
            <text:p>35.5455</text:p>
          </table:table-cell>
        </table:table-row>
        <table:table-row table:style-name="ro1">
          <table:table-cell table:number-columns-repeated="3"/>
          <table:table-cell office:value-type="float" office:value="38.5584" calcext:value-type="float">
            <text:p>38.5584</text:p>
          </table:table-cell>
          <table:table-cell office:value-type="float" office:value="59.097" calcext:value-type="float">
            <text:p>59.097</text:p>
          </table:table-cell>
          <table:table-cell office:value-type="float" office:value="57.4343" calcext:value-type="float">
            <text:p>57.4343</text:p>
          </table:table-cell>
          <table:table-cell office:value-type="float" office:value="53.8215" calcext:value-type="float">
            <text:p>53.8215</text:p>
          </table:table-cell>
          <table:table-cell office:value-type="float" office:value="42.9838" calcext:value-type="float">
            <text:p>42.9838</text:p>
          </table:table-cell>
          <table:table-cell office:value-type="float" office:value="36.1865" calcext:value-type="float">
            <text:p>36.1865</text:p>
          </table:table-cell>
          <table:table-cell office:value-type="float" office:value="49.1585" calcext:value-type="float">
            <text:p>49.1585</text:p>
          </table:table-cell>
          <table:table-cell office:value-type="float" office:value="45.411" calcext:value-type="float">
            <text:p>45.411</text:p>
          </table:table-cell>
          <table:table-cell office:value-type="float" office:value="76.2116" calcext:value-type="float">
            <text:p>76.2116</text:p>
          </table:table-cell>
          <table:table-cell office:value-type="float" office:value="37.3799" calcext:value-type="float">
            <text:p>37.3799</text:p>
          </table:table-cell>
        </table:table-row>
        <table:table-row table:style-name="ro1">
          <table:table-cell table:number-columns-repeated="3"/>
          <table:table-cell office:value-type="float" office:value="40.8134" calcext:value-type="float">
            <text:p>40.8134</text:p>
          </table:table-cell>
          <table:table-cell office:value-type="float" office:value="64.4523" calcext:value-type="float">
            <text:p>64.4523</text:p>
          </table:table-cell>
          <table:table-cell office:value-type="float" office:value="57.0336" calcext:value-type="float">
            <text:p>57.0336</text:p>
          </table:table-cell>
          <table:table-cell office:value-type="float" office:value="51.5653" calcext:value-type="float">
            <text:p>51.5653</text:p>
          </table:table-cell>
          <table:table-cell office:value-type="float" office:value="39.6997" calcext:value-type="float">
            <text:p>39.6997</text:p>
          </table:table-cell>
          <table:table-cell office:value-type="float" office:value="34.8625" calcext:value-type="float">
            <text:p>34.8625</text:p>
          </table:table-cell>
          <table:table-cell office:value-type="float" office:value="51.6516" calcext:value-type="float">
            <text:p>51.6516</text:p>
          </table:table-cell>
          <table:table-cell office:value-type="float" office:value="45.3717" calcext:value-type="float">
            <text:p>45.3717</text:p>
          </table:table-cell>
          <table:table-cell office:value-type="float" office:value="74.0221" calcext:value-type="float">
            <text:p>74.0221</text:p>
          </table:table-cell>
          <table:table-cell office:value-type="float" office:value="37.337" calcext:value-type="float">
            <text:p>37.337</text:p>
          </table:table-cell>
        </table:table-row>
        <table:table-row table:style-name="ro1">
          <table:table-cell table:number-columns-repeated="3"/>
          <table:table-cell office:value-type="float" office:value="40.788" calcext:value-type="float">
            <text:p>40.788</text:p>
          </table:table-cell>
          <table:table-cell office:value-type="float" office:value="60.1152" calcext:value-type="float">
            <text:p>60.1152</text:p>
          </table:table-cell>
          <table:table-cell office:value-type="float" office:value="54.5644" calcext:value-type="float">
            <text:p>54.5644</text:p>
          </table:table-cell>
          <table:table-cell office:value-type="float" office:value="50.7708" calcext:value-type="float">
            <text:p>50.7708</text:p>
          </table:table-cell>
          <table:table-cell office:value-type="float" office:value="42.3434" calcext:value-type="float">
            <text:p>42.3434</text:p>
          </table:table-cell>
          <table:table-cell office:value-type="float" office:value="32.2114" calcext:value-type="float">
            <text:p>32.2114</text:p>
          </table:table-cell>
          <table:table-cell office:value-type="float" office:value="51.6965" calcext:value-type="float">
            <text:p>51.6965</text:p>
          </table:table-cell>
          <table:table-cell office:value-type="float" office:value="46.9434" calcext:value-type="float">
            <text:p>46.9434</text:p>
          </table:table-cell>
          <table:table-cell office:value-type="float" office:value="77.7197" calcext:value-type="float">
            <text:p>77.7197</text:p>
          </table:table-cell>
          <table:table-cell office:value-type="float" office:value="36.1929" calcext:value-type="float">
            <text:p>36.1929</text:p>
          </table:table-cell>
        </table:table-row>
        <table:table-row table:style-name="ro1">
          <table:table-cell table:number-columns-repeated="3"/>
          <table:table-cell office:value-type="float" office:value="41.7766" calcext:value-type="float">
            <text:p>41.7766</text:p>
          </table:table-cell>
          <table:table-cell office:value-type="float" office:value="58.0644" calcext:value-type="float">
            <text:p>58.0644</text:p>
          </table:table-cell>
          <table:table-cell office:value-type="float" office:value="55.154" calcext:value-type="float">
            <text:p>55.154</text:p>
          </table:table-cell>
          <table:table-cell office:value-type="float" office:value="50.231" calcext:value-type="float">
            <text:p>50.231</text:p>
          </table:table-cell>
          <table:table-cell office:value-type="float" office:value="44.6423" calcext:value-type="float">
            <text:p>44.6423</text:p>
          </table:table-cell>
          <table:table-cell office:value-type="float" office:value="30.2875" calcext:value-type="float">
            <text:p>30.2875</text:p>
          </table:table-cell>
          <table:table-cell office:value-type="float" office:value="51.8917" calcext:value-type="float">
            <text:p>51.8917</text:p>
          </table:table-cell>
          <table:table-cell office:value-type="float" office:value="46.487" calcext:value-type="float">
            <text:p>46.487</text:p>
          </table:table-cell>
          <table:table-cell office:value-type="float" office:value="76.0783" calcext:value-type="float">
            <text:p>76.0783</text:p>
          </table:table-cell>
          <table:table-cell office:value-type="float" office:value="36.5569" calcext:value-type="float">
            <text:p>36.5569</text:p>
          </table:table-cell>
        </table:table-row>
        <table:table-row table:style-name="ro1">
          <table:table-cell table:number-columns-repeated="3"/>
          <table:table-cell office:value-type="float" office:value="40.6043" calcext:value-type="float">
            <text:p>40.6043</text:p>
          </table:table-cell>
          <table:table-cell office:value-type="float" office:value="56.0417" calcext:value-type="float">
            <text:p>56.0417</text:p>
          </table:table-cell>
          <table:table-cell office:value-type="float" office:value="57.3239" calcext:value-type="float">
            <text:p>57.3239</text:p>
          </table:table-cell>
          <table:table-cell office:value-type="float" office:value="49.8916" calcext:value-type="float">
            <text:p>49.8916</text:p>
          </table:table-cell>
          <table:table-cell office:value-type="float" office:value="45.1918" calcext:value-type="float">
            <text:p>45.1918</text:p>
          </table:table-cell>
          <table:table-cell office:value-type="float" office:value="29.7296" calcext:value-type="float">
            <text:p>29.7296</text:p>
          </table:table-cell>
          <table:table-cell office:value-type="float" office:value="49.1269" calcext:value-type="float">
            <text:p>49.1269</text:p>
          </table:table-cell>
          <table:table-cell office:value-type="float" office:value="47.6808" calcext:value-type="float">
            <text:p>47.6808</text:p>
          </table:table-cell>
          <table:table-cell office:value-type="float" office:value="75.648" calcext:value-type="float">
            <text:p>75.648</text:p>
          </table:table-cell>
          <table:table-cell office:value-type="float" office:value="37.8244" calcext:value-type="float">
            <text:p>37.8244</text:p>
          </table:table-cell>
        </table:table-row>
        <table:table-row table:style-name="ro1">
          <table:table-cell table:number-columns-repeated="3"/>
          <table:table-cell office:value-type="float" office:value="38.752" calcext:value-type="float">
            <text:p>38.752</text:p>
          </table:table-cell>
          <table:table-cell office:value-type="float" office:value="60.0374" calcext:value-type="float">
            <text:p>60.0374</text:p>
          </table:table-cell>
          <table:table-cell office:value-type="float" office:value="50.8132" calcext:value-type="float">
            <text:p>50.8132</text:p>
          </table:table-cell>
          <table:table-cell office:value-type="float" office:value="51.5698" calcext:value-type="float">
            <text:p>51.5698</text:p>
          </table:table-cell>
          <table:table-cell office:value-type="float" office:value="45.7094" calcext:value-type="float">
            <text:p>45.7094</text:p>
          </table:table-cell>
          <table:table-cell office:value-type="float" office:value="30.1911" calcext:value-type="float">
            <text:p>30.1911</text:p>
          </table:table-cell>
          <table:table-cell office:value-type="float" office:value="47.4234" calcext:value-type="float">
            <text:p>47.4234</text:p>
          </table:table-cell>
          <table:table-cell office:value-type="float" office:value="45.9609" calcext:value-type="float">
            <text:p>45.9609</text:p>
          </table:table-cell>
          <table:table-cell office:value-type="float" office:value="74.1076" calcext:value-type="float">
            <text:p>74.1076</text:p>
          </table:table-cell>
          <table:table-cell office:value-type="float" office:value="36.2572" calcext:value-type="float">
            <text:p>36.2572</text:p>
          </table:table-cell>
        </table:table-row>
        <table:table-row table:style-name="ro1">
          <table:table-cell table:number-columns-repeated="3"/>
          <table:table-cell office:value-type="float" office:value="42.3286" calcext:value-type="float">
            <text:p>42.3286</text:p>
          </table:table-cell>
          <table:table-cell office:value-type="float" office:value="59.3029" calcext:value-type="float">
            <text:p>59.3029</text:p>
          </table:table-cell>
          <table:table-cell office:value-type="float" office:value="51.8953" calcext:value-type="float">
            <text:p>51.8953</text:p>
          </table:table-cell>
          <table:table-cell office:value-type="float" office:value="53.4183" calcext:value-type="float">
            <text:p>53.4183</text:p>
          </table:table-cell>
          <table:table-cell office:value-type="float" office:value="44.6392" calcext:value-type="float">
            <text:p>44.6392</text:p>
          </table:table-cell>
          <table:table-cell office:value-type="float" office:value="31.0649" calcext:value-type="float">
            <text:p>31.0649</text:p>
          </table:table-cell>
          <table:table-cell office:value-type="float" office:value="48.1504" calcext:value-type="float">
            <text:p>48.1504</text:p>
          </table:table-cell>
          <table:table-cell office:value-type="float" office:value="45.3647" calcext:value-type="float">
            <text:p>45.3647</text:p>
          </table:table-cell>
          <table:table-cell office:value-type="float" office:value="77.4176" calcext:value-type="float">
            <text:p>77.4176</text:p>
          </table:table-cell>
          <table:table-cell office:value-type="float" office:value="35.1701" calcext:value-type="float">
            <text:p>35.1701</text:p>
          </table:table-cell>
        </table:table-row>
        <table:table-row table:style-name="ro1">
          <table:table-cell table:number-columns-repeated="3"/>
          <table:table-cell office:value-type="float" office:value="43.2792" calcext:value-type="float">
            <text:p>43.2792</text:p>
          </table:table-cell>
          <table:table-cell office:value-type="float" office:value="60.3843" calcext:value-type="float">
            <text:p>60.3843</text:p>
          </table:table-cell>
          <table:table-cell office:value-type="float" office:value="52.4417" calcext:value-type="float">
            <text:p>52.4417</text:p>
          </table:table-cell>
          <table:table-cell office:value-type="float" office:value="56.5842" calcext:value-type="float">
            <text:p>56.5842</text:p>
          </table:table-cell>
          <table:table-cell office:value-type="float" office:value="44.1107" calcext:value-type="float">
            <text:p>44.1107</text:p>
          </table:table-cell>
          <table:table-cell office:value-type="float" office:value="31.2898" calcext:value-type="float">
            <text:p>31.2898</text:p>
          </table:table-cell>
          <table:table-cell office:value-type="float" office:value="46.4331" calcext:value-type="float">
            <text:p>46.4331</text:p>
          </table:table-cell>
          <table:table-cell office:value-type="float" office:value="46.9589" calcext:value-type="float">
            <text:p>46.9589</text:p>
          </table:table-cell>
          <table:table-cell office:value-type="float" office:value="73.8169" calcext:value-type="float">
            <text:p>73.8169</text:p>
          </table:table-cell>
          <table:table-cell office:value-type="float" office:value="36.8445" calcext:value-type="float">
            <text:p>36.8445</text:p>
          </table:table-cell>
        </table:table-row>
        <table:table-row table:style-name="ro1">
          <table:table-cell table:number-columns-repeated="3"/>
          <table:table-cell office:value-type="float" office:value="45.9024" calcext:value-type="float">
            <text:p>45.9024</text:p>
          </table:table-cell>
          <table:table-cell office:value-type="float" office:value="60.8298" calcext:value-type="float">
            <text:p>60.8298</text:p>
          </table:table-cell>
          <table:table-cell office:value-type="float" office:value="50.4207" calcext:value-type="float">
            <text:p>50.4207</text:p>
          </table:table-cell>
          <table:table-cell office:value-type="float" office:value="56.0191" calcext:value-type="float">
            <text:p>56.0191</text:p>
          </table:table-cell>
          <table:table-cell office:value-type="float" office:value="42.2149" calcext:value-type="float">
            <text:p>42.2149</text:p>
          </table:table-cell>
          <table:table-cell office:value-type="float" office:value="33.1902" calcext:value-type="float">
            <text:p>33.1902</text:p>
          </table:table-cell>
          <table:table-cell office:value-type="float" office:value="46.6438" calcext:value-type="float">
            <text:p>46.6438</text:p>
          </table:table-cell>
          <table:table-cell office:value-type="float" office:value="47.1996" calcext:value-type="float">
            <text:p>47.1996</text:p>
          </table:table-cell>
          <table:table-cell office:value-type="float" office:value="76.168" calcext:value-type="float">
            <text:p>76.168</text:p>
          </table:table-cell>
          <table:table-cell office:value-type="float" office:value="35.342" calcext:value-type="float">
            <text:p>35.342</text:p>
          </table:table-cell>
        </table:table-row>
        <table:table-row table:style-name="ro1">
          <table:table-cell table:number-columns-repeated="3"/>
          <table:table-cell office:value-type="float" office:value="46.2824" calcext:value-type="float">
            <text:p>46.2824</text:p>
          </table:table-cell>
          <table:table-cell office:value-type="float" office:value="60.7658" calcext:value-type="float">
            <text:p>60.7658</text:p>
          </table:table-cell>
          <table:table-cell office:value-type="float" office:value="46.9284" calcext:value-type="float">
            <text:p>46.9284</text:p>
          </table:table-cell>
          <table:table-cell office:value-type="float" office:value="60.3124" calcext:value-type="float">
            <text:p>60.3124</text:p>
          </table:table-cell>
          <table:table-cell office:value-type="float" office:value="44.5805" calcext:value-type="float">
            <text:p>44.5805</text:p>
          </table:table-cell>
          <table:table-cell office:value-type="float" office:value="33.8114" calcext:value-type="float">
            <text:p>33.8114</text:p>
          </table:table-cell>
          <table:table-cell office:value-type="float" office:value="45.8972" calcext:value-type="float">
            <text:p>45.8972</text:p>
          </table:table-cell>
          <table:table-cell office:value-type="float" office:value="48.2063" calcext:value-type="float">
            <text:p>48.2063</text:p>
          </table:table-cell>
          <table:table-cell office:value-type="float" office:value="74.7775" calcext:value-type="float">
            <text:p>74.7775</text:p>
          </table:table-cell>
          <table:table-cell office:value-type="float" office:value="34.1119" calcext:value-type="float">
            <text:p>34.1119</text:p>
          </table:table-cell>
        </table:table-row>
        <table:table-row table:style-name="ro1">
          <table:table-cell table:number-columns-repeated="3"/>
          <table:table-cell office:value-type="float" office:value="52.6305" calcext:value-type="float">
            <text:p>52.6305</text:p>
          </table:table-cell>
          <table:table-cell office:value-type="float" office:value="59.6422" calcext:value-type="float">
            <text:p>59.6422</text:p>
          </table:table-cell>
          <table:table-cell office:value-type="float" office:value="45.6274" calcext:value-type="float">
            <text:p>45.6274</text:p>
          </table:table-cell>
          <table:table-cell office:value-type="float" office:value="62.6474" calcext:value-type="float">
            <text:p>62.6474</text:p>
          </table:table-cell>
          <table:table-cell office:value-type="float" office:value="44.9166" calcext:value-type="float">
            <text:p>44.9166</text:p>
          </table:table-cell>
          <table:table-cell office:value-type="float" office:value="32.3769" calcext:value-type="float">
            <text:p>32.3769</text:p>
          </table:table-cell>
          <table:table-cell office:value-type="float" office:value="49.2045" calcext:value-type="float">
            <text:p>49.2045</text:p>
          </table:table-cell>
          <table:table-cell office:value-type="float" office:value="45.9648" calcext:value-type="float">
            <text:p>45.9648</text:p>
          </table:table-cell>
          <table:table-cell office:value-type="float" office:value="75.3555" calcext:value-type="float">
            <text:p>75.3555</text:p>
          </table:table-cell>
          <table:table-cell office:value-type="float" office:value="33.8866" calcext:value-type="float">
            <text:p>33.8866</text:p>
          </table:table-cell>
        </table:table-row>
        <table:table-row table:style-name="ro1">
          <table:table-cell table:number-columns-repeated="3"/>
          <table:table-cell office:value-type="float" office:value="53.5167" calcext:value-type="float">
            <text:p>53.5167</text:p>
          </table:table-cell>
          <table:table-cell office:value-type="float" office:value="62.6088" calcext:value-type="float">
            <text:p>62.6088</text:p>
          </table:table-cell>
          <table:table-cell office:value-type="float" office:value="46.281" calcext:value-type="float">
            <text:p>46.281</text:p>
          </table:table-cell>
          <table:table-cell office:value-type="float" office:value="63.6436" calcext:value-type="float">
            <text:p>63.6436</text:p>
          </table:table-cell>
          <table:table-cell office:value-type="float" office:value="44.2317" calcext:value-type="float">
            <text:p>44.2317</text:p>
          </table:table-cell>
          <table:table-cell office:value-type="float" office:value="34.3318" calcext:value-type="float">
            <text:p>34.3318</text:p>
          </table:table-cell>
          <table:table-cell office:value-type="float" office:value="44.8023" calcext:value-type="float">
            <text:p>44.8023</text:p>
          </table:table-cell>
          <table:table-cell office:value-type="float" office:value="50.1671" calcext:value-type="float">
            <text:p>50.1671</text:p>
          </table:table-cell>
          <table:table-cell office:value-type="float" office:value="76.3129" calcext:value-type="float">
            <text:p>76.3129</text:p>
          </table:table-cell>
          <table:table-cell office:value-type="float" office:value="37.2231" calcext:value-type="float">
            <text:p>37.2231</text:p>
          </table:table-cell>
        </table:table-row>
        <table:table-row table:style-name="ro1">
          <table:table-cell table:number-columns-repeated="3"/>
          <table:table-cell office:value-type="float" office:value="50.7983" calcext:value-type="float">
            <text:p>50.7983</text:p>
          </table:table-cell>
          <table:table-cell office:value-type="float" office:value="62.6971" calcext:value-type="float">
            <text:p>62.6971</text:p>
          </table:table-cell>
          <table:table-cell office:value-type="float" office:value="43.9021" calcext:value-type="float">
            <text:p>43.9021</text:p>
          </table:table-cell>
          <table:table-cell office:value-type="float" office:value="58.455" calcext:value-type="float">
            <text:p>58.455</text:p>
          </table:table-cell>
          <table:table-cell office:value-type="float" office:value="44.0991" calcext:value-type="float">
            <text:p>44.0991</text:p>
          </table:table-cell>
          <table:table-cell office:value-type="float" office:value="32.4698" calcext:value-type="float">
            <text:p>32.4698</text:p>
          </table:table-cell>
          <table:table-cell office:value-type="float" office:value="41.8617" calcext:value-type="float">
            <text:p>41.8617</text:p>
          </table:table-cell>
          <table:table-cell office:value-type="float" office:value="46.2851" calcext:value-type="float">
            <text:p>46.2851</text:p>
          </table:table-cell>
          <table:table-cell office:value-type="float" office:value="81.7624" calcext:value-type="float">
            <text:p>81.7624</text:p>
          </table:table-cell>
          <table:table-cell office:value-type="float" office:value="39.5224" calcext:value-type="float">
            <text:p>39.5224</text:p>
          </table:table-cell>
        </table:table-row>
        <table:table-row table:style-name="ro1">
          <table:table-cell table:number-columns-repeated="3"/>
          <table:table-cell office:value-type="float" office:value="52.7178" calcext:value-type="float">
            <text:p>52.7178</text:p>
          </table:table-cell>
          <table:table-cell office:value-type="float" office:value="59.3547" calcext:value-type="float">
            <text:p>59.3547</text:p>
          </table:table-cell>
          <table:table-cell office:value-type="float" office:value="40.9656" calcext:value-type="float">
            <text:p>40.9656</text:p>
          </table:table-cell>
          <table:table-cell office:value-type="float" office:value="54.4819" calcext:value-type="float">
            <text:p>54.4819</text:p>
          </table:table-cell>
          <table:table-cell office:value-type="float" office:value="42.2429" calcext:value-type="float">
            <text:p>42.2429</text:p>
          </table:table-cell>
          <table:table-cell office:value-type="float" office:value="32.1332" calcext:value-type="float">
            <text:p>32.1332</text:p>
          </table:table-cell>
          <table:table-cell office:value-type="float" office:value="44.3671" calcext:value-type="float">
            <text:p>44.3671</text:p>
          </table:table-cell>
          <table:table-cell office:value-type="float" office:value="46.36" calcext:value-type="float">
            <text:p>46.36</text:p>
          </table:table-cell>
          <table:table-cell office:value-type="float" office:value="84.0139" calcext:value-type="float">
            <text:p>84.0139</text:p>
          </table:table-cell>
          <table:table-cell office:value-type="float" office:value="40.3288" calcext:value-type="float">
            <text:p>40.3288</text:p>
          </table:table-cell>
        </table:table-row>
        <table:table-row table:style-name="ro1">
          <table:table-cell table:number-columns-repeated="3"/>
          <table:table-cell office:value-type="float" office:value="53.7861" calcext:value-type="float">
            <text:p>53.7861</text:p>
          </table:table-cell>
          <table:table-cell office:value-type="float" office:value="58.912" calcext:value-type="float">
            <text:p>58.912</text:p>
          </table:table-cell>
          <table:table-cell office:value-type="float" office:value="43.0363" calcext:value-type="float">
            <text:p>43.0363</text:p>
          </table:table-cell>
          <table:table-cell office:value-type="float" office:value="52.692" calcext:value-type="float">
            <text:p>52.692</text:p>
          </table:table-cell>
          <table:table-cell office:value-type="float" office:value="41.4277" calcext:value-type="float">
            <text:p>41.4277</text:p>
          </table:table-cell>
          <table:table-cell office:value-type="float" office:value="30.7231" calcext:value-type="float">
            <text:p>30.7231</text:p>
          </table:table-cell>
          <table:table-cell office:value-type="float" office:value="43.8045" calcext:value-type="float">
            <text:p>43.8045</text:p>
          </table:table-cell>
          <table:table-cell office:value-type="float" office:value="49.3489" calcext:value-type="float">
            <text:p>49.3489</text:p>
          </table:table-cell>
          <table:table-cell office:value-type="float" office:value="79.6534" calcext:value-type="float">
            <text:p>79.6534</text:p>
          </table:table-cell>
          <table:table-cell office:value-type="float" office:value="40.9104" calcext:value-type="float">
            <text:p>40.9104</text:p>
          </table:table-cell>
        </table:table-row>
        <table:table-row table:style-name="ro1">
          <table:table-cell table:number-columns-repeated="3"/>
          <table:table-cell office:value-type="float" office:value="47.8856" calcext:value-type="float">
            <text:p>47.8856</text:p>
          </table:table-cell>
          <table:table-cell office:value-type="float" office:value="55.1129" calcext:value-type="float">
            <text:p>55.1129</text:p>
          </table:table-cell>
          <table:table-cell office:value-type="float" office:value="41.552" calcext:value-type="float">
            <text:p>41.552</text:p>
          </table:table-cell>
          <table:table-cell office:value-type="float" office:value="53.6115" calcext:value-type="float">
            <text:p>53.6115</text:p>
          </table:table-cell>
          <table:table-cell office:value-type="float" office:value="42.7419" calcext:value-type="float">
            <text:p>42.7419</text:p>
          </table:table-cell>
          <table:table-cell office:value-type="float" office:value="33.7033" calcext:value-type="float">
            <text:p>33.7033</text:p>
          </table:table-cell>
          <table:table-cell office:value-type="float" office:value="45.3501" calcext:value-type="float">
            <text:p>45.3501</text:p>
          </table:table-cell>
          <table:table-cell office:value-type="float" office:value="51.7233" calcext:value-type="float">
            <text:p>51.7233</text:p>
          </table:table-cell>
          <table:table-cell office:value-type="float" office:value="80.4768" calcext:value-type="float">
            <text:p>80.4768</text:p>
          </table:table-cell>
          <table:table-cell office:value-type="float" office:value="41.7737" calcext:value-type="float">
            <text:p>41.7737</text:p>
          </table:table-cell>
        </table:table-row>
        <table:table-row table:style-name="ro1">
          <table:table-cell table:number-columns-repeated="3"/>
          <table:table-cell office:value-type="float" office:value="47.5616" calcext:value-type="float">
            <text:p>47.5616</text:p>
          </table:table-cell>
          <table:table-cell office:value-type="float" office:value="55.3151" calcext:value-type="float">
            <text:p>55.3151</text:p>
          </table:table-cell>
          <table:table-cell office:value-type="float" office:value="42.1607" calcext:value-type="float">
            <text:p>42.1607</text:p>
          </table:table-cell>
          <table:table-cell office:value-type="float" office:value="57.9273" calcext:value-type="float">
            <text:p>57.9273</text:p>
          </table:table-cell>
          <table:table-cell office:value-type="float" office:value="42.7365" calcext:value-type="float">
            <text:p>42.7365</text:p>
          </table:table-cell>
          <table:table-cell office:value-type="float" office:value="36.7009" calcext:value-type="float">
            <text:p>36.7009</text:p>
          </table:table-cell>
          <table:table-cell office:value-type="float" office:value="46.3063" calcext:value-type="float">
            <text:p>46.3063</text:p>
          </table:table-cell>
          <table:table-cell office:value-type="float" office:value="49.4206" calcext:value-type="float">
            <text:p>49.4206</text:p>
          </table:table-cell>
          <table:table-cell office:value-type="float" office:value="81.626" calcext:value-type="float">
            <text:p>81.626</text:p>
          </table:table-cell>
          <table:table-cell office:value-type="float" office:value="44.3668" calcext:value-type="float">
            <text:p>44.3668</text:p>
          </table:table-cell>
        </table:table-row>
        <table:table-row table:style-name="ro1">
          <table:table-cell table:number-columns-repeated="3"/>
          <table:table-cell office:value-type="float" office:value="49.8799" calcext:value-type="float">
            <text:p>49.8799</text:p>
          </table:table-cell>
          <table:table-cell office:value-type="float" office:value="54.0358" calcext:value-type="float">
            <text:p>54.0358</text:p>
          </table:table-cell>
          <table:table-cell office:value-type="float" office:value="37.6641" calcext:value-type="float">
            <text:p>37.6641</text:p>
          </table:table-cell>
          <table:table-cell office:value-type="float" office:value="59.8597" calcext:value-type="float">
            <text:p>59.8597</text:p>
          </table:table-cell>
          <table:table-cell office:value-type="float" office:value="44.7681" calcext:value-type="float">
            <text:p>44.7681</text:p>
          </table:table-cell>
          <table:table-cell office:value-type="float" office:value="37.8203" calcext:value-type="float">
            <text:p>37.8203</text:p>
          </table:table-cell>
          <table:table-cell office:value-type="float" office:value="42.9701" calcext:value-type="float">
            <text:p>42.9701</text:p>
          </table:table-cell>
          <table:table-cell office:value-type="float" office:value="50.2889" calcext:value-type="float">
            <text:p>50.2889</text:p>
          </table:table-cell>
          <table:table-cell office:value-type="float" office:value="83.7919" calcext:value-type="float">
            <text:p>83.7919</text:p>
          </table:table-cell>
          <table:table-cell office:value-type="float" office:value="42.845" calcext:value-type="float">
            <text:p>42.845</text:p>
          </table:table-cell>
        </table:table-row>
        <table:table-row table:style-name="ro1">
          <table:table-cell table:number-columns-repeated="3"/>
          <table:table-cell office:value-type="float" office:value="51.8486" calcext:value-type="float">
            <text:p>51.8486</text:p>
          </table:table-cell>
          <table:table-cell office:value-type="float" office:value="51.5022" calcext:value-type="float">
            <text:p>51.5022</text:p>
          </table:table-cell>
          <table:table-cell office:value-type="float" office:value="38.9126" calcext:value-type="float">
            <text:p>38.9126</text:p>
          </table:table-cell>
          <table:table-cell office:value-type="float" office:value="55.384" calcext:value-type="float">
            <text:p>55.384</text:p>
          </table:table-cell>
          <table:table-cell office:value-type="float" office:value="46.5323" calcext:value-type="float">
            <text:p>46.5323</text:p>
          </table:table-cell>
          <table:table-cell office:value-type="float" office:value="36.2897" calcext:value-type="float">
            <text:p>36.2897</text:p>
          </table:table-cell>
          <table:table-cell office:value-type="float" office:value="42.5714" calcext:value-type="float">
            <text:p>42.5714</text:p>
          </table:table-cell>
          <table:table-cell office:value-type="float" office:value="51.901" calcext:value-type="float">
            <text:p>51.901</text:p>
          </table:table-cell>
          <table:table-cell office:value-type="float" office:value="87.169" calcext:value-type="float">
            <text:p>87.169</text:p>
          </table:table-cell>
          <table:table-cell office:value-type="float" office:value="41.1045" calcext:value-type="float">
            <text:p>41.1045</text:p>
          </table:table-cell>
        </table:table-row>
        <table:table-row table:style-name="ro1">
          <table:table-cell table:number-columns-repeated="3"/>
          <table:table-cell office:value-type="float" office:value="50.9298" calcext:value-type="float">
            <text:p>50.9298</text:p>
          </table:table-cell>
          <table:table-cell office:value-type="float" office:value="46.5379" calcext:value-type="float">
            <text:p>46.5379</text:p>
          </table:table-cell>
          <table:table-cell office:value-type="float" office:value="40.2385" calcext:value-type="float">
            <text:p>40.2385</text:p>
          </table:table-cell>
          <table:table-cell office:value-type="float" office:value="53.1489" calcext:value-type="float">
            <text:p>53.1489</text:p>
          </table:table-cell>
          <table:table-cell office:value-type="float" office:value="51.8734" calcext:value-type="float">
            <text:p>51.8734</text:p>
          </table:table-cell>
          <table:table-cell office:value-type="float" office:value="38.857" calcext:value-type="float">
            <text:p>38.857</text:p>
          </table:table-cell>
          <table:table-cell office:value-type="float" office:value="43.6987" calcext:value-type="float">
            <text:p>43.6987</text:p>
          </table:table-cell>
          <table:table-cell office:value-type="float" office:value="54.0563" calcext:value-type="float">
            <text:p>54.0563</text:p>
          </table:table-cell>
          <table:table-cell office:value-type="float" office:value="81.4163" calcext:value-type="float">
            <text:p>81.4163</text:p>
          </table:table-cell>
          <table:table-cell office:value-type="float" office:value="38.8221" calcext:value-type="float">
            <text:p>38.8221</text:p>
          </table:table-cell>
        </table:table-row>
        <table:table-row table:style-name="ro1">
          <table:table-cell table:number-columns-repeated="3"/>
          <table:table-cell office:value-type="float" office:value="47.9063" calcext:value-type="float">
            <text:p>47.9063</text:p>
          </table:table-cell>
          <table:table-cell office:value-type="float" office:value="51.8485" calcext:value-type="float">
            <text:p>51.8485</text:p>
          </table:table-cell>
          <table:table-cell office:value-type="float" office:value="41.9694" calcext:value-type="float">
            <text:p>41.9694</text:p>
          </table:table-cell>
          <table:table-cell office:value-type="float" office:value="55.9732" calcext:value-type="float">
            <text:p>55.9732</text:p>
          </table:table-cell>
          <table:table-cell office:value-type="float" office:value="53.4228" calcext:value-type="float">
            <text:p>53.4228</text:p>
          </table:table-cell>
          <table:table-cell office:value-type="float" office:value="35.814" calcext:value-type="float">
            <text:p>35.814</text:p>
          </table:table-cell>
          <table:table-cell office:value-type="float" office:value="43.2383" calcext:value-type="float">
            <text:p>43.2383</text:p>
          </table:table-cell>
          <table:table-cell office:value-type="float" office:value="53.8249" calcext:value-type="float">
            <text:p>53.8249</text:p>
          </table:table-cell>
          <table:table-cell office:value-type="float" office:value="78.9913" calcext:value-type="float">
            <text:p>78.9913</text:p>
          </table:table-cell>
          <table:table-cell office:value-type="float" office:value="40.5086" calcext:value-type="float">
            <text:p>40.5086</text:p>
          </table:table-cell>
        </table:table-row>
        <table:table-row table:style-name="ro1">
          <table:table-cell table:number-columns-repeated="3"/>
          <table:table-cell office:value-type="float" office:value="49.0374" calcext:value-type="float">
            <text:p>49.0374</text:p>
          </table:table-cell>
          <table:table-cell office:value-type="float" office:value="51.4904" calcext:value-type="float">
            <text:p>51.4904</text:p>
          </table:table-cell>
          <table:table-cell office:value-type="float" office:value="40.3997" calcext:value-type="float">
            <text:p>40.3997</text:p>
          </table:table-cell>
          <table:table-cell office:value-type="float" office:value="51.9525" calcext:value-type="float">
            <text:p>51.9525</text:p>
          </table:table-cell>
          <table:table-cell office:value-type="float" office:value="57.0807" calcext:value-type="float">
            <text:p>57.0807</text:p>
          </table:table-cell>
          <table:table-cell office:value-type="float" office:value="34.6454" calcext:value-type="float">
            <text:p>34.6454</text:p>
          </table:table-cell>
          <table:table-cell office:value-type="float" office:value="47.6206" calcext:value-type="float">
            <text:p>47.6206</text:p>
          </table:table-cell>
          <table:table-cell office:value-type="float" office:value="57.0671" calcext:value-type="float">
            <text:p>57.0671</text:p>
          </table:table-cell>
          <table:table-cell office:value-type="float" office:value="74.0697" calcext:value-type="float">
            <text:p>74.0697</text:p>
          </table:table-cell>
          <table:table-cell office:value-type="float" office:value="40.1938" calcext:value-type="float">
            <text:p>40.1938</text:p>
          </table:table-cell>
        </table:table-row>
        <table:table-row table:style-name="ro1">
          <table:table-cell table:number-columns-repeated="3"/>
          <table:table-cell office:value-type="float" office:value="46.2793" calcext:value-type="float">
            <text:p>46.2793</text:p>
          </table:table-cell>
          <table:table-cell office:value-type="float" office:value="56.0429" calcext:value-type="float">
            <text:p>56.0429</text:p>
          </table:table-cell>
          <table:table-cell office:value-type="float" office:value="38.6473" calcext:value-type="float">
            <text:p>38.6473</text:p>
          </table:table-cell>
          <table:table-cell office:value-type="float" office:value="48.0387" calcext:value-type="float">
            <text:p>48.0387</text:p>
          </table:table-cell>
          <table:table-cell office:value-type="float" office:value="51.652" calcext:value-type="float">
            <text:p>51.652</text:p>
          </table:table-cell>
          <table:table-cell office:value-type="float" office:value="36.3454" calcext:value-type="float">
            <text:p>36.3454</text:p>
          </table:table-cell>
          <table:table-cell office:value-type="float" office:value="48.673" calcext:value-type="float">
            <text:p>48.673</text:p>
          </table:table-cell>
          <table:table-cell office:value-type="float" office:value="53.4066" calcext:value-type="float">
            <text:p>53.4066</text:p>
          </table:table-cell>
          <table:table-cell office:value-type="float" office:value="73.2739" calcext:value-type="float">
            <text:p>73.2739</text:p>
          </table:table-cell>
          <table:table-cell office:value-type="float" office:value="43.8815" calcext:value-type="float">
            <text:p>43.8815</text:p>
          </table:table-cell>
        </table:table-row>
        <table:table-row table:style-name="ro1">
          <table:table-cell table:number-columns-repeated="3"/>
          <table:table-cell office:value-type="float" office:value="49.3718" calcext:value-type="float">
            <text:p>49.3718</text:p>
          </table:table-cell>
          <table:table-cell office:value-type="float" office:value="53.6577" calcext:value-type="float">
            <text:p>53.6577</text:p>
          </table:table-cell>
          <table:table-cell office:value-type="float" office:value="38.6406" calcext:value-type="float">
            <text:p>38.6406</text:p>
          </table:table-cell>
          <table:table-cell office:value-type="float" office:value="51.6324" calcext:value-type="float">
            <text:p>51.6324</text:p>
          </table:table-cell>
          <table:table-cell office:value-type="float" office:value="49.4438" calcext:value-type="float">
            <text:p>49.4438</text:p>
          </table:table-cell>
          <table:table-cell office:value-type="float" office:value="34.9681" calcext:value-type="float">
            <text:p>34.9681</text:p>
          </table:table-cell>
          <table:table-cell office:value-type="float" office:value="50.0389" calcext:value-type="float">
            <text:p>50.0389</text:p>
          </table:table-cell>
          <table:table-cell office:value-type="float" office:value="53.1384" calcext:value-type="float">
            <text:p>53.1384</text:p>
          </table:table-cell>
          <table:table-cell office:value-type="float" office:value="70.0474" calcext:value-type="float">
            <text:p>70.0474</text:p>
          </table:table-cell>
          <table:table-cell office:value-type="float" office:value="41.9925" calcext:value-type="float">
            <text:p>41.9925</text:p>
          </table:table-cell>
        </table:table-row>
        <table:table-row table:style-name="ro1">
          <table:table-cell table:number-columns-repeated="3"/>
          <table:table-cell office:value-type="float" office:value="48.5768" calcext:value-type="float">
            <text:p>48.5768</text:p>
          </table:table-cell>
          <table:table-cell office:value-type="float" office:value="54.6619" calcext:value-type="float">
            <text:p>54.6619</text:p>
          </table:table-cell>
          <table:table-cell office:value-type="float" office:value="38.7121" calcext:value-type="float">
            <text:p>38.7121</text:p>
          </table:table-cell>
          <table:table-cell office:value-type="float" office:value="54.7145" calcext:value-type="float">
            <text:p>54.7145</text:p>
          </table:table-cell>
          <table:table-cell office:value-type="float" office:value="54.5276" calcext:value-type="float">
            <text:p>54.5276</text:p>
          </table:table-cell>
          <table:table-cell office:value-type="float" office:value="37.3374" calcext:value-type="float">
            <text:p>37.3374</text:p>
          </table:table-cell>
          <table:table-cell office:value-type="float" office:value="46.1668" calcext:value-type="float">
            <text:p>46.1668</text:p>
          </table:table-cell>
          <table:table-cell office:value-type="float" office:value="49.0373" calcext:value-type="float">
            <text:p>49.0373</text:p>
          </table:table-cell>
          <table:table-cell office:value-type="float" office:value="74.2125" calcext:value-type="float">
            <text:p>74.2125</text:p>
          </table:table-cell>
          <table:table-cell office:value-type="float" office:value="39.8247" calcext:value-type="float">
            <text:p>39.8247</text:p>
          </table:table-cell>
        </table:table-row>
        <table:table-row table:style-name="ro1">
          <table:table-cell table:number-columns-repeated="3"/>
          <table:table-cell office:value-type="float" office:value="46.3501" calcext:value-type="float">
            <text:p>46.3501</text:p>
          </table:table-cell>
          <table:table-cell office:value-type="float" office:value="59.8172" calcext:value-type="float">
            <text:p>59.8172</text:p>
          </table:table-cell>
          <table:table-cell office:value-type="float" office:value="37.8416" calcext:value-type="float">
            <text:p>37.8416</text:p>
          </table:table-cell>
          <table:table-cell office:value-type="float" office:value="52.1944" calcext:value-type="float">
            <text:p>52.1944</text:p>
          </table:table-cell>
          <table:table-cell office:value-type="float" office:value="59.2438" calcext:value-type="float">
            <text:p>59.2438</text:p>
          </table:table-cell>
          <table:table-cell office:value-type="float" office:value="42.1386" calcext:value-type="float">
            <text:p>42.1386</text:p>
          </table:table-cell>
          <table:table-cell office:value-type="float" office:value="42.8627" calcext:value-type="float">
            <text:p>42.8627</text:p>
          </table:table-cell>
          <table:table-cell office:value-type="float" office:value="50.172" calcext:value-type="float">
            <text:p>50.172</text:p>
          </table:table-cell>
          <table:table-cell office:value-type="float" office:value="73.5969" calcext:value-type="float">
            <text:p>73.5969</text:p>
          </table:table-cell>
          <table:table-cell office:value-type="float" office:value="41.6112" calcext:value-type="float">
            <text:p>41.6112</text:p>
          </table:table-cell>
        </table:table-row>
        <table:table-row table:style-name="ro1">
          <table:table-cell table:number-columns-repeated="3"/>
          <table:table-cell office:value-type="float" office:value="45.0161" calcext:value-type="float">
            <text:p>45.0161</text:p>
          </table:table-cell>
          <table:table-cell office:value-type="float" office:value="62.1115" calcext:value-type="float">
            <text:p>62.1115</text:p>
          </table:table-cell>
          <table:table-cell office:value-type="float" office:value="35.4095" calcext:value-type="float">
            <text:p>35.4095</text:p>
          </table:table-cell>
          <table:table-cell office:value-type="float" office:value="51.7387" calcext:value-type="float">
            <text:p>51.7387</text:p>
          </table:table-cell>
          <table:table-cell office:value-type="float" office:value="58.6928" calcext:value-type="float">
            <text:p>58.6928</text:p>
          </table:table-cell>
          <table:table-cell office:value-type="float" office:value="39.0487" calcext:value-type="float">
            <text:p>39.0487</text:p>
          </table:table-cell>
          <table:table-cell office:value-type="float" office:value="43.4495" calcext:value-type="float">
            <text:p>43.4495</text:p>
          </table:table-cell>
          <table:table-cell office:value-type="float" office:value="45.6605" calcext:value-type="float">
            <text:p>45.6605</text:p>
          </table:table-cell>
          <table:table-cell office:value-type="float" office:value="69.9495" calcext:value-type="float">
            <text:p>69.9495</text:p>
          </table:table-cell>
          <table:table-cell office:value-type="float" office:value="41.912" calcext:value-type="float">
            <text:p>41.912</text:p>
          </table:table-cell>
        </table:table-row>
        <table:table-row table:style-name="ro1">
          <table:table-cell table:number-columns-repeated="3"/>
          <table:table-cell office:value-type="float" office:value="43.1961" calcext:value-type="float">
            <text:p>43.1961</text:p>
          </table:table-cell>
          <table:table-cell office:value-type="float" office:value="60.103" calcext:value-type="float">
            <text:p>60.103</text:p>
          </table:table-cell>
          <table:table-cell office:value-type="float" office:value="36.8802" calcext:value-type="float">
            <text:p>36.8802</text:p>
          </table:table-cell>
          <table:table-cell office:value-type="float" office:value="51.2934" calcext:value-type="float">
            <text:p>51.2934</text:p>
          </table:table-cell>
          <table:table-cell office:value-type="float" office:value="57.9552" calcext:value-type="float">
            <text:p>57.9552</text:p>
          </table:table-cell>
          <table:table-cell office:value-type="float" office:value="38.9437" calcext:value-type="float">
            <text:p>38.9437</text:p>
          </table:table-cell>
          <table:table-cell office:value-type="float" office:value="42.2263" calcext:value-type="float">
            <text:p>42.2263</text:p>
          </table:table-cell>
          <table:table-cell office:value-type="float" office:value="46.8986" calcext:value-type="float">
            <text:p>46.8986</text:p>
          </table:table-cell>
          <table:table-cell office:value-type="float" office:value="72.184" calcext:value-type="float">
            <text:p>72.184</text:p>
          </table:table-cell>
          <table:table-cell office:value-type="float" office:value="42.0356" calcext:value-type="float">
            <text:p>42.0356</text:p>
          </table:table-cell>
        </table:table-row>
        <table:table-row table:style-name="ro1">
          <table:table-cell table:number-columns-repeated="3"/>
          <table:table-cell office:value-type="float" office:value="41.9674" calcext:value-type="float">
            <text:p>41.9674</text:p>
          </table:table-cell>
          <table:table-cell office:value-type="float" office:value="54.2001" calcext:value-type="float">
            <text:p>54.2001</text:p>
          </table:table-cell>
          <table:table-cell office:value-type="float" office:value="36.9172" calcext:value-type="float">
            <text:p>36.9172</text:p>
          </table:table-cell>
          <table:table-cell office:value-type="float" office:value="51.3519" calcext:value-type="float">
            <text:p>51.3519</text:p>
          </table:table-cell>
          <table:table-cell office:value-type="float" office:value="62.2827" calcext:value-type="float">
            <text:p>62.2827</text:p>
          </table:table-cell>
          <table:table-cell office:value-type="float" office:value="37.2916" calcext:value-type="float">
            <text:p>37.2916</text:p>
          </table:table-cell>
          <table:table-cell office:value-type="float" office:value="42.9104" calcext:value-type="float">
            <text:p>42.9104</text:p>
          </table:table-cell>
          <table:table-cell office:value-type="float" office:value="47.3911" calcext:value-type="float">
            <text:p>47.3911</text:p>
          </table:table-cell>
          <table:table-cell office:value-type="float" office:value="66.8869" calcext:value-type="float">
            <text:p>66.8869</text:p>
          </table:table-cell>
          <table:table-cell office:value-type="float" office:value="40.6104" calcext:value-type="float">
            <text:p>40.6104</text:p>
          </table:table-cell>
        </table:table-row>
        <table:table-row table:style-name="ro1">
          <table:table-cell table:number-columns-repeated="3"/>
          <table:table-cell office:value-type="float" office:value="40.4198" calcext:value-type="float">
            <text:p>40.4198</text:p>
          </table:table-cell>
          <table:table-cell office:value-type="float" office:value="50.4248" calcext:value-type="float">
            <text:p>50.4248</text:p>
          </table:table-cell>
          <table:table-cell office:value-type="float" office:value="37.1811" calcext:value-type="float">
            <text:p>37.1811</text:p>
          </table:table-cell>
          <table:table-cell office:value-type="float" office:value="51.9953" calcext:value-type="float">
            <text:p>51.9953</text:p>
          </table:table-cell>
          <table:table-cell office:value-type="float" office:value="59.6804" calcext:value-type="float">
            <text:p>59.6804</text:p>
          </table:table-cell>
          <table:table-cell office:value-type="float" office:value="41.7368" calcext:value-type="float">
            <text:p>41.7368</text:p>
          </table:table-cell>
          <table:table-cell office:value-type="float" office:value="40.066" calcext:value-type="float">
            <text:p>40.066</text:p>
          </table:table-cell>
          <table:table-cell office:value-type="float" office:value="45.7469" calcext:value-type="float">
            <text:p>45.7469</text:p>
          </table:table-cell>
          <table:table-cell office:value-type="float" office:value="69.9605" calcext:value-type="float">
            <text:p>69.9605</text:p>
          </table:table-cell>
          <table:table-cell office:value-type="float" office:value="37.3442" calcext:value-type="float">
            <text:p>37.3442</text:p>
          </table:table-cell>
        </table:table-row>
        <table:table-row table:style-name="ro1">
          <table:table-cell table:number-columns-repeated="3"/>
          <table:table-cell office:value-type="float" office:value="39.6257" calcext:value-type="float">
            <text:p>39.6257</text:p>
          </table:table-cell>
          <table:table-cell office:value-type="float" office:value="51.5098" calcext:value-type="float">
            <text:p>51.5098</text:p>
          </table:table-cell>
          <table:table-cell office:value-type="float" office:value="34.6529" calcext:value-type="float">
            <text:p>34.6529</text:p>
          </table:table-cell>
          <table:table-cell office:value-type="float" office:value="55.7571" calcext:value-type="float">
            <text:p>55.7571</text:p>
          </table:table-cell>
          <table:table-cell office:value-type="float" office:value="57.9402" calcext:value-type="float">
            <text:p>57.9402</text:p>
          </table:table-cell>
          <table:table-cell office:value-type="float" office:value="37.4977" calcext:value-type="float">
            <text:p>37.4977</text:p>
          </table:table-cell>
          <table:table-cell office:value-type="float" office:value="42.2977" calcext:value-type="float">
            <text:p>42.2977</text:p>
          </table:table-cell>
          <table:table-cell office:value-type="float" office:value="45.645" calcext:value-type="float">
            <text:p>45.645</text:p>
          </table:table-cell>
          <table:table-cell office:value-type="float" office:value="67.7311" calcext:value-type="float">
            <text:p>67.7311</text:p>
          </table:table-cell>
          <table:table-cell office:value-type="float" office:value="33.5515" calcext:value-type="float">
            <text:p>33.5515</text:p>
          </table:table-cell>
        </table:table-row>
        <table:table-row table:style-name="ro1">
          <table:table-cell table:number-columns-repeated="3"/>
          <table:table-cell office:value-type="float" office:value="40.0567" calcext:value-type="float">
            <text:p>40.0567</text:p>
          </table:table-cell>
          <table:table-cell office:value-type="float" office:value="53.3781" calcext:value-type="float">
            <text:p>53.3781</text:p>
          </table:table-cell>
          <table:table-cell office:value-type="float" office:value="33.6692" calcext:value-type="float">
            <text:p>33.6692</text:p>
          </table:table-cell>
          <table:table-cell office:value-type="float" office:value="54.0098" calcext:value-type="float">
            <text:p>54.0098</text:p>
          </table:table-cell>
          <table:table-cell office:value-type="float" office:value="57.5328" calcext:value-type="float">
            <text:p>57.5328</text:p>
          </table:table-cell>
          <table:table-cell office:value-type="float" office:value="34.9639" calcext:value-type="float">
            <text:p>34.9639</text:p>
          </table:table-cell>
          <table:table-cell office:value-type="float" office:value="43.999" calcext:value-type="float">
            <text:p>43.999</text:p>
          </table:table-cell>
          <table:table-cell office:value-type="float" office:value="43.089" calcext:value-type="float">
            <text:p>43.089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31.6976" calcext:value-type="float">
            <text:p>31.6976</text:p>
          </table:table-cell>
        </table:table-row>
        <table:table-row table:style-name="ro1">
          <table:table-cell table:number-columns-repeated="3"/>
          <table:table-cell office:value-type="float" office:value="41.2179" calcext:value-type="float">
            <text:p>41.2179</text:p>
          </table:table-cell>
          <table:table-cell office:value-type="float" office:value="55.1649" calcext:value-type="float">
            <text:p>55.1649</text:p>
          </table:table-cell>
          <table:table-cell office:value-type="float" office:value="33.3628" calcext:value-type="float">
            <text:p>33.3628</text:p>
          </table:table-cell>
          <table:table-cell office:value-type="float" office:value="51.3681" calcext:value-type="float">
            <text:p>51.3681</text:p>
          </table:table-cell>
          <table:table-cell office:value-type="float" office:value="58.421" calcext:value-type="float">
            <text:p>58.421</text:p>
          </table:table-cell>
          <table:table-cell office:value-type="float" office:value="38.5762" calcext:value-type="float">
            <text:p>38.5762</text:p>
          </table:table-cell>
          <table:table-cell office:value-type="float" office:value="38.9912" calcext:value-type="float">
            <text:p>38.9912</text:p>
          </table:table-cell>
          <table:table-cell office:value-type="float" office:value="42.5315" calcext:value-type="float">
            <text:p>42.5315</text:p>
          </table:table-cell>
          <table:table-cell office:value-type="float" office:value="69.1367" calcext:value-type="float">
            <text:p>69.1367</text:p>
          </table:table-cell>
          <table:table-cell office:value-type="float" office:value="32.365" calcext:value-type="float">
            <text:p>32.365</text:p>
          </table:table-cell>
        </table:table-row>
        <table:table-row table:style-name="ro1">
          <table:table-cell table:number-columns-repeated="3"/>
          <table:table-cell office:value-type="float" office:value="38.9684" calcext:value-type="float">
            <text:p>38.9684</text:p>
          </table:table-cell>
          <table:table-cell office:value-type="float" office:value="55.321" calcext:value-type="float">
            <text:p>55.321</text:p>
          </table:table-cell>
          <table:table-cell office:value-type="float" office:value="32.8257" calcext:value-type="float">
            <text:p>32.8257</text:p>
          </table:table-cell>
          <table:table-cell office:value-type="float" office:value="54.1831" calcext:value-type="float">
            <text:p>54.1831</text:p>
          </table:table-cell>
          <table:table-cell office:value-type="float" office:value="59.4661" calcext:value-type="float">
            <text:p>59.4661</text:p>
          </table:table-cell>
          <table:table-cell office:value-type="float" office:value="33.9085" calcext:value-type="float">
            <text:p>33.9085</text:p>
          </table:table-cell>
          <table:table-cell office:value-type="float" office:value="41.2423" calcext:value-type="float">
            <text:p>41.2423</text:p>
          </table:table-cell>
          <table:table-cell office:value-type="float" office:value="43.1169" calcext:value-type="float">
            <text:p>43.1169</text:p>
          </table:table-cell>
          <table:table-cell office:value-type="float" office:value="72.4228" calcext:value-type="float">
            <text:p>72.4228</text:p>
          </table:table-cell>
          <table:table-cell office:value-type="float" office:value="32.3764" calcext:value-type="float">
            <text:p>32.3764</text:p>
          </table:table-cell>
        </table:table-row>
        <table:table-row table:style-name="ro1">
          <table:table-cell table:number-columns-repeated="3"/>
          <table:table-cell office:value-type="float" office:value="37.1329" calcext:value-type="float">
            <text:p>37.1329</text:p>
          </table:table-cell>
          <table:table-cell office:value-type="float" office:value="56.0444" calcext:value-type="float">
            <text:p>56.0444</text:p>
          </table:table-cell>
          <table:table-cell office:value-type="float" office:value="31.0701" calcext:value-type="float">
            <text:p>31.0701</text:p>
          </table:table-cell>
          <table:table-cell office:value-type="float" office:value="53.2451" calcext:value-type="float">
            <text:p>53.2451</text:p>
          </table:table-cell>
          <table:table-cell office:value-type="float" office:value="60.5354" calcext:value-type="float">
            <text:p>60.5354</text:p>
          </table:table-cell>
          <table:table-cell office:value-type="float" office:value="33.5598" calcext:value-type="float">
            <text:p>33.5598</text:p>
          </table:table-cell>
          <table:table-cell office:value-type="float" office:value="39.2403" calcext:value-type="float">
            <text:p>39.2403</text:p>
          </table:table-cell>
          <table:table-cell office:value-type="float" office:value="43.7248" calcext:value-type="float">
            <text:p>43.7248</text:p>
          </table:table-cell>
          <table:table-cell office:value-type="float" office:value="73.1791" calcext:value-type="float">
            <text:p>73.1791</text:p>
          </table:table-cell>
          <table:table-cell office:value-type="float" office:value="32.5284" calcext:value-type="float">
            <text:p>32.5284</text:p>
          </table:table-cell>
        </table:table-row>
        <table:table-row table:style-name="ro1">
          <table:table-cell table:number-columns-repeated="3"/>
          <table:table-cell office:value-type="float" office:value="36.3129" calcext:value-type="float">
            <text:p>36.3129</text:p>
          </table:table-cell>
          <table:table-cell office:value-type="float" office:value="57.8513" calcext:value-type="float">
            <text:p>57.8513</text:p>
          </table:table-cell>
          <table:table-cell office:value-type="float" office:value="29.9236" calcext:value-type="float">
            <text:p>29.9236</text:p>
          </table:table-cell>
          <table:table-cell office:value-type="float" office:value="51.2247" calcext:value-type="float">
            <text:p>51.2247</text:p>
          </table:table-cell>
          <table:table-cell office:value-type="float" office:value="56.3509" calcext:value-type="float">
            <text:p>56.3509</text:p>
          </table:table-cell>
          <table:table-cell office:value-type="float" office:value="36.712" calcext:value-type="float">
            <text:p>36.712</text:p>
          </table:table-cell>
          <table:table-cell office:value-type="float" office:value="36.225" calcext:value-type="float">
            <text:p>36.225</text:p>
          </table:table-cell>
          <table:table-cell office:value-type="float" office:value="47.9072" calcext:value-type="float">
            <text:p>47.9072</text:p>
          </table:table-cell>
          <table:table-cell office:value-type="float" office:value="76.4641" calcext:value-type="float">
            <text:p>76.4641</text:p>
          </table:table-cell>
          <table:table-cell office:value-type="float" office:value="32.6482" calcext:value-type="float">
            <text:p>32.6482</text:p>
          </table:table-cell>
        </table:table-row>
        <table:table-row table:style-name="ro1">
          <table:table-cell table:number-columns-repeated="3"/>
          <table:table-cell office:value-type="float" office:value="36.3901" calcext:value-type="float">
            <text:p>36.3901</text:p>
          </table:table-cell>
          <table:table-cell office:value-type="float" office:value="57.1525" calcext:value-type="float">
            <text:p>57.1525</text:p>
          </table:table-cell>
          <table:table-cell office:value-type="float" office:value="27.7204" calcext:value-type="float">
            <text:p>27.7204</text:p>
          </table:table-cell>
          <table:table-cell office:value-type="float" office:value="55.9123" calcext:value-type="float">
            <text:p>55.9123</text:p>
          </table:table-cell>
          <table:table-cell office:value-type="float" office:value="56.7738" calcext:value-type="float">
            <text:p>56.7738</text:p>
          </table:table-cell>
          <table:table-cell office:value-type="float" office:value="36.5873" calcext:value-type="float">
            <text:p>36.5873</text:p>
          </table:table-cell>
          <table:table-cell office:value-type="float" office:value="35.812" calcext:value-type="float">
            <text:p>35.812</text:p>
          </table:table-cell>
          <table:table-cell office:value-type="float" office:value="48.1829" calcext:value-type="float">
            <text:p>48.1829</text:p>
          </table:table-cell>
          <table:table-cell office:value-type="float" office:value="75.8909" calcext:value-type="float">
            <text:p>75.8909</text:p>
          </table:table-cell>
          <table:table-cell office:value-type="float" office:value="34.488" calcext:value-type="float">
            <text:p>34.488</text:p>
          </table:table-cell>
        </table:table-row>
        <table:table-row table:style-name="ro1">
          <table:table-cell table:number-columns-repeated="3"/>
          <table:table-cell office:value-type="float" office:value="36.529" calcext:value-type="float">
            <text:p>36.529</text:p>
          </table:table-cell>
          <table:table-cell office:value-type="float" office:value="58.2452" calcext:value-type="float">
            <text:p>58.2452</text:p>
          </table:table-cell>
          <table:table-cell office:value-type="float" office:value="27.9503" calcext:value-type="float">
            <text:p>27.9503</text:p>
          </table:table-cell>
          <table:table-cell office:value-type="float" office:value="55.6377" calcext:value-type="float">
            <text:p>55.6377</text:p>
          </table:table-cell>
          <table:table-cell office:value-type="float" office:value="56.7918" calcext:value-type="float">
            <text:p>56.7918</text:p>
          </table:table-cell>
          <table:table-cell office:value-type="float" office:value="36.1258" calcext:value-type="float">
            <text:p>36.1258</text:p>
          </table:table-cell>
          <table:table-cell office:value-type="float" office:value="37.4511" calcext:value-type="float">
            <text:p>37.4511</text:p>
          </table:table-cell>
          <table:table-cell office:value-type="float" office:value="53.7469" calcext:value-type="float">
            <text:p>53.7469</text:p>
          </table:table-cell>
          <table:table-cell office:value-type="float" office:value="73.0218" calcext:value-type="float">
            <text:p>73.0218</text:p>
          </table:table-cell>
          <table:table-cell office:value-type="float" office:value="31.9692" calcext:value-type="float">
            <text:p>31.9692</text:p>
          </table:table-cell>
        </table:table-row>
        <table:table-row table:style-name="ro1">
          <table:table-cell table:number-columns-repeated="3"/>
          <table:table-cell office:value-type="float" office:value="32.972" calcext:value-type="float">
            <text:p>32.972</text:p>
          </table:table-cell>
          <table:table-cell office:value-type="float" office:value="59.73" calcext:value-type="float">
            <text:p>59.73</text:p>
          </table:table-cell>
          <table:table-cell office:value-type="float" office:value="30.3543" calcext:value-type="float">
            <text:p>30.3543</text:p>
          </table:table-cell>
          <table:table-cell office:value-type="float" office:value="59.458" calcext:value-type="float">
            <text:p>59.458</text:p>
          </table:table-cell>
          <table:table-cell office:value-type="float" office:value="55.8722" calcext:value-type="float">
            <text:p>55.8722</text:p>
          </table:table-cell>
          <table:table-cell office:value-type="float" office:value="35.1543" calcext:value-type="float">
            <text:p>35.1543</text:p>
          </table:table-cell>
          <table:table-cell office:value-type="float" office:value="41.4554" calcext:value-type="float">
            <text:p>41.4554</text:p>
          </table:table-cell>
          <table:table-cell office:value-type="float" office:value="57.1385" calcext:value-type="float">
            <text:p>57.1385</text:p>
          </table:table-cell>
          <table:table-cell office:value-type="float" office:value="72.7341" calcext:value-type="float">
            <text:p>72.7341</text:p>
          </table:table-cell>
          <table:table-cell office:value-type="float" office:value="30.1523" calcext:value-type="float">
            <text:p>30.1523</text:p>
          </table:table-cell>
        </table:table-row>
        <table:table-row table:style-name="ro1">
          <table:table-cell table:number-columns-repeated="3"/>
          <table:table-cell office:value-type="float" office:value="35.8436" calcext:value-type="float">
            <text:p>35.8436</text:p>
          </table:table-cell>
          <table:table-cell office:value-type="float" office:value="57.0456" calcext:value-type="float">
            <text:p>57.0456</text:p>
          </table:table-cell>
          <table:table-cell office:value-type="float" office:value="29.5204" calcext:value-type="float">
            <text:p>29.5204</text:p>
          </table:table-cell>
          <table:table-cell office:value-type="float" office:value="57.8382" calcext:value-type="float">
            <text:p>57.8382</text:p>
          </table:table-cell>
          <table:table-cell office:value-type="float" office:value="56.1845" calcext:value-type="float">
            <text:p>56.1845</text:p>
          </table:table-cell>
          <table:table-cell office:value-type="float" office:value="37.5407" calcext:value-type="float">
            <text:p>37.5407</text:p>
          </table:table-cell>
          <table:table-cell office:value-type="float" office:value="40.7742" calcext:value-type="float">
            <text:p>40.7742</text:p>
          </table:table-cell>
          <table:table-cell office:value-type="float" office:value="61.9371" calcext:value-type="float">
            <text:p>61.9371</text:p>
          </table:table-cell>
          <table:table-cell office:value-type="float" office:value="74.2231" calcext:value-type="float">
            <text:p>74.2231</text:p>
          </table:table-cell>
          <table:table-cell office:value-type="float" office:value="29.7907" calcext:value-type="float">
            <text:p>29.7907</text:p>
          </table:table-cell>
        </table:table-row>
        <table:table-row table:style-name="ro1">
          <table:table-cell table:number-columns-repeated="3"/>
          <table:table-cell office:value-type="float" office:value="34.2594" calcext:value-type="float">
            <text:p>34.2594</text:p>
          </table:table-cell>
          <table:table-cell office:value-type="float" office:value="59.506" calcext:value-type="float">
            <text:p>59.506</text:p>
          </table:table-cell>
          <table:table-cell office:value-type="float" office:value="33.9265" calcext:value-type="float">
            <text:p>33.9265</text:p>
          </table:table-cell>
          <table:table-cell office:value-type="float" office:value="52.8996" calcext:value-type="float">
            <text:p>52.8996</text:p>
          </table:table-cell>
          <table:table-cell office:value-type="float" office:value="55.3884" calcext:value-type="float">
            <text:p>55.3884</text:p>
          </table:table-cell>
          <table:table-cell office:value-type="float" office:value="37.5791" calcext:value-type="float">
            <text:p>37.5791</text:p>
          </table:table-cell>
          <table:table-cell office:value-type="float" office:value="38.1752" calcext:value-type="float">
            <text:p>38.1752</text:p>
          </table:table-cell>
          <table:table-cell office:value-type="float" office:value="61.3598" calcext:value-type="float">
            <text:p>61.3598</text:p>
          </table:table-cell>
          <table:table-cell office:value-type="float" office:value="74.9801" calcext:value-type="float">
            <text:p>74.9801</text:p>
          </table:table-cell>
          <table:table-cell office:value-type="float" office:value="31.0652" calcext:value-type="float">
            <text:p>31.0652</text:p>
          </table:table-cell>
        </table:table-row>
        <table:table-row table:style-name="ro1">
          <table:table-cell table:number-columns-repeated="3"/>
          <table:table-cell office:value-type="float" office:value="37.4524" calcext:value-type="float">
            <text:p>37.4524</text:p>
          </table:table-cell>
          <table:table-cell office:value-type="float" office:value="64.8023" calcext:value-type="float">
            <text:p>64.8023</text:p>
          </table:table-cell>
          <table:table-cell office:value-type="float" office:value="36.5184" calcext:value-type="float">
            <text:p>36.5184</text:p>
          </table:table-cell>
          <table:table-cell office:value-type="float" office:value="53.4167" calcext:value-type="float">
            <text:p>53.4167</text:p>
          </table:table-cell>
          <table:table-cell office:value-type="float" office:value="51.2259" calcext:value-type="float">
            <text:p>51.2259</text:p>
          </table:table-cell>
          <table:table-cell office:value-type="float" office:value="36.3291" calcext:value-type="float">
            <text:p>36.3291</text:p>
          </table:table-cell>
          <table:table-cell office:value-type="float" office:value="35.7589" calcext:value-type="float">
            <text:p>35.7589</text:p>
          </table:table-cell>
          <table:table-cell office:value-type="float" office:value="59.0144" calcext:value-type="float">
            <text:p>59.0144</text:p>
          </table:table-cell>
          <table:table-cell office:value-type="float" office:value="70.3085" calcext:value-type="float">
            <text:p>70.3085</text:p>
          </table:table-cell>
          <table:table-cell office:value-type="float" office:value="30.6186" calcext:value-type="float">
            <text:p>30.6186</text:p>
          </table:table-cell>
        </table:table-row>
        <table:table-row table:style-name="ro1">
          <table:table-cell table:number-columns-repeated="3"/>
          <table:table-cell office:value-type="float" office:value="34.9858" calcext:value-type="float">
            <text:p>34.9858</text:p>
          </table:table-cell>
          <table:table-cell office:value-type="float" office:value="73.0545" calcext:value-type="float">
            <text:p>73.0545</text:p>
          </table:table-cell>
          <table:table-cell office:value-type="float" office:value="39.1588" calcext:value-type="float">
            <text:p>39.1588</text:p>
          </table:table-cell>
          <table:table-cell office:value-type="float" office:value="50.8784" calcext:value-type="float">
            <text:p>50.8784</text:p>
          </table:table-cell>
          <table:table-cell office:value-type="float" office:value="49.7735" calcext:value-type="float">
            <text:p>49.7735</text:p>
          </table:table-cell>
          <table:table-cell office:value-type="float" office:value="32.4638" calcext:value-type="float">
            <text:p>32.4638</text:p>
          </table:table-cell>
          <table:table-cell office:value-type="float" office:value="36.7474" calcext:value-type="float">
            <text:p>36.7474</text:p>
          </table:table-cell>
          <table:table-cell office:value-type="float" office:value="59.6783" calcext:value-type="float">
            <text:p>59.6783</text:p>
          </table:table-cell>
          <table:table-cell office:value-type="float" office:value="72.1786" calcext:value-type="float">
            <text:p>72.1786</text:p>
          </table:table-cell>
          <table:table-cell office:value-type="float" office:value="28.4603" calcext:value-type="float">
            <text:p>28.4603</text:p>
          </table:table-cell>
        </table:table-row>
        <table:table-row table:style-name="ro1">
          <table:table-cell table:number-columns-repeated="3"/>
          <table:table-cell office:value-type="float" office:value="33.317" calcext:value-type="float">
            <text:p>33.317</text:p>
          </table:table-cell>
          <table:table-cell office:value-type="float" office:value="75.0481" calcext:value-type="float">
            <text:p>75.0481</text:p>
          </table:table-cell>
          <table:table-cell office:value-type="float" office:value="40.5915" calcext:value-type="float">
            <text:p>40.5915</text:p>
          </table:table-cell>
          <table:table-cell office:value-type="float" office:value="51.4863" calcext:value-type="float">
            <text:p>51.4863</text:p>
          </table:table-cell>
          <table:table-cell office:value-type="float" office:value="45.7907" calcext:value-type="float">
            <text:p>45.7907</text:p>
          </table:table-cell>
          <table:table-cell office:value-type="float" office:value="30.0504" calcext:value-type="float">
            <text:p>30.0504</text:p>
          </table:table-cell>
          <table:table-cell office:value-type="float" office:value="33.9387" calcext:value-type="float">
            <text:p>33.9387</text:p>
          </table:table-cell>
          <table:table-cell office:value-type="float" office:value="57.3402" calcext:value-type="float">
            <text:p>57.3402</text:p>
          </table:table-cell>
          <table:table-cell office:value-type="float" office:value="68.0721" calcext:value-type="float">
            <text:p>68.0721</text:p>
          </table:table-cell>
          <table:table-cell office:value-type="float" office:value="27.7991" calcext:value-type="float">
            <text:p>27.7991</text:p>
          </table:table-cell>
        </table:table-row>
        <table:table-row table:style-name="ro1">
          <table:table-cell table:number-columns-repeated="3"/>
          <table:table-cell office:value-type="float" office:value="32.8698" calcext:value-type="float">
            <text:p>32.8698</text:p>
          </table:table-cell>
          <table:table-cell office:value-type="float" office:value="74.7456" calcext:value-type="float">
            <text:p>74.7456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51.6926" calcext:value-type="float">
            <text:p>51.6926</text:p>
          </table:table-cell>
          <table:table-cell office:value-type="float" office:value="41.8451" calcext:value-type="float">
            <text:p>41.8451</text:p>
          </table:table-cell>
          <table:table-cell office:value-type="float" office:value="29.7732" calcext:value-type="float">
            <text:p>29.7732</text:p>
          </table:table-cell>
          <table:table-cell office:value-type="float" office:value="31.5619" calcext:value-type="float">
            <text:p>31.5619</text:p>
          </table:table-cell>
          <table:table-cell office:value-type="float" office:value="58.6645" calcext:value-type="float">
            <text:p>58.6645</text:p>
          </table:table-cell>
          <table:table-cell office:value-type="float" office:value="66.8545" calcext:value-type="float">
            <text:p>66.8545</text:p>
          </table:table-cell>
          <table:table-cell office:value-type="float" office:value="25.1499" calcext:value-type="float">
            <text:p>25.1499</text:p>
          </table:table-cell>
        </table:table-row>
        <table:table-row table:style-name="ro1">
          <table:table-cell table:number-columns-repeated="3"/>
          <table:table-cell office:value-type="float" office:value="32.4749" calcext:value-type="float">
            <text:p>32.4749</text:p>
          </table:table-cell>
          <table:table-cell office:value-type="float" office:value="70.1667" calcext:value-type="float">
            <text:p>70.1667</text:p>
          </table:table-cell>
          <table:table-cell office:value-type="float" office:value="38.34" calcext:value-type="float">
            <text:p>38.34</text:p>
          </table:table-cell>
          <table:table-cell office:value-type="float" office:value="50.6835" calcext:value-type="float">
            <text:p>50.6835</text:p>
          </table:table-cell>
          <table:table-cell office:value-type="float" office:value="40.2862" calcext:value-type="float">
            <text:p>40.2862</text:p>
          </table:table-cell>
          <table:table-cell office:value-type="float" office:value="29.1476" calcext:value-type="float">
            <text:p>29.1476</text:p>
          </table:table-cell>
          <table:table-cell office:value-type="float" office:value="30.5657" calcext:value-type="float">
            <text:p>30.5657</text:p>
          </table:table-cell>
          <table:table-cell office:value-type="float" office:value="54.9982" calcext:value-type="float">
            <text:p>54.9982</text:p>
          </table:table-cell>
          <table:table-cell office:value-type="float" office:value="67.5147" calcext:value-type="float">
            <text:p>67.5147</text:p>
          </table:table-cell>
          <table:table-cell office:value-type="float" office:value="25.6753" calcext:value-type="float">
            <text:p>25.6753</text:p>
          </table:table-cell>
        </table:table-row>
        <table:table-row table:style-name="ro1">
          <table:table-cell table:number-columns-repeated="3"/>
          <table:table-cell office:value-type="float" office:value="31.2228" calcext:value-type="float">
            <text:p>31.2228</text:p>
          </table:table-cell>
          <table:table-cell office:value-type="float" office:value="73.0815" calcext:value-type="float">
            <text:p>73.0815</text:p>
          </table:table-cell>
          <table:table-cell office:value-type="float" office:value="37.8928" calcext:value-type="float">
            <text:p>37.8928</text:p>
          </table:table-cell>
          <table:table-cell office:value-type="float" office:value="44.6663" calcext:value-type="float">
            <text:p>44.6663</text:p>
          </table:table-cell>
          <table:table-cell office:value-type="float" office:value="42.5011" calcext:value-type="float">
            <text:p>42.5011</text:p>
          </table:table-cell>
          <table:table-cell office:value-type="float" office:value="28.3459" calcext:value-type="float">
            <text:p>28.3459</text:p>
          </table:table-cell>
          <table:table-cell office:value-type="float" office:value="30.086" calcext:value-type="float">
            <text:p>30.086</text:p>
          </table:table-cell>
          <table:table-cell office:value-type="float" office:value="57.6674" calcext:value-type="float">
            <text:p>57.6674</text:p>
          </table:table-cell>
          <table:table-cell office:value-type="float" office:value="68.0666" calcext:value-type="float">
            <text:p>68.0666</text:p>
          </table:table-cell>
          <table:table-cell office:value-type="float" office:value="25.998" calcext:value-type="float">
            <text:p>25.998</text:p>
          </table:table-cell>
        </table:table-row>
        <table:table-row table:style-name="ro1">
          <table:table-cell table:number-columns-repeated="3"/>
          <table:table-cell office:value-type="float" office:value="32.3486" calcext:value-type="float">
            <text:p>32.3486</text:p>
          </table:table-cell>
          <table:table-cell office:value-type="float" office:value="76.1153" calcext:value-type="float">
            <text:p>76.1153</text:p>
          </table:table-cell>
          <table:table-cell office:value-type="float" office:value="37.1672" calcext:value-type="float">
            <text:p>37.1672</text:p>
          </table:table-cell>
          <table:table-cell office:value-type="float" office:value="43.3197" calcext:value-type="float">
            <text:p>43.3197</text:p>
          </table:table-cell>
          <table:table-cell office:value-type="float" office:value="44.8642" calcext:value-type="float">
            <text:p>44.8642</text:p>
          </table:table-cell>
          <table:table-cell office:value-type="float" office:value="25.9696" calcext:value-type="float">
            <text:p>25.9696</text:p>
          </table:table-cell>
          <table:table-cell office:value-type="float" office:value="29.0345" calcext:value-type="float">
            <text:p>29.0345</text:p>
          </table:table-cell>
          <table:table-cell office:value-type="float" office:value="58.9295" calcext:value-type="float">
            <text:p>58.9295</text:p>
          </table:table-cell>
          <table:table-cell office:value-type="float" office:value="63.0936" calcext:value-type="float">
            <text:p>63.0936</text:p>
          </table:table-cell>
          <table:table-cell office:value-type="float" office:value="24.2562" calcext:value-type="float">
            <text:p>24.2562</text:p>
          </table:table-cell>
        </table:table-row>
        <table:table-row table:style-name="ro1">
          <table:table-cell table:number-columns-repeated="3"/>
          <table:table-cell office:value-type="float" office:value="29.5513" calcext:value-type="float">
            <text:p>29.5513</text:p>
          </table:table-cell>
          <table:table-cell office:value-type="float" office:value="73.0299" calcext:value-type="float">
            <text:p>73.0299</text:p>
          </table:table-cell>
          <table:table-cell office:value-type="float" office:value="37.6508" calcext:value-type="float">
            <text:p>37.6508</text:p>
          </table:table-cell>
          <table:table-cell office:value-type="float" office:value="45.2491" calcext:value-type="float">
            <text:p>45.2491</text:p>
          </table:table-cell>
          <table:table-cell office:value-type="float" office:value="46.2562" calcext:value-type="float">
            <text:p>46.2562</text:p>
          </table:table-cell>
          <table:table-cell office:value-type="float" office:value="23.228" calcext:value-type="float">
            <text:p>23.228</text:p>
          </table:table-cell>
          <table:table-cell office:value-type="float" office:value="29.3935" calcext:value-type="float">
            <text:p>29.3935</text:p>
          </table:table-cell>
          <table:table-cell office:value-type="float" office:value="57.8083" calcext:value-type="float">
            <text:p>57.8083</text:p>
          </table:table-cell>
          <table:table-cell office:value-type="float" office:value="69.1001" calcext:value-type="float">
            <text:p>69.1001</text:p>
          </table:table-cell>
          <table:table-cell office:value-type="float" office:value="24.2691" calcext:value-type="float">
            <text:p>24.2691</text:p>
          </table:table-cell>
        </table:table-row>
        <table:table-row table:style-name="ro1">
          <table:table-cell table:number-columns-repeated="3"/>
          <table:table-cell office:value-type="float" office:value="31.1071" calcext:value-type="float">
            <text:p>31.1071</text:p>
          </table:table-cell>
          <table:table-cell office:value-type="float" office:value="75.777" calcext:value-type="float">
            <text:p>75.777</text:p>
          </table:table-cell>
          <table:table-cell office:value-type="float" office:value="37.5868" calcext:value-type="float">
            <text:p>37.5868</text:p>
          </table:table-cell>
          <table:table-cell office:value-type="float" office:value="44.7073" calcext:value-type="float">
            <text:p>44.7073</text:p>
          </table:table-cell>
          <table:table-cell office:value-type="float" office:value="46.8079" calcext:value-type="float">
            <text:p>46.8079</text:p>
          </table:table-cell>
          <table:table-cell office:value-type="float" office:value="24.5902" calcext:value-type="float">
            <text:p>24.5902</text:p>
          </table:table-cell>
          <table:table-cell office:value-type="float" office:value="31.7774" calcext:value-type="float">
            <text:p>31.7774</text:p>
          </table:table-cell>
          <table:table-cell office:value-type="float" office:value="57.8389" calcext:value-type="float">
            <text:p>57.8389</text:p>
          </table:table-cell>
          <table:table-cell office:value-type="float" office:value="70.196" calcext:value-type="float">
            <text:p>70.196</text:p>
          </table:table-cell>
          <table:table-cell office:value-type="float" office:value="23.7558" calcext:value-type="float">
            <text:p>23.7558</text:p>
          </table:table-cell>
        </table:table-row>
        <table:table-row table:style-name="ro1">
          <table:table-cell table:number-columns-repeated="3"/>
          <table:table-cell office:value-type="float" office:value="29.839" calcext:value-type="float">
            <text:p>29.839</text:p>
          </table:table-cell>
          <table:table-cell office:value-type="float" office:value="74.0661" calcext:value-type="float">
            <text:p>74.0661</text:p>
          </table:table-cell>
          <table:table-cell office:value-type="float" office:value="39.0996" calcext:value-type="float">
            <text:p>39.0996</text:p>
          </table:table-cell>
          <table:table-cell office:value-type="float" office:value="41.5657" calcext:value-type="float">
            <text:p>41.5657</text:p>
          </table:table-cell>
          <table:table-cell office:value-type="float" office:value="45.3459" calcext:value-type="float">
            <text:p>45.3459</text:p>
          </table:table-cell>
          <table:table-cell office:value-type="float" office:value="25.7916" calcext:value-type="float">
            <text:p>25.7916</text:p>
          </table:table-cell>
          <table:table-cell office:value-type="float" office:value="30.0836" calcext:value-type="float">
            <text:p>30.0836</text:p>
          </table:table-cell>
          <table:table-cell office:value-type="float" office:value="59.7783" calcext:value-type="float">
            <text:p>59.7783</text:p>
          </table:table-cell>
          <table:table-cell office:value-type="float" office:value="72.6601" calcext:value-type="float">
            <text:p>72.6601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table:number-columns-repeated="3"/>
          <table:table-cell office:value-type="float" office:value="31.7177" calcext:value-type="float">
            <text:p>31.7177</text:p>
          </table:table-cell>
          <table:table-cell office:value-type="float" office:value="69.799" calcext:value-type="float">
            <text:p>69.799</text:p>
          </table:table-cell>
          <table:table-cell office:value-type="float" office:value="39.1984" calcext:value-type="float">
            <text:p>39.1984</text:p>
          </table:table-cell>
          <table:table-cell office:value-type="float" office:value="41.3279" calcext:value-type="float">
            <text:p>41.3279</text:p>
          </table:table-cell>
          <table:table-cell office:value-type="float" office:value="45.0593" calcext:value-type="float">
            <text:p>45.0593</text:p>
          </table:table-cell>
          <table:table-cell office:value-type="float" office:value="24.847" calcext:value-type="float">
            <text:p>24.847</text:p>
          </table:table-cell>
          <table:table-cell office:value-type="float" office:value="29.1405" calcext:value-type="float">
            <text:p>29.1405</text:p>
          </table:table-cell>
          <table:table-cell office:value-type="float" office:value="65.565" calcext:value-type="float">
            <text:p>65.565</text:p>
          </table:table-cell>
          <table:table-cell office:value-type="float" office:value="65.0668" calcext:value-type="float">
            <text:p>65.0668</text:p>
          </table:table-cell>
          <table:table-cell office:value-type="float" office:value="24.7697" calcext:value-type="float">
            <text:p>24.7697</text:p>
          </table:table-cell>
        </table:table-row>
        <table:table-row table:style-name="ro1">
          <table:table-cell table:number-columns-repeated="3"/>
          <table:table-cell office:value-type="float" office:value="31.0487" calcext:value-type="float">
            <text:p>31.0487</text:p>
          </table:table-cell>
          <table:table-cell office:value-type="float" office:value="69.7664" calcext:value-type="float">
            <text:p>69.7664</text:p>
          </table:table-cell>
          <table:table-cell office:value-type="float" office:value="35.131" calcext:value-type="float">
            <text:p>35.131</text:p>
          </table:table-cell>
          <table:table-cell office:value-type="float" office:value="44.4511" calcext:value-type="float">
            <text:p>44.4511</text:p>
          </table:table-cell>
          <table:table-cell office:value-type="float" office:value="48.6081" calcext:value-type="float">
            <text:p>48.6081</text:p>
          </table:table-cell>
          <table:table-cell office:value-type="float" office:value="24.0467" calcext:value-type="float">
            <text:p>24.0467</text:p>
          </table:table-cell>
          <table:table-cell office:value-type="float" office:value="28.784" calcext:value-type="float">
            <text:p>28.784</text:p>
          </table:table-cell>
          <table:table-cell office:value-type="float" office:value="67.3141" calcext:value-type="float">
            <text:p>67.3141</text:p>
          </table:table-cell>
          <table:table-cell office:value-type="float" office:value="65.7593" calcext:value-type="float">
            <text:p>65.7593</text:p>
          </table:table-cell>
          <table:table-cell office:value-type="float" office:value="26.9244" calcext:value-type="float">
            <text:p>26.9244</text:p>
          </table:table-cell>
        </table:table-row>
        <table:table-row table:style-name="ro1">
          <table:table-cell table:number-columns-repeated="3"/>
          <table:table-cell office:value-type="float" office:value="28.9366" calcext:value-type="float">
            <text:p>28.9366</text:p>
          </table:table-cell>
          <table:table-cell office:value-type="float" office:value="68.5847" calcext:value-type="float">
            <text:p>68.5847</text:p>
          </table:table-cell>
          <table:table-cell office:value-type="float" office:value="34.7104" calcext:value-type="float">
            <text:p>34.7104</text:p>
          </table:table-cell>
          <table:table-cell office:value-type="float" office:value="43.7111" calcext:value-type="float">
            <text:p>43.7111</text:p>
          </table:table-cell>
          <table:table-cell office:value-type="float" office:value="48.5122" calcext:value-type="float">
            <text:p>48.5122</text:p>
          </table:table-cell>
          <table:table-cell office:value-type="float" office:value="24.0683" calcext:value-type="float">
            <text:p>24.0683</text:p>
          </table:table-cell>
          <table:table-cell office:value-type="float" office:value="29.501" calcext:value-type="float">
            <text:p>29.501</text:p>
          </table:table-cell>
          <table:table-cell office:value-type="float" office:value="66.0159" calcext:value-type="float">
            <text:p>66.0159</text:p>
          </table:table-cell>
          <table:table-cell office:value-type="float" office:value="65.8486" calcext:value-type="float">
            <text:p>65.8486</text:p>
          </table:table-cell>
          <table:table-cell office:value-type="float" office:value="26.9122" calcext:value-type="float">
            <text:p>26.9122</text:p>
          </table:table-cell>
        </table:table-row>
        <table:table-row table:style-name="ro1">
          <table:table-cell table:number-columns-repeated="3"/>
          <table:table-cell office:value-type="float" office:value="29.5579" calcext:value-type="float">
            <text:p>29.5579</text:p>
          </table:table-cell>
          <table:table-cell office:value-type="float" office:value="66.541" calcext:value-type="float">
            <text:p>66.541</text:p>
          </table:table-cell>
          <table:table-cell office:value-type="float" office:value="34.4146" calcext:value-type="float">
            <text:p>34.4146</text:p>
          </table:table-cell>
          <table:table-cell office:value-type="float" office:value="45.6222" calcext:value-type="float">
            <text:p>45.6222</text:p>
          </table:table-cell>
          <table:table-cell office:value-type="float" office:value="50.3602" calcext:value-type="float">
            <text:p>50.3602</text:p>
          </table:table-cell>
          <table:table-cell office:value-type="float" office:value="23.8771" calcext:value-type="float">
            <text:p>23.8771</text:p>
          </table:table-cell>
          <table:table-cell office:value-type="float" office:value="29.6832" calcext:value-type="float">
            <text:p>29.6832</text:p>
          </table:table-cell>
          <table:table-cell office:value-type="float" office:value="65.8612" calcext:value-type="float">
            <text:p>65.8612</text:p>
          </table:table-cell>
          <table:table-cell office:value-type="float" office:value="65.7258" calcext:value-type="float">
            <text:p>65.7258</text:p>
          </table:table-cell>
          <table:table-cell office:value-type="float" office:value="27.138" calcext:value-type="float">
            <text:p>27.138</text:p>
          </table:table-cell>
        </table:table-row>
        <table:table-row table:style-name="ro1">
          <table:table-cell table:number-columns-repeated="3"/>
          <table:table-cell office:value-type="float" office:value="32.9819" calcext:value-type="float">
            <text:p>32.9819</text:p>
          </table:table-cell>
          <table:table-cell office:value-type="float" office:value="64.708" calcext:value-type="float">
            <text:p>64.708</text:p>
          </table:table-cell>
          <table:table-cell office:value-type="float" office:value="34.7631" calcext:value-type="float">
            <text:p>34.7631</text:p>
          </table:table-cell>
          <table:table-cell office:value-type="float" office:value="42.1517" calcext:value-type="float">
            <text:p>42.1517</text:p>
          </table:table-cell>
          <table:table-cell office:value-type="float" office:value="59.3209" calcext:value-type="float">
            <text:p>59.3209</text:p>
          </table:table-cell>
          <table:table-cell office:value-type="float" office:value="25.6169" calcext:value-type="float">
            <text:p>25.6169</text:p>
          </table:table-cell>
          <table:table-cell office:value-type="float" office:value="27.6581" calcext:value-type="float">
            <text:p>27.6581</text:p>
          </table:table-cell>
          <table:table-cell office:value-type="float" office:value="62.5069" calcext:value-type="float">
            <text:p>62.5069</text:p>
          </table:table-cell>
          <table:table-cell office:value-type="float" office:value="64.2422" calcext:value-type="float">
            <text:p>64.2422</text:p>
          </table:table-cell>
          <table:table-cell office:value-type="float" office:value="26.7786" calcext:value-type="float">
            <text:p>26.7786</text:p>
          </table:table-cell>
        </table:table-row>
        <table:table-row table:style-name="ro1">
          <table:table-cell table:number-columns-repeated="3"/>
          <table:table-cell office:value-type="float" office:value="32.862" calcext:value-type="float">
            <text:p>32.862</text:p>
          </table:table-cell>
          <table:table-cell office:value-type="float" office:value="63.2226" calcext:value-type="float">
            <text:p>63.2226</text:p>
          </table:table-cell>
          <table:table-cell office:value-type="float" office:value="33.3357" calcext:value-type="float">
            <text:p>33.3357</text:p>
          </table:table-cell>
          <table:table-cell office:value-type="float" office:value="41.2827" calcext:value-type="float">
            <text:p>41.2827</text:p>
          </table:table-cell>
          <table:table-cell office:value-type="float" office:value="55.2154" calcext:value-type="float">
            <text:p>55.2154</text:p>
          </table:table-cell>
          <table:table-cell office:value-type="float" office:value="24.1666" calcext:value-type="float">
            <text:p>24.1666</text:p>
          </table:table-cell>
          <table:table-cell office:value-type="float" office:value="28.3558" calcext:value-type="float">
            <text:p>28.3558</text:p>
          </table:table-cell>
          <table:table-cell office:value-type="float" office:value="63.5756" calcext:value-type="float">
            <text:p>63.5756</text:p>
          </table:table-cell>
          <table:table-cell office:value-type="float" office:value="62.3301" calcext:value-type="float">
            <text:p>62.3301</text:p>
          </table:table-cell>
          <table:table-cell office:value-type="float" office:value="28.3652" calcext:value-type="float">
            <text:p>28.3652</text:p>
          </table:table-cell>
        </table:table-row>
        <table:table-row table:style-name="ro1">
          <table:table-cell table:number-columns-repeated="3"/>
          <table:table-cell office:value-type="float" office:value="33.01" calcext:value-type="float">
            <text:p>33.01</text:p>
          </table:table-cell>
          <table:table-cell office:value-type="float" office:value="58.9879" calcext:value-type="float">
            <text:p>58.9879</text:p>
          </table:table-cell>
          <table:table-cell office:value-type="float" office:value="32.2317" calcext:value-type="float">
            <text:p>32.2317</text:p>
          </table:table-cell>
          <table:table-cell office:value-type="float" office:value="41.4915" calcext:value-type="float">
            <text:p>41.4915</text:p>
          </table:table-cell>
          <table:table-cell office:value-type="float" office:value="58.5546" calcext:value-type="float">
            <text:p>58.5546</text:p>
          </table:table-cell>
          <table:table-cell office:value-type="float" office:value="23.5793" calcext:value-type="float">
            <text:p>23.5793</text:p>
          </table:table-cell>
          <table:table-cell office:value-type="float" office:value="28.6757" calcext:value-type="float">
            <text:p>28.6757</text:p>
          </table:table-cell>
          <table:table-cell office:value-type="float" office:value="64.4487" calcext:value-type="float">
            <text:p>64.4487</text:p>
          </table:table-cell>
          <table:table-cell office:value-type="float" office:value="59.4554" calcext:value-type="float">
            <text:p>59.4554</text:p>
          </table:table-cell>
          <table:table-cell office:value-type="float" office:value="26.8349" calcext:value-type="float">
            <text:p>26.8349</text:p>
          </table:table-cell>
        </table:table-row>
        <table:table-row table:style-name="ro1">
          <table:table-cell table:number-columns-repeated="3"/>
          <table:table-cell office:value-type="float" office:value="32.3288" calcext:value-type="float">
            <text:p>32.3288</text:p>
          </table:table-cell>
          <table:table-cell office:value-type="float" office:value="65.6" calcext:value-type="float">
            <text:p>65.6</text:p>
          </table:table-cell>
          <table:table-cell office:value-type="float" office:value="33.9003" calcext:value-type="float">
            <text:p>33.9003</text:p>
          </table:table-cell>
          <table:table-cell office:value-type="float" office:value="41.8027" calcext:value-type="float">
            <text:p>41.8027</text:p>
          </table:table-cell>
          <table:table-cell office:value-type="float" office:value="63.8851" calcext:value-type="float">
            <text:p>63.8851</text:p>
          </table:table-cell>
          <table:table-cell office:value-type="float" office:value="23.6225" calcext:value-type="float">
            <text:p>23.6225</text:p>
          </table:table-cell>
          <table:table-cell office:value-type="float" office:value="30.8572" calcext:value-type="float">
            <text:p>30.8572</text:p>
          </table:table-cell>
          <table:table-cell office:value-type="float" office:value="59.2717" calcext:value-type="float">
            <text:p>59.2717</text:p>
          </table:table-cell>
          <table:table-cell office:value-type="float" office:value="55.5181" calcext:value-type="float">
            <text:p>55.5181</text:p>
          </table:table-cell>
          <table:table-cell office:value-type="float" office:value="25.2344" calcext:value-type="float">
            <text:p>25.2344</text:p>
          </table:table-cell>
        </table:table-row>
        <table:table-row table:style-name="ro1">
          <table:table-cell table:number-columns-repeated="3"/>
          <table:table-cell office:value-type="float" office:value="30.9209" calcext:value-type="float">
            <text:p>30.9209</text:p>
          </table:table-cell>
          <table:table-cell office:value-type="float" office:value="70.549" calcext:value-type="float">
            <text:p>70.549</text:p>
          </table:table-cell>
          <table:table-cell office:value-type="float" office:value="33.8877" calcext:value-type="float">
            <text:p>33.8877</text:p>
          </table:table-cell>
          <table:table-cell office:value-type="float" office:value="41.4397" calcext:value-type="float">
            <text:p>41.4397</text:p>
          </table:table-cell>
          <table:table-cell office:value-type="float" office:value="62.9842" calcext:value-type="float">
            <text:p>62.9842</text:p>
          </table:table-cell>
          <table:table-cell office:value-type="float" office:value="22.1606" calcext:value-type="float">
            <text:p>22.1606</text:p>
          </table:table-cell>
          <table:table-cell office:value-type="float" office:value="32.5354" calcext:value-type="float">
            <text:p>32.5354</text:p>
          </table:table-cell>
          <table:table-cell office:value-type="float" office:value="62.0123" calcext:value-type="float">
            <text:p>62.0123</text:p>
          </table:table-cell>
          <table:table-cell office:value-type="float" office:value="58.7199" calcext:value-type="float">
            <text:p>58.7199</text:p>
          </table:table-cell>
          <table:table-cell office:value-type="float" office:value="26.1332" calcext:value-type="float">
            <text:p>26.1332</text:p>
          </table:table-cell>
        </table:table-row>
        <table:table-row table:style-name="ro1">
          <table:table-cell table:number-columns-repeated="3"/>
          <table:table-cell office:value-type="float" office:value="29.7586" calcext:value-type="float">
            <text:p>29.7586</text:p>
          </table:table-cell>
          <table:table-cell office:value-type="float" office:value="66.7508" calcext:value-type="float">
            <text:p>66.7508</text:p>
          </table:table-cell>
          <table:table-cell office:value-type="float" office:value="37.8456" calcext:value-type="float">
            <text:p>37.8456</text:p>
          </table:table-cell>
          <table:table-cell office:value-type="float" office:value="41.0684" calcext:value-type="float">
            <text:p>41.0684</text:p>
          </table:table-cell>
          <table:table-cell office:value-type="float" office:value="62.6346" calcext:value-type="float">
            <text:p>62.6346</text:p>
          </table:table-cell>
          <table:table-cell office:value-type="float" office:value="22.5685" calcext:value-type="float">
            <text:p>22.5685</text:p>
          </table:table-cell>
          <table:table-cell office:value-type="float" office:value="30.4968" calcext:value-type="float">
            <text:p>30.4968</text:p>
          </table:table-cell>
          <table:table-cell office:value-type="float" office:value="65.2616" calcext:value-type="float">
            <text:p>65.2616</text:p>
          </table:table-cell>
          <table:table-cell office:value-type="float" office:value="55.854" calcext:value-type="float">
            <text:p>55.854</text:p>
          </table:table-cell>
          <table:table-cell office:value-type="float" office:value="27.3573" calcext:value-type="float">
            <text:p>27.3573</text:p>
          </table:table-cell>
        </table:table-row>
        <table:table-row table:style-name="ro1">
          <table:table-cell table:number-columns-repeated="3"/>
          <table:table-cell office:value-type="float" office:value="27.8422" calcext:value-type="float">
            <text:p>27.8422</text:p>
          </table:table-cell>
          <table:table-cell office:value-type="float" office:value="68.5354" calcext:value-type="float">
            <text:p>68.5354</text:p>
          </table:table-cell>
          <table:table-cell office:value-type="float" office:value="38.8234" calcext:value-type="float">
            <text:p>38.8234</text:p>
          </table:table-cell>
          <table:table-cell office:value-type="float" office:value="42.4483" calcext:value-type="float">
            <text:p>42.4483</text:p>
          </table:table-cell>
          <table:table-cell office:value-type="float" office:value="58.8635" calcext:value-type="float">
            <text:p>58.8635</text:p>
          </table:table-cell>
          <table:table-cell office:value-type="float" office:value="22.5136" calcext:value-type="float">
            <text:p>22.5136</text:p>
          </table:table-cell>
          <table:table-cell office:value-type="float" office:value="28.5824" calcext:value-type="float">
            <text:p>28.5824</text:p>
          </table:table-cell>
          <table:table-cell office:value-type="float" office:value="64.6639" calcext:value-type="float">
            <text:p>64.6639</text:p>
          </table:table-cell>
          <table:table-cell office:value-type="float" office:value="58.648" calcext:value-type="float">
            <text:p>58.648</text:p>
          </table:table-cell>
          <table:table-cell office:value-type="float" office:value="26.4149" calcext:value-type="float">
            <text:p>26.4149</text:p>
          </table:table-cell>
        </table:table-row>
        <table:table-row table:style-name="ro1">
          <table:table-cell table:number-columns-repeated="3"/>
          <table:table-cell office:value-type="float" office:value="25.9353" calcext:value-type="float">
            <text:p>25.9353</text:p>
          </table:table-cell>
          <table:table-cell office:value-type="float" office:value="68.8911" calcext:value-type="float">
            <text:p>68.8911</text:p>
          </table:table-cell>
          <table:table-cell office:value-type="float" office:value="40.5264" calcext:value-type="float">
            <text:p>40.5264</text:p>
          </table:table-cell>
          <table:table-cell office:value-type="float" office:value="42.8259" calcext:value-type="float">
            <text:p>42.8259</text:p>
          </table:table-cell>
          <table:table-cell office:value-type="float" office:value="56.7022" calcext:value-type="float">
            <text:p>56.702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9.4882" calcext:value-type="float">
            <text:p>29.4882</text:p>
          </table:table-cell>
          <table:table-cell office:value-type="float" office:value="64.5647" calcext:value-type="float">
            <text:p>64.5647</text:p>
          </table:table-cell>
          <table:table-cell office:value-type="float" office:value="54.5604" calcext:value-type="float">
            <text:p>54.5604</text:p>
          </table:table-cell>
          <table:table-cell office:value-type="float" office:value="28.3592" calcext:value-type="float">
            <text:p>28.3592</text:p>
          </table:table-cell>
        </table:table-row>
        <table:table-row table:style-name="ro1">
          <table:table-cell table:number-columns-repeated="3"/>
          <table:table-cell office:value-type="float" office:value="25.9997" calcext:value-type="float">
            <text:p>25.9997</text:p>
          </table:table-cell>
          <table:table-cell office:value-type="float" office:value="68.5616" calcext:value-type="float">
            <text:p>68.5616</text:p>
          </table:table-cell>
          <table:table-cell office:value-type="float" office:value="39.8883" calcext:value-type="float">
            <text:p>39.8883</text:p>
          </table:table-cell>
          <table:table-cell office:value-type="float" office:value="42.3364" calcext:value-type="float">
            <text:p>42.3364</text:p>
          </table:table-cell>
          <table:table-cell office:value-type="float" office:value="61.4631" calcext:value-type="float">
            <text:p>61.4631</text:p>
          </table:table-cell>
          <table:table-cell office:value-type="float" office:value="24.2249" calcext:value-type="float">
            <text:p>24.2249</text:p>
          </table:table-cell>
          <table:table-cell office:value-type="float" office:value="32.6534" calcext:value-type="float">
            <text:p>32.6534</text:p>
          </table:table-cell>
          <table:table-cell office:value-type="float" office:value="67.4044" calcext:value-type="float">
            <text:p>67.4044</text:p>
          </table:table-cell>
          <table:table-cell office:value-type="float" office:value="54.9355" calcext:value-type="float">
            <text:p>54.9355</text:p>
          </table:table-cell>
          <table:table-cell office:value-type="float" office:value="26.7462" calcext:value-type="float">
            <text:p>26.7462</text:p>
          </table:table-cell>
        </table:table-row>
        <table:table-row table:style-name="ro1">
          <table:table-cell table:number-columns-repeated="3"/>
          <table:table-cell office:value-type="float" office:value="28.1466" calcext:value-type="float">
            <text:p>28.1466</text:p>
          </table:table-cell>
          <table:table-cell office:value-type="float" office:value="74.701" calcext:value-type="float">
            <text:p>74.701</text:p>
          </table:table-cell>
          <table:table-cell office:value-type="float" office:value="42.2364" calcext:value-type="float">
            <text:p>42.2364</text:p>
          </table:table-cell>
          <table:table-cell office:value-type="float" office:value="41.6563" calcext:value-type="float">
            <text:p>41.6563</text:p>
          </table:table-cell>
          <table:table-cell office:value-type="float" office:value="62.4899" calcext:value-type="float">
            <text:p>62.4899</text:p>
          </table:table-cell>
          <table:table-cell office:value-type="float" office:value="21.6614" calcext:value-type="float">
            <text:p>21.6614</text:p>
          </table:table-cell>
          <table:table-cell office:value-type="float" office:value="32.3744" calcext:value-type="float">
            <text:p>32.3744</text:p>
          </table:table-cell>
          <table:table-cell office:value-type="float" office:value="71.4189" calcext:value-type="float">
            <text:p>71.4189</text:p>
          </table:table-cell>
          <table:table-cell office:value-type="float" office:value="55.572" calcext:value-type="float">
            <text:p>55.572</text:p>
          </table:table-cell>
          <table:table-cell office:value-type="float" office:value="28.6552" calcext:value-type="float">
            <text:p>28.6552</text:p>
          </table:table-cell>
        </table:table-row>
        <table:table-row table:style-name="ro1">
          <table:table-cell table:number-columns-repeated="3"/>
          <table:table-cell office:value-type="float" office:value="28.8567" calcext:value-type="float">
            <text:p>28.8567</text:p>
          </table:table-cell>
          <table:table-cell office:value-type="float" office:value="77.3563" calcext:value-type="float">
            <text:p>77.3563</text:p>
          </table:table-cell>
          <table:table-cell office:value-type="float" office:value="39.6443" calcext:value-type="float">
            <text:p>39.6443</text:p>
          </table:table-cell>
          <table:table-cell office:value-type="float" office:value="47.0437" calcext:value-type="float">
            <text:p>47.0437</text:p>
          </table:table-cell>
          <table:table-cell office:value-type="float" office:value="62.9205" calcext:value-type="float">
            <text:p>62.9205</text:p>
          </table:table-cell>
          <table:table-cell office:value-type="float" office:value="19.854" calcext:value-type="float">
            <text:p>19.854</text:p>
          </table:table-cell>
          <table:table-cell office:value-type="float" office:value="31.0823" calcext:value-type="float">
            <text:p>31.0823</text:p>
          </table:table-cell>
          <table:table-cell office:value-type="float" office:value="65.4851" calcext:value-type="float">
            <text:p>65.4851</text:p>
          </table:table-cell>
          <table:table-cell office:value-type="float" office:value="55.2778" calcext:value-type="float">
            <text:p>55.2778</text:p>
          </table:table-cell>
          <table:table-cell office:value-type="float" office:value="30.3229" calcext:value-type="float">
            <text:p>30.3229</text:p>
          </table:table-cell>
        </table:table-row>
        <table:table-row table:style-name="ro1">
          <table:table-cell table:number-columns-repeated="3"/>
          <table:table-cell office:value-type="float" office:value="29.5124" calcext:value-type="float">
            <text:p>29.5124</text:p>
          </table:table-cell>
          <table:table-cell office:value-type="float" office:value="73.1494" calcext:value-type="float">
            <text:p>73.1494</text:p>
          </table:table-cell>
          <table:table-cell office:value-type="float" office:value="38.385" calcext:value-type="float">
            <text:p>38.385</text:p>
          </table:table-cell>
          <table:table-cell office:value-type="float" office:value="49.4401" calcext:value-type="float">
            <text:p>49.4401</text:p>
          </table:table-cell>
          <table:table-cell office:value-type="float" office:value="61.7697" calcext:value-type="float">
            <text:p>61.7697</text:p>
          </table:table-cell>
          <table:table-cell office:value-type="float" office:value="19.149" calcext:value-type="float">
            <text:p>19.149</text:p>
          </table:table-cell>
          <table:table-cell office:value-type="float" office:value="33.1081" calcext:value-type="float">
            <text:p>33.1081</text:p>
          </table:table-cell>
          <table:table-cell office:value-type="float" office:value="71.9186" calcext:value-type="float">
            <text:p>71.9186</text:p>
          </table:table-cell>
          <table:table-cell office:value-type="float" office:value="51.9804" calcext:value-type="float">
            <text:p>51.9804</text:p>
          </table:table-cell>
          <table:table-cell office:value-type="float" office:value="35.1913" calcext:value-type="float">
            <text:p>35.1913</text:p>
          </table:table-cell>
        </table:table-row>
        <table:table-row table:style-name="ro1">
          <table:table-cell table:number-columns-repeated="3"/>
          <table:table-cell office:value-type="float" office:value="29.8477" calcext:value-type="float">
            <text:p>29.8477</text:p>
          </table:table-cell>
          <table:table-cell office:value-type="float" office:value="71.777" calcext:value-type="float">
            <text:p>71.777</text:p>
          </table:table-cell>
          <table:table-cell office:value-type="float" office:value="36.4734" calcext:value-type="float">
            <text:p>36.4734</text:p>
          </table:table-cell>
          <table:table-cell office:value-type="float" office:value="45.019" calcext:value-type="float">
            <text:p>45.019</text:p>
          </table:table-cell>
          <table:table-cell office:value-type="float" office:value="59.7234" calcext:value-type="float">
            <text:p>59.7234</text:p>
          </table:table-cell>
          <table:table-cell office:value-type="float" office:value="20.8524" calcext:value-type="float">
            <text:p>20.8524</text:p>
          </table:table-cell>
          <table:table-cell office:value-type="float" office:value="34.1784" calcext:value-type="float">
            <text:p>34.1784</text:p>
          </table:table-cell>
          <table:table-cell office:value-type="float" office:value="66.6028" calcext:value-type="float">
            <text:p>66.6028</text:p>
          </table:table-cell>
          <table:table-cell office:value-type="float" office:value="53.4962" calcext:value-type="float">
            <text:p>53.4962</text:p>
          </table:table-cell>
          <table:table-cell office:value-type="float" office:value="33.3858" calcext:value-type="float">
            <text:p>33.3858</text:p>
          </table:table-cell>
        </table:table-row>
        <table:table-row table:style-name="ro1">
          <table:table-cell table:number-columns-repeated="3"/>
          <table:table-cell office:value-type="float" office:value="28.5654" calcext:value-type="float">
            <text:p>28.5654</text:p>
          </table:table-cell>
          <table:table-cell office:value-type="float" office:value="65.649" calcext:value-type="float">
            <text:p>65.649</text:p>
          </table:table-cell>
          <table:table-cell office:value-type="float" office:value="36.0732" calcext:value-type="float">
            <text:p>36.0732</text:p>
          </table:table-cell>
          <table:table-cell office:value-type="float" office:value="47.2278" calcext:value-type="float">
            <text:p>47.2278</text:p>
          </table:table-cell>
          <table:table-cell office:value-type="float" office:value="57.0931" calcext:value-type="float">
            <text:p>57.0931</text:p>
          </table:table-cell>
          <table:table-cell office:value-type="float" office:value="21.8107" calcext:value-type="float">
            <text:p>21.8107</text:p>
          </table:table-cell>
          <table:table-cell office:value-type="float" office:value="36.043" calcext:value-type="float">
            <text:p>36.043</text:p>
          </table:table-cell>
          <table:table-cell office:value-type="float" office:value="66.4783" calcext:value-type="float">
            <text:p>66.4783</text:p>
          </table:table-cell>
          <table:table-cell office:value-type="float" office:value="53.4193" calcext:value-type="float">
            <text:p>53.4193</text:p>
          </table:table-cell>
          <table:table-cell office:value-type="float" office:value="33.1186" calcext:value-type="float">
            <text:p>33.1186</text:p>
          </table:table-cell>
        </table:table-row>
        <table:table-row table:style-name="ro1">
          <table:table-cell table:number-columns-repeated="3"/>
          <table:table-cell office:value-type="float" office:value="28.7993" calcext:value-type="float">
            <text:p>28.7993</text:p>
          </table:table-cell>
          <table:table-cell office:value-type="float" office:value="66.8441" calcext:value-type="float">
            <text:p>66.8441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47.7041" calcext:value-type="float">
            <text:p>47.7041</text:p>
          </table:table-cell>
          <table:table-cell office:value-type="float" office:value="57.2563" calcext:value-type="float">
            <text:p>57.2563</text:p>
          </table:table-cell>
          <table:table-cell office:value-type="float" office:value="22.3719" calcext:value-type="float">
            <text:p>22.3719</text:p>
          </table:table-cell>
          <table:table-cell office:value-type="float" office:value="34.8348" calcext:value-type="float">
            <text:p>34.8348</text:p>
          </table:table-cell>
          <table:table-cell office:value-type="float" office:value="68.9717" calcext:value-type="float">
            <text:p>68.9717</text:p>
          </table:table-cell>
          <table:table-cell office:value-type="float" office:value="51.7501" calcext:value-type="float">
            <text:p>51.7501</text:p>
          </table:table-cell>
          <table:table-cell office:value-type="float" office:value="32.8411" calcext:value-type="float">
            <text:p>32.8411</text:p>
          </table:table-cell>
        </table:table-row>
        <table:table-row table:style-name="ro1">
          <table:table-cell table:number-columns-repeated="3"/>
          <table:table-cell office:value-type="float" office:value="28.1739" calcext:value-type="float">
            <text:p>28.1739</text:p>
          </table:table-cell>
          <table:table-cell office:value-type="float" office:value="67.3414" calcext:value-type="float">
            <text:p>67.3414</text:p>
          </table:table-cell>
          <table:table-cell office:value-type="float" office:value="33.5249" calcext:value-type="float">
            <text:p>33.5249</text:p>
          </table:table-cell>
          <table:table-cell office:value-type="float" office:value="50.1914" calcext:value-type="float">
            <text:p>50.1914</text:p>
          </table:table-cell>
          <table:table-cell office:value-type="float" office:value="60.4205" calcext:value-type="float">
            <text:p>60.4205</text:p>
          </table:table-cell>
          <table:table-cell office:value-type="float" office:value="22.03" calcext:value-type="float">
            <text:p>22.03</text:p>
          </table:table-cell>
          <table:table-cell office:value-type="float" office:value="36.2833" calcext:value-type="float">
            <text:p>36.2833</text:p>
          </table:table-cell>
          <table:table-cell office:value-type="float" office:value="71.8698" calcext:value-type="float">
            <text:p>71.8698</text:p>
          </table:table-cell>
          <table:table-cell office:value-type="float" office:value="53.1101" calcext:value-type="float">
            <text:p>53.1101</text:p>
          </table:table-cell>
          <table:table-cell office:value-type="float" office:value="31.2741" calcext:value-type="float">
            <text:p>31.2741</text:p>
          </table:table-cell>
        </table:table-row>
        <table:table-row table:style-name="ro1">
          <table:table-cell table:number-columns-repeated="3"/>
          <table:table-cell office:value-type="float" office:value="29.4848" calcext:value-type="float">
            <text:p>29.4848</text:p>
          </table:table-cell>
          <table:table-cell office:value-type="float" office:value="67.9177" calcext:value-type="float">
            <text:p>67.9177</text:p>
          </table:table-cell>
          <table:table-cell office:value-type="float" office:value="34.0165" calcext:value-type="float">
            <text:p>34.0165</text:p>
          </table:table-cell>
          <table:table-cell office:value-type="float" office:value="49.174" calcext:value-type="float">
            <text:p>49.174</text:p>
          </table:table-cell>
          <table:table-cell office:value-type="float" office:value="61.83" calcext:value-type="float">
            <text:p>61.83</text:p>
          </table:table-cell>
          <table:table-cell office:value-type="float" office:value="23.0242" calcext:value-type="float">
            <text:p>23.0242</text:p>
          </table:table-cell>
          <table:table-cell office:value-type="float" office:value="33.8672" calcext:value-type="float">
            <text:p>33.8672</text:p>
          </table:table-cell>
          <table:table-cell office:value-type="float" office:value="71.1266" calcext:value-type="float">
            <text:p>71.1266</text:p>
          </table:table-cell>
          <table:table-cell office:value-type="float" office:value="55.2901" calcext:value-type="float">
            <text:p>55.2901</text:p>
          </table:table-cell>
          <table:table-cell office:value-type="float" office:value="32.915" calcext:value-type="float">
            <text:p>32.915</text:p>
          </table:table-cell>
        </table:table-row>
        <table:table-row table:style-name="ro1">
          <table:table-cell table:number-columns-repeated="3"/>
          <table:table-cell office:value-type="float" office:value="31.308" calcext:value-type="float">
            <text:p>31.308</text:p>
          </table:table-cell>
          <table:table-cell office:value-type="float" office:value="67.1504" calcext:value-type="float">
            <text:p>67.1504</text:p>
          </table:table-cell>
          <table:table-cell office:value-type="float" office:value="31.1807" calcext:value-type="float">
            <text:p>31.1807</text:p>
          </table:table-cell>
          <table:table-cell office:value-type="float" office:value="50.3211" calcext:value-type="float">
            <text:p>50.3211</text:p>
          </table:table-cell>
          <table:table-cell office:value-type="float" office:value="64.1359" calcext:value-type="float">
            <text:p>64.1359</text:p>
          </table:table-cell>
          <table:table-cell office:value-type="float" office:value="21.1187" calcext:value-type="float">
            <text:p>21.1187</text:p>
          </table:table-cell>
          <table:table-cell office:value-type="float" office:value="34.7724" calcext:value-type="float">
            <text:p>34.7724</text:p>
          </table:table-cell>
          <table:table-cell office:value-type="float" office:value="64.712" calcext:value-type="float">
            <text:p>64.712</text:p>
          </table:table-cell>
          <table:table-cell office:value-type="float" office:value="53.0993" calcext:value-type="float">
            <text:p>53.0993</text:p>
          </table:table-cell>
          <table:table-cell office:value-type="float" office:value="33.272" calcext:value-type="float">
            <text:p>33.272</text:p>
          </table:table-cell>
        </table:table-row>
        <table:table-row table:style-name="ro1">
          <table:table-cell table:number-columns-repeated="3"/>
          <table:table-cell office:value-type="float" office:value="33.2827" calcext:value-type="float">
            <text:p>33.2827</text:p>
          </table:table-cell>
          <table:table-cell office:value-type="float" office:value="67.2303" calcext:value-type="float">
            <text:p>67.2303</text:p>
          </table:table-cell>
          <table:table-cell office:value-type="float" office:value="30.7598" calcext:value-type="float">
            <text:p>30.7598</text:p>
          </table:table-cell>
          <table:table-cell office:value-type="float" office:value="46.9004" calcext:value-type="float">
            <text:p>46.9004</text:p>
          </table:table-cell>
          <table:table-cell office:value-type="float" office:value="62.0723" calcext:value-type="float">
            <text:p>62.0723</text:p>
          </table:table-cell>
          <table:table-cell office:value-type="float" office:value="22.0302" calcext:value-type="float">
            <text:p>22.0302</text:p>
          </table:table-cell>
          <table:table-cell office:value-type="float" office:value="35.8531" calcext:value-type="float">
            <text:p>35.8531</text:p>
          </table:table-cell>
          <table:table-cell office:value-type="float" office:value="65.657" calcext:value-type="float">
            <text:p>65.657</text:p>
          </table:table-cell>
          <table:table-cell office:value-type="float" office:value="56.6968" calcext:value-type="float">
            <text:p>56.6968</text:p>
          </table:table-cell>
          <table:table-cell office:value-type="float" office:value="32.6716" calcext:value-type="float">
            <text:p>32.6716</text:p>
          </table:table-cell>
        </table:table-row>
        <table:table-row table:style-name="ro1">
          <table:table-cell table:number-columns-repeated="3"/>
          <table:table-cell office:value-type="float" office:value="33.8578" calcext:value-type="float">
            <text:p>33.8578</text:p>
          </table:table-cell>
          <table:table-cell office:value-type="float" office:value="68.1153" calcext:value-type="float">
            <text:p>68.1153</text:p>
          </table:table-cell>
          <table:table-cell office:value-type="float" office:value="32.1797" calcext:value-type="float">
            <text:p>32.1797</text:p>
          </table:table-cell>
          <table:table-cell office:value-type="float" office:value="53.272" calcext:value-type="float">
            <text:p>53.272</text:p>
          </table:table-cell>
          <table:table-cell office:value-type="float" office:value="59.1771" calcext:value-type="float">
            <text:p>59.1771</text:p>
          </table:table-cell>
          <table:table-cell office:value-type="float" office:value="21.1159" calcext:value-type="float">
            <text:p>21.1159</text:p>
          </table:table-cell>
          <table:table-cell office:value-type="float" office:value="34.2076" calcext:value-type="float">
            <text:p>34.2076</text:p>
          </table:table-cell>
          <table:table-cell office:value-type="float" office:value="68.7736" calcext:value-type="float">
            <text:p>68.7736</text:p>
          </table:table-cell>
          <table:table-cell office:value-type="float" office:value="54.409" calcext:value-type="float">
            <text:p>54.409</text:p>
          </table:table-cell>
          <table:table-cell office:value-type="float" office:value="35.0374" calcext:value-type="float">
            <text:p>35.0374</text:p>
          </table:table-cell>
        </table:table-row>
        <table:table-row table:style-name="ro1">
          <table:table-cell table:number-columns-repeated="3"/>
          <table:table-cell office:value-type="float" office:value="35.6203" calcext:value-type="float">
            <text:p>35.6203</text:p>
          </table:table-cell>
          <table:table-cell office:value-type="float" office:value="74.84" calcext:value-type="float">
            <text:p>74.84</text:p>
          </table:table-cell>
          <table:table-cell office:value-type="float" office:value="31.5094" calcext:value-type="float">
            <text:p>31.5094</text:p>
          </table:table-cell>
          <table:table-cell office:value-type="float" office:value="53.1729" calcext:value-type="float">
            <text:p>53.1729</text:p>
          </table:table-cell>
          <table:table-cell office:value-type="float" office:value="55.766" calcext:value-type="float">
            <text:p>55.766</text:p>
          </table:table-cell>
          <table:table-cell office:value-type="float" office:value="20.5455" calcext:value-type="float">
            <text:p>20.5455</text:p>
          </table:table-cell>
          <table:table-cell office:value-type="float" office:value="35.9343" calcext:value-type="float">
            <text:p>35.9343</text:p>
          </table:table-cell>
          <table:table-cell office:value-type="float" office:value="65.174" calcext:value-type="float">
            <text:p>65.174</text:p>
          </table:table-cell>
          <table:table-cell office:value-type="float" office:value="58.1271" calcext:value-type="float">
            <text:p>58.1271</text:p>
          </table:table-cell>
          <table:table-cell office:value-type="float" office:value="31.9214" calcext:value-type="float">
            <text:p>31.9214</text:p>
          </table:table-cell>
        </table:table-row>
        <table:table-row table:style-name="ro1">
          <table:table-cell table:number-columns-repeated="3"/>
          <table:table-cell office:value-type="float" office:value="34.4332" calcext:value-type="float">
            <text:p>34.4332</text:p>
          </table:table-cell>
          <table:table-cell office:value-type="float" office:value="75.4511" calcext:value-type="float">
            <text:p>75.4511</text:p>
          </table:table-cell>
          <table:table-cell office:value-type="float" office:value="30.8228" calcext:value-type="float">
            <text:p>30.8228</text:p>
          </table:table-cell>
          <table:table-cell office:value-type="float" office:value="50.5917" calcext:value-type="float">
            <text:p>50.5917</text:p>
          </table:table-cell>
          <table:table-cell office:value-type="float" office:value="54.5296" calcext:value-type="float">
            <text:p>54.5296</text:p>
          </table:table-cell>
          <table:table-cell office:value-type="float" office:value="20.0913" calcext:value-type="float">
            <text:p>20.0913</text:p>
          </table:table-cell>
          <table:table-cell office:value-type="float" office:value="38.3528" calcext:value-type="float">
            <text:p>38.3528</text:p>
          </table:table-cell>
          <table:table-cell office:value-type="float" office:value="65.6852" calcext:value-type="float">
            <text:p>65.6852</text:p>
          </table:table-cell>
          <table:table-cell office:value-type="float" office:value="58.0375" calcext:value-type="float">
            <text:p>58.0375</text:p>
          </table:table-cell>
          <table:table-cell office:value-type="float" office:value="31.3945" calcext:value-type="float">
            <text:p>31.3945</text:p>
          </table:table-cell>
        </table:table-row>
        <table:table-row table:style-name="ro1">
          <table:table-cell table:number-columns-repeated="3"/>
          <table:table-cell office:value-type="float" office:value="34.2302" calcext:value-type="float">
            <text:p>34.2302</text:p>
          </table:table-cell>
          <table:table-cell office:value-type="float" office:value="74.3068" calcext:value-type="float">
            <text:p>74.3068</text:p>
          </table:table-cell>
          <table:table-cell office:value-type="float" office:value="30.3055" calcext:value-type="float">
            <text:p>30.3055</text:p>
          </table:table-cell>
          <table:table-cell office:value-type="float" office:value="48.9139" calcext:value-type="float">
            <text:p>48.9139</text:p>
          </table:table-cell>
          <table:table-cell office:value-type="float" office:value="55.5473" calcext:value-type="float">
            <text:p>55.5473</text:p>
          </table:table-cell>
          <table:table-cell office:value-type="float" office:value="19.8083" calcext:value-type="float">
            <text:p>19.8083</text:p>
          </table:table-cell>
          <table:table-cell office:value-type="float" office:value="38.3617" calcext:value-type="float">
            <text:p>38.3617</text:p>
          </table:table-cell>
          <table:table-cell office:value-type="float" office:value="62.977" calcext:value-type="float">
            <text:p>62.977</text:p>
          </table:table-cell>
          <table:table-cell office:value-type="float" office:value="59.7595" calcext:value-type="float">
            <text:p>59.7595</text:p>
          </table:table-cell>
          <table:table-cell office:value-type="float" office:value="30.4727" calcext:value-type="float">
            <text:p>30.4727</text:p>
          </table:table-cell>
        </table:table-row>
        <table:table-row table:style-name="ro1">
          <table:table-cell table:number-columns-repeated="3"/>
          <table:table-cell office:value-type="float" office:value="33.8388" calcext:value-type="float">
            <text:p>33.8388</text:p>
          </table:table-cell>
          <table:table-cell office:value-type="float" office:value="76.1607" calcext:value-type="float">
            <text:p>76.1607</text:p>
          </table:table-cell>
          <table:table-cell office:value-type="float" office:value="28.9141" calcext:value-type="float">
            <text:p>28.9141</text:p>
          </table:table-cell>
          <table:table-cell office:value-type="float" office:value="49.8976" calcext:value-type="float">
            <text:p>49.8976</text:p>
          </table:table-cell>
          <table:table-cell office:value-type="float" office:value="53.2551" calcext:value-type="float">
            <text:p>53.2551</text:p>
          </table:table-cell>
          <table:table-cell office:value-type="float" office:value="18.8449" calcext:value-type="float">
            <text:p>18.8449</text:p>
          </table:table-cell>
          <table:table-cell office:value-type="float" office:value="33.8851" calcext:value-type="float">
            <text:p>33.8851</text:p>
          </table:table-cell>
          <table:table-cell office:value-type="float" office:value="63.3148" calcext:value-type="float">
            <text:p>63.3148</text:p>
          </table:table-cell>
          <table:table-cell office:value-type="float" office:value="59.4253" calcext:value-type="float">
            <text:p>59.4253</text:p>
          </table:table-cell>
          <table:table-cell office:value-type="float" office:value="30.5002" calcext:value-type="float">
            <text:p>30.5002</text:p>
          </table:table-cell>
        </table:table-row>
        <table:table-row table:style-name="ro1">
          <table:table-cell table:number-columns-repeated="3"/>
          <table:table-cell office:value-type="float" office:value="32.3226" calcext:value-type="float">
            <text:p>32.3226</text:p>
          </table:table-cell>
          <table:table-cell office:value-type="float" office:value="79.4278" calcext:value-type="float">
            <text:p>79.4278</text:p>
          </table:table-cell>
          <table:table-cell office:value-type="float" office:value="28.2311" calcext:value-type="float">
            <text:p>28.2311</text:p>
          </table:table-cell>
          <table:table-cell office:value-type="float" office:value="46.0426" calcext:value-type="float">
            <text:p>46.0426</text:p>
          </table:table-cell>
          <table:table-cell office:value-type="float" office:value="53.6168" calcext:value-type="float">
            <text:p>53.6168</text:p>
          </table:table-cell>
          <table:table-cell office:value-type="float" office:value="19.3291" calcext:value-type="float">
            <text:p>19.3291</text:p>
          </table:table-cell>
          <table:table-cell office:value-type="float" office:value="32.4067" calcext:value-type="float">
            <text:p>32.4067</text:p>
          </table:table-cell>
          <table:table-cell office:value-type="float" office:value="65.8006" calcext:value-type="float">
            <text:p>65.8006</text:p>
          </table:table-cell>
          <table:table-cell office:value-type="float" office:value="55.8575" calcext:value-type="float">
            <text:p>55.8575</text:p>
          </table:table-cell>
          <table:table-cell office:value-type="float" office:value="31.6639" calcext:value-type="float">
            <text:p>31.6639</text:p>
          </table:table-cell>
        </table:table-row>
        <table:table-row table:style-name="ro1">
          <table:table-cell table:number-columns-repeated="3"/>
          <table:table-cell office:value-type="float" office:value="30.6892" calcext:value-type="float">
            <text:p>30.6892</text:p>
          </table:table-cell>
          <table:table-cell office:value-type="float" office:value="84.111" calcext:value-type="float">
            <text:p>84.111</text:p>
          </table:table-cell>
          <table:table-cell office:value-type="float" office:value="27.7895" calcext:value-type="float">
            <text:p>27.7895</text:p>
          </table:table-cell>
          <table:table-cell office:value-type="float" office:value="45.2724" calcext:value-type="float">
            <text:p>45.2724</text:p>
          </table:table-cell>
          <table:table-cell office:value-type="float" office:value="52.5692" calcext:value-type="float">
            <text:p>52.5692</text:p>
          </table:table-cell>
          <table:table-cell office:value-type="float" office:value="19.3774" calcext:value-type="float">
            <text:p>19.3774</text:p>
          </table:table-cell>
          <table:table-cell office:value-type="float" office:value="33.4998" calcext:value-type="float">
            <text:p>33.4998</text:p>
          </table:table-cell>
          <table:table-cell office:value-type="float" office:value="59.3414" calcext:value-type="float">
            <text:p>59.3414</text:p>
          </table:table-cell>
          <table:table-cell office:value-type="float" office:value="57.1185" calcext:value-type="float">
            <text:p>57.1185</text:p>
          </table:table-cell>
          <table:table-cell office:value-type="float" office:value="33.3194" calcext:value-type="float">
            <text:p>33.3194</text:p>
          </table:table-cell>
        </table:table-row>
        <table:table-row table:style-name="ro1">
          <table:table-cell table:number-columns-repeated="3"/>
          <table:table-cell office:value-type="float" office:value="29.3404" calcext:value-type="float">
            <text:p>29.3404</text:p>
          </table:table-cell>
          <table:table-cell office:value-type="float" office:value="89.0141" calcext:value-type="float">
            <text:p>89.0141</text:p>
          </table:table-cell>
          <table:table-cell office:value-type="float" office:value="27.1352" calcext:value-type="float">
            <text:p>27.1352</text:p>
          </table:table-cell>
          <table:table-cell office:value-type="float" office:value="44.2663" calcext:value-type="float">
            <text:p>44.2663</text:p>
          </table:table-cell>
          <table:table-cell office:value-type="float" office:value="50.377" calcext:value-type="float">
            <text:p>50.377</text:p>
          </table:table-cell>
          <table:table-cell office:value-type="float" office:value="17.8906" calcext:value-type="float">
            <text:p>17.8906</text:p>
          </table:table-cell>
          <table:table-cell office:value-type="float" office:value="30.2406" calcext:value-type="float">
            <text:p>30.2406</text:p>
          </table:table-cell>
          <table:table-cell office:value-type="float" office:value="56.8868" calcext:value-type="float">
            <text:p>56.8868</text:p>
          </table:table-cell>
          <table:table-cell office:value-type="float" office:value="60.8106" calcext:value-type="float">
            <text:p>60.8106</text:p>
          </table:table-cell>
          <table:table-cell office:value-type="float" office:value="33.1787" calcext:value-type="float">
            <text:p>33.1787</text:p>
          </table:table-cell>
        </table:table-row>
        <table:table-row table:style-name="ro1">
          <table:table-cell table:number-columns-repeated="3"/>
          <table:table-cell office:value-type="float" office:value="28.652" calcext:value-type="float">
            <text:p>28.652</text:p>
          </table:table-cell>
          <table:table-cell office:value-type="float" office:value="87.902" calcext:value-type="float">
            <text:p>87.902</text:p>
          </table:table-cell>
          <table:table-cell office:value-type="float" office:value="26.0337" calcext:value-type="float">
            <text:p>26.0337</text:p>
          </table:table-cell>
          <table:table-cell office:value-type="float" office:value="42.0228" calcext:value-type="float">
            <text:p>42.0228</text:p>
          </table:table-cell>
          <table:table-cell office:value-type="float" office:value="51.3559" calcext:value-type="float">
            <text:p>51.3559</text:p>
          </table:table-cell>
          <table:table-cell office:value-type="float" office:value="19.1045" calcext:value-type="float">
            <text:p>19.1045</text:p>
          </table:table-cell>
          <table:table-cell office:value-type="float" office:value="29.4216" calcext:value-type="float">
            <text:p>29.4216</text:p>
          </table:table-cell>
          <table:table-cell office:value-type="float" office:value="60.1892" calcext:value-type="float">
            <text:p>60.1892</text:p>
          </table:table-cell>
          <table:table-cell office:value-type="float" office:value="60.219" calcext:value-type="float">
            <text:p>60.219</text:p>
          </table:table-cell>
          <table:table-cell office:value-type="float" office:value="34.2927" calcext:value-type="float">
            <text:p>34.2927</text:p>
          </table:table-cell>
        </table:table-row>
        <table:table-row table:style-name="ro1">
          <table:table-cell table:number-columns-repeated="3"/>
          <table:table-cell office:value-type="float" office:value="26.0177" calcext:value-type="float">
            <text:p>26.0177</text:p>
          </table:table-cell>
          <table:table-cell office:value-type="float" office:value="92.0972" calcext:value-type="float">
            <text:p>92.0972</text:p>
          </table:table-cell>
          <table:table-cell office:value-type="float" office:value="24.7228" calcext:value-type="float">
            <text:p>24.7228</text:p>
          </table:table-cell>
          <table:table-cell office:value-type="float" office:value="46.7699" calcext:value-type="float">
            <text:p>46.7699</text:p>
          </table:table-cell>
          <table:table-cell office:value-type="float" office:value="46.9042" calcext:value-type="float">
            <text:p>46.9042</text:p>
          </table:table-cell>
          <table:table-cell office:value-type="float" office:value="17.244" calcext:value-type="float">
            <text:p>17.244</text:p>
          </table:table-cell>
          <table:table-cell office:value-type="float" office:value="29.3054" calcext:value-type="float">
            <text:p>29.3054</text:p>
          </table:table-cell>
          <table:table-cell office:value-type="float" office:value="57.3229" calcext:value-type="float">
            <text:p>57.3229</text:p>
          </table:table-cell>
          <table:table-cell office:value-type="float" office:value="63.0047" calcext:value-type="float">
            <text:p>63.0047</text:p>
          </table:table-cell>
          <table:table-cell office:value-type="float" office:value="35.1376" calcext:value-type="float">
            <text:p>35.1376</text:p>
          </table:table-cell>
        </table:table-row>
        <table:table-row table:style-name="ro1">
          <table:table-cell table:number-columns-repeated="3"/>
          <table:table-cell office:value-type="float" office:value="28.7649" calcext:value-type="float">
            <text:p>28.7649</text:p>
          </table:table-cell>
          <table:table-cell office:value-type="float" office:value="88.9145" calcext:value-type="float">
            <text:p>88.9145</text:p>
          </table:table-cell>
          <table:table-cell office:value-type="float" office:value="24.915" calcext:value-type="float">
            <text:p>24.915</text:p>
          </table:table-cell>
          <table:table-cell office:value-type="float" office:value="48.1035" calcext:value-type="float">
            <text:p>48.1035</text:p>
          </table:table-cell>
          <table:table-cell office:value-type="float" office:value="48.1929" calcext:value-type="float">
            <text:p>48.1929</text:p>
          </table:table-cell>
          <table:table-cell office:value-type="float" office:value="16.4871" calcext:value-type="float">
            <text:p>16.4871</text:p>
          </table:table-cell>
          <table:table-cell office:value-type="float" office:value="28.9875" calcext:value-type="float">
            <text:p>28.9875</text:p>
          </table:table-cell>
          <table:table-cell office:value-type="float" office:value="59.8661" calcext:value-type="float">
            <text:p>59.8661</text:p>
          </table:table-cell>
          <table:table-cell office:value-type="float" office:value="59.7324" calcext:value-type="float">
            <text:p>59.7324</text:p>
          </table:table-cell>
          <table:table-cell office:value-type="float" office:value="34.7616" calcext:value-type="float">
            <text:p>34.7616</text:p>
          </table:table-cell>
        </table:table-row>
        <table:table-row table:style-name="ro1">
          <table:table-cell table:number-columns-repeated="3"/>
          <table:table-cell office:value-type="float" office:value="29.0269" calcext:value-type="float">
            <text:p>29.0269</text:p>
          </table:table-cell>
          <table:table-cell office:value-type="float" office:value="83.0793" calcext:value-type="float">
            <text:p>83.0793</text:p>
          </table:table-cell>
          <table:table-cell office:value-type="float" office:value="23.0767" calcext:value-type="float">
            <text:p>23.0767</text:p>
          </table:table-cell>
          <table:table-cell office:value-type="float" office:value="46.1005" calcext:value-type="float">
            <text:p>46.1005</text:p>
          </table:table-cell>
          <table:table-cell office:value-type="float" office:value="41.599" calcext:value-type="float">
            <text:p>41.599</text:p>
          </table:table-cell>
          <table:table-cell office:value-type="float" office:value="16.7876" calcext:value-type="float">
            <text:p>16.7876</text:p>
          </table:table-cell>
          <table:table-cell office:value-type="float" office:value="29.7137" calcext:value-type="float">
            <text:p>29.7137</text:p>
          </table:table-cell>
          <table:table-cell office:value-type="float" office:value="58.6406" calcext:value-type="float">
            <text:p>58.6406</text:p>
          </table:table-cell>
          <table:table-cell office:value-type="float" office:value="56.8001" calcext:value-type="float">
            <text:p>56.8001</text:p>
          </table:table-cell>
          <table:table-cell office:value-type="float" office:value="36.621" calcext:value-type="float">
            <text:p>36.621</text:p>
          </table:table-cell>
        </table:table-row>
        <table:table-row table:style-name="ro1">
          <table:table-cell table:number-columns-repeated="3"/>
          <table:table-cell office:value-type="float" office:value="29.0651" calcext:value-type="float">
            <text:p>29.0651</text:p>
          </table:table-cell>
          <table:table-cell office:value-type="float" office:value="80.2618" calcext:value-type="float">
            <text:p>80.2618</text:p>
          </table:table-cell>
          <table:table-cell office:value-type="float" office:value="23.311" calcext:value-type="float">
            <text:p>23.311</text:p>
          </table:table-cell>
          <table:table-cell office:value-type="float" office:value="47.3" calcext:value-type="float">
            <text:p>47.3</text:p>
          </table:table-cell>
          <table:table-cell office:value-type="float" office:value="41.0846" calcext:value-type="float">
            <text:p>41.0846</text:p>
          </table:table-cell>
          <table:table-cell office:value-type="float" office:value="16.6189" calcext:value-type="float">
            <text:p>16.6189</text:p>
          </table:table-cell>
          <table:table-cell office:value-type="float" office:value="32.6029" calcext:value-type="float">
            <text:p>32.6029</text:p>
          </table:table-cell>
          <table:table-cell office:value-type="float" office:value="55.4366" calcext:value-type="float">
            <text:p>55.4366</text:p>
          </table:table-cell>
          <table:table-cell office:value-type="float" office:value="56.5232" calcext:value-type="float">
            <text:p>56.5232</text:p>
          </table:table-cell>
          <table:table-cell office:value-type="float" office:value="35.468" calcext:value-type="float">
            <text:p>35.468</text:p>
          </table:table-cell>
        </table:table-row>
        <table:table-row table:style-name="ro1">
          <table:table-cell table:number-columns-repeated="3"/>
          <table:table-cell office:value-type="float" office:value="29.9427" calcext:value-type="float">
            <text:p>29.9427</text:p>
          </table:table-cell>
          <table:table-cell office:value-type="float" office:value="82.4848" calcext:value-type="float">
            <text:p>82.4848</text:p>
          </table:table-cell>
          <table:table-cell office:value-type="float" office:value="22.5992" calcext:value-type="float">
            <text:p>22.5992</text:p>
          </table:table-cell>
          <table:table-cell office:value-type="float" office:value="48.5468" calcext:value-type="float">
            <text:p>48.5468</text:p>
          </table:table-cell>
          <table:table-cell office:value-type="float" office:value="41.7074" calcext:value-type="float">
            <text:p>41.7074</text:p>
          </table:table-cell>
          <table:table-cell office:value-type="float" office:value="15.9815" calcext:value-type="float">
            <text:p>15.9815</text:p>
          </table:table-cell>
          <table:table-cell office:value-type="float" office:value="29.8627" calcext:value-type="float">
            <text:p>29.8627</text:p>
          </table:table-cell>
          <table:table-cell office:value-type="float" office:value="53.3093" calcext:value-type="float">
            <text:p>53.3093</text:p>
          </table:table-cell>
          <table:table-cell office:value-type="float" office:value="54.8973" calcext:value-type="float">
            <text:p>54.8973</text:p>
          </table:table-cell>
          <table:table-cell office:value-type="float" office:value="38.6701" calcext:value-type="float">
            <text:p>38.6701</text:p>
          </table:table-cell>
        </table:table-row>
        <table:table-row table:style-name="ro1">
          <table:table-cell table:number-columns-repeated="3"/>
          <table:table-cell office:value-type="float" office:value="29.6824" calcext:value-type="float">
            <text:p>29.6824</text:p>
          </table:table-cell>
          <table:table-cell office:value-type="float" office:value="76.1708" calcext:value-type="float">
            <text:p>76.1708</text:p>
          </table:table-cell>
          <table:table-cell office:value-type="float" office:value="24.1056" calcext:value-type="float">
            <text:p>24.1056</text:p>
          </table:table-cell>
          <table:table-cell office:value-type="float" office:value="48.5221" calcext:value-type="float">
            <text:p>48.5221</text:p>
          </table:table-cell>
          <table:table-cell office:value-type="float" office:value="40.8766" calcext:value-type="float">
            <text:p>40.8766</text:p>
          </table:table-cell>
          <table:table-cell office:value-type="float" office:value="15.5931" calcext:value-type="float">
            <text:p>15.5931</text:p>
          </table:table-cell>
          <table:table-cell office:value-type="float" office:value="28.3299" calcext:value-type="float">
            <text:p>28.3299</text:p>
          </table:table-cell>
          <table:table-cell office:value-type="float" office:value="49.4419" calcext:value-type="float">
            <text:p>49.4419</text:p>
          </table:table-cell>
          <table:table-cell office:value-type="float" office:value="56.5385" calcext:value-type="float">
            <text:p>56.5385</text:p>
          </table:table-cell>
          <table:table-cell office:value-type="float" office:value="37.2411" calcext:value-type="float">
            <text:p>37.2411</text:p>
          </table:table-cell>
        </table:table-row>
        <table:table-row table:style-name="ro1">
          <table:table-cell table:number-columns-repeated="3"/>
          <table:table-cell office:value-type="float" office:value="30.3807" calcext:value-type="float">
            <text:p>30.3807</text:p>
          </table:table-cell>
          <table:table-cell office:value-type="float" office:value="82.603" calcext:value-type="float">
            <text:p>82.603</text:p>
          </table:table-cell>
          <table:table-cell office:value-type="float" office:value="25.0371" calcext:value-type="float">
            <text:p>25.0371</text:p>
          </table:table-cell>
          <table:table-cell office:value-type="float" office:value="50.4742" calcext:value-type="float">
            <text:p>50.4742</text:p>
          </table:table-cell>
          <table:table-cell office:value-type="float" office:value="40.6573" calcext:value-type="float">
            <text:p>40.6573</text:p>
          </table:table-cell>
          <table:table-cell office:value-type="float" office:value="14.7484" calcext:value-type="float">
            <text:p>14.7484</text:p>
          </table:table-cell>
          <table:table-cell office:value-type="float" office:value="27.4927" calcext:value-type="float">
            <text:p>27.4927</text:p>
          </table:table-cell>
          <table:table-cell office:value-type="float" office:value="50.2754" calcext:value-type="float">
            <text:p>50.2754</text:p>
          </table:table-cell>
          <table:table-cell office:value-type="float" office:value="58.2329" calcext:value-type="float">
            <text:p>58.2329</text:p>
          </table:table-cell>
          <table:table-cell office:value-type="float" office:value="36.5788" calcext:value-type="float">
            <text:p>36.5788</text:p>
          </table:table-cell>
        </table:table-row>
        <table:table-row table:style-name="ro1">
          <table:table-cell table:number-columns-repeated="3"/>
          <table:table-cell office:value-type="float" office:value="31.085" calcext:value-type="float">
            <text:p>31.085</text:p>
          </table:table-cell>
          <table:table-cell office:value-type="float" office:value="82.1147" calcext:value-type="float">
            <text:p>82.1147</text:p>
          </table:table-cell>
          <table:table-cell office:value-type="float" office:value="25.4014" calcext:value-type="float">
            <text:p>25.4014</text:p>
          </table:table-cell>
          <table:table-cell office:value-type="float" office:value="48.2641" calcext:value-type="float">
            <text:p>48.2641</text:p>
          </table:table-cell>
          <table:table-cell office:value-type="float" office:value="41.0115" calcext:value-type="float">
            <text:p>41.0115</text:p>
          </table:table-cell>
          <table:table-cell office:value-type="float" office:value="14.6987" calcext:value-type="float">
            <text:p>14.6987</text:p>
          </table:table-cell>
          <table:table-cell office:value-type="float" office:value="27.9636" calcext:value-type="float">
            <text:p>27.9636</text:p>
          </table:table-cell>
          <table:table-cell office:value-type="float" office:value="48.8982" calcext:value-type="float">
            <text:p>48.8982</text:p>
          </table:table-cell>
          <table:table-cell office:value-type="float" office:value="65.816" calcext:value-type="float">
            <text:p>65.816</text:p>
          </table:table-cell>
          <table:table-cell office:value-type="float" office:value="38.5415" calcext:value-type="float">
            <text:p>38.5415</text:p>
          </table:table-cell>
        </table:table-row>
        <table:table-row table:style-name="ro1">
          <table:table-cell table:number-columns-repeated="3"/>
          <table:table-cell office:value-type="float" office:value="32.2093" calcext:value-type="float">
            <text:p>32.2093</text:p>
          </table:table-cell>
          <table:table-cell office:value-type="float" office:value="84.3564" calcext:value-type="float">
            <text:p>84.3564</text:p>
          </table:table-cell>
          <table:table-cell office:value-type="float" office:value="25.3626" calcext:value-type="float">
            <text:p>25.3626</text:p>
          </table:table-cell>
          <table:table-cell office:value-type="float" office:value="48.065" calcext:value-type="float">
            <text:p>48.065</text:p>
          </table:table-cell>
          <table:table-cell office:value-type="float" office:value="40.9282" calcext:value-type="float">
            <text:p>40.9282</text:p>
          </table:table-cell>
          <table:table-cell office:value-type="float" office:value="14.3523" calcext:value-type="float">
            <text:p>14.3523</text:p>
          </table:table-cell>
          <table:table-cell office:value-type="float" office:value="32.9461" calcext:value-type="float">
            <text:p>32.9461</text:p>
          </table:table-cell>
          <table:table-cell office:value-type="float" office:value="49.4619" calcext:value-type="float">
            <text:p>49.4619</text:p>
          </table:table-cell>
          <table:table-cell office:value-type="float" office:value="59.6786" calcext:value-type="float">
            <text:p>59.6786</text:p>
          </table:table-cell>
          <table:table-cell office:value-type="float" office:value="40.1038" calcext:value-type="float">
            <text:p>40.1038</text:p>
          </table:table-cell>
        </table:table-row>
        <table:table-row table:style-name="ro1">
          <table:table-cell table:number-columns-repeated="3"/>
          <table:table-cell office:value-type="float" office:value="28.8019" calcext:value-type="float">
            <text:p>28.8019</text:p>
          </table:table-cell>
          <table:table-cell office:value-type="float" office:value="82.6986" calcext:value-type="float">
            <text:p>82.6986</text:p>
          </table:table-cell>
          <table:table-cell office:value-type="float" office:value="24.9274" calcext:value-type="float">
            <text:p>24.9274</text:p>
          </table:table-cell>
          <table:table-cell office:value-type="float" office:value="46.6927" calcext:value-type="float">
            <text:p>46.6927</text:p>
          </table:table-cell>
          <table:table-cell office:value-type="float" office:value="40.4903" calcext:value-type="float">
            <text:p>40.4903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33.0535" calcext:value-type="float">
            <text:p>33.0535</text:p>
          </table:table-cell>
          <table:table-cell office:value-type="float" office:value="52.3772" calcext:value-type="float">
            <text:p>52.3772</text:p>
          </table:table-cell>
          <table:table-cell office:value-type="float" office:value="58.2853" calcext:value-type="float">
            <text:p>58.2853</text:p>
          </table:table-cell>
          <table:table-cell office:value-type="float" office:value="41.044" calcext:value-type="float">
            <text:p>41.044</text:p>
          </table:table-cell>
        </table:table-row>
        <table:table-row table:style-name="ro1">
          <table:table-cell table:number-columns-repeated="3"/>
          <table:table-cell office:value-type="float" office:value="30.299" calcext:value-type="float">
            <text:p>30.299</text:p>
          </table:table-cell>
          <table:table-cell office:value-type="float" office:value="77.384" calcext:value-type="float">
            <text:p>77.384</text:p>
          </table:table-cell>
          <table:table-cell office:value-type="float" office:value="24.6989" calcext:value-type="float">
            <text:p>24.6989</text:p>
          </table:table-cell>
          <table:table-cell office:value-type="float" office:value="44.5563" calcext:value-type="float">
            <text:p>44.5563</text:p>
          </table:table-cell>
          <table:table-cell office:value-type="float" office:value="41.4524" calcext:value-type="float">
            <text:p>41.4524</text:p>
          </table:table-cell>
          <table:table-cell office:value-type="float" office:value="14.7829" calcext:value-type="float">
            <text:p>14.7829</text:p>
          </table:table-cell>
          <table:table-cell office:value-type="float" office:value="34.5952" calcext:value-type="float">
            <text:p>34.5952</text:p>
          </table:table-cell>
          <table:table-cell office:value-type="float" office:value="47.8228" calcext:value-type="float">
            <text:p>47.8228</text:p>
          </table:table-cell>
          <table:table-cell office:value-type="float" office:value="63.6363" calcext:value-type="float">
            <text:p>63.6363</text:p>
          </table:table-cell>
          <table:table-cell office:value-type="float" office:value="41.8511" calcext:value-type="float">
            <text:p>41.8511</text:p>
          </table:table-cell>
        </table:table-row>
        <table:table-row table:style-name="ro1">
          <table:table-cell table:number-columns-repeated="3"/>
          <table:table-cell office:value-type="float" office:value="30.494" calcext:value-type="float">
            <text:p>30.494</text:p>
          </table:table-cell>
          <table:table-cell office:value-type="float" office:value="76.1684" calcext:value-type="float">
            <text:p>76.1684</text:p>
          </table:table-cell>
          <table:table-cell office:value-type="float" office:value="24.4819" calcext:value-type="float">
            <text:p>24.4819</text:p>
          </table:table-cell>
          <table:table-cell office:value-type="float" office:value="48.3736" calcext:value-type="float">
            <text:p>48.3736</text:p>
          </table:table-cell>
          <table:table-cell office:value-type="float" office:value="40.5341" calcext:value-type="float">
            <text:p>40.5341</text:p>
          </table:table-cell>
          <table:table-cell office:value-type="float" office:value="14.0486" calcext:value-type="float">
            <text:p>14.0486</text:p>
          </table:table-cell>
          <table:table-cell office:value-type="float" office:value="36.4702" calcext:value-type="float">
            <text:p>36.4702</text:p>
          </table:table-cell>
          <table:table-cell office:value-type="float" office:value="47.5129" calcext:value-type="float">
            <text:p>47.5129</text:p>
          </table:table-cell>
          <table:table-cell office:value-type="float" office:value="58.7774" calcext:value-type="float">
            <text:p>58.7774</text:p>
          </table:table-cell>
          <table:table-cell office:value-type="float" office:value="41.3845" calcext:value-type="float">
            <text:p>41.3845</text:p>
          </table:table-cell>
        </table:table-row>
        <table:table-row table:style-name="ro1">
          <table:table-cell table:number-columns-repeated="3"/>
          <table:table-cell office:value-type="float" office:value="31.4192" calcext:value-type="float">
            <text:p>31.4192</text:p>
          </table:table-cell>
          <table:table-cell office:value-type="float" office:value="78.0987" calcext:value-type="float">
            <text:p>78.0987</text:p>
          </table:table-cell>
          <table:table-cell office:value-type="float" office:value="22.0789" calcext:value-type="float">
            <text:p>22.0789</text:p>
          </table:table-cell>
          <table:table-cell office:value-type="float" office:value="49.1049" calcext:value-type="float">
            <text:p>49.1049</text:p>
          </table:table-cell>
          <table:table-cell office:value-type="float" office:value="39.8805" calcext:value-type="float">
            <text:p>39.8805</text:p>
          </table:table-cell>
          <table:table-cell office:value-type="float" office:value="13.5594" calcext:value-type="float">
            <text:p>13.5594</text:p>
          </table:table-cell>
          <table:table-cell office:value-type="float" office:value="34.7102" calcext:value-type="float">
            <text:p>34.7102</text:p>
          </table:table-cell>
          <table:table-cell office:value-type="float" office:value="42.6964" calcext:value-type="float">
            <text:p>42.6964</text:p>
          </table:table-cell>
          <table:table-cell office:value-type="float" office:value="58.9132" calcext:value-type="float">
            <text:p>58.9132</text:p>
          </table:table-cell>
          <table:table-cell office:value-type="float" office:value="41.3582" calcext:value-type="float">
            <text:p>41.3582</text:p>
          </table:table-cell>
        </table:table-row>
        <table:table-row table:style-name="ro1">
          <table:table-cell table:number-columns-repeated="3"/>
          <table:table-cell office:value-type="float" office:value="32.1142" calcext:value-type="float">
            <text:p>32.1142</text:p>
          </table:table-cell>
          <table:table-cell office:value-type="float" office:value="74.1677" calcext:value-type="float">
            <text:p>74.1677</text:p>
          </table:table-cell>
          <table:table-cell office:value-type="float" office:value="22.4677" calcext:value-type="float">
            <text:p>22.4677</text:p>
          </table:table-cell>
          <table:table-cell office:value-type="float" office:value="47.4268" calcext:value-type="float">
            <text:p>47.4268</text:p>
          </table:table-cell>
          <table:table-cell office:value-type="float" office:value="40.2053" calcext:value-type="float">
            <text:p>40.2053</text:p>
          </table:table-cell>
          <table:table-cell office:value-type="float" office:value="12.9577" calcext:value-type="float">
            <text:p>12.9577</text:p>
          </table:table-cell>
          <table:table-cell office:value-type="float" office:value="34.7831" calcext:value-type="float">
            <text:p>34.7831</text:p>
          </table:table-cell>
          <table:table-cell office:value-type="float" office:value="42.1599" calcext:value-type="float">
            <text:p>42.1599</text:p>
          </table:table-cell>
          <table:table-cell office:value-type="float" office:value="61.5558" calcext:value-type="float">
            <text:p>61.5558</text:p>
          </table:table-cell>
          <table:table-cell office:value-type="float" office:value="41.9253" calcext:value-type="float">
            <text:p>41.9253</text:p>
          </table:table-cell>
        </table:table-row>
        <table:table-row table:style-name="ro1">
          <table:table-cell table:number-columns-repeated="3"/>
          <table:table-cell office:value-type="float" office:value="32.5022" calcext:value-type="float">
            <text:p>32.5022</text:p>
          </table:table-cell>
          <table:table-cell office:value-type="float" office:value="75.0264" calcext:value-type="float">
            <text:p>75.0264</text:p>
          </table:table-cell>
          <table:table-cell office:value-type="float" office:value="23.8459" calcext:value-type="float">
            <text:p>23.8459</text:p>
          </table:table-cell>
          <table:table-cell office:value-type="float" office:value="51.7907" calcext:value-type="float">
            <text:p>51.7907</text:p>
          </table:table-cell>
          <table:table-cell office:value-type="float" office:value="39.4271" calcext:value-type="float">
            <text:p>39.4271</text:p>
          </table:table-cell>
          <table:table-cell office:value-type="float" office:value="13.2853" calcext:value-type="float">
            <text:p>13.2853</text:p>
          </table:table-cell>
          <table:table-cell office:value-type="float" office:value="34.0764" calcext:value-type="float">
            <text:p>34.0764</text:p>
          </table:table-cell>
          <table:table-cell office:value-type="float" office:value="42.5468" calcext:value-type="float">
            <text:p>42.5468</text:p>
          </table:table-cell>
          <table:table-cell office:value-type="float" office:value="59.7157" calcext:value-type="float">
            <text:p>59.7157</text:p>
          </table:table-cell>
          <table:table-cell office:value-type="float" office:value="43.9533" calcext:value-type="float">
            <text:p>43.9533</text:p>
          </table:table-cell>
        </table:table-row>
        <table:table-row table:style-name="ro1">
          <table:table-cell table:number-columns-repeated="3"/>
          <table:table-cell office:value-type="float" office:value="34.8364" calcext:value-type="float">
            <text:p>34.8364</text:p>
          </table:table-cell>
          <table:table-cell office:value-type="float" office:value="71.4656" calcext:value-type="float">
            <text:p>71.4656</text:p>
          </table:table-cell>
          <table:table-cell office:value-type="float" office:value="23.9131" calcext:value-type="float">
            <text:p>23.9131</text:p>
          </table:table-cell>
          <table:table-cell office:value-type="float" office:value="52.3812" calcext:value-type="float">
            <text:p>52.3812</text:p>
          </table:table-cell>
          <table:table-cell office:value-type="float" office:value="41.2273" calcext:value-type="float">
            <text:p>41.2273</text:p>
          </table:table-cell>
          <table:table-cell office:value-type="float" office:value="14.0386" calcext:value-type="float">
            <text:p>14.0386</text:p>
          </table:table-cell>
          <table:table-cell office:value-type="float" office:value="33.8834" calcext:value-type="float">
            <text:p>33.8834</text:p>
          </table:table-cell>
          <table:table-cell office:value-type="float" office:value="40.105" calcext:value-type="float">
            <text:p>40.105</text:p>
          </table:table-cell>
          <table:table-cell office:value-type="float" office:value="57.7477" calcext:value-type="float">
            <text:p>57.7477</text:p>
          </table:table-cell>
          <table:table-cell office:value-type="float" office:value="41.4441" calcext:value-type="float">
            <text:p>41.4441</text:p>
          </table:table-cell>
        </table:table-row>
        <table:table-row table:style-name="ro1">
          <table:table-cell table:number-columns-repeated="3"/>
          <table:table-cell office:value-type="float" office:value="34.1645" calcext:value-type="float">
            <text:p>34.1645</text:p>
          </table:table-cell>
          <table:table-cell office:value-type="float" office:value="65.7089" calcext:value-type="float">
            <text:p>65.7089</text:p>
          </table:table-cell>
          <table:table-cell office:value-type="float" office:value="26.1671" calcext:value-type="float">
            <text:p>26.1671</text:p>
          </table:table-cell>
          <table:table-cell office:value-type="float" office:value="54.6059" calcext:value-type="float">
            <text:p>54.6059</text:p>
          </table:table-cell>
          <table:table-cell office:value-type="float" office:value="44.6249" calcext:value-type="float">
            <text:p>44.6249</text:p>
          </table:table-cell>
          <table:table-cell office:value-type="float" office:value="14.7758" calcext:value-type="float">
            <text:p>14.7758</text:p>
          </table:table-cell>
          <table:table-cell office:value-type="float" office:value="35.8259" calcext:value-type="float">
            <text:p>35.8259</text:p>
          </table:table-cell>
          <table:table-cell office:value-type="float" office:value="41.1195" calcext:value-type="float">
            <text:p>41.1195</text:p>
          </table:table-cell>
          <table:table-cell office:value-type="float" office:value="60.7552" calcext:value-type="float">
            <text:p>60.7552</text:p>
          </table:table-cell>
          <table:table-cell office:value-type="float" office:value="39.4994" calcext:value-type="float">
            <text:p>39.4994</text:p>
          </table:table-cell>
        </table:table-row>
        <table:table-row table:style-name="ro1">
          <table:table-cell table:number-columns-repeated="3"/>
          <table:table-cell office:value-type="float" office:value="35.0027" calcext:value-type="float">
            <text:p>35.0027</text:p>
          </table:table-cell>
          <table:table-cell office:value-type="float" office:value="62.4372" calcext:value-type="float">
            <text:p>62.4372</text:p>
          </table:table-cell>
          <table:table-cell office:value-type="float" office:value="27.2182" calcext:value-type="float">
            <text:p>27.2182</text:p>
          </table:table-cell>
          <table:table-cell office:value-type="float" office:value="58.8703" calcext:value-type="float">
            <text:p>58.8703</text:p>
          </table:table-cell>
          <table:table-cell office:value-type="float" office:value="45.8131" calcext:value-type="float">
            <text:p>45.8131</text:p>
          </table:table-cell>
          <table:table-cell office:value-type="float" office:value="16.018" calcext:value-type="float">
            <text:p>16.018</text:p>
          </table:table-cell>
          <table:table-cell office:value-type="float" office:value="35.4036" calcext:value-type="float">
            <text:p>35.4036</text:p>
          </table:table-cell>
          <table:table-cell office:value-type="float" office:value="39.0722" calcext:value-type="float">
            <text:p>39.0722</text:p>
          </table:table-cell>
          <table:table-cell office:value-type="float" office:value="64.8245" calcext:value-type="float">
            <text:p>64.8245</text:p>
          </table:table-cell>
          <table:table-cell office:value-type="float" office:value="38.3087" calcext:value-type="float">
            <text:p>38.3087</text:p>
          </table:table-cell>
        </table:table-row>
        <table:table-row table:style-name="ro1">
          <table:table-cell table:number-columns-repeated="3"/>
          <table:table-cell office:value-type="float" office:value="34.4782" calcext:value-type="float">
            <text:p>34.4782</text:p>
          </table:table-cell>
          <table:table-cell office:value-type="float" office:value="63.7333" calcext:value-type="float">
            <text:p>63.7333</text:p>
          </table:table-cell>
          <table:table-cell office:value-type="float" office:value="26.3384" calcext:value-type="float">
            <text:p>26.3384</text:p>
          </table:table-cell>
          <table:table-cell office:value-type="float" office:value="58.0964" calcext:value-type="float">
            <text:p>58.0964</text:p>
          </table:table-cell>
          <table:table-cell office:value-type="float" office:value="45.2545" calcext:value-type="float">
            <text:p>45.2545</text:p>
          </table:table-cell>
          <table:table-cell office:value-type="float" office:value="16.2197" calcext:value-type="float">
            <text:p>16.2197</text:p>
          </table:table-cell>
          <table:table-cell office:value-type="float" office:value="37.2357" calcext:value-type="float">
            <text:p>37.2357</text:p>
          </table:table-cell>
          <table:table-cell office:value-type="float" office:value="37.9229" calcext:value-type="float">
            <text:p>37.9229</text:p>
          </table:table-cell>
          <table:table-cell office:value-type="float" office:value="61.0794" calcext:value-type="float">
            <text:p>61.0794</text:p>
          </table:table-cell>
          <table:table-cell office:value-type="float" office:value="38.1103" calcext:value-type="float">
            <text:p>38.1103</text:p>
          </table:table-cell>
        </table:table-row>
        <table:table-row table:style-name="ro1">
          <table:table-cell table:number-columns-repeated="3"/>
          <table:table-cell office:value-type="float" office:value="34.4313" calcext:value-type="float">
            <text:p>34.4313</text:p>
          </table:table-cell>
          <table:table-cell office:value-type="float" office:value="59.4048" calcext:value-type="float">
            <text:p>59.4048</text:p>
          </table:table-cell>
          <table:table-cell office:value-type="float" office:value="24.4048" calcext:value-type="float">
            <text:p>24.4048</text:p>
          </table:table-cell>
          <table:table-cell office:value-type="float" office:value="56.4594" calcext:value-type="float">
            <text:p>56.4594</text:p>
          </table:table-cell>
          <table:table-cell office:value-type="float" office:value="43.2041" calcext:value-type="float">
            <text:p>43.2041</text:p>
          </table:table-cell>
          <table:table-cell office:value-type="float" office:value="15.8174" calcext:value-type="float">
            <text:p>15.8174</text:p>
          </table:table-cell>
          <table:table-cell office:value-type="float" office:value="37.3821" calcext:value-type="float">
            <text:p>37.3821</text:p>
          </table:table-cell>
          <table:table-cell office:value-type="float" office:value="39.6013" calcext:value-type="float">
            <text:p>39.6013</text:p>
          </table:table-cell>
          <table:table-cell office:value-type="float" office:value="59.8582" calcext:value-type="float">
            <text:p>59.8582</text:p>
          </table:table-cell>
          <table:table-cell office:value-type="float" office:value="40.6578" calcext:value-type="float">
            <text:p>40.6578</text:p>
          </table:table-cell>
        </table:table-row>
        <table:table-row table:style-name="ro1">
          <table:table-cell table:number-columns-repeated="3"/>
          <table:table-cell office:value-type="float" office:value="38.7476" calcext:value-type="float">
            <text:p>38.7476</text:p>
          </table:table-cell>
          <table:table-cell office:value-type="float" office:value="61.2389" calcext:value-type="float">
            <text:p>61.2389</text:p>
          </table:table-cell>
          <table:table-cell office:value-type="float" office:value="24.3127" calcext:value-type="float">
            <text:p>24.3127</text:p>
          </table:table-cell>
          <table:table-cell office:value-type="float" office:value="62.3423" calcext:value-type="float">
            <text:p>62.3423</text:p>
          </table:table-cell>
          <table:table-cell office:value-type="float" office:value="43.6" calcext:value-type="float">
            <text:p>43.6</text:p>
          </table:table-cell>
          <table:table-cell office:value-type="float" office:value="16.0714" calcext:value-type="float">
            <text:p>16.0714</text:p>
          </table:table-cell>
          <table:table-cell office:value-type="float" office:value="37.4159" calcext:value-type="float">
            <text:p>37.4159</text:p>
          </table:table-cell>
          <table:table-cell office:value-type="float" office:value="36.9138" calcext:value-type="float">
            <text:p>36.9138</text:p>
          </table:table-cell>
          <table:table-cell office:value-type="float" office:value="59.4371" calcext:value-type="float">
            <text:p>59.4371</text:p>
          </table:table-cell>
          <table:table-cell office:value-type="float" office:value="39.582" calcext:value-type="float">
            <text:p>39.582</text:p>
          </table:table-cell>
        </table:table-row>
        <table:table-row table:style-name="ro1">
          <table:table-cell table:number-columns-repeated="3"/>
          <table:table-cell office:value-type="float" office:value="42.2519" calcext:value-type="float">
            <text:p>42.2519</text:p>
          </table:table-cell>
          <table:table-cell office:value-type="float" office:value="61.1782" calcext:value-type="float">
            <text:p>61.1782</text:p>
          </table:table-cell>
          <table:table-cell office:value-type="float" office:value="24.1683" calcext:value-type="float">
            <text:p>24.1683</text:p>
          </table:table-cell>
          <table:table-cell office:value-type="float" office:value="65.7219" calcext:value-type="float">
            <text:p>65.7219</text:p>
          </table:table-cell>
          <table:table-cell office:value-type="float" office:value="42.8149" calcext:value-type="float">
            <text:p>42.8149</text:p>
          </table:table-cell>
          <table:table-cell office:value-type="float" office:value="16.181" calcext:value-type="float">
            <text:p>16.181</text:p>
          </table:table-cell>
          <table:table-cell office:value-type="float" office:value="35.8085" calcext:value-type="float">
            <text:p>35.8085</text:p>
          </table:table-cell>
          <table:table-cell office:value-type="float" office:value="37.6034" calcext:value-type="float">
            <text:p>37.6034</text:p>
          </table:table-cell>
          <table:table-cell office:value-type="float" office:value="57.9823" calcext:value-type="float">
            <text:p>57.9823</text:p>
          </table:table-cell>
          <table:table-cell office:value-type="float" office:value="36.3479" calcext:value-type="float">
            <text:p>36.3479</text:p>
          </table:table-cell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office:value-type="float" office:value="58.8367" calcext:value-type="float">
            <text:p>58.8367</text:p>
          </table:table-cell>
          <table:table-cell office:value-type="float" office:value="25.8111" calcext:value-type="float">
            <text:p>25.8111</text:p>
          </table:table-cell>
          <table:table-cell office:value-type="float" office:value="62.0526" calcext:value-type="float">
            <text:p>62.0526</text:p>
          </table:table-cell>
          <table:table-cell office:value-type="float" office:value="44.686" calcext:value-type="float">
            <text:p>44.686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35.6767" calcext:value-type="float">
            <text:p>35.6767</text:p>
          </table:table-cell>
          <table:table-cell office:value-type="float" office:value="40.529" calcext:value-type="float">
            <text:p>40.529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37.6537" calcext:value-type="float">
            <text:p>37.6537</text:p>
          </table:table-cell>
        </table:table-row>
        <table:table-row table:style-name="ro1">
          <table:table-cell table:number-columns-repeated="3"/>
          <table:table-cell office:value-type="float" office:value="44.7284" calcext:value-type="float">
            <text:p>44.7284</text:p>
          </table:table-cell>
          <table:table-cell office:value-type="float" office:value="58.6794" calcext:value-type="float">
            <text:p>58.6794</text:p>
          </table:table-cell>
          <table:table-cell office:value-type="float" office:value="26.2442" calcext:value-type="float">
            <text:p>26.2442</text:p>
          </table:table-cell>
          <table:table-cell office:value-type="float" office:value="59.5667" calcext:value-type="float">
            <text:p>59.5667</text:p>
          </table:table-cell>
          <table:table-cell office:value-type="float" office:value="45.3353" calcext:value-type="float">
            <text:p>45.3353</text:p>
          </table:table-cell>
          <table:table-cell office:value-type="float" office:value="15.8301" calcext:value-type="float">
            <text:p>15.8301</text:p>
          </table:table-cell>
          <table:table-cell office:value-type="float" office:value="32.7457" calcext:value-type="float">
            <text:p>32.7457</text:p>
          </table:table-cell>
          <table:table-cell office:value-type="float" office:value="41.5461" calcext:value-type="float">
            <text:p>41.5461</text:p>
          </table:table-cell>
          <table:table-cell office:value-type="float" office:value="59.2262" calcext:value-type="float">
            <text:p>59.2262</text:p>
          </table:table-cell>
          <table:table-cell office:value-type="float" office:value="39.9113" calcext:value-type="float">
            <text:p>39.9113</text:p>
          </table:table-cell>
        </table:table-row>
        <table:table-row table:style-name="ro1">
          <table:table-cell table:number-columns-repeated="3"/>
          <table:table-cell office:value-type="float" office:value="44.1964" calcext:value-type="float">
            <text:p>44.1964</text:p>
          </table:table-cell>
          <table:table-cell office:value-type="float" office:value="64.1465" calcext:value-type="float">
            <text:p>64.1465</text:p>
          </table:table-cell>
          <table:table-cell office:value-type="float" office:value="28.998" calcext:value-type="float">
            <text:p>28.998</text:p>
          </table:table-cell>
          <table:table-cell office:value-type="float" office:value="57.9029" calcext:value-type="float">
            <text:p>57.9029</text:p>
          </table:table-cell>
          <table:table-cell office:value-type="float" office:value="48.4762" calcext:value-type="float">
            <text:p>48.4762</text:p>
          </table:table-cell>
          <table:table-cell office:value-type="float" office:value="15.2457" calcext:value-type="float">
            <text:p>15.2457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43.8009" calcext:value-type="float">
            <text:p>43.8009</text:p>
          </table:table-cell>
          <table:table-cell office:value-type="float" office:value="57.7608" calcext:value-type="float">
            <text:p>57.7608</text:p>
          </table:table-cell>
          <table:table-cell office:value-type="float" office:value="38.7571" calcext:value-type="float">
            <text:p>38.7571</text:p>
          </table:table-cell>
        </table:table-row>
        <table:table-row table:style-name="ro1">
          <table:table-cell table:number-columns-repeated="3"/>
          <table:table-cell office:value-type="float" office:value="40.1862" calcext:value-type="float">
            <text:p>40.1862</text:p>
          </table:table-cell>
          <table:table-cell office:value-type="float" office:value="66.6562" calcext:value-type="float">
            <text:p>66.6562</text:p>
          </table:table-cell>
          <table:table-cell office:value-type="float" office:value="28.9621" calcext:value-type="float">
            <text:p>28.9621</text:p>
          </table:table-cell>
          <table:table-cell office:value-type="float" office:value="58.2761" calcext:value-type="float">
            <text:p>58.2761</text:p>
          </table:table-cell>
          <table:table-cell office:value-type="float" office:value="46.1457" calcext:value-type="float">
            <text:p>46.1457</text:p>
          </table:table-cell>
          <table:table-cell office:value-type="float" office:value="15.0262" calcext:value-type="float">
            <text:p>15.0262</text:p>
          </table:table-cell>
          <table:table-cell office:value-type="float" office:value="37.5412" calcext:value-type="float">
            <text:p>37.5412</text:p>
          </table:table-cell>
          <table:table-cell office:value-type="float" office:value="43.281" calcext:value-type="float">
            <text:p>43.281</text:p>
          </table:table-cell>
          <table:table-cell office:value-type="float" office:value="54.1911" calcext:value-type="float">
            <text:p>54.1911</text:p>
          </table:table-cell>
          <table:table-cell office:value-type="float" office:value="36.4979" calcext:value-type="float">
            <text:p>36.4979</text:p>
          </table:table-cell>
        </table:table-row>
        <table:table-row table:style-name="ro1">
          <table:table-cell table:number-columns-repeated="3"/>
          <table:table-cell office:value-type="float" office:value="41.2164" calcext:value-type="float">
            <text:p>41.2164</text:p>
          </table:table-cell>
          <table:table-cell office:value-type="float" office:value="69.2671" calcext:value-type="float">
            <text:p>69.2671</text:p>
          </table:table-cell>
          <table:table-cell office:value-type="float" office:value="28.2217" calcext:value-type="float">
            <text:p>28.2217</text:p>
          </table:table-cell>
          <table:table-cell office:value-type="float" office:value="56.4757" calcext:value-type="float">
            <text:p>56.4757</text:p>
          </table:table-cell>
          <table:table-cell office:value-type="float" office:value="44.7387" calcext:value-type="float">
            <text:p>44.7387</text:p>
          </table:table-cell>
          <table:table-cell office:value-type="float" office:value="15.0567" calcext:value-type="float">
            <text:p>15.0567</text:p>
          </table:table-cell>
          <table:table-cell office:value-type="float" office:value="41.3436" calcext:value-type="float">
            <text:p>41.3436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50.9005" calcext:value-type="float">
            <text:p>50.9005</text:p>
          </table:table-cell>
          <table:table-cell office:value-type="float" office:value="36.1569" calcext:value-type="float">
            <text:p>36.1569</text:p>
          </table:table-cell>
        </table:table-row>
        <table:table-row table:style-name="ro1">
          <table:table-cell table:number-columns-repeated="3"/>
          <table:table-cell office:value-type="float" office:value="40.5681" calcext:value-type="float">
            <text:p>40.5681</text:p>
          </table:table-cell>
          <table:table-cell office:value-type="float" office:value="68.1797" calcext:value-type="float">
            <text:p>68.1797</text:p>
          </table:table-cell>
          <table:table-cell office:value-type="float" office:value="26.1293" calcext:value-type="float">
            <text:p>26.1293</text:p>
          </table:table-cell>
          <table:table-cell office:value-type="float" office:value="55.155" calcext:value-type="float">
            <text:p>55.155</text:p>
          </table:table-cell>
          <table:table-cell office:value-type="float" office:value="42.2429" calcext:value-type="float">
            <text:p>42.2429</text:p>
          </table:table-cell>
          <table:table-cell office:value-type="float" office:value="15.4042" calcext:value-type="float">
            <text:p>15.4042</text:p>
          </table:table-cell>
          <table:table-cell office:value-type="float" office:value="42.0199" calcext:value-type="float">
            <text:p>42.0199</text:p>
          </table:table-cell>
          <table:table-cell office:value-type="float" office:value="45.1401" calcext:value-type="float">
            <text:p>45.1401</text:p>
          </table:table-cell>
          <table:table-cell office:value-type="float" office:value="48.468" calcext:value-type="float">
            <text:p>48.468</text:p>
          </table:table-cell>
          <table:table-cell office:value-type="float" office:value="34.0385" calcext:value-type="float">
            <text:p>34.0385</text:p>
          </table:table-cell>
        </table:table-row>
        <table:table-row table:style-name="ro1">
          <table:table-cell table:number-columns-repeated="3"/>
          <table:table-cell office:value-type="float" office:value="38.15" calcext:value-type="float">
            <text:p>38.15</text:p>
          </table:table-cell>
          <table:table-cell office:value-type="float" office:value="63.1398" calcext:value-type="float">
            <text:p>63.1398</text:p>
          </table:table-cell>
          <table:table-cell office:value-type="float" office:value="26.4196" calcext:value-type="float">
            <text:p>26.4196</text:p>
          </table:table-cell>
          <table:table-cell office:value-type="float" office:value="56.6468" calcext:value-type="float">
            <text:p>56.6468</text:p>
          </table:table-cell>
          <table:table-cell office:value-type="float" office:value="42.9205" calcext:value-type="float">
            <text:p>42.9205</text:p>
          </table:table-cell>
          <table:table-cell office:value-type="float" office:value="16.2963" calcext:value-type="float">
            <text:p>16.2963</text:p>
          </table:table-cell>
          <table:table-cell office:value-type="float" office:value="40.7952" calcext:value-type="float">
            <text:p>40.7952</text:p>
          </table:table-cell>
          <table:table-cell office:value-type="float" office:value="46.4867" calcext:value-type="float">
            <text:p>46.4867</text:p>
          </table:table-cell>
          <table:table-cell office:value-type="float" office:value="50.8657" calcext:value-type="float">
            <text:p>50.8657</text:p>
          </table:table-cell>
          <table:table-cell office:value-type="float" office:value="36.4325" calcext:value-type="float">
            <text:p>36.4325</text:p>
          </table:table-cell>
        </table:table-row>
        <table:table-row table:style-name="ro1">
          <table:table-cell table:number-columns-repeated="3"/>
          <table:table-cell office:value-type="float" office:value="33.9923" calcext:value-type="float">
            <text:p>33.9923</text:p>
          </table:table-cell>
          <table:table-cell office:value-type="float" office:value="66.2666" calcext:value-type="float">
            <text:p>66.2666</text:p>
          </table:table-cell>
          <table:table-cell office:value-type="float" office:value="28.6452" calcext:value-type="float">
            <text:p>28.6452</text:p>
          </table:table-cell>
          <table:table-cell office:value-type="float" office:value="52.4636" calcext:value-type="float">
            <text:p>52.4636</text:p>
          </table:table-cell>
          <table:table-cell office:value-type="float" office:value="40.856" calcext:value-type="float">
            <text:p>40.856</text:p>
          </table:table-cell>
          <table:table-cell office:value-type="float" office:value="17.4644" calcext:value-type="float">
            <text:p>17.4644</text:p>
          </table:table-cell>
          <table:table-cell office:value-type="float" office:value="40.6603" calcext:value-type="float">
            <text:p>40.6603</text:p>
          </table:table-cell>
          <table:table-cell office:value-type="float" office:value="47.522" calcext:value-type="float">
            <text:p>47.522</text:p>
          </table:table-cell>
          <table:table-cell office:value-type="float" office:value="52.4013" calcext:value-type="float">
            <text:p>52.4013</text:p>
          </table:table-cell>
          <table:table-cell office:value-type="float" office:value="35.6662" calcext:value-type="float">
            <text:p>35.6662</text:p>
          </table:table-cell>
        </table:table-row>
        <table:table-row table:style-name="ro1">
          <table:table-cell table:number-columns-repeated="3"/>
          <table:table-cell office:value-type="float" office:value="36.4048" calcext:value-type="float">
            <text:p>36.4048</text:p>
          </table:table-cell>
          <table:table-cell office:value-type="float" office:value="70.6896" calcext:value-type="float">
            <text:p>70.6896</text:p>
          </table:table-cell>
          <table:table-cell office:value-type="float" office:value="28.4577" calcext:value-type="float">
            <text:p>28.4577</text:p>
          </table:table-cell>
          <table:table-cell office:value-type="float" office:value="58.7076" calcext:value-type="float">
            <text:p>58.7076</text:p>
          </table:table-cell>
          <table:table-cell office:value-type="float" office:value="44.5542" calcext:value-type="float">
            <text:p>44.5542</text:p>
          </table:table-cell>
          <table:table-cell office:value-type="float" office:value="18.5962" calcext:value-type="float">
            <text:p>18.5962</text:p>
          </table:table-cell>
          <table:table-cell office:value-type="float" office:value="40.4758" calcext:value-type="float">
            <text:p>40.4758</text:p>
          </table:table-cell>
          <table:table-cell office:value-type="float" office:value="47.5021" calcext:value-type="float">
            <text:p>47.5021</text:p>
          </table:table-cell>
          <table:table-cell office:value-type="float" office:value="52.9881" calcext:value-type="float">
            <text:p>52.9881</text:p>
          </table:table-cell>
          <table:table-cell office:value-type="float" office:value="35.4302" calcext:value-type="float">
            <text:p>35.4302</text:p>
          </table:table-cell>
        </table:table-row>
        <table:table-row table:style-name="ro1">
          <table:table-cell table:number-columns-repeated="3"/>
          <table:table-cell office:value-type="float" office:value="37.3465" calcext:value-type="float">
            <text:p>37.3465</text:p>
          </table:table-cell>
          <table:table-cell office:value-type="float" office:value="72.5544" calcext:value-type="float">
            <text:p>72.5544</text:p>
          </table:table-cell>
          <table:table-cell office:value-type="float" office:value="29.0827" calcext:value-type="float">
            <text:p>29.0827</text:p>
          </table:table-cell>
          <table:table-cell office:value-type="float" office:value="59.8096" calcext:value-type="float">
            <text:p>59.8096</text:p>
          </table:table-cell>
          <table:table-cell office:value-type="float" office:value="45.2766" calcext:value-type="float">
            <text:p>45.2766</text:p>
          </table:table-cell>
          <table:table-cell office:value-type="float" office:value="20.0403" calcext:value-type="float">
            <text:p>20.0403</text:p>
          </table:table-cell>
          <table:table-cell office:value-type="float" office:value="43.2132" calcext:value-type="float">
            <text:p>43.2132</text:p>
          </table:table-cell>
          <table:table-cell office:value-type="float" office:value="47.3491" calcext:value-type="float">
            <text:p>47.3491</text:p>
          </table:table-cell>
          <table:table-cell office:value-type="float" office:value="55.5235" calcext:value-type="float">
            <text:p>55.5235</text:p>
          </table:table-cell>
          <table:table-cell office:value-type="float" office:value="35.1881" calcext:value-type="float">
            <text:p>35.1881</text:p>
          </table:table-cell>
        </table:table-row>
        <table:table-row table:style-name="ro1">
          <table:table-cell table:number-columns-repeated="3"/>
          <table:table-cell office:value-type="float" office:value="38.2763" calcext:value-type="float">
            <text:p>38.2763</text:p>
          </table:table-cell>
          <table:table-cell office:value-type="float" office:value="74.5698" calcext:value-type="float">
            <text:p>74.5698</text:p>
          </table:table-cell>
          <table:table-cell office:value-type="float" office:value="27.8274" calcext:value-type="float">
            <text:p>27.8274</text:p>
          </table:table-cell>
          <table:table-cell office:value-type="float" office:value="61.012" calcext:value-type="float">
            <text:p>61.012</text:p>
          </table:table-cell>
          <table:table-cell office:value-type="float" office:value="46.0487" calcext:value-type="float">
            <text:p>46.0487</text:p>
          </table:table-cell>
          <table:table-cell office:value-type="float" office:value="20.2595" calcext:value-type="float">
            <text:p>20.2595</text:p>
          </table:table-cell>
          <table:table-cell office:value-type="float" office:value="42.4472" calcext:value-type="float">
            <text:p>42.4472</text:p>
          </table:table-cell>
          <table:table-cell office:value-type="float" office:value="51.3606" calcext:value-type="float">
            <text:p>51.3606</text:p>
          </table:table-cell>
          <table:table-cell office:value-type="float" office:value="52.959" calcext:value-type="float">
            <text:p>52.959</text:p>
          </table:table-cell>
          <table:table-cell office:value-type="float" office:value="36.6488" calcext:value-type="float">
            <text:p>36.6488</text:p>
          </table:table-cell>
        </table:table-row>
        <table:table-row table:style-name="ro1">
          <table:table-cell table:number-columns-repeated="3"/>
          <table:table-cell office:value-type="float" office:value="36.8294" calcext:value-type="float">
            <text:p>36.8294</text:p>
          </table:table-cell>
          <table:table-cell office:value-type="float" office:value="76.7057" calcext:value-type="float">
            <text:p>76.7057</text:p>
          </table:table-cell>
          <table:table-cell office:value-type="float" office:value="28.1005" calcext:value-type="float">
            <text:p>28.1005</text:p>
          </table:table-cell>
          <table:table-cell office:value-type="float" office:value="61.2458" calcext:value-type="float">
            <text:p>61.2458</text:p>
          </table:table-cell>
          <table:table-cell office:value-type="float" office:value="48.154" calcext:value-type="float">
            <text:p>48.154</text:p>
          </table:table-cell>
          <table:table-cell office:value-type="float" office:value="19.7559" calcext:value-type="float">
            <text:p>19.7559</text:p>
          </table:table-cell>
          <table:table-cell office:value-type="float" office:value="46.546" calcext:value-type="float">
            <text:p>46.546</text:p>
          </table:table-cell>
          <table:table-cell office:value-type="float" office:value="47.1808" calcext:value-type="float">
            <text:p>47.1808</text:p>
          </table:table-cell>
          <table:table-cell office:value-type="float" office:value="52.7234" calcext:value-type="float">
            <text:p>52.7234</text:p>
          </table:table-cell>
          <table:table-cell office:value-type="float" office:value="38.5945" calcext:value-type="float">
            <text:p>38.5945</text:p>
          </table:table-cell>
        </table:table-row>
        <table:table-row table:style-name="ro1">
          <table:table-cell table:number-columns-repeated="3"/>
          <table:table-cell office:value-type="float" office:value="36.7806" calcext:value-type="float">
            <text:p>36.7806</text:p>
          </table:table-cell>
          <table:table-cell office:value-type="float" office:value="77.2472" calcext:value-type="float">
            <text:p>77.2472</text:p>
          </table:table-cell>
          <table:table-cell office:value-type="float" office:value="28.7967" calcext:value-type="float">
            <text:p>28.7967</text:p>
          </table:table-cell>
          <table:table-cell office:value-type="float" office:value="60.7235" calcext:value-type="float">
            <text:p>60.7235</text:p>
          </table:table-cell>
          <table:table-cell office:value-type="float" office:value="47.3437" calcext:value-type="float">
            <text:p>47.3437</text:p>
          </table:table-cell>
          <table:table-cell office:value-type="float" office:value="19.627" calcext:value-type="float">
            <text:p>19.627</text:p>
          </table:table-cell>
          <table:table-cell office:value-type="float" office:value="46.9319" calcext:value-type="float">
            <text:p>46.9319</text:p>
          </table:table-cell>
          <table:table-cell office:value-type="float" office:value="47.7088" calcext:value-type="float">
            <text:p>47.7088</text:p>
          </table:table-cell>
          <table:table-cell office:value-type="float" office:value="49.2571" calcext:value-type="float">
            <text:p>49.2571</text:p>
          </table:table-cell>
          <table:table-cell office:value-type="float" office:value="38.6678" calcext:value-type="float">
            <text:p>38.6678</text:p>
          </table:table-cell>
        </table:table-row>
        <table:table-row table:style-name="ro1">
          <table:table-cell table:number-columns-repeated="3"/>
          <table:table-cell office:value-type="float" office:value="39.2834" calcext:value-type="float">
            <text:p>39.2834</text:p>
          </table:table-cell>
          <table:table-cell office:value-type="float" office:value="76.041" calcext:value-type="float">
            <text:p>76.041</text:p>
          </table:table-cell>
          <table:table-cell office:value-type="float" office:value="30.0977" calcext:value-type="float">
            <text:p>30.0977</text:p>
          </table:table-cell>
          <table:table-cell office:value-type="float" office:value="62.3426" calcext:value-type="float">
            <text:p>62.3426</text:p>
          </table:table-cell>
          <table:table-cell office:value-type="float" office:value="48.2432" calcext:value-type="float">
            <text:p>48.2432</text:p>
          </table:table-cell>
          <table:table-cell office:value-type="float" office:value="19.5649" calcext:value-type="float">
            <text:p>19.5649</text:p>
          </table:table-cell>
          <table:table-cell office:value-type="float" office:value="49.1861" calcext:value-type="float">
            <text:p>49.1861</text:p>
          </table:table-cell>
          <table:table-cell office:value-type="float" office:value="49.0184" calcext:value-type="float">
            <text:p>49.0184</text:p>
          </table:table-cell>
          <table:table-cell office:value-type="float" office:value="51.4433" calcext:value-type="float">
            <text:p>51.4433</text:p>
          </table:table-cell>
          <table:table-cell office:value-type="float" office:value="37.5785" calcext:value-type="float">
            <text:p>37.5785</text:p>
          </table:table-cell>
        </table:table-row>
        <table:table-row table:style-name="ro1">
          <table:table-cell table:number-columns-repeated="3"/>
          <table:table-cell office:value-type="float" office:value="38.1301" calcext:value-type="float">
            <text:p>38.1301</text:p>
          </table:table-cell>
          <table:table-cell office:value-type="float" office:value="79.8808" calcext:value-type="float">
            <text:p>79.8808</text:p>
          </table:table-cell>
          <table:table-cell office:value-type="float" office:value="31.3673" calcext:value-type="float">
            <text:p>31.3673</text:p>
          </table:table-cell>
          <table:table-cell office:value-type="float" office:value="62.5303" calcext:value-type="float">
            <text:p>62.5303</text:p>
          </table:table-cell>
          <table:table-cell office:value-type="float" office:value="47.3178" calcext:value-type="float">
            <text:p>47.3178</text:p>
          </table:table-cell>
          <table:table-cell office:value-type="float" office:value="20.3636" calcext:value-type="float">
            <text:p>20.3636</text:p>
          </table:table-cell>
          <table:table-cell office:value-type="float" office:value="46.9651" calcext:value-type="float">
            <text:p>46.9651</text:p>
          </table:table-cell>
          <table:table-cell office:value-type="float" office:value="51.2636" calcext:value-type="float">
            <text:p>51.2636</text:p>
          </table:table-cell>
          <table:table-cell office:value-type="float" office:value="57.9245" calcext:value-type="float">
            <text:p>57.9245</text:p>
          </table:table-cell>
          <table:table-cell office:value-type="float" office:value="36.8422" calcext:value-type="float">
            <text:p>36.8422</text:p>
          </table:table-cell>
        </table:table-row>
        <table:table-row table:style-name="ro1">
          <table:table-cell table:number-columns-repeated="3"/>
          <table:table-cell office:value-type="float" office:value="38.5082" calcext:value-type="float">
            <text:p>38.5082</text:p>
          </table:table-cell>
          <table:table-cell office:value-type="float" office:value="80.7252" calcext:value-type="float">
            <text:p>80.7252</text:p>
          </table:table-cell>
          <table:table-cell office:value-type="float" office:value="30.3502" calcext:value-type="float">
            <text:p>30.3502</text:p>
          </table:table-cell>
          <table:table-cell office:value-type="float" office:value="65.429" calcext:value-type="float">
            <text:p>65.429</text:p>
          </table:table-cell>
          <table:table-cell office:value-type="float" office:value="48.4639" calcext:value-type="float">
            <text:p>48.4639</text:p>
          </table:table-cell>
          <table:table-cell office:value-type="float" office:value="19.3824" calcext:value-type="float">
            <text:p>19.3824</text:p>
          </table:table-cell>
          <table:table-cell office:value-type="float" office:value="46.8257" calcext:value-type="float">
            <text:p>46.8257</text:p>
          </table:table-cell>
          <table:table-cell office:value-type="float" office:value="50.7002" calcext:value-type="float">
            <text:p>50.7002</text:p>
          </table:table-cell>
          <table:table-cell office:value-type="float" office:value="59.8306" calcext:value-type="float">
            <text:p>59.8306</text:p>
          </table:table-cell>
          <table:table-cell office:value-type="float" office:value="36.0115" calcext:value-type="float">
            <text:p>36.0115</text:p>
          </table:table-cell>
        </table:table-row>
        <table:table-row table:style-name="ro1">
          <table:table-cell table:number-columns-repeated="3"/>
          <table:table-cell office:value-type="float" office:value="36.5866" calcext:value-type="float">
            <text:p>36.5866</text:p>
          </table:table-cell>
          <table:table-cell office:value-type="float" office:value="73.0511" calcext:value-type="float">
            <text:p>73.0511</text:p>
          </table:table-cell>
          <table:table-cell office:value-type="float" office:value="28.1645" calcext:value-type="float">
            <text:p>28.1645</text:p>
          </table:table-cell>
          <table:table-cell office:value-type="float" office:value="65.0613" calcext:value-type="float">
            <text:p>65.0613</text:p>
          </table:table-cell>
          <table:table-cell office:value-type="float" office:value="45.8744" calcext:value-type="float">
            <text:p>45.8744</text:p>
          </table:table-cell>
          <table:table-cell office:value-type="float" office:value="19.3997" calcext:value-type="float">
            <text:p>19.3997</text:p>
          </table:table-cell>
          <table:table-cell office:value-type="float" office:value="47.6003" calcext:value-type="float">
            <text:p>47.6003</text:p>
          </table:table-cell>
          <table:table-cell office:value-type="float" office:value="50.7757" calcext:value-type="float">
            <text:p>50.7757</text:p>
          </table:table-cell>
          <table:table-cell office:value-type="float" office:value="58.3772" calcext:value-type="float">
            <text:p>58.3772</text:p>
          </table:table-cell>
          <table:table-cell office:value-type="float" office:value="36.2496" calcext:value-type="float">
            <text:p>36.2496</text:p>
          </table:table-cell>
        </table:table-row>
        <table:table-row table:style-name="ro1">
          <table:table-cell table:number-columns-repeated="3"/>
          <table:table-cell office:value-type="float" office:value="36.8804" calcext:value-type="float">
            <text:p>36.8804</text:p>
          </table:table-cell>
          <table:table-cell office:value-type="float" office:value="73.3468" calcext:value-type="float">
            <text:p>73.3468</text:p>
          </table:table-cell>
          <table:table-cell office:value-type="float" office:value="28.8574" calcext:value-type="float">
            <text:p>28.8574</text:p>
          </table:table-cell>
          <table:table-cell office:value-type="float" office:value="61.804" calcext:value-type="float">
            <text:p>61.804</text:p>
          </table:table-cell>
          <table:table-cell office:value-type="float" office:value="43.6743" calcext:value-type="float">
            <text:p>43.6743</text:p>
          </table:table-cell>
          <table:table-cell office:value-type="float" office:value="18.2954" calcext:value-type="float">
            <text:p>18.2954</text:p>
          </table:table-cell>
          <table:table-cell office:value-type="float" office:value="45.9293" calcext:value-type="float">
            <text:p>45.9293</text:p>
          </table:table-cell>
          <table:table-cell office:value-type="float" office:value="50.4106" calcext:value-type="float">
            <text:p>50.4106</text:p>
          </table:table-cell>
          <table:table-cell office:value-type="float" office:value="57.2755" calcext:value-type="float">
            <text:p>57.2755</text:p>
          </table:table-cell>
          <table:table-cell office:value-type="float" office:value="33.0376" calcext:value-type="float">
            <text:p>33.0376</text:p>
          </table:table-cell>
        </table:table-row>
        <table:table-row table:style-name="ro1">
          <table:table-cell table:number-columns-repeated="3"/>
          <table:table-cell office:value-type="float" office:value="34.9175" calcext:value-type="float">
            <text:p>34.9175</text:p>
          </table:table-cell>
          <table:table-cell office:value-type="float" office:value="72.1656" calcext:value-type="float">
            <text:p>72.1656</text:p>
          </table:table-cell>
          <table:table-cell office:value-type="float" office:value="28.0932" calcext:value-type="float">
            <text:p>28.0932</text:p>
          </table:table-cell>
          <table:table-cell office:value-type="float" office:value="61.298" calcext:value-type="float">
            <text:p>61.298</text:p>
          </table:table-cell>
          <table:table-cell office:value-type="float" office:value="46.0766" calcext:value-type="float">
            <text:p>46.0766</text:p>
          </table:table-cell>
          <table:table-cell office:value-type="float" office:value="17.5251" calcext:value-type="float">
            <text:p>17.5251</text:p>
          </table:table-cell>
          <table:table-cell office:value-type="float" office:value="47.0146" calcext:value-type="float">
            <text:p>47.0146</text:p>
          </table:table-cell>
          <table:table-cell office:value-type="float" office:value="50.8152" calcext:value-type="float">
            <text:p>50.8152</text:p>
          </table:table-cell>
          <table:table-cell office:value-type="float" office:value="56.1347" calcext:value-type="float">
            <text:p>56.1347</text:p>
          </table:table-cell>
          <table:table-cell office:value-type="float" office:value="32.5603" calcext:value-type="float">
            <text:p>32.5603</text:p>
          </table:table-cell>
        </table:table-row>
        <table:table-row table:style-name="ro1">
          <table:table-cell table:number-columns-repeated="3"/>
          <table:table-cell office:value-type="float" office:value="34.024" calcext:value-type="float">
            <text:p>34.024</text:p>
          </table:table-cell>
          <table:table-cell office:value-type="float" office:value="67.038" calcext:value-type="float">
            <text:p>67.038</text:p>
          </table:table-cell>
          <table:table-cell office:value-type="float" office:value="27.9535" calcext:value-type="float">
            <text:p>27.9535</text:p>
          </table:table-cell>
          <table:table-cell office:value-type="float" office:value="64.847" calcext:value-type="float">
            <text:p>64.847</text:p>
          </table:table-cell>
          <table:table-cell office:value-type="float" office:value="46.2452" calcext:value-type="float">
            <text:p>46.2452</text:p>
          </table:table-cell>
          <table:table-cell office:value-type="float" office:value="15.7327" calcext:value-type="float">
            <text:p>15.7327</text:p>
          </table:table-cell>
          <table:table-cell office:value-type="float" office:value="47.688" calcext:value-type="float">
            <text:p>47.688</text:p>
          </table:table-cell>
          <table:table-cell office:value-type="float" office:value="50.7359" calcext:value-type="float">
            <text:p>50.7359</text:p>
          </table:table-cell>
          <table:table-cell office:value-type="float" office:value="55.6757" calcext:value-type="float">
            <text:p>55.6757</text:p>
          </table:table-cell>
          <table:table-cell office:value-type="float" office:value="32.1131" calcext:value-type="float">
            <text:p>32.1131</text:p>
          </table:table-cell>
        </table:table-row>
        <table:table-row table:style-name="ro1">
          <table:table-cell table:number-columns-repeated="3"/>
          <table:table-cell office:value-type="float" office:value="33.397" calcext:value-type="float">
            <text:p>33.397</text:p>
          </table:table-cell>
          <table:table-cell office:value-type="float" office:value="72.8879" calcext:value-type="float">
            <text:p>72.8879</text:p>
          </table:table-cell>
          <table:table-cell office:value-type="float" office:value="29.2235" calcext:value-type="float">
            <text:p>29.2235</text:p>
          </table:table-cell>
          <table:table-cell office:value-type="float" office:value="62.6504" calcext:value-type="float">
            <text:p>62.6504</text:p>
          </table:table-cell>
          <table:table-cell office:value-type="float" office:value="42.0192" calcext:value-type="float">
            <text:p>42.0192</text:p>
          </table:table-cell>
          <table:table-cell office:value-type="float" office:value="14.3045" calcext:value-type="float">
            <text:p>14.3045</text:p>
          </table:table-cell>
          <table:table-cell office:value-type="float" office:value="45.5596" calcext:value-type="float">
            <text:p>45.5596</text:p>
          </table:table-cell>
          <table:table-cell office:value-type="float" office:value="46.3722" calcext:value-type="float">
            <text:p>46.3722</text:p>
          </table:table-cell>
          <table:table-cell office:value-type="float" office:value="51.5586" calcext:value-type="float">
            <text:p>51.5586</text:p>
          </table:table-cell>
          <table:table-cell office:value-type="float" office:value="31.8486" calcext:value-type="float">
            <text:p>31.8486</text:p>
          </table:table-cell>
        </table:table-row>
        <table:table-row table:style-name="ro1">
          <table:table-cell table:number-columns-repeated="3"/>
          <table:table-cell office:value-type="float" office:value="34.8354" calcext:value-type="float">
            <text:p>34.8354</text:p>
          </table:table-cell>
          <table:table-cell office:value-type="float" office:value="81.9909" calcext:value-type="float">
            <text:p>81.9909</text:p>
          </table:table-cell>
          <table:table-cell office:value-type="float" office:value="28.3673" calcext:value-type="float">
            <text:p>28.3673</text:p>
          </table:table-cell>
          <table:table-cell office:value-type="float" office:value="64.2817" calcext:value-type="float">
            <text:p>64.2817</text:p>
          </table:table-cell>
          <table:table-cell office:value-type="float" office:value="40.593" calcext:value-type="float">
            <text:p>40.593</text:p>
          </table:table-cell>
          <table:table-cell office:value-type="float" office:value="13.7712" calcext:value-type="float">
            <text:p>13.7712</text:p>
          </table:table-cell>
          <table:table-cell office:value-type="float" office:value="43.4781" calcext:value-type="float">
            <text:p>43.4781</text:p>
          </table:table-cell>
          <table:table-cell office:value-type="float" office:value="43.1369" calcext:value-type="float">
            <text:p>43.1369</text:p>
          </table:table-cell>
          <table:table-cell office:value-type="float" office:value="51.469" calcext:value-type="float">
            <text:p>51.469</text:p>
          </table:table-cell>
          <table:table-cell office:value-type="float" office:value="33.0693" calcext:value-type="float">
            <text:p>33.0693</text:p>
          </table:table-cell>
        </table:table-row>
        <table:table-row table:style-name="ro1">
          <table:table-cell table:number-columns-repeated="3"/>
          <table:table-cell office:value-type="float" office:value="35.493" calcext:value-type="float">
            <text:p>35.493</text:p>
          </table:table-cell>
          <table:table-cell office:value-type="float" office:value="77.2992" calcext:value-type="float">
            <text:p>77.2992</text:p>
          </table:table-cell>
          <table:table-cell office:value-type="float" office:value="28.6813" calcext:value-type="float">
            <text:p>28.6813</text:p>
          </table:table-cell>
          <table:table-cell office:value-type="float" office:value="67.5669" calcext:value-type="float">
            <text:p>67.5669</text:p>
          </table:table-cell>
          <table:table-cell office:value-type="float" office:value="39.7354" calcext:value-type="float">
            <text:p>39.7354</text:p>
          </table:table-cell>
          <table:table-cell office:value-type="float" office:value="13.5873" calcext:value-type="float">
            <text:p>13.5873</text:p>
          </table:table-cell>
          <table:table-cell office:value-type="float" office:value="50.1699" calcext:value-type="float">
            <text:p>50.1699</text:p>
          </table:table-cell>
          <table:table-cell office:value-type="float" office:value="44.0024" calcext:value-type="float">
            <text:p>44.0024</text:p>
          </table:table-cell>
          <table:table-cell office:value-type="float" office:value="49.5118" calcext:value-type="float">
            <text:p>49.5118</text:p>
          </table:table-cell>
          <table:table-cell office:value-type="float" office:value="30.3555" calcext:value-type="float">
            <text:p>30.3555</text:p>
          </table:table-cell>
        </table:table-row>
        <table:table-row table:style-name="ro1">
          <table:table-cell table:number-columns-repeated="3"/>
          <table:table-cell office:value-type="float" office:value="34.3348" calcext:value-type="float">
            <text:p>34.3348</text:p>
          </table:table-cell>
          <table:table-cell office:value-type="float" office:value="80.062" calcext:value-type="float">
            <text:p>80.062</text:p>
          </table:table-cell>
          <table:table-cell office:value-type="float" office:value="27.3158" calcext:value-type="float">
            <text:p>27.3158</text:p>
          </table:table-cell>
          <table:table-cell office:value-type="float" office:value="65.0643" calcext:value-type="float">
            <text:p>65.0643</text:p>
          </table:table-cell>
          <table:table-cell office:value-type="float" office:value="39.7143" calcext:value-type="float">
            <text:p>39.7143</text:p>
          </table:table-cell>
          <table:table-cell office:value-type="float" office:value="13.83" calcext:value-type="float">
            <text:p>13.83</text:p>
          </table:table-cell>
          <table:table-cell office:value-type="float" office:value="53.2477" calcext:value-type="float">
            <text:p>53.2477</text:p>
          </table:table-cell>
          <table:table-cell office:value-type="float" office:value="42.3465" calcext:value-type="float">
            <text:p>42.3465</text:p>
          </table:table-cell>
          <table:table-cell office:value-type="float" office:value="50.5005" calcext:value-type="float">
            <text:p>50.5005</text:p>
          </table:table-cell>
          <table:table-cell office:value-type="float" office:value="30.8542" calcext:value-type="float">
            <text:p>30.8542</text:p>
          </table:table-cell>
        </table:table-row>
        <table:table-row table:style-name="ro1">
          <table:table-cell table:number-columns-repeated="3"/>
          <table:table-cell office:value-type="float" office:value="34.0501" calcext:value-type="float">
            <text:p>34.0501</text:p>
          </table:table-cell>
          <table:table-cell office:value-type="float" office:value="79.0518" calcext:value-type="float">
            <text:p>79.0518</text:p>
          </table:table-cell>
          <table:table-cell office:value-type="float" office:value="27.7618" calcext:value-type="float">
            <text:p>27.7618</text:p>
          </table:table-cell>
          <table:table-cell office:value-type="float" office:value="70.7322" calcext:value-type="float">
            <text:p>70.7322</text:p>
          </table:table-cell>
          <table:table-cell office:value-type="float" office:value="43.5655" calcext:value-type="float">
            <text:p>43.5655</text:p>
          </table:table-cell>
          <table:table-cell office:value-type="float" office:value="14.3157" calcext:value-type="float">
            <text:p>14.3157</text:p>
          </table:table-cell>
          <table:table-cell office:value-type="float" office:value="50.9453" calcext:value-type="float">
            <text:p>50.9453</text:p>
          </table:table-cell>
          <table:table-cell office:value-type="float" office:value="43.2303" calcext:value-type="float">
            <text:p>43.2303</text:p>
          </table:table-cell>
          <table:table-cell office:value-type="float" office:value="47.8181" calcext:value-type="float">
            <text:p>47.8181</text:p>
          </table:table-cell>
          <table:table-cell office:value-type="float" office:value="26.9081" calcext:value-type="float">
            <text:p>26.9081</text:p>
          </table:table-cell>
        </table:table-row>
        <table:table-row table:style-name="ro1">
          <table:table-cell table:number-columns-repeated="3"/>
          <table:table-cell office:value-type="float" office:value="33.9157" calcext:value-type="float">
            <text:p>33.9157</text:p>
          </table:table-cell>
          <table:table-cell office:value-type="float" office:value="79.7683" calcext:value-type="float">
            <text:p>79.7683</text:p>
          </table:table-cell>
          <table:table-cell office:value-type="float" office:value="26.4814" calcext:value-type="float">
            <text:p>26.4814</text:p>
          </table:table-cell>
          <table:table-cell office:value-type="float" office:value="69.807" calcext:value-type="float">
            <text:p>69.807</text:p>
          </table:table-cell>
          <table:table-cell office:value-type="float" office:value="44.9146" calcext:value-type="float">
            <text:p>44.9146</text:p>
          </table:table-cell>
          <table:table-cell office:value-type="float" office:value="14.3173" calcext:value-type="float">
            <text:p>14.3173</text:p>
          </table:table-cell>
          <table:table-cell office:value-type="float" office:value="51.1786" calcext:value-type="float">
            <text:p>51.1786</text:p>
          </table:table-cell>
          <table:table-cell office:value-type="float" office:value="41.3025" calcext:value-type="float">
            <text:p>41.3025</text:p>
          </table:table-cell>
          <table:table-cell office:value-type="float" office:value="43.0927" calcext:value-type="float">
            <text:p>43.0927</text:p>
          </table:table-cell>
          <table:table-cell office:value-type="float" office:value="24.9928" calcext:value-type="float">
            <text:p>24.9928</text:p>
          </table:table-cell>
        </table:table-row>
        <table:table-row table:style-name="ro1">
          <table:table-cell table:number-columns-repeated="3"/>
          <table:table-cell office:value-type="float" office:value="33.8001" calcext:value-type="float">
            <text:p>33.8001</text:p>
          </table:table-cell>
          <table:table-cell office:value-type="float" office:value="77.489" calcext:value-type="float">
            <text:p>77.489</text:p>
          </table:table-cell>
          <table:table-cell office:value-type="float" office:value="26.6161" calcext:value-type="float">
            <text:p>26.6161</text:p>
          </table:table-cell>
          <table:table-cell office:value-type="float" office:value="67.3376" calcext:value-type="float">
            <text:p>67.3376</text:p>
          </table:table-cell>
          <table:table-cell office:value-type="float" office:value="45.9962" calcext:value-type="float">
            <text:p>45.9962</text:p>
          </table:table-cell>
          <table:table-cell office:value-type="float" office:value="14.63" calcext:value-type="float">
            <text:p>14.63</text:p>
          </table:table-cell>
          <table:table-cell office:value-type="float" office:value="51.0521" calcext:value-type="float">
            <text:p>51.0521</text:p>
          </table:table-cell>
          <table:table-cell office:value-type="float" office:value="39.3597" calcext:value-type="float">
            <text:p>39.3597</text:p>
          </table:table-cell>
          <table:table-cell office:value-type="float" office:value="44.5508" calcext:value-type="float">
            <text:p>44.5508</text:p>
          </table:table-cell>
          <table:table-cell office:value-type="float" office:value="24.7901" calcext:value-type="float">
            <text:p>24.7901</text:p>
          </table:table-cell>
        </table:table-row>
        <table:table-row table:style-name="ro1">
          <table:table-cell table:number-columns-repeated="3"/>
          <table:table-cell office:value-type="float" office:value="32.2848" calcext:value-type="float">
            <text:p>32.2848</text:p>
          </table:table-cell>
          <table:table-cell office:value-type="float" office:value="77.8098" calcext:value-type="float">
            <text:p>77.8098</text:p>
          </table:table-cell>
          <table:table-cell office:value-type="float" office:value="27.459" calcext:value-type="float">
            <text:p>27.459</text:p>
          </table:table-cell>
          <table:table-cell office:value-type="float" office:value="66.1608" calcext:value-type="float">
            <text:p>66.1608</text:p>
          </table:table-cell>
          <table:table-cell office:value-type="float" office:value="41.788" calcext:value-type="float">
            <text:p>41.788</text:p>
          </table:table-cell>
          <table:table-cell office:value-type="float" office:value="14.0925" calcext:value-type="float">
            <text:p>14.0925</text:p>
          </table:table-cell>
          <table:table-cell office:value-type="float" office:value="50.4458" calcext:value-type="float">
            <text:p>50.4458</text:p>
          </table:table-cell>
          <table:table-cell office:value-type="float" office:value="39.3211" calcext:value-type="float">
            <text:p>39.3211</text:p>
          </table:table-cell>
          <table:table-cell office:value-type="float" office:value="42.9777" calcext:value-type="float">
            <text:p>42.9777</text:p>
          </table:table-cell>
          <table:table-cell office:value-type="float" office:value="24.1178" calcext:value-type="float">
            <text:p>24.1178</text:p>
          </table:table-cell>
        </table:table-row>
        <table:table-row table:style-name="ro1">
          <table:table-cell table:number-columns-repeated="3"/>
          <table:table-cell office:value-type="float" office:value="33.5219" calcext:value-type="float">
            <text:p>33.5219</text:p>
          </table:table-cell>
          <table:table-cell office:value-type="float" office:value="83.1443" calcext:value-type="float">
            <text:p>83.1443</text:p>
          </table:table-cell>
          <table:table-cell office:value-type="float" office:value="29.165" calcext:value-type="float">
            <text:p>29.165</text:p>
          </table:table-cell>
          <table:table-cell office:value-type="float" office:value="64.7085" calcext:value-type="float">
            <text:p>64.7085</text:p>
          </table:table-cell>
          <table:table-cell office:value-type="float" office:value="41.5153" calcext:value-type="float">
            <text:p>41.5153</text:p>
          </table:table-cell>
          <table:table-cell office:value-type="float" office:value="14.2083" calcext:value-type="float">
            <text:p>14.2083</text:p>
          </table:table-cell>
          <table:table-cell office:value-type="float" office:value="47.1207" calcext:value-type="float">
            <text:p>47.1207</text:p>
          </table:table-cell>
          <table:table-cell office:value-type="float" office:value="37.7372" calcext:value-type="float">
            <text:p>37.7372</text:p>
          </table:table-cell>
          <table:table-cell office:value-type="float" office:value="43.6271" calcext:value-type="float">
            <text:p>43.6271</text:p>
          </table:table-cell>
          <table:table-cell office:value-type="float" office:value="24.5082" calcext:value-type="float">
            <text:p>24.5082</text:p>
          </table:table-cell>
        </table:table-row>
        <table:table-row table:style-name="ro1">
          <table:table-cell table:number-columns-repeated="3"/>
          <table:table-cell office:value-type="float" office:value="33.8714" calcext:value-type="float">
            <text:p>33.8714</text:p>
          </table:table-cell>
          <table:table-cell office:value-type="float" office:value="84.2233" calcext:value-type="float">
            <text:p>84.2233</text:p>
          </table:table-cell>
          <table:table-cell office:value-type="float" office:value="28.4364" calcext:value-type="float">
            <text:p>28.4364</text:p>
          </table:table-cell>
          <table:table-cell office:value-type="float" office:value="61.4589" calcext:value-type="float">
            <text:p>61.4589</text:p>
          </table:table-cell>
          <table:table-cell office:value-type="float" office:value="44.5453" calcext:value-type="float">
            <text:p>44.5453</text:p>
          </table:table-cell>
          <table:table-cell office:value-type="float" office:value="15.0308" calcext:value-type="float">
            <text:p>15.0308</text:p>
          </table:table-cell>
          <table:table-cell office:value-type="float" office:value="48.4779" calcext:value-type="float">
            <text:p>48.4779</text:p>
          </table:table-cell>
          <table:table-cell office:value-type="float" office:value="39.7045" calcext:value-type="float">
            <text:p>39.7045</text:p>
          </table:table-cell>
          <table:table-cell office:value-type="float" office:value="42.7804" calcext:value-type="float">
            <text:p>42.7804</text:p>
          </table:table-cell>
          <table:table-cell office:value-type="float" office:value="24.4276" calcext:value-type="float">
            <text:p>24.4276</text:p>
          </table:table-cell>
        </table:table-row>
        <table:table-row table:style-name="ro1">
          <table:table-cell table:number-columns-repeated="3"/>
          <table:table-cell office:value-type="float" office:value="34.0946" calcext:value-type="float">
            <text:p>34.0946</text:p>
          </table:table-cell>
          <table:table-cell office:value-type="float" office:value="82.7984" calcext:value-type="float">
            <text:p>82.7984</text:p>
          </table:table-cell>
          <table:table-cell office:value-type="float" office:value="29.7681" calcext:value-type="float">
            <text:p>29.7681</text:p>
          </table:table-cell>
          <table:table-cell office:value-type="float" office:value="60.8437" calcext:value-type="float">
            <text:p>60.8437</text:p>
          </table:table-cell>
          <table:table-cell office:value-type="float" office:value="48.0405" calcext:value-type="float">
            <text:p>48.0405</text:p>
          </table:table-cell>
          <table:table-cell office:value-type="float" office:value="15.8786" calcext:value-type="float">
            <text:p>15.8786</text:p>
          </table:table-cell>
          <table:table-cell office:value-type="float" office:value="52.5478" calcext:value-type="float">
            <text:p>52.5478</text:p>
          </table:table-cell>
          <table:table-cell office:value-type="float" office:value="40.2787" calcext:value-type="float">
            <text:p>40.2787</text:p>
          </table:table-cell>
          <table:table-cell office:value-type="float" office:value="48.78" calcext:value-type="float">
            <text:p>48.78</text:p>
          </table:table-cell>
          <table:table-cell office:value-type="float" office:value="23.5595" calcext:value-type="float">
            <text:p>23.5595</text:p>
          </table:table-cell>
        </table:table-row>
        <table:table-row table:style-name="ro1">
          <table:table-cell table:number-columns-repeated="3"/>
          <table:table-cell office:value-type="float" office:value="38.4981" calcext:value-type="float">
            <text:p>38.4981</text:p>
          </table:table-cell>
          <table:table-cell office:value-type="float" office:value="81.3136" calcext:value-type="float">
            <text:p>81.3136</text:p>
          </table:table-cell>
          <table:table-cell office:value-type="float" office:value="30.1909" calcext:value-type="float">
            <text:p>30.1909</text:p>
          </table:table-cell>
          <table:table-cell office:value-type="float" office:value="57.8368" calcext:value-type="float">
            <text:p>57.8368</text:p>
          </table:table-cell>
          <table:table-cell office:value-type="float" office:value="50.5799" calcext:value-type="float">
            <text:p>50.5799</text:p>
          </table:table-cell>
          <table:table-cell office:value-type="float" office:value="15.5577" calcext:value-type="float">
            <text:p>15.5577</text:p>
          </table:table-cell>
          <table:table-cell office:value-type="float" office:value="51.4641" calcext:value-type="float">
            <text:p>51.4641</text:p>
          </table:table-cell>
          <table:table-cell office:value-type="float" office:value="37.3154" calcext:value-type="float">
            <text:p>37.3154</text:p>
          </table:table-cell>
          <table:table-cell office:value-type="float" office:value="51.2866" calcext:value-type="float">
            <text:p>51.2866</text:p>
          </table:table-cell>
          <table:table-cell office:value-type="float" office:value="25.0228" calcext:value-type="float">
            <text:p>25.0228</text:p>
          </table:table-cell>
        </table:table-row>
        <table:table-row table:style-name="ro1">
          <table:table-cell table:number-columns-repeated="3"/>
          <table:table-cell office:value-type="float" office:value="37.5277" calcext:value-type="float">
            <text:p>37.5277</text:p>
          </table:table-cell>
          <table:table-cell office:value-type="float" office:value="77.7627" calcext:value-type="float">
            <text:p>77.7627</text:p>
          </table:table-cell>
          <table:table-cell office:value-type="float" office:value="30.2227" calcext:value-type="float">
            <text:p>30.2227</text:p>
          </table:table-cell>
          <table:table-cell office:value-type="float" office:value="57.1938" calcext:value-type="float">
            <text:p>57.1938</text:p>
          </table:table-cell>
          <table:table-cell office:value-type="float" office:value="47.4898" calcext:value-type="float">
            <text:p>47.4898</text:p>
          </table:table-cell>
          <table:table-cell office:value-type="float" office:value="15.3751" calcext:value-type="float">
            <text:p>15.3751</text:p>
          </table:table-cell>
          <table:table-cell office:value-type="float" office:value="52.3833" calcext:value-type="float">
            <text:p>52.3833</text:p>
          </table:table-cell>
          <table:table-cell office:value-type="float" office:value="37.3122" calcext:value-type="float">
            <text:p>37.3122</text:p>
          </table:table-cell>
          <table:table-cell office:value-type="float" office:value="51.5187" calcext:value-type="float">
            <text:p>51.5187</text:p>
          </table:table-cell>
          <table:table-cell office:value-type="float" office:value="24.7948" calcext:value-type="float">
            <text:p>24.7948</text:p>
          </table:table-cell>
        </table:table-row>
        <table:table-row table:style-name="ro1">
          <table:table-cell table:number-columns-repeated="3"/>
          <table:table-cell office:value-type="float" office:value="38.7363" calcext:value-type="float">
            <text:p>38.7363</text:p>
          </table:table-cell>
          <table:table-cell office:value-type="float" office:value="76.6088" calcext:value-type="float">
            <text:p>76.6088</text:p>
          </table:table-cell>
          <table:table-cell office:value-type="float" office:value="30.8248" calcext:value-type="float">
            <text:p>30.8248</text:p>
          </table:table-cell>
          <table:table-cell office:value-type="float" office:value="57.149" calcext:value-type="float">
            <text:p>57.149</text:p>
          </table:table-cell>
          <table:table-cell office:value-type="float" office:value="52.7957" calcext:value-type="float">
            <text:p>52.7957</text:p>
          </table:table-cell>
          <table:table-cell office:value-type="float" office:value="15.6188" calcext:value-type="float">
            <text:p>15.6188</text:p>
          </table:table-cell>
          <table:table-cell office:value-type="float" office:value="51.4731" calcext:value-type="float">
            <text:p>51.4731</text:p>
          </table:table-cell>
          <table:table-cell office:value-type="float" office:value="36.9632" calcext:value-type="float">
            <text:p>36.9632</text:p>
          </table:table-cell>
          <table:table-cell office:value-type="float" office:value="48.0664" calcext:value-type="float">
            <text:p>48.0664</text:p>
          </table:table-cell>
          <table:table-cell office:value-type="float" office:value="24.9349" calcext:value-type="float">
            <text:p>24.9349</text:p>
          </table:table-cell>
        </table:table-row>
        <table:table-row table:style-name="ro1">
          <table:table-cell table:number-columns-repeated="3"/>
          <table:table-cell office:value-type="float" office:value="35.8583" calcext:value-type="float">
            <text:p>35.8583</text:p>
          </table:table-cell>
          <table:table-cell office:value-type="float" office:value="71.7958" calcext:value-type="float">
            <text:p>71.7958</text:p>
          </table:table-cell>
          <table:table-cell office:value-type="float" office:value="30.996" calcext:value-type="float">
            <text:p>30.996</text:p>
          </table:table-cell>
          <table:table-cell office:value-type="float" office:value="57.0425" calcext:value-type="float">
            <text:p>57.0425</text:p>
          </table:table-cell>
          <table:table-cell office:value-type="float" office:value="52.0775" calcext:value-type="float">
            <text:p>52.0775</text:p>
          </table:table-cell>
          <table:table-cell office:value-type="float" office:value="15.1143" calcext:value-type="float">
            <text:p>15.1143</text:p>
          </table:table-cell>
          <table:table-cell office:value-type="float" office:value="50.8366" calcext:value-type="float">
            <text:p>50.8366</text:p>
          </table:table-cell>
          <table:table-cell office:value-type="float" office:value="35.2871" calcext:value-type="float">
            <text:p>35.2871</text:p>
          </table:table-cell>
          <table:table-cell office:value-type="float" office:value="46.1443" calcext:value-type="float">
            <text:p>46.1443</text:p>
          </table:table-cell>
          <table:table-cell office:value-type="float" office:value="24.6456" calcext:value-type="float">
            <text:p>24.6456</text:p>
          </table:table-cell>
        </table:table-row>
        <table:table-row table:style-name="ro1">
          <table:table-cell table:number-columns-repeated="3"/>
          <table:table-cell office:value-type="float" office:value="39.3128" calcext:value-type="float">
            <text:p>39.3128</text:p>
          </table:table-cell>
          <table:table-cell office:value-type="float" office:value="75.9608" calcext:value-type="float">
            <text:p>75.9608</text:p>
          </table:table-cell>
          <table:table-cell office:value-type="float" office:value="31.4529" calcext:value-type="float">
            <text:p>31.4529</text:p>
          </table:table-cell>
          <table:table-cell office:value-type="float" office:value="56.243" calcext:value-type="float">
            <text:p>56.243</text:p>
          </table:table-cell>
          <table:table-cell office:value-type="float" office:value="52.1433" calcext:value-type="float">
            <text:p>52.1433</text:p>
          </table:table-cell>
          <table:table-cell office:value-type="float" office:value="14.8609" calcext:value-type="float">
            <text:p>14.8609</text:p>
          </table:table-cell>
          <table:table-cell office:value-type="float" office:value="51.0581" calcext:value-type="float">
            <text:p>51.0581</text:p>
          </table:table-cell>
          <table:table-cell office:value-type="float" office:value="34.9292" calcext:value-type="float">
            <text:p>34.9292</text:p>
          </table:table-cell>
          <table:table-cell office:value-type="float" office:value="45.3922" calcext:value-type="float">
            <text:p>45.3922</text:p>
          </table:table-cell>
          <table:table-cell office:value-type="float" office:value="25.5061" calcext:value-type="float">
            <text:p>25.5061</text:p>
          </table:table-cell>
        </table:table-row>
        <table:table-row table:style-name="ro1">
          <table:table-cell table:number-columns-repeated="3"/>
          <table:table-cell office:value-type="float" office:value="37.5021" calcext:value-type="float">
            <text:p>37.5021</text:p>
          </table:table-cell>
          <table:table-cell office:value-type="float" office:value="68.5075" calcext:value-type="float">
            <text:p>68.5075</text:p>
          </table:table-cell>
          <table:table-cell office:value-type="float" office:value="30.8043" calcext:value-type="float">
            <text:p>30.8043</text:p>
          </table:table-cell>
          <table:table-cell office:value-type="float" office:value="54.6534" calcext:value-type="float">
            <text:p>54.6534</text:p>
          </table:table-cell>
          <table:table-cell office:value-type="float" office:value="55.2268" calcext:value-type="float">
            <text:p>55.2268</text:p>
          </table:table-cell>
          <table:table-cell office:value-type="float" office:value="14.3677" calcext:value-type="float">
            <text:p>14.3677</text:p>
          </table:table-cell>
          <table:table-cell office:value-type="float" office:value="50.6629" calcext:value-type="float">
            <text:p>50.6629</text:p>
          </table:table-cell>
          <table:table-cell office:value-type="float" office:value="35.91" calcext:value-type="float">
            <text:p>35.91</text:p>
          </table:table-cell>
          <table:table-cell office:value-type="float" office:value="49.0351" calcext:value-type="float">
            <text:p>49.0351</text:p>
          </table:table-cell>
          <table:table-cell office:value-type="float" office:value="25.7582" calcext:value-type="float">
            <text:p>25.7582</text:p>
          </table:table-cell>
        </table:table-row>
        <table:table-row table:style-name="ro1">
          <table:table-cell table:number-columns-repeated="3"/>
          <table:table-cell office:value-type="float" office:value="35.5832" calcext:value-type="float">
            <text:p>35.5832</text:p>
          </table:table-cell>
          <table:table-cell office:value-type="float" office:value="68.8638" calcext:value-type="float">
            <text:p>68.8638</text:p>
          </table:table-cell>
          <table:table-cell office:value-type="float" office:value="30.062" calcext:value-type="float">
            <text:p>30.062</text:p>
          </table:table-cell>
          <table:table-cell office:value-type="float" office:value="51.447" calcext:value-type="float">
            <text:p>51.447</text:p>
          </table:table-cell>
          <table:table-cell office:value-type="float" office:value="53.1332" calcext:value-type="float">
            <text:p>53.1332</text:p>
          </table:table-cell>
          <table:table-cell office:value-type="float" office:value="14.8782" calcext:value-type="float">
            <text:p>14.8782</text:p>
          </table:table-cell>
          <table:table-cell office:value-type="float" office:value="53.12" calcext:value-type="float">
            <text:p>53.12</text:p>
          </table:table-cell>
          <table:table-cell office:value-type="float" office:value="39.9635" calcext:value-type="float">
            <text:p>39.9635</text:p>
          </table:table-cell>
          <table:table-cell office:value-type="float" office:value="46.2455" calcext:value-type="float">
            <text:p>46.2455</text:p>
          </table:table-cell>
          <table:table-cell office:value-type="float" office:value="24.0979" calcext:value-type="float">
            <text:p>24.0979</text:p>
          </table:table-cell>
        </table:table-row>
        <table:table-row table:style-name="ro1">
          <table:table-cell table:number-columns-repeated="3"/>
          <table:table-cell office:value-type="float" office:value="35.1736" calcext:value-type="float">
            <text:p>35.1736</text:p>
          </table:table-cell>
          <table:table-cell office:value-type="float" office:value="65.9055" calcext:value-type="float">
            <text:p>65.9055</text:p>
          </table:table-cell>
          <table:table-cell office:value-type="float" office:value="28.497" calcext:value-type="float">
            <text:p>28.497</text:p>
          </table:table-cell>
          <table:table-cell office:value-type="float" office:value="51.7367" calcext:value-type="float">
            <text:p>51.7367</text:p>
          </table:table-cell>
          <table:table-cell office:value-type="float" office:value="52.9118" calcext:value-type="float">
            <text:p>52.9118</text:p>
          </table:table-cell>
          <table:table-cell office:value-type="float" office:value="14.8903" calcext:value-type="float">
            <text:p>14.8903</text:p>
          </table:table-cell>
          <table:table-cell office:value-type="float" office:value="51.6676" calcext:value-type="float">
            <text:p>51.6676</text:p>
          </table:table-cell>
          <table:table-cell office:value-type="float" office:value="40.3391" calcext:value-type="float">
            <text:p>40.3391</text:p>
          </table:table-cell>
          <table:table-cell office:value-type="float" office:value="44.6185" calcext:value-type="float">
            <text:p>44.6185</text:p>
          </table:table-cell>
          <table:table-cell office:value-type="float" office:value="25.6186" calcext:value-type="float">
            <text:p>25.6186</text:p>
          </table:table-cell>
        </table:table-row>
        <table:table-row table:style-name="ro1">
          <table:table-cell table:number-columns-repeated="3"/>
          <table:table-cell office:value-type="float" office:value="33.4895" calcext:value-type="float">
            <text:p>33.4895</text:p>
          </table:table-cell>
          <table:table-cell office:value-type="float" office:value="63.5396" calcext:value-type="float">
            <text:p>63.5396</text:p>
          </table:table-cell>
          <table:table-cell office:value-type="float" office:value="27.2473" calcext:value-type="float">
            <text:p>27.2473</text:p>
          </table:table-cell>
          <table:table-cell office:value-type="float" office:value="49.6316" calcext:value-type="float">
            <text:p>49.6316</text:p>
          </table:table-cell>
          <table:table-cell office:value-type="float" office:value="53.5603" calcext:value-type="float">
            <text:p>53.5603</text:p>
          </table:table-cell>
          <table:table-cell office:value-type="float" office:value="14.3493" calcext:value-type="float">
            <text:p>14.3493</text:p>
          </table:table-cell>
          <table:table-cell office:value-type="float" office:value="53.7149" calcext:value-type="float">
            <text:p>53.7149</text:p>
          </table:table-cell>
          <table:table-cell office:value-type="float" office:value="41.5216" calcext:value-type="float">
            <text:p>41.5216</text:p>
          </table:table-cell>
          <table:table-cell office:value-type="float" office:value="44.7514" calcext:value-type="float">
            <text:p>44.7514</text:p>
          </table:table-cell>
          <table:table-cell office:value-type="float" office:value="27.7011" calcext:value-type="float">
            <text:p>27.7011</text:p>
          </table:table-cell>
        </table:table-row>
        <table:table-row table:style-name="ro1">
          <table:table-cell table:number-columns-repeated="3"/>
          <table:table-cell office:value-type="float" office:value="31.4493" calcext:value-type="float">
            <text:p>31.4493</text:p>
          </table:table-cell>
          <table:table-cell office:value-type="float" office:value="61.5755" calcext:value-type="float">
            <text:p>61.5755</text:p>
          </table:table-cell>
          <table:table-cell office:value-type="float" office:value="26.7706" calcext:value-type="float">
            <text:p>26.7706</text:p>
          </table:table-cell>
          <table:table-cell office:value-type="float" office:value="48.9296" calcext:value-type="float">
            <text:p>48.9296</text:p>
          </table:table-cell>
          <table:table-cell office:value-type="float" office:value="52.408" calcext:value-type="float">
            <text:p>52.408</text:p>
          </table:table-cell>
          <table:table-cell office:value-type="float" office:value="15.4535" calcext:value-type="float">
            <text:p>15.4535</text:p>
          </table:table-cell>
          <table:table-cell office:value-type="float" office:value="54.2272" calcext:value-type="float">
            <text:p>54.2272</text:p>
          </table:table-cell>
          <table:table-cell office:value-type="float" office:value="42.8032" calcext:value-type="float">
            <text:p>42.8032</text:p>
          </table:table-cell>
          <table:table-cell office:value-type="float" office:value="43.1402" calcext:value-type="float">
            <text:p>43.1402</text:p>
          </table:table-cell>
          <table:table-cell office:value-type="float" office:value="27.9514" calcext:value-type="float">
            <text:p>27.9514</text:p>
          </table:table-cell>
        </table:table-row>
        <table:table-row table:style-name="ro1">
          <table:table-cell table:number-columns-repeated="3"/>
          <table:table-cell office:value-type="float" office:value="32.5964" calcext:value-type="float">
            <text:p>32.5964</text:p>
          </table:table-cell>
          <table:table-cell office:value-type="float" office:value="59.4978" calcext:value-type="float">
            <text:p>59.4978</text:p>
          </table:table-cell>
          <table:table-cell office:value-type="float" office:value="25.2593" calcext:value-type="float">
            <text:p>25.2593</text:p>
          </table:table-cell>
          <table:table-cell office:value-type="float" office:value="47.3815" calcext:value-type="float">
            <text:p>47.3815</text:p>
          </table:table-cell>
          <table:table-cell office:value-type="float" office:value="53.4259" calcext:value-type="float">
            <text:p>53.4259</text:p>
          </table:table-cell>
          <table:table-cell office:value-type="float" office:value="14.9508" calcext:value-type="float">
            <text:p>14.9508</text:p>
          </table:table-cell>
          <table:table-cell office:value-type="float" office:value="52.5493" calcext:value-type="float">
            <text:p>52.5493</text:p>
          </table:table-cell>
          <table:table-cell office:value-type="float" office:value="45.655" calcext:value-type="float">
            <text:p>45.655</text:p>
          </table:table-cell>
          <table:table-cell office:value-type="float" office:value="40.123" calcext:value-type="float">
            <text:p>40.123</text:p>
          </table:table-cell>
          <table:table-cell office:value-type="float" office:value="29.131" calcext:value-type="float">
            <text:p>29.131</text:p>
          </table:table-cell>
        </table:table-row>
        <table:table-row table:style-name="ro1">
          <table:table-cell table:number-columns-repeated="3"/>
          <table:table-cell office:value-type="float" office:value="33.6357" calcext:value-type="float">
            <text:p>33.6357</text:p>
          </table:table-cell>
          <table:table-cell office:value-type="float" office:value="62.6943" calcext:value-type="float">
            <text:p>62.6943</text:p>
          </table:table-cell>
          <table:table-cell office:value-type="float" office:value="24.6885" calcext:value-type="float">
            <text:p>24.6885</text:p>
          </table:table-cell>
          <table:table-cell office:value-type="float" office:value="45.2727" calcext:value-type="float">
            <text:p>45.2727</text:p>
          </table:table-cell>
          <table:table-cell office:value-type="float" office:value="51.9649" calcext:value-type="float">
            <text:p>51.9649</text:p>
          </table:table-cell>
          <table:table-cell office:value-type="float" office:value="13.4931" calcext:value-type="float">
            <text:p>13.4931</text:p>
          </table:table-cell>
          <table:table-cell office:value-type="float" office:value="53.9838" calcext:value-type="float">
            <text:p>53.9838</text:p>
          </table:table-cell>
          <table:table-cell office:value-type="float" office:value="43.6024" calcext:value-type="float">
            <text:p>43.6024</text:p>
          </table:table-cell>
          <table:table-cell office:value-type="float" office:value="43.7539" calcext:value-type="float">
            <text:p>43.7539</text:p>
          </table:table-cell>
          <table:table-cell office:value-type="float" office:value="30.8885" calcext:value-type="float">
            <text:p>30.8885</text:p>
          </table:table-cell>
        </table:table-row>
        <table:table-row table:style-name="ro1">
          <table:table-cell table:number-columns-repeated="3"/>
          <table:table-cell office:value-type="float" office:value="33.6112" calcext:value-type="float">
            <text:p>33.6112</text:p>
          </table:table-cell>
          <table:table-cell office:value-type="float" office:value="66.0327" calcext:value-type="float">
            <text:p>66.0327</text:p>
          </table:table-cell>
          <table:table-cell office:value-type="float" office:value="27.2374" calcext:value-type="float">
            <text:p>27.2374</text:p>
          </table:table-cell>
          <table:table-cell office:value-type="float" office:value="44.853" calcext:value-type="float">
            <text:p>44.853</text:p>
          </table:table-cell>
          <table:table-cell office:value-type="float" office:value="51.4791" calcext:value-type="float">
            <text:p>51.4791</text:p>
          </table:table-cell>
          <table:table-cell office:value-type="float" office:value="13.6432" calcext:value-type="float">
            <text:p>13.6432</text:p>
          </table:table-cell>
          <table:table-cell office:value-type="float" office:value="51.0251" calcext:value-type="float">
            <text:p>51.0251</text:p>
          </table:table-cell>
          <table:table-cell office:value-type="float" office:value="41.9317" calcext:value-type="float">
            <text:p>41.9317</text:p>
          </table:table-cell>
          <table:table-cell office:value-type="float" office:value="43.6004" calcext:value-type="float">
            <text:p>43.6004</text:p>
          </table:table-cell>
          <table:table-cell office:value-type="float" office:value="29.0645" calcext:value-type="float">
            <text:p>29.0645</text:p>
          </table:table-cell>
        </table:table-row>
        <table:table-row table:style-name="ro1">
          <table:table-cell table:number-columns-repeated="3"/>
          <table:table-cell office:value-type="float" office:value="32.9587" calcext:value-type="float">
            <text:p>32.9587</text:p>
          </table:table-cell>
          <table:table-cell office:value-type="float" office:value="61.9375" calcext:value-type="float">
            <text:p>61.9375</text:p>
          </table:table-cell>
          <table:table-cell office:value-type="float" office:value="26.3221" calcext:value-type="float">
            <text:p>26.3221</text:p>
          </table:table-cell>
          <table:table-cell office:value-type="float" office:value="51.097" calcext:value-type="float">
            <text:p>51.097</text:p>
          </table:table-cell>
          <table:table-cell office:value-type="float" office:value="54.115" calcext:value-type="float">
            <text:p>54.115</text:p>
          </table:table-cell>
          <table:table-cell office:value-type="float" office:value="13.2137" calcext:value-type="float">
            <text:p>13.2137</text:p>
          </table:table-cell>
          <table:table-cell office:value-type="float" office:value="49.3037" calcext:value-type="float">
            <text:p>49.3037</text:p>
          </table:table-cell>
          <table:table-cell office:value-type="float" office:value="37.8722" calcext:value-type="float">
            <text:p>37.8722</text:p>
          </table:table-cell>
          <table:table-cell office:value-type="float" office:value="49.4243" calcext:value-type="float">
            <text:p>49.4243</text:p>
          </table:table-cell>
          <table:table-cell office:value-type="float" office:value="27.5419" calcext:value-type="float">
            <text:p>27.5419</text:p>
          </table:table-cell>
        </table:table-row>
        <table:table-row table:style-name="ro1">
          <table:table-cell table:number-columns-repeated="3"/>
          <table:table-cell office:value-type="float" office:value="33.9837" calcext:value-type="float">
            <text:p>33.9837</text:p>
          </table:table-cell>
          <table:table-cell office:value-type="float" office:value="58.2302" calcext:value-type="float">
            <text:p>58.2302</text:p>
          </table:table-cell>
          <table:table-cell office:value-type="float" office:value="27.4724" calcext:value-type="float">
            <text:p>27.4724</text:p>
          </table:table-cell>
          <table:table-cell office:value-type="float" office:value="50.1387" calcext:value-type="float">
            <text:p>50.1387</text:p>
          </table:table-cell>
          <table:table-cell office:value-type="float" office:value="59.7112" calcext:value-type="float">
            <text:p>59.7112</text:p>
          </table:table-cell>
          <table:table-cell office:value-type="float" office:value="13.7087" calcext:value-type="float">
            <text:p>13.7087</text:p>
          </table:table-cell>
          <table:table-cell office:value-type="float" office:value="51.9524" calcext:value-type="float">
            <text:p>51.9524</text:p>
          </table:table-cell>
          <table:table-cell office:value-type="float" office:value="35.5885" calcext:value-type="float">
            <text:p>35.5885</text:p>
          </table:table-cell>
          <table:table-cell office:value-type="float" office:value="53.5719" calcext:value-type="float">
            <text:p>53.5719</text:p>
          </table:table-cell>
          <table:table-cell office:value-type="float" office:value="28.3131" calcext:value-type="float">
            <text:p>28.3131</text:p>
          </table:table-cell>
        </table:table-row>
        <table:table-row table:style-name="ro1">
          <table:table-cell table:number-columns-repeated="3"/>
          <table:table-cell office:value-type="float" office:value="32.8971" calcext:value-type="float">
            <text:p>32.8971</text:p>
          </table:table-cell>
          <table:table-cell office:value-type="float" office:value="62.7804" calcext:value-type="float">
            <text:p>62.7804</text:p>
          </table:table-cell>
          <table:table-cell office:value-type="float" office:value="26.3571" calcext:value-type="float">
            <text:p>26.3571</text:p>
          </table:table-cell>
          <table:table-cell office:value-type="float" office:value="50.912" calcext:value-type="float">
            <text:p>50.912</text:p>
          </table:table-cell>
          <table:table-cell office:value-type="float" office:value="58.2607" calcext:value-type="float">
            <text:p>58.2607</text:p>
          </table:table-cell>
          <table:table-cell office:value-type="float" office:value="14.53" calcext:value-type="float">
            <text:p>14.53</text:p>
          </table:table-cell>
          <table:table-cell office:value-type="float" office:value="53.5141" calcext:value-type="float">
            <text:p>53.5141</text:p>
          </table:table-cell>
          <table:table-cell office:value-type="float" office:value="38.1062" calcext:value-type="float">
            <text:p>38.1062</text:p>
          </table:table-cell>
          <table:table-cell office:value-type="float" office:value="55.7022" calcext:value-type="float">
            <text:p>55.7022</text:p>
          </table:table-cell>
          <table:table-cell office:value-type="float" office:value="30.5624" calcext:value-type="float">
            <text:p>30.5624</text:p>
          </table:table-cell>
        </table:table-row>
        <table:table-row table:style-name="ro1">
          <table:table-cell table:number-columns-repeated="3"/>
          <table:table-cell office:value-type="float" office:value="31.6761" calcext:value-type="float">
            <text:p>31.6761</text:p>
          </table:table-cell>
          <table:table-cell office:value-type="float" office:value="67.8249" calcext:value-type="float">
            <text:p>67.8249</text:p>
          </table:table-cell>
          <table:table-cell office:value-type="float" office:value="25.1949" calcext:value-type="float">
            <text:p>25.1949</text:p>
          </table:table-cell>
          <table:table-cell office:value-type="float" office:value="54.1116" calcext:value-type="float">
            <text:p>54.1116</text:p>
          </table:table-cell>
          <table:table-cell office:value-type="float" office:value="56.5641" calcext:value-type="float">
            <text:p>56.5641</text:p>
          </table:table-cell>
          <table:table-cell office:value-type="float" office:value="15.4521" calcext:value-type="float">
            <text:p>15.4521</text:p>
          </table:table-cell>
          <table:table-cell office:value-type="float" office:value="56.1587" calcext:value-type="float">
            <text:p>56.1587</text:p>
          </table:table-cell>
          <table:table-cell office:value-type="float" office:value="35.0489" calcext:value-type="float">
            <text:p>35.0489</text:p>
          </table:table-cell>
          <table:table-cell office:value-type="float" office:value="52.828" calcext:value-type="float">
            <text:p>52.828</text:p>
          </table:table-cell>
          <table:table-cell office:value-type="float" office:value="30.2209" calcext:value-type="float">
            <text:p>30.2209</text:p>
          </table:table-cell>
        </table:table-row>
        <table:table-row table:style-name="ro1">
          <table:table-cell table:number-columns-repeated="3"/>
          <table:table-cell office:value-type="float" office:value="33.119" calcext:value-type="float">
            <text:p>33.119</text:p>
          </table:table-cell>
          <table:table-cell office:value-type="float" office:value="70.081" calcext:value-type="float">
            <text:p>70.081</text:p>
          </table:table-cell>
          <table:table-cell office:value-type="float" office:value="28.345" calcext:value-type="float">
            <text:p>28.345</text:p>
          </table:table-cell>
          <table:table-cell office:value-type="float" office:value="50.7821" calcext:value-type="float">
            <text:p>50.7821</text:p>
          </table:table-cell>
          <table:table-cell office:value-type="float" office:value="59.4206" calcext:value-type="float">
            <text:p>59.4206</text:p>
          </table:table-cell>
          <table:table-cell office:value-type="float" office:value="14.7195" calcext:value-type="float">
            <text:p>14.7195</text:p>
          </table:table-cell>
          <table:table-cell office:value-type="float" office:value="61.8754" calcext:value-type="float">
            <text:p>61.8754</text:p>
          </table:table-cell>
          <table:table-cell office:value-type="float" office:value="38.6873" calcext:value-type="float">
            <text:p>38.6873</text:p>
          </table:table-cell>
          <table:table-cell office:value-type="float" office:value="50.7419" calcext:value-type="float">
            <text:p>50.7419</text:p>
          </table:table-cell>
          <table:table-cell office:value-type="float" office:value="29.7257" calcext:value-type="float">
            <text:p>29.7257</text:p>
          </table:table-cell>
        </table:table-row>
        <table:table-row table:style-name="ro1">
          <table:table-cell table:number-columns-repeated="3"/>
          <table:table-cell office:value-type="float" office:value="31.618" calcext:value-type="float">
            <text:p>31.618</text:p>
          </table:table-cell>
          <table:table-cell office:value-type="float" office:value="63.0057" calcext:value-type="float">
            <text:p>63.0057</text:p>
          </table:table-cell>
          <table:table-cell office:value-type="float" office:value="27.387" calcext:value-type="float">
            <text:p>27.387</text:p>
          </table:table-cell>
          <table:table-cell office:value-type="float" office:value="56.8876" calcext:value-type="float">
            <text:p>56.8876</text:p>
          </table:table-cell>
          <table:table-cell office:value-type="float" office:value="56.5827" calcext:value-type="float">
            <text:p>56.5827</text:p>
          </table:table-cell>
          <table:table-cell office:value-type="float" office:value="15.2127" calcext:value-type="float">
            <text:p>15.2127</text:p>
          </table:table-cell>
          <table:table-cell office:value-type="float" office:value="62.6576" calcext:value-type="float">
            <text:p>62.6576</text:p>
          </table:table-cell>
          <table:table-cell office:value-type="float" office:value="40.0372" calcext:value-type="float">
            <text:p>40.0372</text:p>
          </table:table-cell>
          <table:table-cell office:value-type="float" office:value="54.3874" calcext:value-type="float">
            <text:p>54.3874</text:p>
          </table:table-cell>
          <table:table-cell office:value-type="float" office:value="27.6655" calcext:value-type="float">
            <text:p>27.6655</text:p>
          </table:table-cell>
        </table:table-row>
        <table:table-row table:style-name="ro1">
          <table:table-cell table:number-columns-repeated="3"/>
          <table:table-cell office:value-type="float" office:value="30.2489" calcext:value-type="float">
            <text:p>30.2489</text:p>
          </table:table-cell>
          <table:table-cell office:value-type="float" office:value="66.3134" calcext:value-type="float">
            <text:p>66.3134</text:p>
          </table:table-cell>
          <table:table-cell office:value-type="float" office:value="30.3758" calcext:value-type="float">
            <text:p>30.3758</text:p>
          </table:table-cell>
          <table:table-cell office:value-type="float" office:value="60.2601" calcext:value-type="float">
            <text:p>60.2601</text:p>
          </table:table-cell>
          <table:table-cell office:value-type="float" office:value="59.6415" calcext:value-type="float">
            <text:p>59.6415</text:p>
          </table:table-cell>
          <table:table-cell office:value-type="float" office:value="14.1512" calcext:value-type="float">
            <text:p>14.1512</text:p>
          </table:table-cell>
          <table:table-cell office:value-type="float" office:value="61.2094" calcext:value-type="float">
            <text:p>61.2094</text:p>
          </table:table-cell>
          <table:table-cell office:value-type="float" office:value="42.9075" calcext:value-type="float">
            <text:p>42.9075</text:p>
          </table:table-cell>
          <table:table-cell office:value-type="float" office:value="53.3466" calcext:value-type="float">
            <text:p>53.3466</text:p>
          </table:table-cell>
          <table:table-cell office:value-type="float" office:value="30.9223" calcext:value-type="float">
            <text:p>30.9223</text:p>
          </table:table-cell>
        </table:table-row>
        <table:table-row table:style-name="ro1">
          <table:table-cell table:number-columns-repeated="3"/>
          <table:table-cell office:value-type="float" office:value="31.0067" calcext:value-type="float">
            <text:p>31.0067</text:p>
          </table:table-cell>
          <table:table-cell office:value-type="float" office:value="62.7718" calcext:value-type="float">
            <text:p>62.7718</text:p>
          </table:table-cell>
          <table:table-cell office:value-type="float" office:value="28.8811" calcext:value-type="float">
            <text:p>28.8811</text:p>
          </table:table-cell>
          <table:table-cell office:value-type="float" office:value="58.4129" calcext:value-type="float">
            <text:p>58.4129</text:p>
          </table:table-cell>
          <table:table-cell office:value-type="float" office:value="58.4524" calcext:value-type="float">
            <text:p>58.4524</text:p>
          </table:table-cell>
          <table:table-cell office:value-type="float" office:value="14.3237" calcext:value-type="float">
            <text:p>14.3237</text:p>
          </table:table-cell>
          <table:table-cell office:value-type="float" office:value="63.6226" calcext:value-type="float">
            <text:p>63.6226</text:p>
          </table:table-cell>
          <table:table-cell office:value-type="float" office:value="43.4683" calcext:value-type="float">
            <text:p>43.4683</text:p>
          </table:table-cell>
          <table:table-cell office:value-type="float" office:value="52.6187" calcext:value-type="float">
            <text:p>52.6187</text:p>
          </table:table-cell>
          <table:table-cell office:value-type="float" office:value="30.6344" calcext:value-type="float">
            <text:p>30.6344</text:p>
          </table:table-cell>
        </table:table-row>
        <table:table-row table:style-name="ro1">
          <table:table-cell table:number-columns-repeated="3"/>
          <table:table-cell office:value-type="float" office:value="30.5014" calcext:value-type="float">
            <text:p>30.5014</text:p>
          </table:table-cell>
          <table:table-cell office:value-type="float" office:value="64.1134" calcext:value-type="float">
            <text:p>64.1134</text:p>
          </table:table-cell>
          <table:table-cell office:value-type="float" office:value="27.4358" calcext:value-type="float">
            <text:p>27.4358</text:p>
          </table:table-cell>
          <table:table-cell office:value-type="float" office:value="57.5398" calcext:value-type="float">
            <text:p>57.5398</text:p>
          </table:table-cell>
          <table:table-cell office:value-type="float" office:value="61.8138" calcext:value-type="float">
            <text:p>61.8138</text:p>
          </table:table-cell>
          <table:table-cell office:value-type="float" office:value="13.2413" calcext:value-type="float">
            <text:p>13.2413</text:p>
          </table:table-cell>
          <table:table-cell office:value-type="float" office:value="68.0542" calcext:value-type="float">
            <text:p>68.0542</text:p>
          </table:table-cell>
          <table:table-cell office:value-type="float" office:value="45.7947" calcext:value-type="float">
            <text:p>45.7947</text:p>
          </table:table-cell>
          <table:table-cell office:value-type="float" office:value="52.0809" calcext:value-type="float">
            <text:p>52.0809</text:p>
          </table:table-cell>
          <table:table-cell office:value-type="float" office:value="30.1146" calcext:value-type="float">
            <text:p>30.1146</text:p>
          </table:table-cell>
        </table:table-row>
        <table:table-row table:style-name="ro1">
          <table:table-cell table:number-columns-repeated="3"/>
          <table:table-cell office:value-type="float" office:value="29.0042" calcext:value-type="float">
            <text:p>29.0042</text:p>
          </table:table-cell>
          <table:table-cell office:value-type="float" office:value="60.5723" calcext:value-type="float">
            <text:p>60.5723</text:p>
          </table:table-cell>
          <table:table-cell office:value-type="float" office:value="26.6492" calcext:value-type="float">
            <text:p>26.6492</text:p>
          </table:table-cell>
          <table:table-cell office:value-type="float" office:value="53.3955" calcext:value-type="float">
            <text:p>53.3955</text:p>
          </table:table-cell>
          <table:table-cell office:value-type="float" office:value="58.8325" calcext:value-type="float">
            <text:p>58.8325</text:p>
          </table:table-cell>
          <table:table-cell office:value-type="float" office:value="14.3089" calcext:value-type="float">
            <text:p>14.3089</text:p>
          </table:table-cell>
          <table:table-cell office:value-type="float" office:value="67.8421" calcext:value-type="float">
            <text:p>67.8421</text:p>
          </table:table-cell>
          <table:table-cell office:value-type="float" office:value="44.6318" calcext:value-type="float">
            <text:p>44.6318</text:p>
          </table:table-cell>
          <table:table-cell office:value-type="float" office:value="51.8246" calcext:value-type="float">
            <text:p>51.8246</text:p>
          </table:table-cell>
          <table:table-cell office:value-type="float" office:value="31.67" calcext:value-type="float">
            <text:p>31.67</text:p>
          </table:table-cell>
        </table:table-row>
        <table:table-row table:style-name="ro1">
          <table:table-cell table:number-columns-repeated="3"/>
          <table:table-cell office:value-type="float" office:value="28.7418" calcext:value-type="float">
            <text:p>28.7418</text:p>
          </table:table-cell>
          <table:table-cell office:value-type="float" office:value="60.9408" calcext:value-type="float">
            <text:p>60.9408</text:p>
          </table:table-cell>
          <table:table-cell office:value-type="float" office:value="26.3612" calcext:value-type="float">
            <text:p>26.3612</text:p>
          </table:table-cell>
          <table:table-cell office:value-type="float" office:value="49.8916" calcext:value-type="float">
            <text:p>49.8916</text:p>
          </table:table-cell>
          <table:table-cell office:value-type="float" office:value="60.8877" calcext:value-type="float">
            <text:p>60.8877</text:p>
          </table:table-cell>
          <table:table-cell office:value-type="float" office:value="13.698" calcext:value-type="float">
            <text:p>13.698</text:p>
          </table:table-cell>
          <table:table-cell office:value-type="float" office:value="62.7957" calcext:value-type="float">
            <text:p>62.7957</text:p>
          </table:table-cell>
          <table:table-cell office:value-type="float" office:value="42.8825" calcext:value-type="float">
            <text:p>42.8825</text:p>
          </table:table-cell>
          <table:table-cell office:value-type="float" office:value="52.9356" calcext:value-type="float">
            <text:p>52.9356</text:p>
          </table:table-cell>
          <table:table-cell office:value-type="float" office:value="30.8866" calcext:value-type="float">
            <text:p>30.8866</text:p>
          </table:table-cell>
        </table:table-row>
        <table:table-row table:style-name="ro1">
          <table:table-cell table:number-columns-repeated="3"/>
          <table:table-cell office:value-type="float" office:value="28.3389" calcext:value-type="float">
            <text:p>28.3389</text:p>
          </table:table-cell>
          <table:table-cell office:value-type="float" office:value="58.9998" calcext:value-type="float">
            <text:p>58.9998</text:p>
          </table:table-cell>
          <table:table-cell office:value-type="float" office:value="25.4756" calcext:value-type="float">
            <text:p>25.4756</text:p>
          </table:table-cell>
          <table:table-cell office:value-type="float" office:value="54.4259" calcext:value-type="float">
            <text:p>54.4259</text:p>
          </table:table-cell>
          <table:table-cell office:value-type="float" office:value="61.4406" calcext:value-type="float">
            <text:p>61.4406</text:p>
          </table:table-cell>
          <table:table-cell office:value-type="float" office:value="13.9521" calcext:value-type="float">
            <text:p>13.9521</text:p>
          </table:table-cell>
          <table:table-cell office:value-type="float" office:value="65.5129" calcext:value-type="float">
            <text:p>65.5129</text:p>
          </table:table-cell>
          <table:table-cell office:value-type="float" office:value="43.7745" calcext:value-type="float">
            <text:p>43.7745</text:p>
          </table:table-cell>
          <table:table-cell office:value-type="float" office:value="48.3438" calcext:value-type="float">
            <text:p>48.3438</text:p>
          </table:table-cell>
          <table:table-cell office:value-type="float" office:value="30.0185" calcext:value-type="float">
            <text:p>30.0185</text:p>
          </table:table-cell>
        </table:table-row>
        <table:table-row table:style-name="ro1">
          <table:table-cell table:number-columns-repeated="3"/>
          <table:table-cell office:value-type="float" office:value="27.3033" calcext:value-type="float">
            <text:p>27.3033</text:p>
          </table:table-cell>
          <table:table-cell office:value-type="float" office:value="59.5775" calcext:value-type="float">
            <text:p>59.5775</text:p>
          </table:table-cell>
          <table:table-cell office:value-type="float" office:value="25.4116" calcext:value-type="float">
            <text:p>25.4116</text:p>
          </table:table-cell>
          <table:table-cell office:value-type="float" office:value="56.3554" calcext:value-type="float">
            <text:p>56.3554</text:p>
          </table:table-cell>
          <table:table-cell office:value-type="float" office:value="61.0115" calcext:value-type="float">
            <text:p>61.0115</text:p>
          </table:table-cell>
          <table:table-cell office:value-type="float" office:value="13.0121" calcext:value-type="float">
            <text:p>13.0121</text:p>
          </table:table-cell>
          <table:table-cell office:value-type="float" office:value="69.4058" calcext:value-type="float">
            <text:p>69.4058</text:p>
          </table:table-cell>
          <table:table-cell office:value-type="float" office:value="48.2242" calcext:value-type="float">
            <text:p>48.2242</text:p>
          </table:table-cell>
          <table:table-cell office:value-type="float" office:value="48.163" calcext:value-type="float">
            <text:p>48.163</text:p>
          </table:table-cell>
          <table:table-cell office:value-type="float" office:value="28.1141" calcext:value-type="float">
            <text:p>28.1141</text:p>
          </table:table-cell>
        </table:table-row>
        <table:table-row table:style-name="ro1">
          <table:table-cell table:number-columns-repeated="3"/>
          <table:table-cell office:value-type="float" office:value="27.6302" calcext:value-type="float">
            <text:p>27.6302</text:p>
          </table:table-cell>
          <table:table-cell office:value-type="float" office:value="56.4597" calcext:value-type="float">
            <text:p>56.4597</text:p>
          </table:table-cell>
          <table:table-cell office:value-type="float" office:value="25.7631" calcext:value-type="float">
            <text:p>25.7631</text:p>
          </table:table-cell>
          <table:table-cell office:value-type="float" office:value="54.8381" calcext:value-type="float">
            <text:p>54.8381</text:p>
          </table:table-cell>
          <table:table-cell office:value-type="float" office:value="62.7851" calcext:value-type="float">
            <text:p>62.7851</text:p>
          </table:table-cell>
          <table:table-cell office:value-type="float" office:value="13.6561" calcext:value-type="float">
            <text:p>13.6561</text:p>
          </table:table-cell>
          <table:table-cell office:value-type="float" office:value="71.2031" calcext:value-type="float">
            <text:p>71.2031</text:p>
          </table:table-cell>
          <table:table-cell office:value-type="float" office:value="45.5078" calcext:value-type="float">
            <text:p>45.5078</text:p>
          </table:table-cell>
          <table:table-cell office:value-type="float" office:value="47.0866" calcext:value-type="float">
            <text:p>47.0866</text:p>
          </table:table-cell>
          <table:table-cell office:value-type="float" office:value="25.7791" calcext:value-type="float">
            <text:p>25.7791</text:p>
          </table:table-cell>
        </table:table-row>
        <table:table-row table:style-name="ro1">
          <table:table-cell table:number-columns-repeated="3"/>
          <table:table-cell office:value-type="float" office:value="28.5361" calcext:value-type="float">
            <text:p>28.5361</text:p>
          </table:table-cell>
          <table:table-cell office:value-type="float" office:value="56.5295" calcext:value-type="float">
            <text:p>56.5295</text:p>
          </table:table-cell>
          <table:table-cell office:value-type="float" office:value="25.795" calcext:value-type="float">
            <text:p>25.795</text:p>
          </table:table-cell>
          <table:table-cell office:value-type="float" office:value="54.7752" calcext:value-type="float">
            <text:p>54.7752</text:p>
          </table:table-cell>
          <table:table-cell office:value-type="float" office:value="62.8853" calcext:value-type="float">
            <text:p>62.8853</text:p>
          </table:table-cell>
          <table:table-cell office:value-type="float" office:value="15.0687" calcext:value-type="float">
            <text:p>15.0687</text:p>
          </table:table-cell>
          <table:table-cell office:value-type="float" office:value="64.504" calcext:value-type="float">
            <text:p>64.504</text:p>
          </table:table-cell>
          <table:table-cell office:value-type="float" office:value="42.918" calcext:value-type="float">
            <text:p>42.918</text:p>
          </table:table-cell>
          <table:table-cell office:value-type="float" office:value="45.1003" calcext:value-type="float">
            <text:p>45.1003</text:p>
          </table:table-cell>
          <table:table-cell office:value-type="float" office:value="25.332" calcext:value-type="float">
            <text:p>25.332</text:p>
          </table:table-cell>
        </table:table-row>
        <table:table-row table:style-name="ro1">
          <table:table-cell table:number-columns-repeated="3"/>
          <table:table-cell office:value-type="float" office:value="29.9927" calcext:value-type="float">
            <text:p>29.9927</text:p>
          </table:table-cell>
          <table:table-cell office:value-type="float" office:value="53.4672" calcext:value-type="float">
            <text:p>53.4672</text:p>
          </table:table-cell>
          <table:table-cell office:value-type="float" office:value="25.8646" calcext:value-type="float">
            <text:p>25.8646</text:p>
          </table:table-cell>
          <table:table-cell office:value-type="float" office:value="54.3527" calcext:value-type="float">
            <text:p>54.3527</text:p>
          </table:table-cell>
          <table:table-cell office:value-type="float" office:value="65.0849" calcext:value-type="float">
            <text:p>65.0849</text:p>
          </table:table-cell>
          <table:table-cell office:value-type="float" office:value="14.9878" calcext:value-type="float">
            <text:p>14.9878</text:p>
          </table:table-cell>
          <table:table-cell office:value-type="float" office:value="63.6182" calcext:value-type="float">
            <text:p>63.6182</text:p>
          </table:table-cell>
          <table:table-cell office:value-type="float" office:value="40.6418" calcext:value-type="float">
            <text:p>40.6418</text:p>
          </table:table-cell>
          <table:table-cell office:value-type="float" office:value="43.8976" calcext:value-type="float">
            <text:p>43.8976</text:p>
          </table:table-cell>
          <table:table-cell office:value-type="float" office:value="26.4594" calcext:value-type="float">
            <text:p>26.4594</text:p>
          </table:table-cell>
        </table:table-row>
        <table:table-row table:style-name="ro1">
          <table:table-cell table:number-columns-repeated="3"/>
          <table:table-cell office:value-type="float" office:value="28.1183" calcext:value-type="float">
            <text:p>28.1183</text:p>
          </table:table-cell>
          <table:table-cell office:value-type="float" office:value="53.6704" calcext:value-type="float">
            <text:p>53.6704</text:p>
          </table:table-cell>
          <table:table-cell office:value-type="float" office:value="25.4431" calcext:value-type="float">
            <text:p>25.4431</text:p>
          </table:table-cell>
          <table:table-cell office:value-type="float" office:value="55.722" calcext:value-type="float">
            <text:p>55.722</text:p>
          </table:table-cell>
          <table:table-cell office:value-type="float" office:value="67.6659" calcext:value-type="float">
            <text:p>67.6659</text:p>
          </table:table-cell>
          <table:table-cell office:value-type="float" office:value="14.373" calcext:value-type="float">
            <text:p>14.373</text:p>
          </table:table-cell>
          <table:table-cell office:value-type="float" office:value="60.5134" calcext:value-type="float">
            <text:p>60.5134</text:p>
          </table:table-cell>
          <table:table-cell office:value-type="float" office:value="40.0203" calcext:value-type="float">
            <text:p>40.0203</text:p>
          </table:table-cell>
          <table:table-cell office:value-type="float" office:value="47.1464" calcext:value-type="float">
            <text:p>47.1464</text:p>
          </table:table-cell>
          <table:table-cell office:value-type="float" office:value="25.2279" calcext:value-type="float">
            <text:p>25.2279</text:p>
          </table:table-cell>
        </table:table-row>
        <table:table-row table:style-name="ro1">
          <table:table-cell table:number-columns-repeated="3"/>
          <table:table-cell office:value-type="float" office:value="28.2325" calcext:value-type="float">
            <text:p>28.2325</text:p>
          </table:table-cell>
          <table:table-cell office:value-type="float" office:value="52.6039" calcext:value-type="float">
            <text:p>52.6039</text:p>
          </table:table-cell>
          <table:table-cell office:value-type="float" office:value="24.8503" calcext:value-type="float">
            <text:p>24.8503</text:p>
          </table:table-cell>
          <table:table-cell office:value-type="float" office:value="52.5001" calcext:value-type="float">
            <text:p>52.5001</text:p>
          </table:table-cell>
          <table:table-cell office:value-type="float" office:value="65.0567" calcext:value-type="float">
            <text:p>65.0567</text:p>
          </table:table-cell>
          <table:table-cell office:value-type="float" office:value="14.4334" calcext:value-type="float">
            <text:p>14.4334</text:p>
          </table:table-cell>
          <table:table-cell office:value-type="float" office:value="58.6947" calcext:value-type="float">
            <text:p>58.6947</text:p>
          </table:table-cell>
          <table:table-cell office:value-type="float" office:value="40.9058" calcext:value-type="float">
            <text:p>40.9058</text:p>
          </table:table-cell>
          <table:table-cell office:value-type="float" office:value="50.7957" calcext:value-type="float">
            <text:p>50.7957</text:p>
          </table:table-cell>
          <table:table-cell office:value-type="float" office:value="25.5869" calcext:value-type="float">
            <text:p>25.5869</text:p>
          </table:table-cell>
        </table:table-row>
        <table:table-row table:style-name="ro1">
          <table:table-cell table:number-columns-repeated="3"/>
          <table:table-cell office:value-type="float" office:value="28.3034" calcext:value-type="float">
            <text:p>28.3034</text:p>
          </table:table-cell>
          <table:table-cell office:value-type="float" office:value="58.7328" calcext:value-type="float">
            <text:p>58.7328</text:p>
          </table:table-cell>
          <table:table-cell office:value-type="float" office:value="25.2532" calcext:value-type="float">
            <text:p>25.2532</text:p>
          </table:table-cell>
          <table:table-cell office:value-type="float" office:value="54.8615" calcext:value-type="float">
            <text:p>54.8615</text:p>
          </table:table-cell>
          <table:table-cell office:value-type="float" office:value="66.2556" calcext:value-type="float">
            <text:p>66.2556</text:p>
          </table:table-cell>
          <table:table-cell office:value-type="float" office:value="13.8121" calcext:value-type="float">
            <text:p>13.8121</text:p>
          </table:table-cell>
          <table:table-cell office:value-type="float" office:value="53.8082" calcext:value-type="float">
            <text:p>53.8082</text:p>
          </table:table-cell>
          <table:table-cell office:value-type="float" office:value="43.9119" calcext:value-type="float">
            <text:p>43.9119</text:p>
          </table:table-cell>
          <table:table-cell office:value-type="float" office:value="56.3526" calcext:value-type="float">
            <text:p>56.3526</text:p>
          </table:table-cell>
          <table:table-cell office:value-type="float" office:value="25.3043" calcext:value-type="float">
            <text:p>25.3043</text:p>
          </table:table-cell>
        </table:table-row>
        <table:table-row table:style-name="ro1">
          <table:table-cell table:number-columns-repeated="3"/>
          <table:table-cell office:value-type="float" office:value="25.5095" calcext:value-type="float">
            <text:p>25.5095</text:p>
          </table:table-cell>
          <table:table-cell office:value-type="float" office:value="60.5826" calcext:value-type="float">
            <text:p>60.5826</text:p>
          </table:table-cell>
          <table:table-cell office:value-type="float" office:value="23.4518" calcext:value-type="float">
            <text:p>23.4518</text:p>
          </table:table-cell>
          <table:table-cell office:value-type="float" office:value="54.0473" calcext:value-type="float">
            <text:p>54.0473</text:p>
          </table:table-cell>
          <table:table-cell office:value-type="float" office:value="64.9453" calcext:value-type="float">
            <text:p>64.9453</text:p>
          </table:table-cell>
          <table:table-cell office:value-type="float" office:value="14.0086" calcext:value-type="float">
            <text:p>14.0086</text:p>
          </table:table-cell>
          <table:table-cell office:value-type="float" office:value="53.1657" calcext:value-type="float">
            <text:p>53.1657</text:p>
          </table:table-cell>
          <table:table-cell office:value-type="float" office:value="43.4494" calcext:value-type="float">
            <text:p>43.4494</text:p>
          </table:table-cell>
          <table:table-cell office:value-type="float" office:value="54.0989" calcext:value-type="float">
            <text:p>54.0989</text:p>
          </table:table-cell>
          <table:table-cell office:value-type="float" office:value="24.959" calcext:value-type="float">
            <text:p>24.959</text:p>
          </table:table-cell>
        </table:table-row>
        <table:table-row table:style-name="ro1">
          <table:table-cell table:number-columns-repeated="3"/>
          <table:table-cell office:value-type="float" office:value="24.4132" calcext:value-type="float">
            <text:p>24.4132</text:p>
          </table:table-cell>
          <table:table-cell office:value-type="float" office:value="54.4158" calcext:value-type="float">
            <text:p>54.4158</text:p>
          </table:table-cell>
          <table:table-cell office:value-type="float" office:value="24.6045" calcext:value-type="float">
            <text:p>24.6045</text:p>
          </table:table-cell>
          <table:table-cell office:value-type="float" office:value="52.3511" calcext:value-type="float">
            <text:p>52.3511</text:p>
          </table:table-cell>
          <table:table-cell office:value-type="float" office:value="64.3931" calcext:value-type="float">
            <text:p>64.3931</text:p>
          </table:table-cell>
          <table:table-cell office:value-type="float" office:value="14.0122" calcext:value-type="float">
            <text:p>14.0122</text:p>
          </table:table-cell>
          <table:table-cell office:value-type="float" office:value="51.2128" calcext:value-type="float">
            <text:p>51.2128</text:p>
          </table:table-cell>
          <table:table-cell office:value-type="float" office:value="42.5104" calcext:value-type="float">
            <text:p>42.5104</text:p>
          </table:table-cell>
          <table:table-cell office:value-type="float" office:value="49.033" calcext:value-type="float">
            <text:p>49.033</text:p>
          </table:table-cell>
          <table:table-cell office:value-type="float" office:value="25.1032" calcext:value-type="float">
            <text:p>25.1032</text:p>
          </table:table-cell>
        </table:table-row>
        <table:table-row table:style-name="ro1">
          <table:table-cell table:number-columns-repeated="3"/>
          <table:table-cell office:value-type="float" office:value="24.4235" calcext:value-type="float">
            <text:p>24.4235</text:p>
          </table:table-cell>
          <table:table-cell office:value-type="float" office:value="54.8653" calcext:value-type="float">
            <text:p>54.8653</text:p>
          </table:table-cell>
          <table:table-cell office:value-type="float" office:value="24.3554" calcext:value-type="float">
            <text:p>24.3554</text:p>
          </table:table-cell>
          <table:table-cell office:value-type="float" office:value="50.6941" calcext:value-type="float">
            <text:p>50.6941</text:p>
          </table:table-cell>
          <table:table-cell office:value-type="float" office:value="64.1181" calcext:value-type="float">
            <text:p>64.1181</text:p>
          </table:table-cell>
          <table:table-cell office:value-type="float" office:value="14.4513" calcext:value-type="float">
            <text:p>14.4513</text:p>
          </table:table-cell>
          <table:table-cell office:value-type="float" office:value="53.8847" calcext:value-type="float">
            <text:p>53.8847</text:p>
          </table:table-cell>
          <table:table-cell office:value-type="float" office:value="48.5918" calcext:value-type="float">
            <text:p>48.5918</text:p>
          </table:table-cell>
          <table:table-cell office:value-type="float" office:value="48.0444" calcext:value-type="float">
            <text:p>48.0444</text:p>
          </table:table-cell>
          <table:table-cell office:value-type="float" office:value="24.0915" calcext:value-type="float">
            <text:p>24.0915</text:p>
          </table:table-cell>
        </table:table-row>
        <table:table-row table:style-name="ro1">
          <table:table-cell table:number-columns-repeated="3"/>
          <table:table-cell office:value-type="float" office:value="22.3353" calcext:value-type="float">
            <text:p>22.3353</text:p>
          </table:table-cell>
          <table:table-cell office:value-type="float" office:value="58.7323" calcext:value-type="float">
            <text:p>58.7323</text:p>
          </table:table-cell>
          <table:table-cell office:value-type="float" office:value="25.5274" calcext:value-type="float">
            <text:p>25.5274</text:p>
          </table:table-cell>
          <table:table-cell office:value-type="float" office:value="51.3427" calcext:value-type="float">
            <text:p>51.3427</text:p>
          </table:table-cell>
          <table:table-cell office:value-type="float" office:value="64.3583" calcext:value-type="float">
            <text:p>64.3583</text:p>
          </table:table-cell>
          <table:table-cell office:value-type="float" office:value="15.2698" calcext:value-type="float">
            <text:p>15.2698</text:p>
          </table:table-cell>
          <table:table-cell office:value-type="float" office:value="51.5531" calcext:value-type="float">
            <text:p>51.5531</text:p>
          </table:table-cell>
          <table:table-cell office:value-type="float" office:value="46.8984" calcext:value-type="float">
            <text:p>46.8984</text:p>
          </table:table-cell>
          <table:table-cell office:value-type="float" office:value="48.6404" calcext:value-type="float">
            <text:p>48.6404</text:p>
          </table:table-cell>
          <table:table-cell office:value-type="float" office:value="23.1801" calcext:value-type="float">
            <text:p>23.1801</text:p>
          </table:table-cell>
        </table:table-row>
        <table:table-row table:style-name="ro1">
          <table:table-cell table:number-columns-repeated="3"/>
          <table:table-cell office:value-type="float" office:value="22.7321" calcext:value-type="float">
            <text:p>22.7321</text:p>
          </table:table-cell>
          <table:table-cell office:value-type="float" office:value="57.2227" calcext:value-type="float">
            <text:p>57.2227</text:p>
          </table:table-cell>
          <table:table-cell office:value-type="float" office:value="24.8498" calcext:value-type="float">
            <text:p>24.8498</text:p>
          </table:table-cell>
          <table:table-cell office:value-type="float" office:value="48.0229" calcext:value-type="float">
            <text:p>48.0229</text:p>
          </table:table-cell>
          <table:table-cell office:value-type="float" office:value="64.1478" calcext:value-type="float">
            <text:p>64.1478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43.9961" calcext:value-type="float">
            <text:p>43.9961</text:p>
          </table:table-cell>
          <table:table-cell office:value-type="float" office:value="45.551" calcext:value-type="float">
            <text:p>45.551</text:p>
          </table:table-cell>
          <table:table-cell office:value-type="float" office:value="50.5382" calcext:value-type="float">
            <text:p>50.5382</text:p>
          </table:table-cell>
          <table:table-cell office:value-type="float" office:value="22.3341" calcext:value-type="float">
            <text:p>22.3341</text:p>
          </table:table-cell>
        </table:table-row>
        <table:table-row table:style-name="ro1">
          <table:table-cell table:number-columns-repeated="3"/>
          <table:table-cell office:value-type="float" office:value="24.214" calcext:value-type="float">
            <text:p>24.214</text:p>
          </table:table-cell>
          <table:table-cell office:value-type="float" office:value="55.4102" calcext:value-type="float">
            <text:p>55.4102</text:p>
          </table:table-cell>
          <table:table-cell office:value-type="float" office:value="24.5207" calcext:value-type="float">
            <text:p>24.5207</text:p>
          </table:table-cell>
          <table:table-cell office:value-type="float" office:value="48.08" calcext:value-type="float">
            <text:p>48.08</text:p>
          </table:table-cell>
          <table:table-cell office:value-type="float" office:value="59.8253" calcext:value-type="float">
            <text:p>59.8253</text:p>
          </table:table-cell>
          <table:table-cell office:value-type="float" office:value="15.5717" calcext:value-type="float">
            <text:p>15.5717</text:p>
          </table:table-cell>
          <table:table-cell office:value-type="float" office:value="42.0609" calcext:value-type="float">
            <text:p>42.0609</text:p>
          </table:table-cell>
          <table:table-cell office:value-type="float" office:value="46.2308" calcext:value-type="float">
            <text:p>46.2308</text:p>
          </table:table-cell>
          <table:table-cell office:value-type="float" office:value="53.3764" calcext:value-type="float">
            <text:p>53.3764</text:p>
          </table:table-cell>
          <table:table-cell office:value-type="float" office:value="21.2385" calcext:value-type="float">
            <text:p>21.2385</text:p>
          </table:table-cell>
        </table:table-row>
        <table:table-row table:style-name="ro1">
          <table:table-cell table:number-columns-repeated="3"/>
          <table:table-cell office:value-type="float" office:value="22.6853" calcext:value-type="float">
            <text:p>22.6853</text:p>
          </table:table-cell>
          <table:table-cell office:value-type="float" office:value="54.5237" calcext:value-type="float">
            <text:p>54.5237</text:p>
          </table:table-cell>
          <table:table-cell office:value-type="float" office:value="24.9777" calcext:value-type="float">
            <text:p>24.9777</text:p>
          </table:table-cell>
          <table:table-cell office:value-type="float" office:value="48.0217" calcext:value-type="float">
            <text:p>48.0217</text:p>
          </table:table-cell>
          <table:table-cell office:value-type="float" office:value="63.2636" calcext:value-type="float">
            <text:p>63.2636</text:p>
          </table:table-cell>
          <table:table-cell office:value-type="float" office:value="16.0472" calcext:value-type="float">
            <text:p>16.0472</text:p>
          </table:table-cell>
          <table:table-cell office:value-type="float" office:value="37.3047" calcext:value-type="float">
            <text:p>37.3047</text:p>
          </table:table-cell>
          <table:table-cell office:value-type="float" office:value="45.6244" calcext:value-type="float">
            <text:p>45.6244</text:p>
          </table:table-cell>
          <table:table-cell office:value-type="float" office:value="51.4371" calcext:value-type="float">
            <text:p>51.4371</text:p>
          </table:table-cell>
          <table:table-cell office:value-type="float" office:value="20.3555" calcext:value-type="float">
            <text:p>20.3555</text:p>
          </table:table-cell>
        </table:table-row>
        <table:table-row table:style-name="ro1">
          <table:table-cell table:number-columns-repeated="3"/>
          <table:table-cell office:value-type="float" office:value="24.3718" calcext:value-type="float">
            <text:p>24.3718</text:p>
          </table:table-cell>
          <table:table-cell office:value-type="float" office:value="58.792" calcext:value-type="float">
            <text:p>58.792</text:p>
          </table:table-cell>
          <table:table-cell office:value-type="float" office:value="26.639" calcext:value-type="float">
            <text:p>26.639</text:p>
          </table:table-cell>
          <table:table-cell office:value-type="float" office:value="48.4244" calcext:value-type="float">
            <text:p>48.4244</text:p>
          </table:table-cell>
          <table:table-cell office:value-type="float" office:value="63.8234" calcext:value-type="float">
            <text:p>63.8234</text:p>
          </table:table-cell>
          <table:table-cell office:value-type="float" office:value="15.3162" calcext:value-type="float">
            <text:p>15.3162</text:p>
          </table:table-cell>
          <table:table-cell office:value-type="float" office:value="35.2806" calcext:value-type="float">
            <text:p>35.2806</text:p>
          </table:table-cell>
          <table:table-cell office:value-type="float" office:value="46.0242" calcext:value-type="float">
            <text:p>46.0242</text:p>
          </table:table-cell>
          <table:table-cell office:value-type="float" office:value="51.5862" calcext:value-type="float">
            <text:p>51.5862</text:p>
          </table:table-cell>
          <table:table-cell office:value-type="float" office:value="19.7501" calcext:value-type="float">
            <text:p>19.7501</text:p>
          </table:table-cell>
        </table:table-row>
        <table:table-row table:style-name="ro1">
          <table:table-cell table:number-columns-repeated="3"/>
          <table:table-cell office:value-type="float" office:value="29.0666" calcext:value-type="float">
            <text:p>29.0666</text:p>
          </table:table-cell>
          <table:table-cell office:value-type="float" office:value="61.7956" calcext:value-type="float">
            <text:p>61.7956</text:p>
          </table:table-cell>
          <table:table-cell office:value-type="float" office:value="25.0794" calcext:value-type="float">
            <text:p>25.0794</text:p>
          </table:table-cell>
          <table:table-cell office:value-type="float" office:value="48.9317" calcext:value-type="float">
            <text:p>48.9317</text:p>
          </table:table-cell>
          <table:table-cell office:value-type="float" office:value="63.7567" calcext:value-type="float">
            <text:p>63.7567</text:p>
          </table:table-cell>
          <table:table-cell office:value-type="float" office:value="15.8982" calcext:value-type="float">
            <text:p>15.8982</text:p>
          </table:table-cell>
          <table:table-cell office:value-type="float" office:value="36.6928" calcext:value-type="float">
            <text:p>36.6928</text:p>
          </table:table-cell>
          <table:table-cell office:value-type="float" office:value="44.7258" calcext:value-type="float">
            <text:p>44.7258</text:p>
          </table:table-cell>
          <table:table-cell office:value-type="float" office:value="52.8847" calcext:value-type="float">
            <text:p>52.8847</text:p>
          </table:table-cell>
          <table:table-cell office:value-type="float" office:value="19.666" calcext:value-type="float">
            <text:p>19.666</text:p>
          </table:table-cell>
        </table:table-row>
        <table:table-row table:style-name="ro1">
          <table:table-cell table:number-columns-repeated="3"/>
          <table:table-cell office:value-type="float" office:value="28.6361" calcext:value-type="float">
            <text:p>28.6361</text:p>
          </table:table-cell>
          <table:table-cell office:value-type="float" office:value="65.9457" calcext:value-type="float">
            <text:p>65.9457</text:p>
          </table:table-cell>
          <table:table-cell office:value-type="float" office:value="24.4542" calcext:value-type="float">
            <text:p>24.4542</text:p>
          </table:table-cell>
          <table:table-cell office:value-type="float" office:value="52.9702" calcext:value-type="float">
            <text:p>52.9702</text:p>
          </table:table-cell>
          <table:table-cell office:value-type="float" office:value="65.4077" calcext:value-type="float">
            <text:p>65.4077</text:p>
          </table:table-cell>
          <table:table-cell office:value-type="float" office:value="18.1758" calcext:value-type="float">
            <text:p>18.1758</text:p>
          </table:table-cell>
          <table:table-cell office:value-type="float" office:value="36.605" calcext:value-type="float">
            <text:p>36.605</text:p>
          </table:table-cell>
          <table:table-cell office:value-type="float" office:value="46.0378" calcext:value-type="float">
            <text:p>46.0378</text:p>
          </table:table-cell>
          <table:table-cell office:value-type="float" office:value="53.2483" calcext:value-type="float">
            <text:p>53.2483</text:p>
          </table:table-cell>
          <table:table-cell office:value-type="float" office:value="20.1142" calcext:value-type="float">
            <text:p>20.1142</text:p>
          </table:table-cell>
        </table:table-row>
        <table:table-row table:style-name="ro1">
          <table:table-cell table:number-columns-repeated="3"/>
          <table:table-cell office:value-type="float" office:value="28.17" calcext:value-type="float">
            <text:p>28.17</text:p>
          </table:table-cell>
          <table:table-cell office:value-type="float" office:value="62.321" calcext:value-type="float">
            <text:p>62.321</text:p>
          </table:table-cell>
          <table:table-cell office:value-type="float" office:value="25.6577" calcext:value-type="float">
            <text:p>25.6577</text:p>
          </table:table-cell>
          <table:table-cell office:value-type="float" office:value="57.3914" calcext:value-type="float">
            <text:p>57.3914</text:p>
          </table:table-cell>
          <table:table-cell office:value-type="float" office:value="61.9693" calcext:value-type="float">
            <text:p>61.9693</text:p>
          </table:table-cell>
          <table:table-cell office:value-type="float" office:value="17.8507" calcext:value-type="float">
            <text:p>17.8507</text:p>
          </table:table-cell>
          <table:table-cell office:value-type="float" office:value="34.9265" calcext:value-type="float">
            <text:p>34.9265</text:p>
          </table:table-cell>
          <table:table-cell office:value-type="float" office:value="47.1094" calcext:value-type="float">
            <text:p>47.1094</text:p>
          </table:table-cell>
          <table:table-cell office:value-type="float" office:value="56.3436" calcext:value-type="float">
            <text:p>56.3436</text:p>
          </table:table-cell>
          <table:table-cell office:value-type="float" office:value="20.1157" calcext:value-type="float">
            <text:p>20.1157</text:p>
          </table:table-cell>
        </table:table-row>
        <table:table-row table:style-name="ro1">
          <table:table-cell table:number-columns-repeated="3"/>
          <table:table-cell office:value-type="float" office:value="27.5192" calcext:value-type="float">
            <text:p>27.5192</text:p>
          </table:table-cell>
          <table:table-cell office:value-type="float" office:value="61.2395" calcext:value-type="float">
            <text:p>61.2395</text:p>
          </table:table-cell>
          <table:table-cell office:value-type="float" office:value="25.4916" calcext:value-type="float">
            <text:p>25.4916</text:p>
          </table:table-cell>
          <table:table-cell office:value-type="float" office:value="60.5031" calcext:value-type="float">
            <text:p>60.5031</text:p>
          </table:table-cell>
          <table:table-cell office:value-type="float" office:value="67.2962" calcext:value-type="float">
            <text:p>67.2962</text:p>
          </table:table-cell>
          <table:table-cell office:value-type="float" office:value="16.743" calcext:value-type="float">
            <text:p>16.743</text:p>
          </table:table-cell>
          <table:table-cell office:value-type="float" office:value="34.336" calcext:value-type="float">
            <text:p>34.336</text:p>
          </table:table-cell>
          <table:table-cell office:value-type="float" office:value="46.3652" calcext:value-type="float">
            <text:p>46.3652</text:p>
          </table:table-cell>
          <table:table-cell office:value-type="float" office:value="54.8052" calcext:value-type="float">
            <text:p>54.8052</text:p>
          </table:table-cell>
          <table:table-cell office:value-type="float" office:value="19.5268" calcext:value-type="float">
            <text:p>19.5268</text:p>
          </table:table-cell>
        </table:table-row>
        <table:table-row table:style-name="ro1">
          <table:table-cell table:number-columns-repeated="3"/>
          <table:table-cell office:value-type="float" office:value="23.7974" calcext:value-type="float">
            <text:p>23.7974</text:p>
          </table:table-cell>
          <table:table-cell office:value-type="float" office:value="58.2444" calcext:value-type="float">
            <text:p>58.2444</text:p>
          </table:table-cell>
          <table:table-cell office:value-type="float" office:value="25.7388" calcext:value-type="float">
            <text:p>25.7388</text:p>
          </table:table-cell>
          <table:table-cell office:value-type="float" office:value="59.3612" calcext:value-type="float">
            <text:p>59.3612</text:p>
          </table:table-cell>
          <table:table-cell office:value-type="float" office:value="68.6137" calcext:value-type="float">
            <text:p>68.6137</text:p>
          </table:table-cell>
          <table:table-cell office:value-type="float" office:value="16.2688" calcext:value-type="float">
            <text:p>16.2688</text:p>
          </table:table-cell>
          <table:table-cell office:value-type="float" office:value="39.1509" calcext:value-type="float">
            <text:p>39.1509</text:p>
          </table:table-cell>
          <table:table-cell office:value-type="float" office:value="43.348" calcext:value-type="float">
            <text:p>43.348</text:p>
          </table:table-cell>
          <table:table-cell office:value-type="float" office:value="59.0874" calcext:value-type="float">
            <text:p>59.0874</text:p>
          </table:table-cell>
          <table:table-cell office:value-type="float" office:value="20.0066" calcext:value-type="float">
            <text:p>20.0066</text:p>
          </table:table-cell>
        </table:table-row>
        <table:table-row table:style-name="ro1">
          <table:table-cell table:number-columns-repeated="3"/>
          <table:table-cell office:value-type="float" office:value="22.3666" calcext:value-type="float">
            <text:p>22.3666</text:p>
          </table:table-cell>
          <table:table-cell office:value-type="float" office:value="57.7035" calcext:value-type="float">
            <text:p>57.7035</text:p>
          </table:table-cell>
          <table:table-cell office:value-type="float" office:value="26.9158" calcext:value-type="float">
            <text:p>26.9158</text:p>
          </table:table-cell>
          <table:table-cell office:value-type="float" office:value="64.6605" calcext:value-type="float">
            <text:p>64.6605</text:p>
          </table:table-cell>
          <table:table-cell office:value-type="float" office:value="72.2041" calcext:value-type="float">
            <text:p>72.2041</text:p>
          </table:table-cell>
          <table:table-cell office:value-type="float" office:value="15.8285" calcext:value-type="float">
            <text:p>15.8285</text:p>
          </table:table-cell>
          <table:table-cell office:value-type="float" office:value="34.5578" calcext:value-type="float">
            <text:p>34.5578</text:p>
          </table:table-cell>
          <table:table-cell office:value-type="float" office:value="42.2042" calcext:value-type="float">
            <text:p>42.2042</text:p>
          </table:table-cell>
          <table:table-cell office:value-type="float" office:value="58.8683" calcext:value-type="float">
            <text:p>58.8683</text:p>
          </table:table-cell>
          <table:table-cell office:value-type="float" office:value="18.9027" calcext:value-type="float">
            <text:p>18.9027</text:p>
          </table:table-cell>
        </table:table-row>
        <table:table-row table:style-name="ro1">
          <table:table-cell table:number-columns-repeated="3"/>
          <table:table-cell office:value-type="float" office:value="23.3307" calcext:value-type="float">
            <text:p>23.3307</text:p>
          </table:table-cell>
          <table:table-cell office:value-type="float" office:value="58.9784" calcext:value-type="float">
            <text:p>58.9784</text:p>
          </table:table-cell>
          <table:table-cell office:value-type="float" office:value="27.2421" calcext:value-type="float">
            <text:p>27.2421</text:p>
          </table:table-cell>
          <table:table-cell office:value-type="float" office:value="62.6765" calcext:value-type="float">
            <text:p>62.6765</text:p>
          </table:table-cell>
          <table:table-cell office:value-type="float" office:value="75.3821" calcext:value-type="float">
            <text:p>75.3821</text:p>
          </table:table-cell>
          <table:table-cell office:value-type="float" office:value="15.006" calcext:value-type="float">
            <text:p>15.006</text:p>
          </table:table-cell>
          <table:table-cell office:value-type="float" office:value="41.0696" calcext:value-type="float">
            <text:p>41.0696</text:p>
          </table:table-cell>
          <table:table-cell office:value-type="float" office:value="42.7489" calcext:value-type="float">
            <text:p>42.7489</text:p>
          </table:table-cell>
          <table:table-cell office:value-type="float" office:value="59.9876" calcext:value-type="float">
            <text:p>59.9876</text:p>
          </table:table-cell>
          <table:table-cell office:value-type="float" office:value="18.9842" calcext:value-type="float">
            <text:p>18.9842</text:p>
          </table:table-cell>
        </table:table-row>
        <table:table-row table:style-name="ro1">
          <table:table-cell table:number-columns-repeated="3"/>
          <table:table-cell office:value-type="float" office:value="22.985" calcext:value-type="float">
            <text:p>22.985</text:p>
          </table:table-cell>
          <table:table-cell office:value-type="float" office:value="55.6364" calcext:value-type="float">
            <text:p>55.6364</text:p>
          </table:table-cell>
          <table:table-cell office:value-type="float" office:value="27.6305" calcext:value-type="float">
            <text:p>27.6305</text:p>
          </table:table-cell>
          <table:table-cell office:value-type="float" office:value="63.5397" calcext:value-type="float">
            <text:p>63.5397</text:p>
          </table:table-cell>
          <table:table-cell office:value-type="float" office:value="76.3001" calcext:value-type="float">
            <text:p>76.3001</text:p>
          </table:table-cell>
          <table:table-cell office:value-type="float" office:value="14.36" calcext:value-type="float">
            <text:p>14.36</text:p>
          </table:table-cell>
          <table:table-cell office:value-type="float" office:value="41.887" calcext:value-type="float">
            <text:p>41.887</text:p>
          </table:table-cell>
          <table:table-cell office:value-type="float" office:value="46.0338" calcext:value-type="float">
            <text:p>46.0338</text:p>
          </table:table-cell>
          <table:table-cell office:value-type="float" office:value="63.5534" calcext:value-type="float">
            <text:p>63.5534</text:p>
          </table:table-cell>
          <table:table-cell office:value-type="float" office:value="18.4713" calcext:value-type="float">
            <text:p>18.4713</text:p>
          </table:table-cell>
        </table:table-row>
        <table:table-row table:style-name="ro1">
          <table:table-cell table:number-columns-repeated="3"/>
          <table:table-cell office:value-type="float" office:value="23.6949" calcext:value-type="float">
            <text:p>23.6949</text:p>
          </table:table-cell>
          <table:table-cell office:value-type="float" office:value="57.2" calcext:value-type="float">
            <text:p>57.2</text:p>
          </table:table-cell>
          <table:table-cell office:value-type="float" office:value="29.2664" calcext:value-type="float">
            <text:p>29.2664</text:p>
          </table:table-cell>
          <table:table-cell office:value-type="float" office:value="58.5373" calcext:value-type="float">
            <text:p>58.5373</text:p>
          </table:table-cell>
          <table:table-cell office:value-type="float" office:value="70.8501" calcext:value-type="float">
            <text:p>70.8501</text:p>
          </table:table-cell>
          <table:table-cell office:value-type="float" office:value="14.3969" calcext:value-type="float">
            <text:p>14.3969</text:p>
          </table:table-cell>
          <table:table-cell office:value-type="float" office:value="40.6998" calcext:value-type="float">
            <text:p>40.6998</text:p>
          </table:table-cell>
          <table:table-cell office:value-type="float" office:value="44.2273" calcext:value-type="float">
            <text:p>44.2273</text:p>
          </table:table-cell>
          <table:table-cell office:value-type="float" office:value="60.7713" calcext:value-type="float">
            <text:p>60.7713</text:p>
          </table:table-cell>
          <table:table-cell office:value-type="float" office:value="18.405" calcext:value-type="float">
            <text:p>18.405</text:p>
          </table:table-cell>
        </table:table-row>
        <table:table-row table:style-name="ro1">
          <table:table-cell table:number-columns-repeated="3"/>
          <table:table-cell office:value-type="float" office:value="23.6539" calcext:value-type="float">
            <text:p>23.6539</text:p>
          </table:table-cell>
          <table:table-cell office:value-type="float" office:value="63.3315" calcext:value-type="float">
            <text:p>63.3315</text:p>
          </table:table-cell>
          <table:table-cell office:value-type="float" office:value="29.6093" calcext:value-type="float">
            <text:p>29.6093</text:p>
          </table:table-cell>
          <table:table-cell office:value-type="float" office:value="59.891" calcext:value-type="float">
            <text:p>59.891</text:p>
          </table:table-cell>
          <table:table-cell office:value-type="float" office:value="70.1869" calcext:value-type="float">
            <text:p>70.1869</text:p>
          </table:table-cell>
          <table:table-cell office:value-type="float" office:value="14.2561" calcext:value-type="float">
            <text:p>14.2561</text:p>
          </table:table-cell>
          <table:table-cell office:value-type="float" office:value="43.4813" calcext:value-type="float">
            <text:p>43.4813</text:p>
          </table:table-cell>
          <table:table-cell office:value-type="float" office:value="42.6442" calcext:value-type="float">
            <text:p>42.6442</text:p>
          </table:table-cell>
          <table:table-cell office:value-type="float" office:value="62.6216" calcext:value-type="float">
            <text:p>62.6216</text:p>
          </table:table-cell>
          <table:table-cell office:value-type="float" office:value="16.2804" calcext:value-type="float">
            <text:p>16.2804</text:p>
          </table:table-cell>
        </table:table-row>
        <table:table-row table:style-name="ro1">
          <table:table-cell table:number-columns-repeated="3"/>
          <table:table-cell office:value-type="float" office:value="23.5506" calcext:value-type="float">
            <text:p>23.5506</text:p>
          </table:table-cell>
          <table:table-cell office:value-type="float" office:value="59.931" calcext:value-type="float">
            <text:p>59.931</text:p>
          </table:table-cell>
          <table:table-cell office:value-type="float" office:value="30.5032" calcext:value-type="float">
            <text:p>30.5032</text:p>
          </table:table-cell>
          <table:table-cell office:value-type="float" office:value="63.3926" calcext:value-type="float">
            <text:p>63.3926</text:p>
          </table:table-cell>
          <table:table-cell office:value-type="float" office:value="70.668" calcext:value-type="float">
            <text:p>70.668</text:p>
          </table:table-cell>
          <table:table-cell office:value-type="float" office:value="13.9602" calcext:value-type="float">
            <text:p>13.9602</text:p>
          </table:table-cell>
          <table:table-cell office:value-type="float" office:value="38.3153" calcext:value-type="float">
            <text:p>38.3153</text:p>
          </table:table-cell>
          <table:table-cell office:value-type="float" office:value="39.1813" calcext:value-type="float">
            <text:p>39.1813</text:p>
          </table:table-cell>
          <table:table-cell office:value-type="float" office:value="62.2382" calcext:value-type="float">
            <text:p>62.2382</text:p>
          </table:table-cell>
          <table:table-cell office:value-type="float" office:value="16.2957" calcext:value-type="float">
            <text:p>16.2957</text:p>
          </table:table-cell>
        </table:table-row>
        <table:table-row table:style-name="ro1">
          <table:table-cell table:number-columns-repeated="3"/>
          <table:table-cell office:value-type="float" office:value="24.1661" calcext:value-type="float">
            <text:p>24.1661</text:p>
          </table:table-cell>
          <table:table-cell office:value-type="float" office:value="58.7087" calcext:value-type="float">
            <text:p>58.7087</text:p>
          </table:table-cell>
          <table:table-cell office:value-type="float" office:value="29.3414" calcext:value-type="float">
            <text:p>29.3414</text:p>
          </table:table-cell>
          <table:table-cell office:value-type="float" office:value="56.8587" calcext:value-type="float">
            <text:p>56.8587</text:p>
          </table:table-cell>
          <table:table-cell office:value-type="float" office:value="63.8044" calcext:value-type="float">
            <text:p>63.8044</text:p>
          </table:table-cell>
          <table:table-cell office:value-type="float" office:value="13.3618" calcext:value-type="float">
            <text:p>13.3618</text:p>
          </table:table-cell>
          <table:table-cell office:value-type="float" office:value="37.8077" calcext:value-type="float">
            <text:p>37.8077</text:p>
          </table:table-cell>
          <table:table-cell office:value-type="float" office:value="39.2848" calcext:value-type="float">
            <text:p>39.2848</text:p>
          </table:table-cell>
          <table:table-cell office:value-type="float" office:value="62.5692" calcext:value-type="float">
            <text:p>62.5692</text:p>
          </table:table-cell>
          <table:table-cell office:value-type="float" office:value="16.3462" calcext:value-type="float">
            <text:p>16.3462</text:p>
          </table:table-cell>
        </table:table-row>
        <table:table-row table:style-name="ro1">
          <table:table-cell table:number-columns-repeated="3"/>
          <table:table-cell office:value-type="float" office:value="22.8586" calcext:value-type="float">
            <text:p>22.8586</text:p>
          </table:table-cell>
          <table:table-cell office:value-type="float" office:value="59.3241" calcext:value-type="float">
            <text:p>59.3241</text:p>
          </table:table-cell>
          <table:table-cell office:value-type="float" office:value="27.2867" calcext:value-type="float">
            <text:p>27.2867</text:p>
          </table:table-cell>
          <table:table-cell office:value-type="float" office:value="60.0625" calcext:value-type="float">
            <text:p>60.0625</text:p>
          </table:table-cell>
          <table:table-cell office:value-type="float" office:value="66.5263" calcext:value-type="float">
            <text:p>66.5263</text:p>
          </table:table-cell>
          <table:table-cell office:value-type="float" office:value="14.6825" calcext:value-type="float">
            <text:p>14.6825</text:p>
          </table:table-cell>
          <table:table-cell office:value-type="float" office:value="40.5995" calcext:value-type="float">
            <text:p>40.5995</text:p>
          </table:table-cell>
          <table:table-cell office:value-type="float" office:value="38.3153" calcext:value-type="float">
            <text:p>38.3153</text:p>
          </table:table-cell>
          <table:table-cell office:value-type="float" office:value="62.0856" calcext:value-type="float">
            <text:p>62.0856</text:p>
          </table:table-cell>
          <table:table-cell office:value-type="float" office:value="16.4562" calcext:value-type="float">
            <text:p>16.4562</text:p>
          </table:table-cell>
        </table:table-row>
        <table:table-row table:style-name="ro1">
          <table:table-cell table:number-columns-repeated="3"/>
          <table:table-cell office:value-type="float" office:value="23.3055" calcext:value-type="float">
            <text:p>23.3055</text:p>
          </table:table-cell>
          <table:table-cell office:value-type="float" office:value="59.9806" calcext:value-type="float">
            <text:p>59.9806</text:p>
          </table:table-cell>
          <table:table-cell office:value-type="float" office:value="26.2552" calcext:value-type="float">
            <text:p>26.2552</text:p>
          </table:table-cell>
          <table:table-cell office:value-type="float" office:value="60.8425" calcext:value-type="float">
            <text:p>60.8425</text:p>
          </table:table-cell>
          <table:table-cell office:value-type="float" office:value="65.2297" calcext:value-type="float">
            <text:p>65.2297</text:p>
          </table:table-cell>
          <table:table-cell office:value-type="float" office:value="14.9397" calcext:value-type="float">
            <text:p>14.9397</text:p>
          </table:table-cell>
          <table:table-cell office:value-type="float" office:value="40.6605" calcext:value-type="float">
            <text:p>40.6605</text:p>
          </table:table-cell>
          <table:table-cell office:value-type="float" office:value="38.8096" calcext:value-type="float">
            <text:p>38.8096</text:p>
          </table:table-cell>
          <table:table-cell office:value-type="float" office:value="58.6948" calcext:value-type="float">
            <text:p>58.6948</text:p>
          </table:table-cell>
          <table:table-cell office:value-type="float" office:value="15.7743" calcext:value-type="float">
            <text:p>15.7743</text:p>
          </table:table-cell>
        </table:table-row>
        <table:table-row table:style-name="ro1">
          <table:table-cell table:number-columns-repeated="3"/>
          <table:table-cell office:value-type="float" office:value="23.6188" calcext:value-type="float">
            <text:p>23.6188</text:p>
          </table:table-cell>
          <table:table-cell office:value-type="float" office:value="55.3187" calcext:value-type="float">
            <text:p>55.3187</text:p>
          </table:table-cell>
          <table:table-cell office:value-type="float" office:value="28.7254" calcext:value-type="float">
            <text:p>28.7254</text:p>
          </table:table-cell>
          <table:table-cell office:value-type="float" office:value="62.4348" calcext:value-type="float">
            <text:p>62.4348</text:p>
          </table:table-cell>
          <table:table-cell office:value-type="float" office:value="67.3136" calcext:value-type="float">
            <text:p>67.3136</text:p>
          </table:table-cell>
          <table:table-cell office:value-type="float" office:value="16.9726" calcext:value-type="float">
            <text:p>16.9726</text:p>
          </table:table-cell>
          <table:table-cell office:value-type="float" office:value="39.7928" calcext:value-type="float">
            <text:p>39.7928</text:p>
          </table:table-cell>
          <table:table-cell office:value-type="float" office:value="35.2995" calcext:value-type="float">
            <text:p>35.2995</text:p>
          </table:table-cell>
          <table:table-cell office:value-type="float" office:value="57.8562" calcext:value-type="float">
            <text:p>57.8562</text:p>
          </table:table-cell>
          <table:table-cell office:value-type="float" office:value="16.8341" calcext:value-type="float">
            <text:p>16.8341</text:p>
          </table:table-cell>
        </table:table-row>
        <table:table-row table:style-name="ro1">
          <table:table-cell table:number-columns-repeated="3"/>
          <table:table-cell office:value-type="float" office:value="22.2271" calcext:value-type="float">
            <text:p>22.2271</text:p>
          </table:table-cell>
          <table:table-cell office:value-type="float" office:value="58.2679" calcext:value-type="float">
            <text:p>58.2679</text:p>
          </table:table-cell>
          <table:table-cell office:value-type="float" office:value="28.6575" calcext:value-type="float">
            <text:p>28.6575</text:p>
          </table:table-cell>
          <table:table-cell office:value-type="float" office:value="61.3964" calcext:value-type="float">
            <text:p>61.3964</text:p>
          </table:table-cell>
          <table:table-cell office:value-type="float" office:value="69.8766" calcext:value-type="float">
            <text:p>69.8766</text:p>
          </table:table-cell>
          <table:table-cell office:value-type="float" office:value="18.0867" calcext:value-type="float">
            <text:p>18.0867</text:p>
          </table:table-cell>
          <table:table-cell office:value-type="float" office:value="40.4726" calcext:value-type="float">
            <text:p>40.4726</text:p>
          </table:table-cell>
          <table:table-cell office:value-type="float" office:value="35.222" calcext:value-type="float">
            <text:p>35.222</text:p>
          </table:table-cell>
          <table:table-cell office:value-type="float" office:value="61.6145" calcext:value-type="float">
            <text:p>61.6145</text:p>
          </table:table-cell>
          <table:table-cell office:value-type="float" office:value="17.0759" calcext:value-type="float">
            <text:p>17.0759</text:p>
          </table:table-cell>
        </table:table-row>
        <table:table-row table:style-name="ro1">
          <table:table-cell table:number-columns-repeated="3"/>
          <table:table-cell office:value-type="float" office:value="20.4688" calcext:value-type="float">
            <text:p>20.4688</text:p>
          </table:table-cell>
          <table:table-cell office:value-type="float" office:value="58.8129" calcext:value-type="float">
            <text:p>58.8129</text:p>
          </table:table-cell>
          <table:table-cell office:value-type="float" office:value="29.9614" calcext:value-type="float">
            <text:p>29.9614</text:p>
          </table:table-cell>
          <table:table-cell office:value-type="float" office:value="59.854" calcext:value-type="float">
            <text:p>59.854</text:p>
          </table:table-cell>
          <table:table-cell office:value-type="float" office:value="73.0286" calcext:value-type="float">
            <text:p>73.0286</text:p>
          </table:table-cell>
          <table:table-cell office:value-type="float" office:value="17.9518" calcext:value-type="float">
            <text:p>17.9518</text:p>
          </table:table-cell>
          <table:table-cell office:value-type="float" office:value="38.8987" calcext:value-type="float">
            <text:p>38.8987</text:p>
          </table:table-cell>
          <table:table-cell office:value-type="float" office:value="33.2387" calcext:value-type="float">
            <text:p>33.2387</text:p>
          </table:table-cell>
          <table:table-cell office:value-type="float" office:value="65.6805" calcext:value-type="float">
            <text:p>65.6805</text:p>
          </table:table-cell>
          <table:table-cell office:value-type="float" office:value="16.7485" calcext:value-type="float">
            <text:p>16.7485</text:p>
          </table:table-cell>
        </table:table-row>
        <table:table-row table:style-name="ro1">
          <table:table-cell table:number-columns-repeated="3"/>
          <table:table-cell office:value-type="float" office:value="19.9277" calcext:value-type="float">
            <text:p>19.9277</text:p>
          </table:table-cell>
          <table:table-cell office:value-type="float" office:value="58.4721" calcext:value-type="float">
            <text:p>58.4721</text:p>
          </table:table-cell>
          <table:table-cell office:value-type="float" office:value="29.8258" calcext:value-type="float">
            <text:p>29.8258</text:p>
          </table:table-cell>
          <table:table-cell office:value-type="float" office:value="62.5598" calcext:value-type="float">
            <text:p>62.5598</text:p>
          </table:table-cell>
          <table:table-cell office:value-type="float" office:value="71.5868" calcext:value-type="float">
            <text:p>71.5868</text:p>
          </table:table-cell>
          <table:table-cell office:value-type="float" office:value="18.3188" calcext:value-type="float">
            <text:p>18.3188</text:p>
          </table:table-cell>
          <table:table-cell office:value-type="float" office:value="37.6013" calcext:value-type="float">
            <text:p>37.6013</text:p>
          </table:table-cell>
          <table:table-cell office:value-type="float" office:value="32.9115" calcext:value-type="float">
            <text:p>32.9115</text:p>
          </table:table-cell>
          <table:table-cell office:value-type="float" office:value="64.7091" calcext:value-type="float">
            <text:p>64.7091</text:p>
          </table:table-cell>
          <table:table-cell office:value-type="float" office:value="17.4476" calcext:value-type="float">
            <text:p>17.4476</text:p>
          </table:table-cell>
        </table:table-row>
        <table:table-row table:style-name="ro1">
          <table:table-cell table:number-columns-repeated="3"/>
          <table:table-cell office:value-type="float" office:value="22.7859" calcext:value-type="float">
            <text:p>22.7859</text:p>
          </table:table-cell>
          <table:table-cell office:value-type="float" office:value="57.7547" calcext:value-type="float">
            <text:p>57.7547</text:p>
          </table:table-cell>
          <table:table-cell office:value-type="float" office:value="29.3643" calcext:value-type="float">
            <text:p>29.3643</text:p>
          </table:table-cell>
          <table:table-cell office:value-type="float" office:value="64.8805" calcext:value-type="float">
            <text:p>64.8805</text:p>
          </table:table-cell>
          <table:table-cell office:value-type="float" office:value="71.2256" calcext:value-type="float">
            <text:p>71.2256</text:p>
          </table:table-cell>
          <table:table-cell office:value-type="float" office:value="18.4012" calcext:value-type="float">
            <text:p>18.4012</text:p>
          </table:table-cell>
          <table:table-cell office:value-type="float" office:value="33.416" calcext:value-type="float">
            <text:p>33.416</text:p>
          </table:table-cell>
          <table:table-cell office:value-type="float" office:value="32.1946" calcext:value-type="float">
            <text:p>32.1946</text:p>
          </table:table-cell>
          <table:table-cell office:value-type="float" office:value="71.8129" calcext:value-type="float">
            <text:p>71.8129</text:p>
          </table:table-cell>
          <table:table-cell office:value-type="float" office:value="17.5753" calcext:value-type="float">
            <text:p>17.5753</text:p>
          </table:table-cell>
        </table:table-row>
        <table:table-row table:style-name="ro1">
          <table:table-cell table:number-columns-repeated="3"/>
          <table:table-cell office:value-type="float" office:value="24.6252" calcext:value-type="float">
            <text:p>24.6252</text:p>
          </table:table-cell>
          <table:table-cell office:value-type="float" office:value="64.4691" calcext:value-type="float">
            <text:p>64.4691</text:p>
          </table:table-cell>
          <table:table-cell office:value-type="float" office:value="29.8548" calcext:value-type="float">
            <text:p>29.8548</text:p>
          </table:table-cell>
          <table:table-cell office:value-type="float" office:value="66.0923" calcext:value-type="float">
            <text:p>66.0923</text:p>
          </table:table-cell>
          <table:table-cell office:value-type="float" office:value="66.9501" calcext:value-type="float">
            <text:p>66.9501</text:p>
          </table:table-cell>
          <table:table-cell office:value-type="float" office:value="18.6331" calcext:value-type="float">
            <text:p>18.6331</text:p>
          </table:table-cell>
          <table:table-cell office:value-type="float" office:value="35.6799" calcext:value-type="float">
            <text:p>35.6799</text:p>
          </table:table-cell>
          <table:table-cell office:value-type="float" office:value="32.2734" calcext:value-type="float">
            <text:p>32.2734</text:p>
          </table:table-cell>
          <table:table-cell office:value-type="float" office:value="69.5953" calcext:value-type="float">
            <text:p>69.5953</text:p>
          </table:table-cell>
          <table:table-cell office:value-type="float" office:value="16.201" calcext:value-type="float">
            <text:p>16.201</text:p>
          </table:table-cell>
        </table:table-row>
        <table:table-row table:style-name="ro1">
          <table:table-cell table:number-columns-repeated="3"/>
          <table:table-cell office:value-type="float" office:value="26.0501" calcext:value-type="float">
            <text:p>26.0501</text:p>
          </table:table-cell>
          <table:table-cell office:value-type="float" office:value="60.5494" calcext:value-type="float">
            <text:p>60.5494</text:p>
          </table:table-cell>
          <table:table-cell office:value-type="float" office:value="29.5943" calcext:value-type="float">
            <text:p>29.5943</text:p>
          </table:table-cell>
          <table:table-cell office:value-type="float" office:value="61.8846" calcext:value-type="float">
            <text:p>61.8846</text:p>
          </table:table-cell>
          <table:table-cell office:value-type="float" office:value="69.599" calcext:value-type="float">
            <text:p>69.599</text:p>
          </table:table-cell>
          <table:table-cell office:value-type="float" office:value="19.4123" calcext:value-type="float">
            <text:p>19.4123</text:p>
          </table:table-cell>
          <table:table-cell office:value-type="float" office:value="36.1791" calcext:value-type="float">
            <text:p>36.1791</text:p>
          </table:table-cell>
          <table:table-cell office:value-type="float" office:value="31.0211" calcext:value-type="float">
            <text:p>31.0211</text:p>
          </table:table-cell>
          <table:table-cell office:value-type="float" office:value="63.4007" calcext:value-type="float">
            <text:p>63.4007</text:p>
          </table:table-cell>
          <table:table-cell office:value-type="float" office:value="14.9781" calcext:value-type="float">
            <text:p>14.9781</text:p>
          </table:table-cell>
        </table:table-row>
        <table:table-row table:style-name="ro1">
          <table:table-cell table:number-columns-repeated="3"/>
          <table:table-cell office:value-type="float" office:value="25.6028" calcext:value-type="float">
            <text:p>25.6028</text:p>
          </table:table-cell>
          <table:table-cell office:value-type="float" office:value="60.2786" calcext:value-type="float">
            <text:p>60.2786</text:p>
          </table:table-cell>
          <table:table-cell office:value-type="float" office:value="27.3647" calcext:value-type="float">
            <text:p>27.3647</text:p>
          </table:table-cell>
          <table:table-cell office:value-type="float" office:value="61.8924" calcext:value-type="float">
            <text:p>61.8924</text:p>
          </table:table-cell>
          <table:table-cell office:value-type="float" office:value="73.2039" calcext:value-type="float">
            <text:p>73.2039</text:p>
          </table:table-cell>
          <table:table-cell office:value-type="float" office:value="20.7395" calcext:value-type="float">
            <text:p>20.7395</text:p>
          </table:table-cell>
          <table:table-cell office:value-type="float" office:value="35.9093" calcext:value-type="float">
            <text:p>35.9093</text:p>
          </table:table-cell>
          <table:table-cell office:value-type="float" office:value="31.4707" calcext:value-type="float">
            <text:p>31.4707</text:p>
          </table:table-cell>
          <table:table-cell office:value-type="float" office:value="67.1663" calcext:value-type="float">
            <text:p>67.1663</text:p>
          </table:table-cell>
          <table:table-cell office:value-type="float" office:value="14.3507" calcext:value-type="float">
            <text:p>14.3507</text:p>
          </table:table-cell>
        </table:table-row>
        <table:table-row table:style-name="ro1">
          <table:table-cell table:number-columns-repeated="3"/>
          <table:table-cell office:value-type="float" office:value="25.8941" calcext:value-type="float">
            <text:p>25.8941</text:p>
          </table:table-cell>
          <table:table-cell office:value-type="float" office:value="59.0373" calcext:value-type="float">
            <text:p>59.0373</text:p>
          </table:table-cell>
          <table:table-cell office:value-type="float" office:value="27.8708" calcext:value-type="float">
            <text:p>27.8708</text:p>
          </table:table-cell>
          <table:table-cell office:value-type="float" office:value="59.4644" calcext:value-type="float">
            <text:p>59.4644</text:p>
          </table:table-cell>
          <table:table-cell office:value-type="float" office:value="72.3161" calcext:value-type="float">
            <text:p>72.3161</text:p>
          </table:table-cell>
          <table:table-cell office:value-type="float" office:value="21.9511" calcext:value-type="float">
            <text:p>21.9511</text:p>
          </table:table-cell>
          <table:table-cell office:value-type="float" office:value="36.7295" calcext:value-type="float">
            <text:p>36.7295</text:p>
          </table:table-cell>
          <table:table-cell office:value-type="float" office:value="29.3491" calcext:value-type="float">
            <text:p>29.3491</text:p>
          </table:table-cell>
          <table:table-cell office:value-type="float" office:value="62.8498" calcext:value-type="float">
            <text:p>62.8498</text:p>
          </table:table-cell>
          <table:table-cell office:value-type="float" office:value="15.4597" calcext:value-type="float">
            <text:p>15.4597</text:p>
          </table:table-cell>
        </table:table-row>
        <table:table-row table:style-name="ro1">
          <table:table-cell table:number-columns-repeated="3"/>
          <table:table-cell office:value-type="float" office:value="25.6501" calcext:value-type="float">
            <text:p>25.6501</text:p>
          </table:table-cell>
          <table:table-cell office:value-type="float" office:value="61.5252" calcext:value-type="float">
            <text:p>61.5252</text:p>
          </table:table-cell>
          <table:table-cell office:value-type="float" office:value="30.3511" calcext:value-type="float">
            <text:p>30.3511</text:p>
          </table:table-cell>
          <table:table-cell office:value-type="float" office:value="58.727" calcext:value-type="float">
            <text:p>58.727</text:p>
          </table:table-cell>
          <table:table-cell office:value-type="float" office:value="68.6122" calcext:value-type="float">
            <text:p>68.6122</text:p>
          </table:table-cell>
          <table:table-cell office:value-type="float" office:value="21.4127" calcext:value-type="float">
            <text:p>21.4127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27.573" calcext:value-type="float">
            <text:p>27.573</text:p>
          </table:table-cell>
          <table:table-cell office:value-type="float" office:value="62.7607" calcext:value-type="float">
            <text:p>62.7607</text:p>
          </table:table-cell>
          <table:table-cell office:value-type="float" office:value="16.226" calcext:value-type="float">
            <text:p>16.226</text:p>
          </table:table-cell>
        </table:table-row>
        <table:table-row table:style-name="ro1">
          <table:table-cell table:number-columns-repeated="3"/>
          <table:table-cell office:value-type="float" office:value="27.0409" calcext:value-type="float">
            <text:p>27.0409</text:p>
          </table:table-cell>
          <table:table-cell office:value-type="float" office:value="62.7041" calcext:value-type="float">
            <text:p>62.7041</text:p>
          </table:table-cell>
          <table:table-cell office:value-type="float" office:value="31.1347" calcext:value-type="float">
            <text:p>31.1347</text:p>
          </table:table-cell>
          <table:table-cell office:value-type="float" office:value="61.7503" calcext:value-type="float">
            <text:p>61.7503</text:p>
          </table:table-cell>
          <table:table-cell office:value-type="float" office:value="70.059" calcext:value-type="float">
            <text:p>70.059</text:p>
          </table:table-cell>
          <table:table-cell office:value-type="float" office:value="21.9821" calcext:value-type="float">
            <text:p>21.9821</text:p>
          </table:table-cell>
          <table:table-cell office:value-type="float" office:value="31.0237" calcext:value-type="float">
            <text:p>31.0237</text:p>
          </table:table-cell>
          <table:table-cell office:value-type="float" office:value="27.448" calcext:value-type="float">
            <text:p>27.448</text:p>
          </table:table-cell>
          <table:table-cell office:value-type="float" office:value="62.4162" calcext:value-type="float">
            <text:p>62.4162</text:p>
          </table:table-cell>
          <table:table-cell office:value-type="float" office:value="17.0573" calcext:value-type="float">
            <text:p>17.0573</text:p>
          </table:table-cell>
        </table:table-row>
        <table:table-row table:style-name="ro1">
          <table:table-cell table:number-columns-repeated="3"/>
          <table:table-cell office:value-type="float" office:value="27.7224" calcext:value-type="float">
            <text:p>27.7224</text:p>
          </table:table-cell>
          <table:table-cell office:value-type="float" office:value="65.5286" calcext:value-type="float">
            <text:p>65.5286</text:p>
          </table:table-cell>
          <table:table-cell office:value-type="float" office:value="32.849" calcext:value-type="float">
            <text:p>32.849</text:p>
          </table:table-cell>
          <table:table-cell office:value-type="float" office:value="66.7439" calcext:value-type="float">
            <text:p>66.7439</text:p>
          </table:table-cell>
          <table:table-cell office:value-type="float" office:value="70.5321" calcext:value-type="float">
            <text:p>70.5321</text:p>
          </table:table-cell>
          <table:table-cell office:value-type="float" office:value="23.0138" calcext:value-type="float">
            <text:p>23.0138</text:p>
          </table:table-cell>
          <table:table-cell office:value-type="float" office:value="29.6099" calcext:value-type="float">
            <text:p>29.6099</text:p>
          </table:table-cell>
          <table:table-cell office:value-type="float" office:value="27.7724" calcext:value-type="float">
            <text:p>27.7724</text:p>
          </table:table-cell>
          <table:table-cell office:value-type="float" office:value="63.6734" calcext:value-type="float">
            <text:p>63.6734</text:p>
          </table:table-cell>
          <table:table-cell office:value-type="float" office:value="17.0399" calcext:value-type="float">
            <text:p>17.0399</text:p>
          </table:table-cell>
        </table:table-row>
        <table:table-row table:style-name="ro1">
          <table:table-cell table:number-columns-repeated="3"/>
          <table:table-cell office:value-type="float" office:value="25.1799" calcext:value-type="float">
            <text:p>25.1799</text:p>
          </table:table-cell>
          <table:table-cell office:value-type="float" office:value="66.0141" calcext:value-type="float">
            <text:p>66.0141</text:p>
          </table:table-cell>
          <table:table-cell office:value-type="float" office:value="32.5766" calcext:value-type="float">
            <text:p>32.5766</text:p>
          </table:table-cell>
          <table:table-cell office:value-type="float" office:value="66.3728" calcext:value-type="float">
            <text:p>66.3728</text:p>
          </table:table-cell>
          <table:table-cell office:value-type="float" office:value="74.0059" calcext:value-type="float">
            <text:p>74.0059</text:p>
          </table:table-cell>
          <table:table-cell office:value-type="float" office:value="23.2956" calcext:value-type="float">
            <text:p>23.2956</text:p>
          </table:table-cell>
          <table:table-cell office:value-type="float" office:value="29.4714" calcext:value-type="float">
            <text:p>29.4714</text:p>
          </table:table-cell>
          <table:table-cell office:value-type="float" office:value="27.9242" calcext:value-type="float">
            <text:p>27.9242</text:p>
          </table:table-cell>
          <table:table-cell office:value-type="float" office:value="65.3157" calcext:value-type="float">
            <text:p>65.3157</text:p>
          </table:table-cell>
          <table:table-cell office:value-type="float" office:value="18.5132" calcext:value-type="float">
            <text:p>18.5132</text:p>
          </table:table-cell>
        </table:table-row>
        <table:table-row table:style-name="ro1">
          <table:table-cell table:number-columns-repeated="3"/>
          <table:table-cell office:value-type="float" office:value="26.1868" calcext:value-type="float">
            <text:p>26.1868</text:p>
          </table:table-cell>
          <table:table-cell office:value-type="float" office:value="75.4024" calcext:value-type="float">
            <text:p>75.4024</text:p>
          </table:table-cell>
          <table:table-cell office:value-type="float" office:value="33.0371" calcext:value-type="float">
            <text:p>33.0371</text:p>
          </table:table-cell>
          <table:table-cell office:value-type="float" office:value="70.2748" calcext:value-type="float">
            <text:p>70.2748</text:p>
          </table:table-cell>
          <table:table-cell office:value-type="float" office:value="71.7066" calcext:value-type="float">
            <text:p>71.7066</text:p>
          </table:table-cell>
          <table:table-cell office:value-type="float" office:value="23.853" calcext:value-type="float">
            <text:p>23.853</text:p>
          </table:table-cell>
          <table:table-cell office:value-type="float" office:value="28.0403" calcext:value-type="float">
            <text:p>28.0403</text:p>
          </table:table-cell>
          <table:table-cell office:value-type="float" office:value="30.3819" calcext:value-type="float">
            <text:p>30.3819</text:p>
          </table:table-cell>
          <table:table-cell office:value-type="float" office:value="65.0131" calcext:value-type="float">
            <text:p>65.0131</text:p>
          </table:table-cell>
          <table:table-cell office:value-type="float" office:value="19.3566" calcext:value-type="float">
            <text:p>19.3566</text:p>
          </table:table-cell>
        </table:table-row>
        <table:table-row table:style-name="ro1">
          <table:table-cell table:number-columns-repeated="3"/>
          <table:table-cell office:value-type="float" office:value="27.3568" calcext:value-type="float">
            <text:p>27.3568</text:p>
          </table:table-cell>
          <table:table-cell office:value-type="float" office:value="75.9596" calcext:value-type="float">
            <text:p>75.9596</text:p>
          </table:table-cell>
          <table:table-cell office:value-type="float" office:value="33.4623" calcext:value-type="float">
            <text:p>33.4623</text:p>
          </table:table-cell>
          <table:table-cell office:value-type="float" office:value="68.7826" calcext:value-type="float">
            <text:p>68.7826</text:p>
          </table:table-cell>
          <table:table-cell office:value-type="float" office:value="68.8589" calcext:value-type="float">
            <text:p>68.8589</text:p>
          </table:table-cell>
          <table:table-cell office:value-type="float" office:value="23.8449" calcext:value-type="float">
            <text:p>23.8449</text:p>
          </table:table-cell>
          <table:table-cell office:value-type="float" office:value="28.4671" calcext:value-type="float">
            <text:p>28.4671</text:p>
          </table:table-cell>
          <table:table-cell office:value-type="float" office:value="30.5934" calcext:value-type="float">
            <text:p>30.5934</text:p>
          </table:table-cell>
          <table:table-cell office:value-type="float" office:value="64.8218" calcext:value-type="float">
            <text:p>64.8218</text:p>
          </table:table-cell>
          <table:table-cell office:value-type="float" office:value="18.801" calcext:value-type="float">
            <text:p>18.801</text:p>
          </table:table-cell>
        </table:table-row>
        <table:table-row table:style-name="ro1">
          <table:table-cell table:number-columns-repeated="3"/>
          <table:table-cell office:value-type="float" office:value="26.6072" calcext:value-type="float">
            <text:p>26.6072</text:p>
          </table:table-cell>
          <table:table-cell office:value-type="float" office:value="76.4881" calcext:value-type="float">
            <text:p>76.4881</text:p>
          </table:table-cell>
          <table:table-cell office:value-type="float" office:value="35.8065" calcext:value-type="float">
            <text:p>35.8065</text:p>
          </table:table-cell>
          <table:table-cell office:value-type="float" office:value="59.6183" calcext:value-type="float">
            <text:p>59.6183</text:p>
          </table:table-cell>
          <table:table-cell office:value-type="float" office:value="63.3581" calcext:value-type="float">
            <text:p>63.3581</text:p>
          </table:table-cell>
          <table:table-cell office:value-type="float" office:value="21.7307" calcext:value-type="float">
            <text:p>21.7307</text:p>
          </table:table-cell>
          <table:table-cell office:value-type="float" office:value="27.0539" calcext:value-type="float">
            <text:p>27.0539</text:p>
          </table:table-cell>
          <table:table-cell office:value-type="float" office:value="31.0663" calcext:value-type="float">
            <text:p>31.0663</text:p>
          </table:table-cell>
          <table:table-cell office:value-type="float" office:value="67.3879" calcext:value-type="float">
            <text:p>67.3879</text:p>
          </table:table-cell>
          <table:table-cell office:value-type="float" office:value="18.4497" calcext:value-type="float">
            <text:p>18.4497</text:p>
          </table:table-cell>
        </table:table-row>
        <table:table-row table:style-name="ro1">
          <table:table-cell table:number-columns-repeated="3"/>
          <table:table-cell office:value-type="float" office:value="25.6092" calcext:value-type="float">
            <text:p>25.6092</text:p>
          </table:table-cell>
          <table:table-cell office:value-type="float" office:value="75.1043" calcext:value-type="float">
            <text:p>75.1043</text:p>
          </table:table-cell>
          <table:table-cell office:value-type="float" office:value="37.57" calcext:value-type="float">
            <text:p>37.57</text:p>
          </table:table-cell>
          <table:table-cell office:value-type="float" office:value="56.6143" calcext:value-type="float">
            <text:p>56.6143</text:p>
          </table:table-cell>
          <table:table-cell office:value-type="float" office:value="60.439" calcext:value-type="float">
            <text:p>60.439</text:p>
          </table:table-cell>
          <table:table-cell office:value-type="float" office:value="20.2227" calcext:value-type="float">
            <text:p>20.2227</text:p>
          </table:table-cell>
          <table:table-cell office:value-type="float" office:value="26.7533" calcext:value-type="float">
            <text:p>26.7533</text:p>
          </table:table-cell>
          <table:table-cell office:value-type="float" office:value="31.6426" calcext:value-type="float">
            <text:p>31.6426</text:p>
          </table:table-cell>
          <table:table-cell office:value-type="float" office:value="70.1324" calcext:value-type="float">
            <text:p>70.1324</text:p>
          </table:table-cell>
          <table:table-cell office:value-type="float" office:value="17.658" calcext:value-type="float">
            <text:p>17.658</text:p>
          </table:table-cell>
        </table:table-row>
        <table:table-row table:style-name="ro1">
          <table:table-cell table:number-columns-repeated="3"/>
          <table:table-cell office:value-type="float" office:value="26.3032" calcext:value-type="float">
            <text:p>26.3032</text:p>
          </table:table-cell>
          <table:table-cell office:value-type="float" office:value="77.0462" calcext:value-type="float">
            <text:p>77.0462</text:p>
          </table:table-cell>
          <table:table-cell office:value-type="float" office:value="34.1144" calcext:value-type="float">
            <text:p>34.1144</text:p>
          </table:table-cell>
          <table:table-cell office:value-type="float" office:value="58.3895" calcext:value-type="float">
            <text:p>58.3895</text:p>
          </table:table-cell>
          <table:table-cell office:value-type="float" office:value="66.9391" calcext:value-type="float">
            <text:p>66.9391</text:p>
          </table:table-cell>
          <table:table-cell office:value-type="float" office:value="20.7237" calcext:value-type="float">
            <text:p>20.7237</text:p>
          </table:table-cell>
          <table:table-cell office:value-type="float" office:value="30.1636" calcext:value-type="float">
            <text:p>30.1636</text:p>
          </table:table-cell>
          <table:table-cell office:value-type="float" office:value="28.5252" calcext:value-type="float">
            <text:p>28.5252</text:p>
          </table:table-cell>
          <table:table-cell office:value-type="float" office:value="73.067" calcext:value-type="float">
            <text:p>73.067</text:p>
          </table:table-cell>
          <table:table-cell office:value-type="float" office:value="18.1718" calcext:value-type="float">
            <text:p>18.1718</text:p>
          </table:table-cell>
        </table:table-row>
        <table:table-row table:style-name="ro1">
          <table:table-cell table:number-columns-repeated="3"/>
          <table:table-cell office:value-type="float" office:value="25.5276" calcext:value-type="float">
            <text:p>25.5276</text:p>
          </table:table-cell>
          <table:table-cell office:value-type="float" office:value="75.3647" calcext:value-type="float">
            <text:p>75.3647</text:p>
          </table:table-cell>
          <table:table-cell office:value-type="float" office:value="36.0869" calcext:value-type="float">
            <text:p>36.0869</text:p>
          </table:table-cell>
          <table:table-cell office:value-type="float" office:value="63.224" calcext:value-type="float">
            <text:p>63.224</text:p>
          </table:table-cell>
          <table:table-cell office:value-type="float" office:value="66.7816" calcext:value-type="float">
            <text:p>66.7816</text:p>
          </table:table-cell>
          <table:table-cell office:value-type="float" office:value="22.3697" calcext:value-type="float">
            <text:p>22.3697</text:p>
          </table:table-cell>
          <table:table-cell office:value-type="float" office:value="32.2171" calcext:value-type="float">
            <text:p>32.2171</text:p>
          </table:table-cell>
          <table:table-cell office:value-type="float" office:value="31.1932" calcext:value-type="float">
            <text:p>31.1932</text:p>
          </table:table-cell>
          <table:table-cell office:value-type="float" office:value="73.8053" calcext:value-type="float">
            <text:p>73.8053</text:p>
          </table:table-cell>
          <table:table-cell office:value-type="float" office:value="17.4165" calcext:value-type="float">
            <text:p>17.4165</text:p>
          </table:table-cell>
        </table:table-row>
        <table:table-row table:style-name="ro1">
          <table:table-cell table:number-columns-repeated="3"/>
          <table:table-cell office:value-type="float" office:value="25.8658" calcext:value-type="float">
            <text:p>25.8658</text:p>
          </table:table-cell>
          <table:table-cell office:value-type="float" office:value="76.8697" calcext:value-type="float">
            <text:p>76.8697</text:p>
          </table:table-cell>
          <table:table-cell office:value-type="float" office:value="35.3882" calcext:value-type="float">
            <text:p>35.3882</text:p>
          </table:table-cell>
          <table:table-cell office:value-type="float" office:value="64.7375" calcext:value-type="float">
            <text:p>64.7375</text:p>
          </table:table-cell>
          <table:table-cell office:value-type="float" office:value="66.2334" calcext:value-type="float">
            <text:p>66.2334</text:p>
          </table:table-cell>
          <table:table-cell office:value-type="float" office:value="22.3661" calcext:value-type="float">
            <text:p>22.3661</text:p>
          </table:table-cell>
          <table:table-cell office:value-type="float" office:value="33.1865" calcext:value-type="float">
            <text:p>33.1865</text:p>
          </table:table-cell>
          <table:table-cell office:value-type="float" office:value="32.188" calcext:value-type="float">
            <text:p>32.188</text:p>
          </table:table-cell>
          <table:table-cell office:value-type="float" office:value="74.1544" calcext:value-type="float">
            <text:p>74.1544</text:p>
          </table:table-cell>
          <table:table-cell office:value-type="float" office:value="15.3435" calcext:value-type="float">
            <text:p>15.3435</text:p>
          </table:table-cell>
        </table:table-row>
        <table:table-row table:style-name="ro1">
          <table:table-cell table:number-columns-repeated="3"/>
          <table:table-cell office:value-type="float" office:value="25.882" calcext:value-type="float">
            <text:p>25.882</text:p>
          </table:table-cell>
          <table:table-cell office:value-type="float" office:value="82.4636" calcext:value-type="float">
            <text:p>82.4636</text:p>
          </table:table-cell>
          <table:table-cell office:value-type="float" office:value="35.6085" calcext:value-type="float">
            <text:p>35.6085</text:p>
          </table:table-cell>
          <table:table-cell office:value-type="float" office:value="58.9554" calcext:value-type="float">
            <text:p>58.9554</text:p>
          </table:table-cell>
          <table:table-cell office:value-type="float" office:value="66.6627" calcext:value-type="float">
            <text:p>66.6627</text:p>
          </table:table-cell>
          <table:table-cell office:value-type="float" office:value="22.4004" calcext:value-type="float">
            <text:p>22.4004</text:p>
          </table:table-cell>
          <table:table-cell office:value-type="float" office:value="33.131" calcext:value-type="float">
            <text:p>33.131</text:p>
          </table:table-cell>
          <table:table-cell office:value-type="float" office:value="31.2587" calcext:value-type="float">
            <text:p>31.2587</text:p>
          </table:table-cell>
          <table:table-cell office:value-type="float" office:value="76.3466" calcext:value-type="float">
            <text:p>76.3466</text:p>
          </table:table-cell>
          <table:table-cell office:value-type="float" office:value="14.2435" calcext:value-type="float">
            <text:p>14.2435</text:p>
          </table:table-cell>
        </table:table-row>
        <table:table-row table:style-name="ro1">
          <table:table-cell table:number-columns-repeated="3"/>
          <table:table-cell office:value-type="float" office:value="25.1753" calcext:value-type="float">
            <text:p>25.1753</text:p>
          </table:table-cell>
          <table:table-cell office:value-type="float" office:value="84.341" calcext:value-type="float">
            <text:p>84.341</text:p>
          </table:table-cell>
          <table:table-cell office:value-type="float" office:value="33.0152" calcext:value-type="float">
            <text:p>33.0152</text:p>
          </table:table-cell>
          <table:table-cell office:value-type="float" office:value="58.8948" calcext:value-type="float">
            <text:p>58.8948</text:p>
          </table:table-cell>
          <table:table-cell office:value-type="float" office:value="63.7904" calcext:value-type="float">
            <text:p>63.7904</text:p>
          </table:table-cell>
          <table:table-cell office:value-type="float" office:value="24.154" calcext:value-type="float">
            <text:p>24.154</text:p>
          </table:table-cell>
          <table:table-cell office:value-type="float" office:value="33.1958" calcext:value-type="float">
            <text:p>33.1958</text:p>
          </table:table-cell>
          <table:table-cell office:value-type="float" office:value="31.5049" calcext:value-type="float">
            <text:p>31.5049</text:p>
          </table:table-cell>
          <table:table-cell office:value-type="float" office:value="73.1583" calcext:value-type="float">
            <text:p>73.1583</text:p>
          </table:table-cell>
          <table:table-cell office:value-type="float" office:value="13.5219" calcext:value-type="float">
            <text:p>13.5219</text:p>
          </table:table-cell>
        </table:table-row>
        <table:table-row table:style-name="ro1">
          <table:table-cell table:number-columns-repeated="3"/>
          <table:table-cell office:value-type="float" office:value="23.7424" calcext:value-type="float">
            <text:p>23.7424</text:p>
          </table:table-cell>
          <table:table-cell office:value-type="float" office:value="83.4466" calcext:value-type="float">
            <text:p>83.4466</text:p>
          </table:table-cell>
          <table:table-cell office:value-type="float" office:value="34.2194" calcext:value-type="float">
            <text:p>34.2194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61.4517" calcext:value-type="float">
            <text:p>61.4517</text:p>
          </table:table-cell>
          <table:table-cell office:value-type="float" office:value="22.7671" calcext:value-type="float">
            <text:p>22.7671</text:p>
          </table:table-cell>
          <table:table-cell office:value-type="float" office:value="34.9696" calcext:value-type="float">
            <text:p>34.9696</text:p>
          </table:table-cell>
          <table:table-cell office:value-type="float" office:value="30.8817" calcext:value-type="float">
            <text:p>30.8817</text:p>
          </table:table-cell>
          <table:table-cell office:value-type="float" office:value="80.2512" calcext:value-type="float">
            <text:p>80.2512</text:p>
          </table:table-cell>
          <table:table-cell office:value-type="float" office:value="13.2496" calcext:value-type="float">
            <text:p>13.2496</text:p>
          </table:table-cell>
        </table:table-row>
        <table:table-row table:style-name="ro1">
          <table:table-cell table:number-columns-repeated="3"/>
          <table:table-cell office:value-type="float" office:value="26.4913" calcext:value-type="float">
            <text:p>26.4913</text:p>
          </table:table-cell>
          <table:table-cell office:value-type="float" office:value="87.4215" calcext:value-type="float">
            <text:p>87.4215</text:p>
          </table:table-cell>
          <table:table-cell office:value-type="float" office:value="34.4144" calcext:value-type="float">
            <text:p>34.4144</text:p>
          </table:table-cell>
          <table:table-cell office:value-type="float" office:value="53.7968" calcext:value-type="float">
            <text:p>53.7968</text:p>
          </table:table-cell>
          <table:table-cell office:value-type="float" office:value="61.4591" calcext:value-type="float">
            <text:p>61.4591</text:p>
          </table:table-cell>
          <table:table-cell office:value-type="float" office:value="23.3962" calcext:value-type="float">
            <text:p>23.3962</text:p>
          </table:table-cell>
          <table:table-cell office:value-type="float" office:value="34.7951" calcext:value-type="float">
            <text:p>34.7951</text:p>
          </table:table-cell>
          <table:table-cell office:value-type="float" office:value="29.3208" calcext:value-type="float">
            <text:p>29.3208</text:p>
          </table:table-cell>
          <table:table-cell office:value-type="float" office:value="80.8404" calcext:value-type="float">
            <text:p>80.8404</text:p>
          </table:table-cell>
          <table:table-cell office:value-type="float" office:value="14.6258" calcext:value-type="float">
            <text:p>14.6258</text:p>
          </table:table-cell>
        </table:table-row>
        <table:table-row table:style-name="ro1">
          <table:table-cell table:number-columns-repeated="3"/>
          <table:table-cell office:value-type="float" office:value="25.4607" calcext:value-type="float">
            <text:p>25.4607</text:p>
          </table:table-cell>
          <table:table-cell office:value-type="float" office:value="87.5186" calcext:value-type="float">
            <text:p>87.5186</text:p>
          </table:table-cell>
          <table:table-cell office:value-type="float" office:value="33.9568" calcext:value-type="float">
            <text:p>33.9568</text:p>
          </table:table-cell>
          <table:table-cell office:value-type="float" office:value="48.8484" calcext:value-type="float">
            <text:p>48.8484</text:p>
          </table:table-cell>
          <table:table-cell office:value-type="float" office:value="62.2723" calcext:value-type="float">
            <text:p>62.2723</text:p>
          </table:table-cell>
          <table:table-cell office:value-type="float" office:value="23.6688" calcext:value-type="float">
            <text:p>23.6688</text:p>
          </table:table-cell>
          <table:table-cell office:value-type="float" office:value="34.3486" calcext:value-type="float">
            <text:p>34.3486</text:p>
          </table:table-cell>
          <table:table-cell office:value-type="float" office:value="30.5151" calcext:value-type="float">
            <text:p>30.5151</text:p>
          </table:table-cell>
          <table:table-cell office:value-type="float" office:value="86.7265" calcext:value-type="float">
            <text:p>86.7265</text:p>
          </table:table-cell>
          <table:table-cell office:value-type="float" office:value="15.6519" calcext:value-type="float">
            <text:p>15.6519</text:p>
          </table:table-cell>
        </table:table-row>
        <table:table-row table:style-name="ro1">
          <table:table-cell table:number-columns-repeated="3"/>
          <table:table-cell office:value-type="float" office:value="25.7481" calcext:value-type="float">
            <text:p>25.7481</text:p>
          </table:table-cell>
          <table:table-cell office:value-type="float" office:value="93.4674" calcext:value-type="float">
            <text:p>93.4674</text:p>
          </table:table-cell>
          <table:table-cell office:value-type="float" office:value="34.759" calcext:value-type="float">
            <text:p>34.759</text:p>
          </table:table-cell>
          <table:table-cell office:value-type="float" office:value="46.7304" calcext:value-type="float">
            <text:p>46.7304</text:p>
          </table:table-cell>
          <table:table-cell office:value-type="float" office:value="59.8536" calcext:value-type="float">
            <text:p>59.8536</text:p>
          </table:table-cell>
          <table:table-cell office:value-type="float" office:value="23.911" calcext:value-type="float">
            <text:p>23.911</text:p>
          </table:table-cell>
          <table:table-cell office:value-type="float" office:value="35.5784" calcext:value-type="float">
            <text:p>35.5784</text:p>
          </table:table-cell>
          <table:table-cell office:value-type="float" office:value="30.9633" calcext:value-type="float">
            <text:p>30.9633</text:p>
          </table:table-cell>
          <table:table-cell office:value-type="float" office:value="85.9918" calcext:value-type="float">
            <text:p>85.9918</text:p>
          </table:table-cell>
          <table:table-cell office:value-type="float" office:value="14.4895" calcext:value-type="float">
            <text:p>14.4895</text:p>
          </table:table-cell>
        </table:table-row>
        <table:table-row table:style-name="ro1">
          <table:table-cell table:number-columns-repeated="3"/>
          <table:table-cell office:value-type="float" office:value="25.5215" calcext:value-type="float">
            <text:p>25.5215</text:p>
          </table:table-cell>
          <table:table-cell office:value-type="float" office:value="94.3493" calcext:value-type="float">
            <text:p>94.3493</text:p>
          </table:table-cell>
          <table:table-cell office:value-type="float" office:value="36.582" calcext:value-type="float">
            <text:p>36.582</text:p>
          </table:table-cell>
          <table:table-cell office:value-type="float" office:value="45.8408" calcext:value-type="float">
            <text:p>45.8408</text:p>
          </table:table-cell>
          <table:table-cell office:value-type="float" office:value="64.7664" calcext:value-type="float">
            <text:p>64.7664</text:p>
          </table:table-cell>
          <table:table-cell office:value-type="float" office:value="26.7532" calcext:value-type="float">
            <text:p>26.7532</text:p>
          </table:table-cell>
          <table:table-cell office:value-type="float" office:value="33.4449" calcext:value-type="float">
            <text:p>33.4449</text:p>
          </table:table-cell>
          <table:table-cell office:value-type="float" office:value="30.8893" calcext:value-type="float">
            <text:p>30.8893</text:p>
          </table:table-cell>
          <table:table-cell office:value-type="float" office:value="79.7722" calcext:value-type="float">
            <text:p>79.7722</text:p>
          </table:table-cell>
          <table:table-cell office:value-type="float" office:value="14.3017" calcext:value-type="float">
            <text:p>14.3017</text:p>
          </table:table-cell>
        </table:table-row>
        <table:table-row table:style-name="ro1">
          <table:table-cell table:number-columns-repeated="3"/>
          <table:table-cell office:value-type="float" office:value="25.4843" calcext:value-type="float">
            <text:p>25.4843</text:p>
          </table:table-cell>
          <table:table-cell office:value-type="float" office:value="96.1767" calcext:value-type="float">
            <text:p>96.1767</text:p>
          </table:table-cell>
          <table:table-cell office:value-type="float" office:value="39.179" calcext:value-type="float">
            <text:p>39.179</text:p>
          </table:table-cell>
          <table:table-cell office:value-type="float" office:value="48.6511" calcext:value-type="float">
            <text:p>48.6511</text:p>
          </table:table-cell>
          <table:table-cell office:value-type="float" office:value="66.2024" calcext:value-type="float">
            <text:p>66.2024</text:p>
          </table:table-cell>
          <table:table-cell office:value-type="float" office:value="25.0089" calcext:value-type="float">
            <text:p>25.0089</text:p>
          </table:table-cell>
          <table:table-cell office:value-type="float" office:value="33.0071" calcext:value-type="float">
            <text:p>33.0071</text:p>
          </table:table-cell>
          <table:table-cell office:value-type="float" office:value="28.0619" calcext:value-type="float">
            <text:p>28.0619</text:p>
          </table:table-cell>
          <table:table-cell office:value-type="float" office:value="81.0787" calcext:value-type="float">
            <text:p>81.0787</text:p>
          </table:table-cell>
          <table:table-cell office:value-type="float" office:value="13.9954" calcext:value-type="float">
            <text:p>13.9954</text:p>
          </table:table-cell>
        </table:table-row>
        <table:table-row table:style-name="ro1">
          <table:table-cell table:number-columns-repeated="3"/>
          <table:table-cell office:value-type="float" office:value="23.5681" calcext:value-type="float">
            <text:p>23.5681</text:p>
          </table:table-cell>
          <table:table-cell office:value-type="float" office:value="93.7326" calcext:value-type="float">
            <text:p>93.7326</text:p>
          </table:table-cell>
          <table:table-cell office:value-type="float" office:value="42.0761" calcext:value-type="float">
            <text:p>42.0761</text:p>
          </table:table-cell>
          <table:table-cell office:value-type="float" office:value="47.6444" calcext:value-type="float">
            <text:p>47.6444</text:p>
          </table:table-cell>
          <table:table-cell office:value-type="float" office:value="65.7862" calcext:value-type="float">
            <text:p>65.7862</text:p>
          </table:table-cell>
          <table:table-cell office:value-type="float" office:value="26.5501" calcext:value-type="float">
            <text:p>26.5501</text:p>
          </table:table-cell>
          <table:table-cell office:value-type="float" office:value="36.4278" calcext:value-type="float">
            <text:p>36.4278</text:p>
          </table:table-cell>
          <table:table-cell office:value-type="float" office:value="29.7143" calcext:value-type="float">
            <text:p>29.7143</text:p>
          </table:table-cell>
          <table:table-cell office:value-type="float" office:value="84.5252" calcext:value-type="float">
            <text:p>84.5252</text:p>
          </table:table-cell>
          <table:table-cell office:value-type="float" office:value="13.5655" calcext:value-type="float">
            <text:p>13.5655</text:p>
          </table:table-cell>
        </table:table-row>
        <table:table-row table:style-name="ro1">
          <table:table-cell table:number-columns-repeated="3"/>
          <table:table-cell office:value-type="float" office:value="22.533" calcext:value-type="float">
            <text:p>22.533</text:p>
          </table:table-cell>
          <table:table-cell office:value-type="float" office:value="96.9406" calcext:value-type="float">
            <text:p>96.9406</text:p>
          </table:table-cell>
          <table:table-cell office:value-type="float" office:value="43.7434" calcext:value-type="float">
            <text:p>43.7434</text:p>
          </table:table-cell>
          <table:table-cell office:value-type="float" office:value="44.9047" calcext:value-type="float">
            <text:p>44.9047</text:p>
          </table:table-cell>
          <table:table-cell office:value-type="float" office:value="66.4628" calcext:value-type="float">
            <text:p>66.4628</text:p>
          </table:table-cell>
          <table:table-cell office:value-type="float" office:value="25.3627" calcext:value-type="float">
            <text:p>25.3627</text:p>
          </table:table-cell>
          <table:table-cell office:value-type="float" office:value="35.565" calcext:value-type="float">
            <text:p>35.565</text:p>
          </table:table-cell>
          <table:table-cell office:value-type="float" office:value="31.711" calcext:value-type="float">
            <text:p>31.711</text:p>
          </table:table-cell>
          <table:table-cell office:value-type="float" office:value="83.7175" calcext:value-type="float">
            <text:p>83.7175</text:p>
          </table:table-cell>
          <table:table-cell office:value-type="float" office:value="13.3554" calcext:value-type="float">
            <text:p>13.3554</text:p>
          </table:table-cell>
        </table:table-row>
        <table:table-row table:style-name="ro1">
          <table:table-cell table:number-columns-repeated="3"/>
          <table:table-cell office:value-type="float" office:value="21.0956" calcext:value-type="float">
            <text:p>21.0956</text:p>
          </table:table-cell>
          <table:table-cell office:value-type="float" office:value="99.7481" calcext:value-type="float">
            <text:p>99.7481</text:p>
          </table:table-cell>
          <table:table-cell office:value-type="float" office:value="42.9431" calcext:value-type="float">
            <text:p>42.9431</text:p>
          </table:table-cell>
          <table:table-cell office:value-type="float" office:value="46.5067" calcext:value-type="float">
            <text:p>46.5067</text:p>
          </table:table-cell>
          <table:table-cell office:value-type="float" office:value="65.6739" calcext:value-type="float">
            <text:p>65.6739</text:p>
          </table:table-cell>
          <table:table-cell office:value-type="float" office:value="25.8244" calcext:value-type="float">
            <text:p>25.8244</text:p>
          </table:table-cell>
          <table:table-cell office:value-type="float" office:value="34.2461" calcext:value-type="float">
            <text:p>34.2461</text:p>
          </table:table-cell>
          <table:table-cell office:value-type="float" office:value="32.047" calcext:value-type="float">
            <text:p>32.047</text:p>
          </table:table-cell>
          <table:table-cell office:value-type="float" office:value="88.9012" calcext:value-type="float">
            <text:p>88.9012</text:p>
          </table:table-cell>
          <table:table-cell office:value-type="float" office:value="13.1171" calcext:value-type="float">
            <text:p>13.11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:.D262])" office:value-type="float" office:value="34.6436639846743" calcext:value-type="float">
            <text:p>34.6436639846743</text:p>
          </table:table-cell>
          <table:table-cell table:formula="of:=AVERAGE([.E2:.E262])" office:value-type="float" office:value="66.316259770115" calcext:value-type="float">
            <text:p>66.316259770115</text:p>
          </table:table-cell>
          <table:table-cell table:formula="of:=AVERAGE([.F2:.F262])" office:value-type="float" office:value="35.5833850574713" calcext:value-type="float">
            <text:p>35.5833850574713</text:p>
          </table:table-cell>
          <table:table-cell table:formula="of:=AVERAGE([.G2:.G262])" office:value-type="float" office:value="53.2518915708812" calcext:value-type="float">
            <text:p>53.2518915708812</text:p>
          </table:table-cell>
          <table:table-cell table:formula="of:=AVERAGE([.H2:.H262])" office:value-type="float" office:value="53.8180337164751" calcext:value-type="float">
            <text:p>53.8180337164751</text:p>
          </table:table-cell>
          <table:table-cell table:formula="of:=AVERAGE([.I2:.I262])" office:value-type="float" office:value="24.3233574712644" calcext:value-type="float">
            <text:p>24.3233574712644</text:p>
          </table:table-cell>
          <table:table-cell table:formula="of:=AVERAGE([.J2:.J262])" office:value-type="float" office:value="41.5125509578544" calcext:value-type="float">
            <text:p>41.5125509578544</text:p>
          </table:table-cell>
          <table:table-cell table:formula="of:=AVERAGE([.K2:.K262])" office:value-type="float" office:value="46.6188961685823" calcext:value-type="float">
            <text:p>46.6188961685823</text:p>
          </table:table-cell>
          <table:table-cell table:formula="of:=AVERAGE([.L2:.L262])" office:value-type="float" office:value="61.5605685823755" calcext:value-type="float">
            <text:p>61.5605685823755</text:p>
          </table:table-cell>
          <table:table-cell table:formula="of:=AVERAGE([.M2:.M262])" office:value-type="float" office:value="31.2347" calcext:value-type="float">
            <text:p>31.2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1:54:27.441092739</dc:date>
    <meta:editing-duration>PT3M23S</meta:editing-duration>
    <meta:editing-cycles>1</meta:editing-cycles>
    <meta:document-statistic meta:table-count="1" meta:cell-count="2643" meta:object-count="0"/>
    <meta:generator>LibreOffice/6.0.7.3$Linux_X86_64 LibreOffice_project/00m0$Build-3</meta:generator>
  </office:meta>
</office:document-meta>
</file>